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 130/Configurations2/statusbar/"/>
  <manifest:file-entry manifest:media-type="" manifest:full-path="Object 130/Configurations2/accelerator/current.xml"/>
  <manifest:file-entry manifest:media-type="" manifest:full-path="Object 130/Configurations2/accelerator/"/>
  <manifest:file-entry manifest:media-type="" manifest:full-path="Object 130/Configurations2/floater/"/>
  <manifest:file-entry manifest:media-type="" manifest:full-path="Object 130/Configurations2/popupmenu/"/>
  <manifest:file-entry manifest:media-type="" manifest:full-path="Object 130/Configurations2/progressbar/"/>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application/vnd.sun.xml.ui.configuration" manifest:full-path="Object 130/Configurations2/"/>
  <manifest:file-entry manifest:media-type="text/xml" manifest:full-path="Object 130/content.xml"/>
  <manifest:file-entry manifest:media-type="text/xml" manifest:full-path="Object 130/settings.xml"/>
  <manifest:file-entry manifest:media-type="application/vnd.oasis.opendocument.formula" manifest:version="1.2" manifest:full-path="Object 130/"/>
  <manifest:file-entry manifest:media-type="" manifest:full-path="Object 131/Configurations2/statusbar/"/>
  <manifest:file-entry manifest:media-type="" manifest:full-path="Object 131/Configurations2/accelerator/current.xml"/>
  <manifest:file-entry manifest:media-type="" manifest:full-path="Object 131/Configurations2/accelerator/"/>
  <manifest:file-entry manifest:media-type="" manifest:full-path="Object 131/Configurations2/floater/"/>
  <manifest:file-entry manifest:media-type="" manifest:full-path="Object 131/Configurations2/popupmenu/"/>
  <manifest:file-entry manifest:media-type="" manifest:full-path="Object 131/Configurations2/progressbar/"/>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application/vnd.sun.xml.ui.configuration" manifest:full-path="Object 131/Configurations2/"/>
  <manifest:file-entry manifest:media-type="text/xml" manifest:full-path="Object 131/content.xml"/>
  <manifest:file-entry manifest:media-type="text/xml" manifest:full-path="Object 131/settings.xml"/>
  <manifest:file-entry manifest:media-type="application/vnd.oasis.opendocument.formula" manifest:version="1.2" manifest:full-path="Object 131/"/>
  <manifest:file-entry manifest:media-type="" manifest:full-path="Object 132/Configurations2/statusbar/"/>
  <manifest:file-entry manifest:media-type="" manifest:full-path="Object 132/Configurations2/accelerator/current.xml"/>
  <manifest:file-entry manifest:media-type="" manifest:full-path="Object 132/Configurations2/accelerator/"/>
  <manifest:file-entry manifest:media-type="" manifest:full-path="Object 132/Configurations2/floater/"/>
  <manifest:file-entry manifest:media-type="" manifest:full-path="Object 132/Configurations2/popupmenu/"/>
  <manifest:file-entry manifest:media-type="" manifest:full-path="Object 132/Configurations2/progressbar/"/>
  <manifest:file-entry manifest:media-type="" manifest:full-path="Object 132/Configurations2/menubar/"/>
  <manifest:file-entry manifest:media-type="" manifest:full-path="Object 132/Configurations2/toolbar/"/>
  <manifest:file-entry manifest:media-type="" manifest:full-path="Object 132/Configurations2/images/Bitmaps/"/>
  <manifest:file-entry manifest:media-type="" manifest:full-path="Object 132/Configurations2/images/"/>
  <manifest:file-entry manifest:media-type="application/vnd.sun.xml.ui.configuration" manifest:full-path="Object 132/Configurations2/"/>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Object 133/Configurations2/statusbar/"/>
  <manifest:file-entry manifest:media-type="" manifest:full-path="Object 133/Configurations2/accelerator/current.xml"/>
  <manifest:file-entry manifest:media-type="" manifest:full-path="Object 133/Configurations2/accelerator/"/>
  <manifest:file-entry manifest:media-type="" manifest:full-path="Object 133/Configurations2/floater/"/>
  <manifest:file-entry manifest:media-type="" manifest:full-path="Object 133/Configurations2/popupmenu/"/>
  <manifest:file-entry manifest:media-type="" manifest:full-path="Object 133/Configurations2/progressbar/"/>
  <manifest:file-entry manifest:media-type="" manifest:full-path="Object 133/Configurations2/menubar/"/>
  <manifest:file-entry manifest:media-type="" manifest:full-path="Object 133/Configurations2/toolbar/"/>
  <manifest:file-entry manifest:media-type="" manifest:full-path="Object 133/Configurations2/images/Bitmaps/"/>
  <manifest:file-entry manifest:media-type="" manifest:full-path="Object 133/Configurations2/images/"/>
  <manifest:file-entry manifest:media-type="application/vnd.sun.xml.ui.configuration" manifest:full-path="Object 133/Configurations2/"/>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 manifest:full-path="Object 134/Configurations2/statusbar/"/>
  <manifest:file-entry manifest:media-type="" manifest:full-path="Object 134/Configurations2/accelerator/current.xml"/>
  <manifest:file-entry manifest:media-type="" manifest:full-path="Object 134/Configurations2/accelerator/"/>
  <manifest:file-entry manifest:media-type="" manifest:full-path="Object 134/Configurations2/floater/"/>
  <manifest:file-entry manifest:media-type="" manifest:full-path="Object 134/Configurations2/popupmenu/"/>
  <manifest:file-entry manifest:media-type="" manifest:full-path="Object 134/Configurations2/progressbar/"/>
  <manifest:file-entry manifest:media-type="" manifest:full-path="Object 134/Configurations2/menubar/"/>
  <manifest:file-entry manifest:media-type="" manifest:full-path="Object 134/Configurations2/toolbar/"/>
  <manifest:file-entry manifest:media-type="" manifest:full-path="Object 134/Configurations2/images/Bitmaps/"/>
  <manifest:file-entry manifest:media-type="" manifest:full-path="Object 134/Configurations2/images/"/>
  <manifest:file-entry manifest:media-type="application/vnd.sun.xml.ui.configuration" manifest:full-path="Object 134/Configurations2/"/>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 manifest:full-path="Object 135/Configurations2/statusbar/"/>
  <manifest:file-entry manifest:media-type="" manifest:full-path="Object 135/Configurations2/accelerator/current.xml"/>
  <manifest:file-entry manifest:media-type="" manifest:full-path="Object 135/Configurations2/accelerator/"/>
  <manifest:file-entry manifest:media-type="" manifest:full-path="Object 135/Configurations2/floater/"/>
  <manifest:file-entry manifest:media-type="" manifest:full-path="Object 135/Configurations2/popupmenu/"/>
  <manifest:file-entry manifest:media-type="" manifest:full-path="Object 135/Configurations2/progressbar/"/>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application/vnd.sun.xml.ui.configuration" manifest:full-path="Object 135/Configurations2/"/>
  <manifest:file-entry manifest:media-type="text/xml" manifest:full-path="Object 135/content.xml"/>
  <manifest:file-entry manifest:media-type="text/xml" manifest:full-path="Object 135/settings.xml"/>
  <manifest:file-entry manifest:media-type="application/vnd.oasis.opendocument.formula" manifest:version="1.2" manifest:full-path="Object 135/"/>
  <manifest:file-entry manifest:media-type="" manifest:full-path="Object 90/Configurations2/statusbar/"/>
  <manifest:file-entry manifest:media-type="" manifest:full-path="Object 90/Configurations2/accelerator/current.xml"/>
  <manifest:file-entry manifest:media-type="" manifest:full-path="Object 90/Configurations2/accelerator/"/>
  <manifest:file-entry manifest:media-type="" manifest:full-path="Object 90/Configurations2/floater/"/>
  <manifest:file-entry manifest:media-type="" manifest:full-path="Object 90/Configurations2/popupmenu/"/>
  <manifest:file-entry manifest:media-type="" manifest:full-path="Object 90/Configurations2/progressbar/"/>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application/vnd.sun.xml.ui.configuration" manifest:full-path="Object 90/Configurations2/"/>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 manifest:full-path="Object 91/Configurations2/statusbar/"/>
  <manifest:file-entry manifest:media-type="" manifest:full-path="Object 91/Configurations2/accelerator/current.xml"/>
  <manifest:file-entry manifest:media-type="" manifest:full-path="Object 91/Configurations2/accelerator/"/>
  <manifest:file-entry manifest:media-type="" manifest:full-path="Object 91/Configurations2/floater/"/>
  <manifest:file-entry manifest:media-type="" manifest:full-path="Object 91/Configurations2/popupmenu/"/>
  <manifest:file-entry manifest:media-type="" manifest:full-path="Object 91/Configurations2/progressbar/"/>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application/vnd.sun.xml.ui.configuration" manifest:full-path="Object 91/Configurations2/"/>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 manifest:full-path="Object 92/Configurations2/statusbar/"/>
  <manifest:file-entry manifest:media-type="" manifest:full-path="Object 92/Configurations2/accelerator/current.xml"/>
  <manifest:file-entry manifest:media-type="" manifest:full-path="Object 92/Configurations2/accelerator/"/>
  <manifest:file-entry manifest:media-type="" manifest:full-path="Object 92/Configurations2/floater/"/>
  <manifest:file-entry manifest:media-type="" manifest:full-path="Object 92/Configurations2/popupmenu/"/>
  <manifest:file-entry manifest:media-type="" manifest:full-path="Object 92/Configurations2/progressbar/"/>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application/vnd.sun.xml.ui.configuration" manifest:full-path="Object 92/Configurations2/"/>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 manifest:full-path="Object 93/Configurations2/statusbar/"/>
  <manifest:file-entry manifest:media-type="" manifest:full-path="Object 93/Configurations2/floater/"/>
  <manifest:file-entry manifest:media-type="" manifest:full-path="Object 93/Configurations2/popupmenu/"/>
  <manifest:file-entry manifest:media-type="" manifest:full-path="Object 93/Configurations2/progressbar/"/>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application/vnd.sun.xml.ui.configuration" manifest:full-path="Object 93/Configurations2/"/>
  <manifest:file-entry manifest:media-type="text/xml" manifest:full-path="Object 93/content.xml"/>
  <manifest:file-entry manifest:media-type="text/xml" manifest:full-path="Object 93/settings.xml"/>
  <manifest:file-entry manifest:media-type="application/vnd.oasis.opendocument.formula" manifest:version="1.2" manifest:full-path="Object 93/"/>
  <manifest:file-entry manifest:media-type="" manifest:full-path="Object 94/Configurations2/statusbar/"/>
  <manifest:file-entry manifest:media-type="" manifest:full-path="Object 94/Configurations2/accelerator/current.xml"/>
  <manifest:file-entry manifest:media-type="" manifest:full-path="Object 94/Configurations2/accelerator/"/>
  <manifest:file-entry manifest:media-type="" manifest:full-path="Object 94/Configurations2/floater/"/>
  <manifest:file-entry manifest:media-type="" manifest:full-path="Object 94/Configurations2/popupmenu/"/>
  <manifest:file-entry manifest:media-type="" manifest:full-path="Object 94/Configurations2/progressbar/"/>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application/vnd.sun.xml.ui.configuration" manifest:full-path="Object 94/Configurations2/"/>
  <manifest:file-entry manifest:media-type="text/xml" manifest:full-path="Object 94/content.xml"/>
  <manifest:file-entry manifest:media-type="text/xml" manifest:full-path="Object 94/settings.xml"/>
  <manifest:file-entry manifest:media-type="application/vnd.oasis.opendocument.formula" manifest:version="1.2" manifest:full-path="Object 94/"/>
  <manifest:file-entry manifest:media-type="" manifest:full-path="Object 95/Configurations2/statusbar/"/>
  <manifest:file-entry manifest:media-type="" manifest:full-path="Object 95/Configurations2/accelerator/current.xml"/>
  <manifest:file-entry manifest:media-type="" manifest:full-path="Object 95/Configurations2/accelerator/"/>
  <manifest:file-entry manifest:media-type="" manifest:full-path="Object 95/Configurations2/floater/"/>
  <manifest:file-entry manifest:media-type="" manifest:full-path="Object 95/Configurations2/popupmenu/"/>
  <manifest:file-entry manifest:media-type="" manifest:full-path="Object 95/Configurations2/progressbar/"/>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application/vnd.sun.xml.ui.configuration" manifest:full-path="Object 95/Configurations2/"/>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 manifest:full-path="Object 96/Configurations2/statusbar/"/>
  <manifest:file-entry manifest:media-type="" manifest:full-path="Object 96/Configurations2/accelerator/current.xml"/>
  <manifest:file-entry manifest:media-type="" manifest:full-path="Object 96/Configurations2/accelerator/"/>
  <manifest:file-entry manifest:media-type="" manifest:full-path="Object 96/Configurations2/floater/"/>
  <manifest:file-entry manifest:media-type="" manifest:full-path="Object 96/Configurations2/popupmenu/"/>
  <manifest:file-entry manifest:media-type="" manifest:full-path="Object 96/Configurations2/progressbar/"/>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application/vnd.sun.xml.ui.configuration" manifest:full-path="Object 96/Configurations2/"/>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 manifest:full-path="Object 97/Configurations2/statusbar/"/>
  <manifest:file-entry manifest:media-type="" manifest:full-path="Object 97/Configurations2/accelerator/current.xml"/>
  <manifest:file-entry manifest:media-type="" manifest:full-path="Object 97/Configurations2/accelerator/"/>
  <manifest:file-entry manifest:media-type="" manifest:full-path="Object 97/Configurations2/floater/"/>
  <manifest:file-entry manifest:media-type="" manifest:full-path="Object 97/Configurations2/popupmenu/"/>
  <manifest:file-entry manifest:media-type="" manifest:full-path="Object 97/Configurations2/progressbar/"/>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application/vnd.sun.xml.ui.configuration" manifest:full-path="Object 97/Configurations2/"/>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 manifest:full-path="Object 40/Configurations2/statusbar/"/>
  <manifest:file-entry manifest:media-type="" manifest:full-path="Object 40/Configurations2/accelerator/current.xml"/>
  <manifest:file-entry manifest:media-type="" manifest:full-path="Object 40/Configurations2/accelerator/"/>
  <manifest:file-entry manifest:media-type="" manifest:full-path="Object 40/Configurations2/floater/"/>
  <manifest:file-entry manifest:media-type="" manifest:full-path="Object 40/Configurations2/popupmenu/"/>
  <manifest:file-entry manifest:media-type="" manifest:full-path="Object 40/Configurations2/progressbar/"/>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application/vnd.sun.xml.ui.configuration" manifest:full-path="Object 40/Configurations2/"/>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 manifest:full-path="Object 98/Configurations2/statusbar/"/>
  <manifest:file-entry manifest:media-type="" manifest:full-path="Object 98/Configurations2/accelerator/current.xml"/>
  <manifest:file-entry manifest:media-type="" manifest:full-path="Object 98/Configurations2/accelerator/"/>
  <manifest:file-entry manifest:media-type="" manifest:full-path="Object 98/Configurations2/floater/"/>
  <manifest:file-entry manifest:media-type="" manifest:full-path="Object 98/Configurations2/popupmenu/"/>
  <manifest:file-entry manifest:media-type="" manifest:full-path="Object 98/Configurations2/progressbar/"/>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application/vnd.sun.xml.ui.configuration" manifest:full-path="Object 98/Configurations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 manifest:full-path="Object 41/Configurations2/statusbar/"/>
  <manifest:file-entry manifest:media-type="" manifest:full-path="Object 41/Configurations2/accelerator/current.xml"/>
  <manifest:file-entry manifest:media-type="" manifest:full-path="Object 41/Configurations2/accelerator/"/>
  <manifest:file-entry manifest:media-type="" manifest:full-path="Object 41/Configurations2/floater/"/>
  <manifest:file-entry manifest:media-type="" manifest:full-path="Object 41/Configurations2/popupmenu/"/>
  <manifest:file-entry manifest:media-type="" manifest:full-path="Object 41/Configurations2/progressbar/"/>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application/vnd.sun.xml.ui.configuration" manifest:full-path="Object 41/Configurations2/"/>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 manifest:full-path="Object 99/Configurations2/statusbar/"/>
  <manifest:file-entry manifest:media-type="" manifest:full-path="Object 99/Configurations2/accelerator/current.xml"/>
  <manifest:file-entry manifest:media-type="" manifest:full-path="Object 99/Configurations2/accelerator/"/>
  <manifest:file-entry manifest:media-type="" manifest:full-path="Object 99/Configurations2/floater/"/>
  <manifest:file-entry manifest:media-type="" manifest:full-path="Object 99/Configurations2/popupmenu/"/>
  <manifest:file-entry manifest:media-type="" manifest:full-path="Object 99/Configurations2/progressbar/"/>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application/vnd.sun.xml.ui.configuration" manifest:full-path="Object 99/Configurations2/"/>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 manifest:full-path="Object 42/Configurations2/statusbar/"/>
  <manifest:file-entry manifest:media-type="" manifest:full-path="Object 42/Configurations2/accelerator/current.xml"/>
  <manifest:file-entry manifest:media-type="" manifest:full-path="Object 42/Configurations2/accelerator/"/>
  <manifest:file-entry manifest:media-type="" manifest:full-path="Object 42/Configurations2/floater/"/>
  <manifest:file-entry manifest:media-type="" manifest:full-path="Object 42/Configurations2/popupmenu/"/>
  <manifest:file-entry manifest:media-type="" manifest:full-path="Object 42/Configurations2/progressbar/"/>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application/vnd.sun.xml.ui.configuration" manifest:full-path="Object 42/Configurations2/"/>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 manifest:full-path="Object 43/Configurations2/statusbar/"/>
  <manifest:file-entry manifest:media-type="" manifest:full-path="Object 43/Configurations2/accelerator/current.xml"/>
  <manifest:file-entry manifest:media-type="" manifest:full-path="Object 43/Configurations2/accelerator/"/>
  <manifest:file-entry manifest:media-type="" manifest:full-path="Object 43/Configurations2/floater/"/>
  <manifest:file-entry manifest:media-type="" manifest:full-path="Object 43/Configurations2/popupmenu/"/>
  <manifest:file-entry manifest:media-type="" manifest:full-path="Object 43/Configurations2/progressbar/"/>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application/vnd.sun.xml.ui.configuration" manifest:full-path="Object 43/Configurations2/"/>
  <manifest:file-entry manifest:media-type="text/xml" manifest:full-path="Object 43/content.xml"/>
  <manifest:file-entry manifest:media-type="text/xml" manifest:full-path="Object 43/settings.xml"/>
  <manifest:file-entry manifest:media-type="application/vnd.oasis.opendocument.formula" manifest:version="1.2" manifest:full-path="Object 43/"/>
  <manifest:file-entry manifest:media-type="" manifest:full-path="Object 44/Configurations2/statusbar/"/>
  <manifest:file-entry manifest:media-type="" manifest:full-path="Object 44/Configurations2/accelerator/current.xml"/>
  <manifest:file-entry manifest:media-type="" manifest:full-path="Object 44/Configurations2/accelerator/"/>
  <manifest:file-entry manifest:media-type="" manifest:full-path="Object 44/Configurations2/floater/"/>
  <manifest:file-entry manifest:media-type="" manifest:full-path="Object 44/Configurations2/popupmenu/"/>
  <manifest:file-entry manifest:media-type="" manifest:full-path="Object 44/Configurations2/progressbar/"/>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application/vnd.sun.xml.ui.configuration" manifest:full-path="Object 44/Configurations2/"/>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 manifest:full-path="Object 45/Configurations2/statusbar/"/>
  <manifest:file-entry manifest:media-type="" manifest:full-path="Object 45/Configurations2/accelerator/current.xml"/>
  <manifest:file-entry manifest:media-type="" manifest:full-path="Object 45/Configurations2/accelerator/"/>
  <manifest:file-entry manifest:media-type="" manifest:full-path="Object 45/Configurations2/floater/"/>
  <manifest:file-entry manifest:media-type="" manifest:full-path="Object 45/Configurations2/popupmenu/"/>
  <manifest:file-entry manifest:media-type="" manifest:full-path="Object 45/Configurations2/progressbar/"/>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application/vnd.sun.xml.ui.configuration" manifest:full-path="Object 45/Configurations2/"/>
  <manifest:file-entry manifest:media-type="text/xml" manifest:full-path="Object 45/content.xml"/>
  <manifest:file-entry manifest:media-type="text/xml" manifest:full-path="Object 45/settings.xml"/>
  <manifest:file-entry manifest:media-type="application/vnd.oasis.opendocument.formula" manifest:version="1.2" manifest:full-path="Object 45/"/>
  <manifest:file-entry manifest:media-type="" manifest:full-path="Object 46/Configurations2/statusbar/"/>
  <manifest:file-entry manifest:media-type="" manifest:full-path="Object 46/Configurations2/accelerator/current.xml"/>
  <manifest:file-entry manifest:media-type="" manifest:full-path="Object 46/Configurations2/accelerator/"/>
  <manifest:file-entry manifest:media-type="" manifest:full-path="Object 46/Configurations2/floater/"/>
  <manifest:file-entry manifest:media-type="" manifest:full-path="Object 46/Configurations2/popupmenu/"/>
  <manifest:file-entry manifest:media-type="" manifest:full-path="Object 46/Configurations2/progressbar/"/>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application/vnd.sun.xml.ui.configuration" manifest:full-path="Object 46/Configurations2/"/>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 manifest:full-path="Object 47/Configurations2/statusbar/"/>
  <manifest:file-entry manifest:media-type="" manifest:full-path="Object 47/Configurations2/accelerator/current.xml"/>
  <manifest:file-entry manifest:media-type="" manifest:full-path="Object 47/Configurations2/accelerator/"/>
  <manifest:file-entry manifest:media-type="" manifest:full-path="Object 47/Configurations2/floater/"/>
  <manifest:file-entry manifest:media-type="" manifest:full-path="Object 47/Configurations2/popupmenu/"/>
  <manifest:file-entry manifest:media-type="" manifest:full-path="Object 47/Configurations2/progressbar/"/>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application/vnd.sun.xml.ui.configuration" manifest:full-path="Object 47/Configurations2/"/>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 manifest:full-path="Object 48/Configurations2/statusbar/"/>
  <manifest:file-entry manifest:media-type="" manifest:full-path="Object 48/Configurations2/accelerator/current.xml"/>
  <manifest:file-entry manifest:media-type="" manifest:full-path="Object 48/Configurations2/accelerator/"/>
  <manifest:file-entry manifest:media-type="" manifest:full-path="Object 48/Configurations2/floater/"/>
  <manifest:file-entry manifest:media-type="" manifest:full-path="Object 48/Configurations2/popupmenu/"/>
  <manifest:file-entry manifest:media-type="" manifest:full-path="Object 48/Configurations2/progressbar/"/>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application/vnd.sun.xml.ui.configuration" manifest:full-path="Object 48/Configurations2/"/>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 manifest:full-path="Object 49/Configurations2/statusbar/"/>
  <manifest:file-entry manifest:media-type="" manifest:full-path="Object 49/Configurations2/accelerator/current.xml"/>
  <manifest:file-entry manifest:media-type="" manifest:full-path="Object 49/Configurations2/accelerator/"/>
  <manifest:file-entry manifest:media-type="" manifest:full-path="Object 49/Configurations2/floater/"/>
  <manifest:file-entry manifest:media-type="" manifest:full-path="Object 49/Configurations2/popupmenu/"/>
  <manifest:file-entry manifest:media-type="" manifest:full-path="Object 49/Configurations2/progressbar/"/>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application/vnd.sun.xml.ui.configuration" manifest:full-path="Object 49/Configurations2/"/>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application/binary" manifest:full-path="layout-cache"/>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70"/>
  <manifest:file-entry manifest:media-type="application/x-openoffice-gdimetafile;windows_formatname=&quot;GDIMetaFile&quot;"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21"/>
  <manifest:file-entry manifest:media-type=""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129"/>
  <manifest:file-entry manifest:media-type="" manifest:full-path="ObjectReplacements/Object 80"/>
  <manifest:file-entry manifest:media-type="application/x-openoffice-gdimetafile;windows_formatname=&quot;GDIMetaFile&quot;" manifest:full-path="ObjectReplacements/Object 81"/>
  <manifest:file-entry manifest:media-type="" manifest:full-path="ObjectReplacements/Object 82"/>
  <manifest:file-entry manifest:media-type=""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 manifest:full-path="Object 50/Configurations2/statusbar/"/>
  <manifest:file-entry manifest:media-type="" manifest:full-path="Object 50/Configurations2/accelerator/current.xml"/>
  <manifest:file-entry manifest:media-type="" manifest:full-path="Object 50/Configurations2/accelerator/"/>
  <manifest:file-entry manifest:media-type="" manifest:full-path="Object 50/Configurations2/floater/"/>
  <manifest:file-entry manifest:media-type="" manifest:full-path="Object 50/Configurations2/popupmenu/"/>
  <manifest:file-entry manifest:media-type="" manifest:full-path="Object 50/Configurations2/progressbar/"/>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application/vnd.sun.xml.ui.configuration" manifest:full-path="Object 50/Configurations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 manifest:full-path="Object 51/Configurations2/statusbar/"/>
  <manifest:file-entry manifest:media-type="" manifest:full-path="Object 51/Configurations2/accelerator/current.xml"/>
  <manifest:file-entry manifest:media-type="" manifest:full-path="Object 51/Configurations2/accelerator/"/>
  <manifest:file-entry manifest:media-type="" manifest:full-path="Object 51/Configurations2/floater/"/>
  <manifest:file-entry manifest:media-type="" manifest:full-path="Object 51/Configurations2/popupmenu/"/>
  <manifest:file-entry manifest:media-type="" manifest:full-path="Object 51/Configurations2/progressbar/"/>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application/vnd.sun.xml.ui.configuration" manifest:full-path="Object 51/Configurations2/"/>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 manifest:full-path="Object 52/Configurations2/statusbar/"/>
  <manifest:file-entry manifest:media-type="" manifest:full-path="Object 52/Configurations2/accelerator/current.xml"/>
  <manifest:file-entry manifest:media-type="" manifest:full-path="Object 52/Configurations2/accelerator/"/>
  <manifest:file-entry manifest:media-type="" manifest:full-path="Object 52/Configurations2/floater/"/>
  <manifest:file-entry manifest:media-type="" manifest:full-path="Object 52/Configurations2/popupmenu/"/>
  <manifest:file-entry manifest:media-type="" manifest:full-path="Object 52/Configurations2/progressbar/"/>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application/vnd.sun.xml.ui.configuration" manifest:full-path="Object 52/Configurations2/"/>
  <manifest:file-entry manifest:media-type="text/xml" manifest:full-path="Object 52/content.xml"/>
  <manifest:file-entry manifest:media-type="text/xml" manifest:full-path="Object 52/settings.xml"/>
  <manifest:file-entry manifest:media-type="application/vnd.oasis.opendocument.formula" manifest:version="1.2" manifest:full-path="Object 52/"/>
  <manifest:file-entry manifest:media-type="" manifest:full-path="Object 53/Configurations2/statusbar/"/>
  <manifest:file-entry manifest:media-type="" manifest:full-path="Object 53/Configurations2/accelerator/current.xml"/>
  <manifest:file-entry manifest:media-type="" manifest:full-path="Object 53/Configurations2/accelerator/"/>
  <manifest:file-entry manifest:media-type="" manifest:full-path="Object 53/Configurations2/floater/"/>
  <manifest:file-entry manifest:media-type="" manifest:full-path="Object 53/Configurations2/popupmenu/"/>
  <manifest:file-entry manifest:media-type="" manifest:full-path="Object 53/Configurations2/progressbar/"/>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application/vnd.sun.xml.ui.configuration" manifest:full-path="Object 53/Configurations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54/Configurations2/statusbar/"/>
  <manifest:file-entry manifest:media-type="" manifest:full-path="Object 54/Configurations2/accelerator/current.xml"/>
  <manifest:file-entry manifest:media-type="" manifest:full-path="Object 54/Configurations2/accelerator/"/>
  <manifest:file-entry manifest:media-type="" manifest:full-path="Object 54/Configurations2/floater/"/>
  <manifest:file-entry manifest:media-type="" manifest:full-path="Object 54/Configurations2/popupmenu/"/>
  <manifest:file-entry manifest:media-type="" manifest:full-path="Object 54/Configurations2/progressbar/"/>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application/vnd.sun.xml.ui.configuration" manifest:full-path="Object 54/Configurations2/"/>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 manifest:full-path="Object 55/Configurations2/statusbar/"/>
  <manifest:file-entry manifest:media-type="" manifest:full-path="Object 55/Configurations2/accelerator/current.xml"/>
  <manifest:file-entry manifest:media-type="" manifest:full-path="Object 55/Configurations2/accelerator/"/>
  <manifest:file-entry manifest:media-type="" manifest:full-path="Object 55/Configurations2/floater/"/>
  <manifest:file-entry manifest:media-type="" manifest:full-path="Object 55/Configurations2/popupmenu/"/>
  <manifest:file-entry manifest:media-type="" manifest:full-path="Object 55/Configurations2/progressbar/"/>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application/vnd.sun.xml.ui.configuration" manifest:full-path="Object 55/Configurations2/"/>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56/Configurations2/statusbar/"/>
  <manifest:file-entry manifest:media-type="" manifest:full-path="Object 56/Configurations2/accelerator/current.xml"/>
  <manifest:file-entry manifest:media-type="" manifest:full-path="Object 56/Configurations2/accelerator/"/>
  <manifest:file-entry manifest:media-type="" manifest:full-path="Object 56/Configurations2/floater/"/>
  <manifest:file-entry manifest:media-type="" manifest:full-path="Object 56/Configurations2/popupmenu/"/>
  <manifest:file-entry manifest:media-type="" manifest:full-path="Object 56/Configurations2/progressbar/"/>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application/vnd.sun.xml.ui.configuration" manifest:full-path="Object 56/Configurations2/"/>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 manifest:full-path="Object 57/Configurations2/statusbar/"/>
  <manifest:file-entry manifest:media-type="" manifest:full-path="Object 57/Configurations2/accelerator/current.xml"/>
  <manifest:file-entry manifest:media-type="" manifest:full-path="Object 57/Configurations2/accelerator/"/>
  <manifest:file-entry manifest:media-type="" manifest:full-path="Object 57/Configurations2/floater/"/>
  <manifest:file-entry manifest:media-type="" manifest:full-path="Object 57/Configurations2/popupmenu/"/>
  <manifest:file-entry manifest:media-type="" manifest:full-path="Object 57/Configurations2/progressbar/"/>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application/vnd.sun.xml.ui.configuration" manifest:full-path="Object 57/Configurations2/"/>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 manifest:full-path="Object 58/Configurations2/statusbar/"/>
  <manifest:file-entry manifest:media-type="" manifest:full-path="Object 58/Configurations2/accelerator/current.xml"/>
  <manifest:file-entry manifest:media-type="" manifest:full-path="Object 58/Configurations2/accelerator/"/>
  <manifest:file-entry manifest:media-type="" manifest:full-path="Object 58/Configurations2/floater/"/>
  <manifest:file-entry manifest:media-type="" manifest:full-path="Object 58/Configurations2/popupmenu/"/>
  <manifest:file-entry manifest:media-type="" manifest:full-path="Object 58/Configurations2/progressbar/"/>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application/vnd.sun.xml.ui.configuration" manifest:full-path="Object 58/Configurations2/"/>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 manifest:full-path="Object 59/Configurations2/statusbar/"/>
  <manifest:file-entry manifest:media-type="" manifest:full-path="Object 59/Configurations2/accelerator/current.xml"/>
  <manifest:file-entry manifest:media-type="" manifest:full-path="Object 59/Configurations2/accelerator/"/>
  <manifest:file-entry manifest:media-type="" manifest:full-path="Object 59/Configurations2/floater/"/>
  <manifest:file-entry manifest:media-type="" manifest:full-path="Object 59/Configurations2/popupmenu/"/>
  <manifest:file-entry manifest:media-type="" manifest:full-path="Object 59/Configurations2/progressbar/"/>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application/vnd.sun.xml.ui.configuration" manifest:full-path="Object 59/Configurations2/"/>
  <manifest:file-entry manifest:media-type="text/xml" manifest:full-path="Object 59/content.xml"/>
  <manifest:file-entry manifest:media-type="text/xml" manifest:full-path="Object 59/settings.xml"/>
  <manifest:file-entry manifest:media-type="application/vnd.oasis.opendocument.formula" manifest:version="1.2" manifest:full-path="Object 59/"/>
  <manifest:file-entry manifest:media-type="" manifest:full-path="Object 100/Configurations2/statusbar/"/>
  <manifest:file-entry manifest:media-type="" manifest:full-path="Object 100/Configurations2/accelerator/current.xml"/>
  <manifest:file-entry manifest:media-type="" manifest:full-path="Object 100/Configurations2/accelerator/"/>
  <manifest:file-entry manifest:media-type="" manifest:full-path="Object 100/Configurations2/floater/"/>
  <manifest:file-entry manifest:media-type="" manifest:full-path="Object 100/Configurations2/popupmenu/"/>
  <manifest:file-entry manifest:media-type="" manifest:full-path="Object 100/Configurations2/progressbar/"/>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application/vnd.sun.xml.ui.configuration" manifest:full-path="Object 100/Configurations2/"/>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 manifest:full-path="Object 101/Configurations2/statusbar/"/>
  <manifest:file-entry manifest:media-type="" manifest:full-path="Object 101/Configurations2/accelerator/current.xml"/>
  <manifest:file-entry manifest:media-type="" manifest:full-path="Object 101/Configurations2/accelerator/"/>
  <manifest:file-entry manifest:media-type="" manifest:full-path="Object 101/Configurations2/floater/"/>
  <manifest:file-entry manifest:media-type="" manifest:full-path="Object 101/Configurations2/popupmenu/"/>
  <manifest:file-entry manifest:media-type="" manifest:full-path="Object 101/Configurations2/progressbar/"/>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application/vnd.sun.xml.ui.configuration" manifest:full-path="Object 101/Configurations2/"/>
  <manifest:file-entry manifest:media-type="text/xml" manifest:full-path="Object 101/content.xml"/>
  <manifest:file-entry manifest:media-type="text/xml" manifest:full-path="Object 101/settings.xml"/>
  <manifest:file-entry manifest:media-type="application/vnd.oasis.opendocument.formula" manifest:version="1.2" manifest:full-path="Object 101/"/>
  <manifest:file-entry manifest:media-type="" manifest:full-path="Object 102/Configurations2/statusbar/"/>
  <manifest:file-entry manifest:media-type="" manifest:full-path="Object 102/Configurations2/accelerator/current.xml"/>
  <manifest:file-entry manifest:media-type="" manifest:full-path="Object 102/Configurations2/accelerator/"/>
  <manifest:file-entry manifest:media-type="" manifest:full-path="Object 102/Configurations2/floater/"/>
  <manifest:file-entry manifest:media-type="" manifest:full-path="Object 102/Configurations2/popupmenu/"/>
  <manifest:file-entry manifest:media-type="" manifest:full-path="Object 102/Configurations2/progressbar/"/>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application/vnd.sun.xml.ui.configuration" manifest:full-path="Object 102/Configurations2/"/>
  <manifest:file-entry manifest:media-type="text/xml" manifest:full-path="Object 102/content.xml"/>
  <manifest:file-entry manifest:media-type="text/xml" manifest:full-path="Object 102/settings.xml"/>
  <manifest:file-entry manifest:media-type="application/vnd.oasis.opendocument.formula" manifest:version="1.2" manifest:full-path="Object 102/"/>
  <manifest:file-entry manifest:media-type="" manifest:full-path="Object 103/Configurations2/statusbar/"/>
  <manifest:file-entry manifest:media-type="" manifest:full-path="Object 103/Configurations2/accelerator/current.xml"/>
  <manifest:file-entry manifest:media-type="" manifest:full-path="Object 103/Configurations2/accelerator/"/>
  <manifest:file-entry manifest:media-type="" manifest:full-path="Object 103/Configurations2/floater/"/>
  <manifest:file-entry manifest:media-type="" manifest:full-path="Object 103/Configurations2/popupmenu/"/>
  <manifest:file-entry manifest:media-type="" manifest:full-path="Object 103/Configurations2/progressbar/"/>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application/vnd.sun.xml.ui.configuration" manifest:full-path="Object 103/Configurations2/"/>
  <manifest:file-entry manifest:media-type="text/xml" manifest:full-path="Object 103/content.xml"/>
  <manifest:file-entry manifest:media-type="text/xml" manifest:full-path="Object 103/settings.xml"/>
  <manifest:file-entry manifest:media-type="application/vnd.oasis.opendocument.formula" manifest:version="1.2" manifest:full-path="Object 103/"/>
  <manifest:file-entry manifest:media-type="" manifest:full-path="Object 104/Configurations2/statusbar/"/>
  <manifest:file-entry manifest:media-type="" manifest:full-path="Object 104/Configurations2/accelerator/current.xml"/>
  <manifest:file-entry manifest:media-type="" manifest:full-path="Object 104/Configurations2/accelerator/"/>
  <manifest:file-entry manifest:media-type="" manifest:full-path="Object 104/Configurations2/floater/"/>
  <manifest:file-entry manifest:media-type="" manifest:full-path="Object 104/Configurations2/popupmenu/"/>
  <manifest:file-entry manifest:media-type="" manifest:full-path="Object 104/Configurations2/progressbar/"/>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application/vnd.sun.xml.ui.configuration" manifest:full-path="Object 104/Configurations2/"/>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 manifest:full-path="Object 105/Configurations2/statusbar/"/>
  <manifest:file-entry manifest:media-type="" manifest:full-path="Object 105/Configurations2/accelerator/current.xml"/>
  <manifest:file-entry manifest:media-type="" manifest:full-path="Object 105/Configurations2/accelerator/"/>
  <manifest:file-entry manifest:media-type="" manifest:full-path="Object 105/Configurations2/floater/"/>
  <manifest:file-entry manifest:media-type="" manifest:full-path="Object 105/Configurations2/popupmenu/"/>
  <manifest:file-entry manifest:media-type="" manifest:full-path="Object 105/Configurations2/progressbar/"/>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application/vnd.sun.xml.ui.configuration" manifest:full-path="Object 105/Configurations2/"/>
  <manifest:file-entry manifest:media-type="text/xml" manifest:full-path="Object 105/content.xml"/>
  <manifest:file-entry manifest:media-type="text/xml" manifest:full-path="Object 105/settings.xml"/>
  <manifest:file-entry manifest:media-type="application/vnd.oasis.opendocument.formula" manifest:version="1.2" manifest:full-path="Object 105/"/>
  <manifest:file-entry manifest:media-type="" manifest:full-path="Object 106/Configurations2/statusbar/"/>
  <manifest:file-entry manifest:media-type="" manifest:full-path="Object 106/Configurations2/accelerator/current.xml"/>
  <manifest:file-entry manifest:media-type="" manifest:full-path="Object 106/Configurations2/accelerator/"/>
  <manifest:file-entry manifest:media-type="" manifest:full-path="Object 106/Configurations2/floater/"/>
  <manifest:file-entry manifest:media-type="" manifest:full-path="Object 106/Configurations2/popupmenu/"/>
  <manifest:file-entry manifest:media-type="" manifest:full-path="Object 106/Configurations2/progressbar/"/>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application/vnd.sun.xml.ui.configuration" manifest:full-path="Object 106/Configurations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 manifest:full-path="Object 107/Configurations2/statusbar/"/>
  <manifest:file-entry manifest:media-type="" manifest:full-path="Object 107/Configurations2/accelerator/current.xml"/>
  <manifest:file-entry manifest:media-type="" manifest:full-path="Object 107/Configurations2/accelerator/"/>
  <manifest:file-entry manifest:media-type="" manifest:full-path="Object 107/Configurations2/floater/"/>
  <manifest:file-entry manifest:media-type="" manifest:full-path="Object 107/Configurations2/popupmenu/"/>
  <manifest:file-entry manifest:media-type="" manifest:full-path="Object 107/Configurations2/progressbar/"/>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application/vnd.sun.xml.ui.configuration" manifest:full-path="Object 107/Configurations2/"/>
  <manifest:file-entry manifest:media-type="text/xml" manifest:full-path="Object 107/content.xml"/>
  <manifest:file-entry manifest:media-type="text/xml" manifest:full-path="Object 107/settings.xml"/>
  <manifest:file-entry manifest:media-type="application/vnd.oasis.opendocument.formula" manifest:version="1.2" manifest:full-path="Object 107/"/>
  <manifest:file-entry manifest:media-type="" manifest:full-path="Object 108/Configurations2/statusbar/"/>
  <manifest:file-entry manifest:media-type="" manifest:full-path="Object 108/Configurations2/accelerator/current.xml"/>
  <manifest:file-entry manifest:media-type="" manifest:full-path="Object 108/Configurations2/accelerator/"/>
  <manifest:file-entry manifest:media-type="" manifest:full-path="Object 108/Configurations2/floater/"/>
  <manifest:file-entry manifest:media-type="" manifest:full-path="Object 108/Configurations2/popupmenu/"/>
  <manifest:file-entry manifest:media-type="" manifest:full-path="Object 108/Configurations2/progressbar/"/>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application/vnd.sun.xml.ui.configuration" manifest:full-path="Object 108/Configurations2/"/>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 manifest:full-path="Object 109/Configurations2/statusbar/"/>
  <manifest:file-entry manifest:media-type="" manifest:full-path="Object 109/Configurations2/accelerator/current.xml"/>
  <manifest:file-entry manifest:media-type="" manifest:full-path="Object 109/Configurations2/accelerator/"/>
  <manifest:file-entry manifest:media-type="" manifest:full-path="Object 109/Configurations2/floater/"/>
  <manifest:file-entry manifest:media-type="" manifest:full-path="Object 109/Configurations2/popupmenu/"/>
  <manifest:file-entry manifest:media-type="" manifest:full-path="Object 109/Configurations2/progressbar/"/>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application/vnd.sun.xml.ui.configuration" manifest:full-path="Object 109/Configurations2/"/>
  <manifest:file-entry manifest:media-type="text/xml" manifest:full-path="Object 109/content.xml"/>
  <manifest:file-entry manifest:media-type="text/xml" manifest:full-path="Object 109/settings.xml"/>
  <manifest:file-entry manifest:media-type="application/vnd.oasis.opendocument.formula" manifest:version="1.2" manifest:full-path="Object 109/"/>
  <manifest:file-entry manifest:media-type="" manifest:full-path="Object 60/Configurations2/statusbar/"/>
  <manifest:file-entry manifest:media-type="" manifest:full-path="Object 60/Configurations2/accelerator/current.xml"/>
  <manifest:file-entry manifest:media-type="" manifest:full-path="Object 60/Configurations2/accelerator/"/>
  <manifest:file-entry manifest:media-type="" manifest:full-path="Object 60/Configurations2/floater/"/>
  <manifest:file-entry manifest:media-type="" manifest:full-path="Object 60/Configurations2/popupmenu/"/>
  <manifest:file-entry manifest:media-type="" manifest:full-path="Object 60/Configurations2/progressbar/"/>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application/vnd.sun.xml.ui.configuration" manifest:full-path="Object 60/Configurations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 manifest:full-path="Object 61/Configurations2/statusbar/"/>
  <manifest:file-entry manifest:media-type="" manifest:full-path="Object 61/Configurations2/accelerator/current.xml"/>
  <manifest:file-entry manifest:media-type="" manifest:full-path="Object 61/Configurations2/accelerator/"/>
  <manifest:file-entry manifest:media-type="" manifest:full-path="Object 61/Configurations2/floater/"/>
  <manifest:file-entry manifest:media-type="" manifest:full-path="Object 61/Configurations2/popupmenu/"/>
  <manifest:file-entry manifest:media-type="" manifest:full-path="Object 61/Configurations2/progressbar/"/>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application/vnd.sun.xml.ui.configuration" manifest:full-path="Object 61/Configurations2/"/>
  <manifest:file-entry manifest:media-type="text/xml" manifest:full-path="Object 61/content.xml"/>
  <manifest:file-entry manifest:media-type="text/xml" manifest:full-path="Object 61/settings.xml"/>
  <manifest:file-entry manifest:media-type="application/vnd.oasis.opendocument.formula" manifest:version="1.2" manifest:full-path="Object 61/"/>
  <manifest:file-entry manifest:media-type="" manifest:full-path="Object 62/Configurations2/statusbar/"/>
  <manifest:file-entry manifest:media-type="" manifest:full-path="Object 62/Configurations2/accelerator/current.xml"/>
  <manifest:file-entry manifest:media-type="" manifest:full-path="Object 62/Configurations2/accelerator/"/>
  <manifest:file-entry manifest:media-type="" manifest:full-path="Object 62/Configurations2/floater/"/>
  <manifest:file-entry manifest:media-type="" manifest:full-path="Object 62/Configurations2/popupmenu/"/>
  <manifest:file-entry manifest:media-type="" manifest:full-path="Object 62/Configurations2/progressbar/"/>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application/vnd.sun.xml.ui.configuration" manifest:full-path="Object 62/Configurations2/"/>
  <manifest:file-entry manifest:media-type="text/xml" manifest:full-path="Object 62/content.xml"/>
  <manifest:file-entry manifest:media-type="text/xml" manifest:full-path="Object 62/settings.xml"/>
  <manifest:file-entry manifest:media-type="application/vnd.oasis.opendocument.formula" manifest:version="1.2" manifest:full-path="Object 62/"/>
  <manifest:file-entry manifest:media-type="" manifest:full-path="Object 63/Configurations2/statusbar/"/>
  <manifest:file-entry manifest:media-type="" manifest:full-path="Object 63/Configurations2/accelerator/current.xml"/>
  <manifest:file-entry manifest:media-type="" manifest:full-path="Object 63/Configurations2/accelerator/"/>
  <manifest:file-entry manifest:media-type="" manifest:full-path="Object 63/Configurations2/floater/"/>
  <manifest:file-entry manifest:media-type="" manifest:full-path="Object 63/Configurations2/popupmenu/"/>
  <manifest:file-entry manifest:media-type="" manifest:full-path="Object 63/Configurations2/progressbar/"/>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application/vnd.sun.xml.ui.configuration" manifest:full-path="Object 63/Configurations2/"/>
  <manifest:file-entry manifest:media-type="text/xml" manifest:full-path="Object 63/content.xml"/>
  <manifest:file-entry manifest:media-type="text/xml" manifest:full-path="Object 63/settings.xml"/>
  <manifest:file-entry manifest:media-type="application/vnd.oasis.opendocument.formula" manifest:version="1.2" manifest:full-path="Object 63/"/>
  <manifest:file-entry manifest:media-type="" manifest:full-path="Object 64/Configurations2/statusbar/"/>
  <manifest:file-entry manifest:media-type="" manifest:full-path="Object 64/Configurations2/accelerator/current.xml"/>
  <manifest:file-entry manifest:media-type="" manifest:full-path="Object 64/Configurations2/accelerator/"/>
  <manifest:file-entry manifest:media-type="" manifest:full-path="Object 64/Configurations2/floater/"/>
  <manifest:file-entry manifest:media-type="" manifest:full-path="Object 64/Configurations2/popupmenu/"/>
  <manifest:file-entry manifest:media-type="" manifest:full-path="Object 64/Configurations2/progressbar/"/>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application/vnd.sun.xml.ui.configuration" manifest:full-path="Object 64/Configurations2/"/>
  <manifest:file-entry manifest:media-type="text/xml" manifest:full-path="Object 64/content.xml"/>
  <manifest:file-entry manifest:media-type="text/xml" manifest:full-path="Object 64/settings.xml"/>
  <manifest:file-entry manifest:media-type="application/vnd.oasis.opendocument.formula" manifest:version="1.2" manifest:full-path="Object 64/"/>
  <manifest:file-entry manifest:media-type="" manifest:full-path="Object 65/Configurations2/statusbar/"/>
  <manifest:file-entry manifest:media-type="" manifest:full-path="Object 65/Configurations2/floater/"/>
  <manifest:file-entry manifest:media-type="" manifest:full-path="Object 65/Configurations2/popupmenu/"/>
  <manifest:file-entry manifest:media-type="" manifest:full-path="Object 65/Configurations2/progressbar/"/>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application/vnd.sun.xml.ui.configuration" manifest:full-path="Object 65/Configurations2/"/>
  <manifest:file-entry manifest:media-type="text/xml" manifest:full-path="Object 65/content.xml"/>
  <manifest:file-entry manifest:media-type="text/xml" manifest:full-path="Object 65/settings.xml"/>
  <manifest:file-entry manifest:media-type="application/vnd.oasis.opendocument.formula" manifest:version="1.2" manifest:full-path="Object 65/"/>
  <manifest:file-entry manifest:media-type="" manifest:full-path="Object 66/Configurations2/statusbar/"/>
  <manifest:file-entry manifest:media-type="" manifest:full-path="Object 66/Configurations2/accelerator/current.xml"/>
  <manifest:file-entry manifest:media-type="" manifest:full-path="Object 66/Configurations2/accelerator/"/>
  <manifest:file-entry manifest:media-type="" manifest:full-path="Object 66/Configurations2/floater/"/>
  <manifest:file-entry manifest:media-type="" manifest:full-path="Object 66/Configurations2/popupmenu/"/>
  <manifest:file-entry manifest:media-type="" manifest:full-path="Object 66/Configurations2/progressbar/"/>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application/vnd.sun.xml.ui.configuration" manifest:full-path="Object 66/Configurations2/"/>
  <manifest:file-entry manifest:media-type="text/xml" manifest:full-path="Object 66/content.xml"/>
  <manifest:file-entry manifest:media-type="text/xml" manifest:full-path="Object 66/settings.xml"/>
  <manifest:file-entry manifest:media-type="application/vnd.oasis.opendocument.formula" manifest:version="1.2" manifest:full-path="Object 66/"/>
  <manifest:file-entry manifest:media-type="" manifest:full-path="Object 67/Configurations2/statusbar/"/>
  <manifest:file-entry manifest:media-type="" manifest:full-path="Object 67/Configurations2/accelerator/current.xml"/>
  <manifest:file-entry manifest:media-type="" manifest:full-path="Object 67/Configurations2/accelerator/"/>
  <manifest:file-entry manifest:media-type="" manifest:full-path="Object 67/Configurations2/floater/"/>
  <manifest:file-entry manifest:media-type="" manifest:full-path="Object 67/Configurations2/popupmenu/"/>
  <manifest:file-entry manifest:media-type="" manifest:full-path="Object 67/Configurations2/progressbar/"/>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application/vnd.sun.xml.ui.configuration" manifest:full-path="Object 67/Configurations2/"/>
  <manifest:file-entry manifest:media-type="text/xml" manifest:full-path="Object 67/content.xml"/>
  <manifest:file-entry manifest:media-type="text/xml" manifest:full-path="Object 67/settings.xml"/>
  <manifest:file-entry manifest:media-type="application/vnd.oasis.opendocument.formula" manifest:version="1.2" manifest:full-path="Object 67/"/>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68/Configurations2/statusbar/"/>
  <manifest:file-entry manifest:media-type="" manifest:full-path="Object 68/Configurations2/accelerator/current.xml"/>
  <manifest:file-entry manifest:media-type="" manifest:full-path="Object 68/Configurations2/accelerator/"/>
  <manifest:file-entry manifest:media-type="" manifest:full-path="Object 68/Configurations2/floater/"/>
  <manifest:file-entry manifest:media-type="" manifest:full-path="Object 68/Configurations2/popupmenu/"/>
  <manifest:file-entry manifest:media-type="" manifest:full-path="Object 68/Configurations2/progressbar/"/>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application/vnd.sun.xml.ui.configuration" manifest:full-path="Object 68/Configurations2/"/>
  <manifest:file-entry manifest:media-type="text/xml" manifest:full-path="Object 68/content.xml"/>
  <manifest:file-entry manifest:media-type="text/xml" manifest:full-path="Object 68/settings.xml"/>
  <manifest:file-entry manifest:media-type="application/vnd.oasis.opendocument.formula" manifest:version="1.2" manifest:full-path="Object 68/"/>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69/Configurations2/statusbar/"/>
  <manifest:file-entry manifest:media-type="" manifest:full-path="Object 69/Configurations2/accelerator/current.xml"/>
  <manifest:file-entry manifest:media-type="" manifest:full-path="Object 69/Configurations2/accelerator/"/>
  <manifest:file-entry manifest:media-type="" manifest:full-path="Object 69/Configurations2/floater/"/>
  <manifest:file-entry manifest:media-type="" manifest:full-path="Object 69/Configurations2/popupmenu/"/>
  <manifest:file-entry manifest:media-type="" manifest:full-path="Object 69/Configurations2/progressbar/"/>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application/vnd.sun.xml.ui.configuration" manifest:full-path="Object 69/Configurations2/"/>
  <manifest:file-entry manifest:media-type="text/xml" manifest:full-path="Object 69/content.xml"/>
  <manifest:file-entry manifest:media-type="text/xml" manifest:full-path="Object 69/settings.xml"/>
  <manifest:file-entry manifest:media-type="application/vnd.oasis.opendocument.formula" manifest:version="1.2" manifest:full-path="Object 69/"/>
  <manifest:file-entry manifest:media-type="" manifest:full-path="Object 12/Configurations2/statusbar/"/>
  <manifest:file-entry manifest:media-type="" manifest:full-path="Object 12/Configurations2/accelerator/current.xml"/>
  <manifest:file-entry manifest:media-type="" manifest:full-path="Object 12/Configurations2/accelerato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accelerator/current.xml"/>
  <manifest:file-entry manifest:media-type="" manifest:full-path="Object 13/Configurations2/accelerato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accelerator/current.xml"/>
  <manifest:file-entry manifest:media-type="" manifest:full-path="Object 14/Configurations2/accelerato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accelerator/current.xml"/>
  <manifest:file-entry manifest:media-type="" manifest:full-path="Object 17/Configurations2/accelerato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accelerator/current.xml"/>
  <manifest:file-entry manifest:media-type="" manifest:full-path="Object 18/Configurations2/accelerato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accelerator/current.xml"/>
  <manifest:file-entry manifest:media-type="" manifest:full-path="Object 19/Configurations2/accelerato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110/Configurations2/statusbar/"/>
  <manifest:file-entry manifest:media-type="" manifest:full-path="Object 110/Configurations2/accelerator/current.xml"/>
  <manifest:file-entry manifest:media-type="" manifest:full-path="Object 110/Configurations2/accelerator/"/>
  <manifest:file-entry manifest:media-type="" manifest:full-path="Object 110/Configurations2/floater/"/>
  <manifest:file-entry manifest:media-type="" manifest:full-path="Object 110/Configurations2/popupmenu/"/>
  <manifest:file-entry manifest:media-type="" manifest:full-path="Object 110/Configurations2/progressbar/"/>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application/vnd.sun.xml.ui.configuration" manifest:full-path="Object 110/Configurations2/"/>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 manifest:full-path="Object 111/Configurations2/statusbar/"/>
  <manifest:file-entry manifest:media-type="" manifest:full-path="Object 111/Configurations2/accelerator/current.xml"/>
  <manifest:file-entry manifest:media-type="" manifest:full-path="Object 111/Configurations2/accelerator/"/>
  <manifest:file-entry manifest:media-type="" manifest:full-path="Object 111/Configurations2/floater/"/>
  <manifest:file-entry manifest:media-type="" manifest:full-path="Object 111/Configurations2/popupmenu/"/>
  <manifest:file-entry manifest:media-type="" manifest:full-path="Object 111/Configurations2/progressbar/"/>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application/vnd.sun.xml.ui.configuration" manifest:full-path="Object 111/Configurations2/"/>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 manifest:full-path="Object 112/Configurations2/statusbar/"/>
  <manifest:file-entry manifest:media-type="" manifest:full-path="Object 112/Configurations2/accelerator/current.xml"/>
  <manifest:file-entry manifest:media-type="" manifest:full-path="Object 112/Configurations2/accelerator/"/>
  <manifest:file-entry manifest:media-type="" manifest:full-path="Object 112/Configurations2/floater/"/>
  <manifest:file-entry manifest:media-type="" manifest:full-path="Object 112/Configurations2/popupmenu/"/>
  <manifest:file-entry manifest:media-type="" manifest:full-path="Object 112/Configurations2/progressbar/"/>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application/vnd.sun.xml.ui.configuration" manifest:full-path="Object 112/Configurations2/"/>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 manifest:full-path="Object 113/Configurations2/statusbar/"/>
  <manifest:file-entry manifest:media-type="" manifest:full-path="Object 113/Configurations2/accelerator/current.xml"/>
  <manifest:file-entry manifest:media-type="" manifest:full-path="Object 113/Configurations2/accelerator/"/>
  <manifest:file-entry manifest:media-type="" manifest:full-path="Object 113/Configurations2/floater/"/>
  <manifest:file-entry manifest:media-type="" manifest:full-path="Object 113/Configurations2/popupmenu/"/>
  <manifest:file-entry manifest:media-type="" manifest:full-path="Object 113/Configurations2/progressbar/"/>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application/vnd.sun.xml.ui.configuration" manifest:full-path="Object 113/Configurations2/"/>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 manifest:full-path="Object 114/Configurations2/statusbar/"/>
  <manifest:file-entry manifest:media-type="" manifest:full-path="Object 114/Configurations2/accelerator/current.xml"/>
  <manifest:file-entry manifest:media-type="" manifest:full-path="Object 114/Configurations2/accelerator/"/>
  <manifest:file-entry manifest:media-type="" manifest:full-path="Object 114/Configurations2/floater/"/>
  <manifest:file-entry manifest:media-type="" manifest:full-path="Object 114/Configurations2/popupmenu/"/>
  <manifest:file-entry manifest:media-type="" manifest:full-path="Object 114/Configurations2/progressbar/"/>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application/vnd.sun.xml.ui.configuration" manifest:full-path="Object 114/Configurations2/"/>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 manifest:full-path="Object 115/Configurations2/statusbar/"/>
  <manifest:file-entry manifest:media-type="" manifest:full-path="Object 115/Configurations2/accelerator/current.xml"/>
  <manifest:file-entry manifest:media-type="" manifest:full-path="Object 115/Configurations2/accelerator/"/>
  <manifest:file-entry manifest:media-type="" manifest:full-path="Object 115/Configurations2/floater/"/>
  <manifest:file-entry manifest:media-type="" manifest:full-path="Object 115/Configurations2/popupmenu/"/>
  <manifest:file-entry manifest:media-type="" manifest:full-path="Object 115/Configurations2/progressbar/"/>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application/vnd.sun.xml.ui.configuration" manifest:full-path="Object 115/Configurations2/"/>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 manifest:full-path="Object 116/Configurations2/statusbar/"/>
  <manifest:file-entry manifest:media-type="" manifest:full-path="Object 116/Configurations2/accelerator/current.xml"/>
  <manifest:file-entry manifest:media-type="" manifest:full-path="Object 116/Configurations2/accelerator/"/>
  <manifest:file-entry manifest:media-type="" manifest:full-path="Object 116/Configurations2/floater/"/>
  <manifest:file-entry manifest:media-type="" manifest:full-path="Object 116/Configurations2/popupmenu/"/>
  <manifest:file-entry manifest:media-type="" manifest:full-path="Object 116/Configurations2/progressbar/"/>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application/vnd.sun.xml.ui.configuration" manifest:full-path="Object 116/Configurations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 manifest:full-path="Object 117/Configurations2/statusbar/"/>
  <manifest:file-entry manifest:media-type="" manifest:full-path="Object 117/Configurations2/accelerator/current.xml"/>
  <manifest:file-entry manifest:media-type="" manifest:full-path="Object 117/Configurations2/accelerator/"/>
  <manifest:file-entry manifest:media-type="" manifest:full-path="Object 117/Configurations2/floater/"/>
  <manifest:file-entry manifest:media-type="" manifest:full-path="Object 117/Configurations2/popupmenu/"/>
  <manifest:file-entry manifest:media-type="" manifest:full-path="Object 117/Configurations2/progressbar/"/>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application/vnd.sun.xml.ui.configuration" manifest:full-path="Object 117/Configurations2/"/>
  <manifest:file-entry manifest:media-type="text/xml" manifest:full-path="Object 117/content.xml"/>
  <manifest:file-entry manifest:media-type="text/xml" manifest:full-path="Object 117/settings.xml"/>
  <manifest:file-entry manifest:media-type="application/vnd.oasis.opendocument.formula" manifest:version="1.2" manifest:full-path="Object 117/"/>
  <manifest:file-entry manifest:media-type="" manifest:full-path="Object 118/Configurations2/statusbar/"/>
  <manifest:file-entry manifest:media-type="" manifest:full-path="Object 118/Configurations2/accelerator/current.xml"/>
  <manifest:file-entry manifest:media-type="" manifest:full-path="Object 118/Configurations2/accelerator/"/>
  <manifest:file-entry manifest:media-type="" manifest:full-path="Object 118/Configurations2/floater/"/>
  <manifest:file-entry manifest:media-type="" manifest:full-path="Object 118/Configurations2/popupmenu/"/>
  <manifest:file-entry manifest:media-type="" manifest:full-path="Object 118/Configurations2/progressbar/"/>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application/vnd.sun.xml.ui.configuration" manifest:full-path="Object 118/Configurations2/"/>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 manifest:full-path="Object 119/Configurations2/statusbar/"/>
  <manifest:file-entry manifest:media-type="" manifest:full-path="Object 119/Configurations2/accelerator/current.xml"/>
  <manifest:file-entry manifest:media-type="" manifest:full-path="Object 119/Configurations2/accelerator/"/>
  <manifest:file-entry manifest:media-type="" manifest:full-path="Object 119/Configurations2/floater/"/>
  <manifest:file-entry manifest:media-type="" manifest:full-path="Object 119/Configurations2/popupmenu/"/>
  <manifest:file-entry manifest:media-type="" manifest:full-path="Object 119/Configurations2/progressbar/"/>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application/vnd.sun.xml.ui.configuration" manifest:full-path="Object 119/Configurations2/"/>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70/Configurations2/statusbar/"/>
  <manifest:file-entry manifest:media-type="" manifest:full-path="Object 70/Configurations2/accelerator/current.xml"/>
  <manifest:file-entry manifest:media-type="" manifest:full-path="Object 70/Configurations2/accelerator/"/>
  <manifest:file-entry manifest:media-type="" manifest:full-path="Object 70/Configurations2/floater/"/>
  <manifest:file-entry manifest:media-type="" manifest:full-path="Object 70/Configurations2/popupmenu/"/>
  <manifest:file-entry manifest:media-type="" manifest:full-path="Object 70/Configurations2/progressbar/"/>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application/vnd.sun.xml.ui.configuration" manifest:full-path="Object 70/Configurations2/"/>
  <manifest:file-entry manifest:media-type="text/xml" manifest:full-path="Object 70/content.xml"/>
  <manifest:file-entry manifest:media-type="text/xml" manifest:full-path="Object 70/settings.xml"/>
  <manifest:file-entry manifest:media-type="application/vnd.oasis.opendocument.formula" manifest:version="1.2" manifest:full-path="Object 70/"/>
  <manifest:file-entry manifest:media-type="" manifest:full-path="Object 71/Configurations2/statusbar/"/>
  <manifest:file-entry manifest:media-type="" manifest:full-path="Object 71/Configurations2/accelerator/current.xml"/>
  <manifest:file-entry manifest:media-type="" manifest:full-path="Object 71/Configurations2/accelerator/"/>
  <manifest:file-entry manifest:media-type="" manifest:full-path="Object 71/Configurations2/floater/"/>
  <manifest:file-entry manifest:media-type="" manifest:full-path="Object 71/Configurations2/popupmenu/"/>
  <manifest:file-entry manifest:media-type="" manifest:full-path="Object 71/Configurations2/progressbar/"/>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application/vnd.sun.xml.ui.configuration" manifest:full-path="Object 71/Configurations2/"/>
  <manifest:file-entry manifest:media-type="text/xml" manifest:full-path="Object 71/content.xml"/>
  <manifest:file-entry manifest:media-type="text/xml" manifest:full-path="Object 71/settings.xml"/>
  <manifest:file-entry manifest:media-type="application/vnd.oasis.opendocument.formula" manifest:version="1.2" manifest:full-path="Object 71/"/>
  <manifest:file-entry manifest:media-type="" manifest:full-path="Object 72/Configurations2/statusbar/"/>
  <manifest:file-entry manifest:media-type="" manifest:full-path="Object 72/Configurations2/accelerator/current.xml"/>
  <manifest:file-entry manifest:media-type="" manifest:full-path="Object 72/Configurations2/accelerator/"/>
  <manifest:file-entry manifest:media-type="" manifest:full-path="Object 72/Configurations2/floater/"/>
  <manifest:file-entry manifest:media-type="" manifest:full-path="Object 72/Configurations2/popupmenu/"/>
  <manifest:file-entry manifest:media-type="" manifest:full-path="Object 72/Configurations2/progressbar/"/>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application/vnd.sun.xml.ui.configuration" manifest:full-path="Object 72/Configurations2/"/>
  <manifest:file-entry manifest:media-type="text/xml" manifest:full-path="Object 72/content.xml"/>
  <manifest:file-entry manifest:media-type="text/xml" manifest:full-path="Object 72/settings.xml"/>
  <manifest:file-entry manifest:media-type="application/vnd.oasis.opendocument.formula" manifest:version="1.2" manifest:full-path="Object 72/"/>
  <manifest:file-entry manifest:media-type="" manifest:full-path="Object 73/Configurations2/statusbar/"/>
  <manifest:file-entry manifest:media-type="" manifest:full-path="Object 73/Configurations2/accelerator/current.xml"/>
  <manifest:file-entry manifest:media-type="" manifest:full-path="Object 73/Configurations2/accelerator/"/>
  <manifest:file-entry manifest:media-type="" manifest:full-path="Object 73/Configurations2/floater/"/>
  <manifest:file-entry manifest:media-type="" manifest:full-path="Object 73/Configurations2/popupmenu/"/>
  <manifest:file-entry manifest:media-type="" manifest:full-path="Object 73/Configurations2/progressbar/"/>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application/vnd.sun.xml.ui.configuration" manifest:full-path="Object 73/Configurations2/"/>
  <manifest:file-entry manifest:media-type="text/xml" manifest:full-path="Object 73/content.xml"/>
  <manifest:file-entry manifest:media-type="text/xml" manifest:full-path="Object 73/settings.xml"/>
  <manifest:file-entry manifest:media-type="application/vnd.oasis.opendocument.formula" manifest:version="1.2" manifest:full-path="Object 73/"/>
  <manifest:file-entry manifest:media-type="" manifest:full-path="Object 74/Configurations2/statusbar/"/>
  <manifest:file-entry manifest:media-type="" manifest:full-path="Object 74/Configurations2/accelerator/current.xml"/>
  <manifest:file-entry manifest:media-type="" manifest:full-path="Object 74/Configurations2/accelerator/"/>
  <manifest:file-entry manifest:media-type="" manifest:full-path="Object 74/Configurations2/floater/"/>
  <manifest:file-entry manifest:media-type="" manifest:full-path="Object 74/Configurations2/popupmenu/"/>
  <manifest:file-entry manifest:media-type="" manifest:full-path="Object 74/Configurations2/progressbar/"/>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application/vnd.sun.xml.ui.configuration" manifest:full-path="Object 74/Configurations2/"/>
  <manifest:file-entry manifest:media-type="text/xml" manifest:full-path="Object 74/content.xml"/>
  <manifest:file-entry manifest:media-type="text/xml" manifest:full-path="Object 74/settings.xml"/>
  <manifest:file-entry manifest:media-type="application/vnd.oasis.opendocument.formula" manifest:version="1.2" manifest:full-path="Object 74/"/>
  <manifest:file-entry manifest:media-type="" manifest:full-path="Object 75/Configurations2/statusbar/"/>
  <manifest:file-entry manifest:media-type="" manifest:full-path="Object 75/Configurations2/accelerator/current.xml"/>
  <manifest:file-entry manifest:media-type="" manifest:full-path="Object 75/Configurations2/accelerator/"/>
  <manifest:file-entry manifest:media-type="" manifest:full-path="Object 75/Configurations2/floater/"/>
  <manifest:file-entry manifest:media-type="" manifest:full-path="Object 75/Configurations2/popupmenu/"/>
  <manifest:file-entry manifest:media-type="" manifest:full-path="Object 75/Configurations2/progressbar/"/>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application/vnd.sun.xml.ui.configuration" manifest:full-path="Object 75/Configurations2/"/>
  <manifest:file-entry manifest:media-type="text/xml" manifest:full-path="Object 75/content.xml"/>
  <manifest:file-entry manifest:media-type="text/xml" manifest:full-path="Object 75/settings.xml"/>
  <manifest:file-entry manifest:media-type="application/vnd.oasis.opendocument.formula" manifest:version="1.2" manifest:full-path="Object 75/"/>
  <manifest:file-entry manifest:media-type="" manifest:full-path="Object 76/Configurations2/statusbar/"/>
  <manifest:file-entry manifest:media-type="" manifest:full-path="Object 76/Configurations2/accelerator/current.xml"/>
  <manifest:file-entry manifest:media-type="" manifest:full-path="Object 76/Configurations2/accelerator/"/>
  <manifest:file-entry manifest:media-type="" manifest:full-path="Object 76/Configurations2/floater/"/>
  <manifest:file-entry manifest:media-type="" manifest:full-path="Object 76/Configurations2/popupmenu/"/>
  <manifest:file-entry manifest:media-type="" manifest:full-path="Object 76/Configurations2/progressbar/"/>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application/vnd.sun.xml.ui.configuration" manifest:full-path="Object 76/Configurations2/"/>
  <manifest:file-entry manifest:media-type="text/xml" manifest:full-path="Object 76/content.xml"/>
  <manifest:file-entry manifest:media-type="text/xml" manifest:full-path="Object 76/settings.xml"/>
  <manifest:file-entry manifest:media-type="application/vnd.oasis.opendocument.formula" manifest:version="1.2" manifest:full-path="Object 76/"/>
  <manifest:file-entry manifest:media-type="" manifest:full-path="Object 77/Configurations2/statusbar/"/>
  <manifest:file-entry manifest:media-type="" manifest:full-path="Object 77/Configurations2/accelerator/current.xml"/>
  <manifest:file-entry manifest:media-type="" manifest:full-path="Object 77/Configurations2/accelerator/"/>
  <manifest:file-entry manifest:media-type="" manifest:full-path="Object 77/Configurations2/floater/"/>
  <manifest:file-entry manifest:media-type="" manifest:full-path="Object 77/Configurations2/popupmenu/"/>
  <manifest:file-entry manifest:media-type="" manifest:full-path="Object 77/Configurations2/progressbar/"/>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application/vnd.sun.xml.ui.configuration" manifest:full-path="Object 77/Configurations2/"/>
  <manifest:file-entry manifest:media-type="text/xml" manifest:full-path="Object 77/content.xml"/>
  <manifest:file-entry manifest:media-type="text/xml" manifest:full-path="Object 77/settings.xml"/>
  <manifest:file-entry manifest:media-type="application/vnd.oasis.opendocument.formula" manifest:version="1.2" manifest:full-path="Object 77/"/>
  <manifest:file-entry manifest:media-type="" manifest:full-path="Object 20/Configurations2/statusbar/"/>
  <manifest:file-entry manifest:media-type="" manifest:full-path="Object 20/Configurations2/accelerator/current.xml"/>
  <manifest:file-entry manifest:media-type="" manifest:full-path="Object 20/Configurations2/accelerato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78/Configurations2/statusbar/"/>
  <manifest:file-entry manifest:media-type="" manifest:full-path="Object 78/Configurations2/accelerator/current.xml"/>
  <manifest:file-entry manifest:media-type="" manifest:full-path="Object 78/Configurations2/accelerator/"/>
  <manifest:file-entry manifest:media-type="" manifest:full-path="Object 78/Configurations2/floater/"/>
  <manifest:file-entry manifest:media-type="" manifest:full-path="Object 78/Configurations2/popupmenu/"/>
  <manifest:file-entry manifest:media-type="" manifest:full-path="Object 78/Configurations2/progressbar/"/>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application/vnd.sun.xml.ui.configuration" manifest:full-path="Object 78/Configurations2/"/>
  <manifest:file-entry manifest:media-type="text/xml" manifest:full-path="Object 78/content.xml"/>
  <manifest:file-entry manifest:media-type="text/xml" manifest:full-path="Object 78/settings.xml"/>
  <manifest:file-entry manifest:media-type="application/vnd.oasis.opendocument.formula" manifest:version="1.2" manifest:full-path="Object 78/"/>
  <manifest:file-entry manifest:media-type="" manifest:full-path="Object 21/Configurations2/statusbar/"/>
  <manifest:file-entry manifest:media-type="" manifest:full-path="Object 21/Configurations2/accelerator/current.xml"/>
  <manifest:file-entry manifest:media-type="" manifest:full-path="Object 21/Configurations2/accelerato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79/Configurations2/statusbar/"/>
  <manifest:file-entry manifest:media-type="" manifest:full-path="Object 79/Configurations2/accelerator/current.xml"/>
  <manifest:file-entry manifest:media-type="" manifest:full-path="Object 79/Configurations2/accelerator/"/>
  <manifest:file-entry manifest:media-type="" manifest:full-path="Object 79/Configurations2/floater/"/>
  <manifest:file-entry manifest:media-type="" manifest:full-path="Object 79/Configurations2/popupmenu/"/>
  <manifest:file-entry manifest:media-type="" manifest:full-path="Object 79/Configurations2/progressbar/"/>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application/vnd.sun.xml.ui.configuration" manifest:full-path="Object 79/Configurations2/"/>
  <manifest:file-entry manifest:media-type="text/xml" manifest:full-path="Object 79/content.xml"/>
  <manifest:file-entry manifest:media-type="text/xml" manifest:full-path="Object 79/settings.xml"/>
  <manifest:file-entry manifest:media-type="application/vnd.oasis.opendocument.formula" manifest:version="1.2" manifest:full-path="Object 79/"/>
  <manifest:file-entry manifest:media-type="" manifest:full-path="Object 22/Configurations2/statusbar/"/>
  <manifest:file-entry manifest:media-type="" manifest:full-path="Object 22/Configurations2/accelerator/current.xml"/>
  <manifest:file-entry manifest:media-type="" manifest:full-path="Object 22/Configurations2/accelerato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accelerator/current.xml"/>
  <manifest:file-entry manifest:media-type="" manifest:full-path="Object 23/Configurations2/accelerato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accelerator/current.xml"/>
  <manifest:file-entry manifest:media-type="" manifest:full-path="Object 24/Configurations2/accelerato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accelerator/current.xml"/>
  <manifest:file-entry manifest:media-type="" manifest:full-path="Object 25/Configurations2/accelerato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accelerator/current.xml"/>
  <manifest:file-entry manifest:media-type="" manifest:full-path="Object 26/Configurations2/accelerato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accelerator/current.xml"/>
  <manifest:file-entry manifest:media-type="" manifest:full-path="Object 27/Configurations2/accelerato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accelerator/current.xml"/>
  <manifest:file-entry manifest:media-type="" manifest:full-path="Object 28/Configurations2/accelerato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accelerator/current.xml"/>
  <manifest:file-entry manifest:media-type="" manifest:full-path="Object 29/Configurations2/accelerato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120/Configurations2/statusbar/"/>
  <manifest:file-entry manifest:media-type="" manifest:full-path="Object 120/Configurations2/accelerator/current.xml"/>
  <manifest:file-entry manifest:media-type="" manifest:full-path="Object 120/Configurations2/accelerator/"/>
  <manifest:file-entry manifest:media-type="" manifest:full-path="Object 120/Configurations2/floater/"/>
  <manifest:file-entry manifest:media-type="" manifest:full-path="Object 120/Configurations2/popupmenu/"/>
  <manifest:file-entry manifest:media-type="" manifest:full-path="Object 120/Configurations2/progressbar/"/>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application/vnd.sun.xml.ui.configuration" manifest:full-path="Object 120/Configurations2/"/>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121/Configurations2/statusbar/"/>
  <manifest:file-entry manifest:media-type="" manifest:full-path="Object 121/Configurations2/accelerator/current.xml"/>
  <manifest:file-entry manifest:media-type="" manifest:full-path="Object 121/Configurations2/accelerator/"/>
  <manifest:file-entry manifest:media-type="" manifest:full-path="Object 121/Configurations2/floater/"/>
  <manifest:file-entry manifest:media-type="" manifest:full-path="Object 121/Configurations2/popupmenu/"/>
  <manifest:file-entry manifest:media-type="" manifest:full-path="Object 121/Configurations2/progressbar/"/>
  <manifest:file-entry manifest:media-type="" manifest:full-path="Object 121/Configurations2/menubar/"/>
  <manifest:file-entry manifest:media-type="" manifest:full-path="Object 121/Configurations2/toolbar/"/>
  <manifest:file-entry manifest:media-type="" manifest:full-path="Object 121/Configurations2/images/Bitmaps/"/>
  <manifest:file-entry manifest:media-type="" manifest:full-path="Object 121/Configurations2/images/"/>
  <manifest:file-entry manifest:media-type="application/vnd.sun.xml.ui.configuration" manifest:full-path="Object 121/Configurations2/"/>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 manifest:full-path="Object 122/Configurations2/statusbar/"/>
  <manifest:file-entry manifest:media-type="" manifest:full-path="Object 122/Configurations2/accelerator/current.xml"/>
  <manifest:file-entry manifest:media-type="" manifest:full-path="Object 122/Configurations2/accelerator/"/>
  <manifest:file-entry manifest:media-type="" manifest:full-path="Object 122/Configurations2/floater/"/>
  <manifest:file-entry manifest:media-type="" manifest:full-path="Object 122/Configurations2/popupmenu/"/>
  <manifest:file-entry manifest:media-type="" manifest:full-path="Object 122/Configurations2/progressbar/"/>
  <manifest:file-entry manifest:media-type="" manifest:full-path="Object 122/Configurations2/menubar/"/>
  <manifest:file-entry manifest:media-type="" manifest:full-path="Object 122/Configurations2/toolbar/"/>
  <manifest:file-entry manifest:media-type="" manifest:full-path="Object 122/Configurations2/images/Bitmaps/"/>
  <manifest:file-entry manifest:media-type="" manifest:full-path="Object 122/Configurations2/images/"/>
  <manifest:file-entry manifest:media-type="application/vnd.sun.xml.ui.configuration" manifest:full-path="Object 122/Configurations2/"/>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123/Configurations2/statusbar/"/>
  <manifest:file-entry manifest:media-type="" manifest:full-path="Object 123/Configurations2/accelerator/current.xml"/>
  <manifest:file-entry manifest:media-type="" manifest:full-path="Object 123/Configurations2/accelerator/"/>
  <manifest:file-entry manifest:media-type="" manifest:full-path="Object 123/Configurations2/floater/"/>
  <manifest:file-entry manifest:media-type="" manifest:full-path="Object 123/Configurations2/popupmenu/"/>
  <manifest:file-entry manifest:media-type="" manifest:full-path="Object 123/Configurations2/progressbar/"/>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application/vnd.sun.xml.ui.configuration" manifest:full-path="Object 123/Configurations2/"/>
  <manifest:file-entry manifest:media-type="text/xml" manifest:full-path="Object 123/content.xml"/>
  <manifest:file-entry manifest:media-type="text/xml" manifest:full-path="Object 123/settings.xml"/>
  <manifest:file-entry manifest:media-type="application/vnd.oasis.opendocument.formula" manifest:version="1.2" manifest:full-path="Object 12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124/Configurations2/statusbar/"/>
  <manifest:file-entry manifest:media-type="" manifest:full-path="Object 124/Configurations2/accelerator/current.xml"/>
  <manifest:file-entry manifest:media-type="" manifest:full-path="Object 124/Configurations2/accelerator/"/>
  <manifest:file-entry manifest:media-type="" manifest:full-path="Object 124/Configurations2/floater/"/>
  <manifest:file-entry manifest:media-type="" manifest:full-path="Object 124/Configurations2/popupmenu/"/>
  <manifest:file-entry manifest:media-type="" manifest:full-path="Object 124/Configurations2/progressbar/"/>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application/vnd.sun.xml.ui.configuration" manifest:full-path="Object 124/Configurations2/"/>
  <manifest:file-entry manifest:media-type="text/xml" manifest:full-path="Object 124/content.xml"/>
  <manifest:file-entry manifest:media-type="text/xml" manifest:full-path="Object 124/settings.xml"/>
  <manifest:file-entry manifest:media-type="application/vnd.oasis.opendocument.formula" manifest:version="1.2" manifest:full-path="Object 124/"/>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25/Configurations2/statusbar/"/>
  <manifest:file-entry manifest:media-type="" manifest:full-path="Object 125/Configurations2/accelerator/current.xml"/>
  <manifest:file-entry manifest:media-type="" manifest:full-path="Object 125/Configurations2/accelerator/"/>
  <manifest:file-entry manifest:media-type="" manifest:full-path="Object 125/Configurations2/floater/"/>
  <manifest:file-entry manifest:media-type="" manifest:full-path="Object 125/Configurations2/popupmenu/"/>
  <manifest:file-entry manifest:media-type="" manifest:full-path="Object 125/Configurations2/progressbar/"/>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application/vnd.sun.xml.ui.configuration" manifest:full-path="Object 125/Configurations2/"/>
  <manifest:file-entry manifest:media-type="text/xml" manifest:full-path="Object 125/content.xml"/>
  <manifest:file-entry manifest:media-type="text/xml" manifest:full-path="Object 125/settings.xml"/>
  <manifest:file-entry manifest:media-type="application/vnd.oasis.opendocument.formula" manifest:version="1.2" manifest:full-path="Object 125/"/>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26/Configurations2/statusbar/"/>
  <manifest:file-entry manifest:media-type="" manifest:full-path="Object 126/Configurations2/accelerator/current.xml"/>
  <manifest:file-entry manifest:media-type="" manifest:full-path="Object 126/Configurations2/accelerator/"/>
  <manifest:file-entry manifest:media-type="" manifest:full-path="Object 126/Configurations2/floater/"/>
  <manifest:file-entry manifest:media-type="" manifest:full-path="Object 126/Configurations2/popupmenu/"/>
  <manifest:file-entry manifest:media-type="" manifest:full-path="Object 126/Configurations2/progressbar/"/>
  <manifest:file-entry manifest:media-type="" manifest:full-path="Object 126/Configurations2/menubar/"/>
  <manifest:file-entry manifest:media-type="" manifest:full-path="Object 126/Configurations2/toolbar/"/>
  <manifest:file-entry manifest:media-type="" manifest:full-path="Object 126/Configurations2/images/Bitmaps/"/>
  <manifest:file-entry manifest:media-type="" manifest:full-path="Object 126/Configurations2/images/"/>
  <manifest:file-entry manifest:media-type="application/vnd.sun.xml.ui.configuration" manifest:full-path="Object 126/Configurations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7/Configurations2/statusbar/"/>
  <manifest:file-entry manifest:media-type="" manifest:full-path="Object 127/Configurations2/accelerator/current.xml"/>
  <manifest:file-entry manifest:media-type="" manifest:full-path="Object 127/Configurations2/accelerator/"/>
  <manifest:file-entry manifest:media-type="" manifest:full-path="Object 127/Configurations2/floater/"/>
  <manifest:file-entry manifest:media-type="" manifest:full-path="Object 127/Configurations2/popupmenu/"/>
  <manifest:file-entry manifest:media-type="" manifest:full-path="Object 127/Configurations2/progressbar/"/>
  <manifest:file-entry manifest:media-type="" manifest:full-path="Object 127/Configurations2/menubar/"/>
  <manifest:file-entry manifest:media-type="" manifest:full-path="Object 127/Configurations2/toolbar/"/>
  <manifest:file-entry manifest:media-type="" manifest:full-path="Object 127/Configurations2/images/Bitmaps/"/>
  <manifest:file-entry manifest:media-type="" manifest:full-path="Object 127/Configurations2/images/"/>
  <manifest:file-entry manifest:media-type="application/vnd.sun.xml.ui.configuration" manifest:full-path="Object 127/Configurations2/"/>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28/Configurations2/statusbar/"/>
  <manifest:file-entry manifest:media-type="" manifest:full-path="Object 128/Configurations2/accelerator/current.xml"/>
  <manifest:file-entry manifest:media-type="" manifest:full-path="Object 128/Configurations2/accelerator/"/>
  <manifest:file-entry manifest:media-type="" manifest:full-path="Object 128/Configurations2/floater/"/>
  <manifest:file-entry manifest:media-type="" manifest:full-path="Object 128/Configurations2/popupmenu/"/>
  <manifest:file-entry manifest:media-type="" manifest:full-path="Object 128/Configurations2/progressbar/"/>
  <manifest:file-entry manifest:media-type="" manifest:full-path="Object 128/Configurations2/menubar/"/>
  <manifest:file-entry manifest:media-type="" manifest:full-path="Object 128/Configurations2/toolbar/"/>
  <manifest:file-entry manifest:media-type="" manifest:full-path="Object 128/Configurations2/images/Bitmaps/"/>
  <manifest:file-entry manifest:media-type="" manifest:full-path="Object 128/Configurations2/images/"/>
  <manifest:file-entry manifest:media-type="application/vnd.sun.xml.ui.configuration" manifest:full-path="Object 128/Configurations2/"/>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 manifest:full-path="Object 129/Configurations2/statusbar/"/>
  <manifest:file-entry manifest:media-type="" manifest:full-path="Object 129/Configurations2/accelerator/current.xml"/>
  <manifest:file-entry manifest:media-type="" manifest:full-path="Object 129/Configurations2/accelerator/"/>
  <manifest:file-entry manifest:media-type="" manifest:full-path="Object 129/Configurations2/floater/"/>
  <manifest:file-entry manifest:media-type="" manifest:full-path="Object 129/Configurations2/popupmenu/"/>
  <manifest:file-entry manifest:media-type="" manifest:full-path="Object 129/Configurations2/progressbar/"/>
  <manifest:file-entry manifest:media-type="" manifest:full-path="Object 129/Configurations2/menubar/"/>
  <manifest:file-entry manifest:media-type="" manifest:full-path="Object 129/Configurations2/toolbar/"/>
  <manifest:file-entry manifest:media-type="" manifest:full-path="Object 129/Configurations2/images/Bitmaps/"/>
  <manifest:file-entry manifest:media-type="" manifest:full-path="Object 129/Configurations2/images/"/>
  <manifest:file-entry manifest:media-type="application/vnd.sun.xml.ui.configuration" manifest:full-path="Object 129/Configurations2/"/>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meta.xml"/>
  <manifest:file-entry manifest:media-type="" manifest:full-path="Object 80/Configurations2/statusbar/"/>
  <manifest:file-entry manifest:media-type="" manifest:full-path="Object 80/Configurations2/accelerator/current.xml"/>
  <manifest:file-entry manifest:media-type="" manifest:full-path="Object 80/Configurations2/accelerator/"/>
  <manifest:file-entry manifest:media-type="" manifest:full-path="Object 80/Configurations2/floater/"/>
  <manifest:file-entry manifest:media-type="" manifest:full-path="Object 80/Configurations2/popupmenu/"/>
  <manifest:file-entry manifest:media-type="" manifest:full-path="Object 80/Configurations2/progressbar/"/>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application/vnd.sun.xml.ui.configuration" manifest:full-path="Object 80/Configurations2/"/>
  <manifest:file-entry manifest:media-type="text/xml" manifest:full-path="Object 80/content.xml"/>
  <manifest:file-entry manifest:media-type="text/xml" manifest:full-path="Object 80/settings.xml"/>
  <manifest:file-entry manifest:media-type="application/vnd.oasis.opendocument.formula" manifest:version="1.2" manifest:full-path="Object 80/"/>
  <manifest:file-entry manifest:media-type="" manifest:full-path="Object 81/Configurations2/statusbar/"/>
  <manifest:file-entry manifest:media-type="" manifest:full-path="Object 81/Configurations2/accelerator/current.xml"/>
  <manifest:file-entry manifest:media-type="" manifest:full-path="Object 81/Configurations2/accelerator/"/>
  <manifest:file-entry manifest:media-type="" manifest:full-path="Object 81/Configurations2/floater/"/>
  <manifest:file-entry manifest:media-type="" manifest:full-path="Object 81/Configurations2/popupmenu/"/>
  <manifest:file-entry manifest:media-type="" manifest:full-path="Object 81/Configurations2/progressbar/"/>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application/vnd.sun.xml.ui.configuration" manifest:full-path="Object 81/Configurations2/"/>
  <manifest:file-entry manifest:media-type="text/xml" manifest:full-path="Object 81/content.xml"/>
  <manifest:file-entry manifest:media-type="text/xml" manifest:full-path="Object 81/settings.xml"/>
  <manifest:file-entry manifest:media-type="application/vnd.oasis.opendocument.formula" manifest:version="1.2" manifest:full-path="Object 81/"/>
  <manifest:file-entry manifest:media-type="" manifest:full-path="Object 82/Configurations2/statusbar/"/>
  <manifest:file-entry manifest:media-type="" manifest:full-path="Object 82/Configurations2/accelerator/current.xml"/>
  <manifest:file-entry manifest:media-type="" manifest:full-path="Object 82/Configurations2/accelerator/"/>
  <manifest:file-entry manifest:media-type="" manifest:full-path="Object 82/Configurations2/floater/"/>
  <manifest:file-entry manifest:media-type="" manifest:full-path="Object 82/Configurations2/popupmenu/"/>
  <manifest:file-entry manifest:media-type="" manifest:full-path="Object 82/Configurations2/progressbar/"/>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application/vnd.sun.xml.ui.configuration" manifest:full-path="Object 82/Configurations2/"/>
  <manifest:file-entry manifest:media-type="text/xml" manifest:full-path="Object 82/content.xml"/>
  <manifest:file-entry manifest:media-type="text/xml" manifest:full-path="Object 82/settings.xml"/>
  <manifest:file-entry manifest:media-type="application/vnd.oasis.opendocument.formula" manifest:version="1.2" manifest:full-path="Object 82/"/>
  <manifest:file-entry manifest:media-type="" manifest:full-path="Object 83/Configurations2/statusbar/"/>
  <manifest:file-entry manifest:media-type="" manifest:full-path="Object 83/Configurations2/accelerator/current.xml"/>
  <manifest:file-entry manifest:media-type="" manifest:full-path="Object 83/Configurations2/accelerator/"/>
  <manifest:file-entry manifest:media-type="" manifest:full-path="Object 83/Configurations2/floater/"/>
  <manifest:file-entry manifest:media-type="" manifest:full-path="Object 83/Configurations2/popupmenu/"/>
  <manifest:file-entry manifest:media-type="" manifest:full-path="Object 83/Configurations2/progressbar/"/>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application/vnd.sun.xml.ui.configuration" manifest:full-path="Object 83/Configurations2/"/>
  <manifest:file-entry manifest:media-type="text/xml" manifest:full-path="Object 83/content.xml"/>
  <manifest:file-entry manifest:media-type="text/xml" manifest:full-path="Object 83/settings.xml"/>
  <manifest:file-entry manifest:media-type="application/vnd.oasis.opendocument.formula" manifest:version="1.2" manifest:full-path="Object 83/"/>
  <manifest:file-entry manifest:media-type="" manifest:full-path="Object 84/Configurations2/statusbar/"/>
  <manifest:file-entry manifest:media-type="" manifest:full-path="Object 84/Configurations2/accelerator/current.xml"/>
  <manifest:file-entry manifest:media-type="" manifest:full-path="Object 84/Configurations2/accelerator/"/>
  <manifest:file-entry manifest:media-type="" manifest:full-path="Object 84/Configurations2/floater/"/>
  <manifest:file-entry manifest:media-type="" manifest:full-path="Object 84/Configurations2/popupmenu/"/>
  <manifest:file-entry manifest:media-type="" manifest:full-path="Object 84/Configurations2/progressbar/"/>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application/vnd.sun.xml.ui.configuration" manifest:full-path="Object 84/Configurations2/"/>
  <manifest:file-entry manifest:media-type="text/xml" manifest:full-path="Object 84/content.xml"/>
  <manifest:file-entry manifest:media-type="text/xml" manifest:full-path="Object 84/settings.xml"/>
  <manifest:file-entry manifest:media-type="application/vnd.oasis.opendocument.formula" manifest:version="1.2" manifest:full-path="Object 84/"/>
  <manifest:file-entry manifest:media-type="" manifest:full-path="Object 85/Configurations2/statusbar/"/>
  <manifest:file-entry manifest:media-type="" manifest:full-path="Object 85/Configurations2/accelerator/current.xml"/>
  <manifest:file-entry manifest:media-type="" manifest:full-path="Object 85/Configurations2/accelerator/"/>
  <manifest:file-entry manifest:media-type="" manifest:full-path="Object 85/Configurations2/floater/"/>
  <manifest:file-entry manifest:media-type="" manifest:full-path="Object 85/Configurations2/popupmenu/"/>
  <manifest:file-entry manifest:media-type="" manifest:full-path="Object 85/Configurations2/progressbar/"/>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application/vnd.sun.xml.ui.configuration" manifest:full-path="Object 85/Configurations2/"/>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 manifest:full-path="Thumbnails/thumbnail.png"/>
  <manifest:file-entry manifest:media-type="" manifest:full-path="Thumbnails/"/>
  <manifest:file-entry manifest:media-type="" manifest:full-path="Object 86/Configurations2/statusbar/"/>
  <manifest:file-entry manifest:media-type="" manifest:full-path="Object 86/Configurations2/accelerator/current.xml"/>
  <manifest:file-entry manifest:media-type="" manifest:full-path="Object 86/Configurations2/accelerator/"/>
  <manifest:file-entry manifest:media-type="" manifest:full-path="Object 86/Configurations2/floater/"/>
  <manifest:file-entry manifest:media-type="" manifest:full-path="Object 86/Configurations2/popupmenu/"/>
  <manifest:file-entry manifest:media-type="" manifest:full-path="Object 86/Configurations2/progressbar/"/>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application/vnd.sun.xml.ui.configuration" manifest:full-path="Object 86/Configurations2/"/>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 manifest:full-path="Object 87/Configurations2/statusbar/"/>
  <manifest:file-entry manifest:media-type="" manifest:full-path="Object 87/Configurations2/accelerator/current.xml"/>
  <manifest:file-entry manifest:media-type="" manifest:full-path="Object 87/Configurations2/accelerator/"/>
  <manifest:file-entry manifest:media-type="" manifest:full-path="Object 87/Configurations2/floater/"/>
  <manifest:file-entry manifest:media-type="" manifest:full-path="Object 87/Configurations2/popupmenu/"/>
  <manifest:file-entry manifest:media-type="" manifest:full-path="Object 87/Configurations2/progressbar/"/>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application/vnd.sun.xml.ui.configuration" manifest:full-path="Object 87/Configurations2/"/>
  <manifest:file-entry manifest:media-type="text/xml" manifest:full-path="Object 87/content.xml"/>
  <manifest:file-entry manifest:media-type="text/xml" manifest:full-path="Object 87/settings.xml"/>
  <manifest:file-entry manifest:media-type="application/vnd.oasis.opendocument.formula" manifest:version="1.2" manifest:full-path="Object 87/"/>
  <manifest:file-entry manifest:media-type="" manifest:full-path="Object 30/Configurations2/statusbar/"/>
  <manifest:file-entry manifest:media-type="" manifest:full-path="Object 30/Configurations2/accelerator/current.xml"/>
  <manifest:file-entry manifest:media-type="" manifest:full-path="Object 30/Configurations2/accelerator/"/>
  <manifest:file-entry manifest:media-type="" manifest:full-path="Object 30/Configurations2/floater/"/>
  <manifest:file-entry manifest:media-type="" manifest:full-path="Object 30/Configurations2/popupmenu/"/>
  <manifest:file-entry manifest:media-type="" manifest:full-path="Object 30/Configurations2/progressbar/"/>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application/vnd.sun.xml.ui.configuration" manifest:full-path="Object 30/Configurations2/"/>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 manifest:full-path="Object 88/Configurations2/statusbar/"/>
  <manifest:file-entry manifest:media-type="" manifest:full-path="Object 88/Configurations2/accelerator/current.xml"/>
  <manifest:file-entry manifest:media-type="" manifest:full-path="Object 88/Configurations2/accelerator/"/>
  <manifest:file-entry manifest:media-type="" manifest:full-path="Object 88/Configurations2/floater/"/>
  <manifest:file-entry manifest:media-type="" manifest:full-path="Object 88/Configurations2/popupmenu/"/>
  <manifest:file-entry manifest:media-type="" manifest:full-path="Object 88/Configurations2/progressbar/"/>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application/vnd.sun.xml.ui.configuration" manifest:full-path="Object 88/Configurations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 manifest:full-path="Object 31/Configurations2/statusbar/"/>
  <manifest:file-entry manifest:media-type="" manifest:full-path="Object 31/Configurations2/accelerator/current.xml"/>
  <manifest:file-entry manifest:media-type="" manifest:full-path="Object 31/Configurations2/accelerator/"/>
  <manifest:file-entry manifest:media-type="" manifest:full-path="Object 31/Configurations2/floater/"/>
  <manifest:file-entry manifest:media-type="" manifest:full-path="Object 31/Configurations2/popupmenu/"/>
  <manifest:file-entry manifest:media-type="" manifest:full-path="Object 31/Configurations2/progressbar/"/>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application/vnd.sun.xml.ui.configuration" manifest:full-path="Object 31/Configurations2/"/>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 manifest:full-path="Object 89/Configurations2/statusbar/"/>
  <manifest:file-entry manifest:media-type="" manifest:full-path="Object 89/Configurations2/floater/"/>
  <manifest:file-entry manifest:media-type="" manifest:full-path="Object 89/Configurations2/popupmenu/"/>
  <manifest:file-entry manifest:media-type="" manifest:full-path="Object 89/Configurations2/progressbar/"/>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application/vnd.sun.xml.ui.configuration" manifest:full-path="Object 89/Configurations2/"/>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 manifest:full-path="Object 32/Configurations2/statusbar/"/>
  <manifest:file-entry manifest:media-type="" manifest:full-path="Object 32/Configurations2/accelerator/current.xml"/>
  <manifest:file-entry manifest:media-type="" manifest:full-path="Object 32/Configurations2/accelerator/"/>
  <manifest:file-entry manifest:media-type="" manifest:full-path="Object 32/Configurations2/floater/"/>
  <manifest:file-entry manifest:media-type="" manifest:full-path="Object 32/Configurations2/popupmenu/"/>
  <manifest:file-entry manifest:media-type="" manifest:full-path="Object 32/Configurations2/progressbar/"/>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application/vnd.sun.xml.ui.configuration" manifest:full-path="Object 32/Configurations2/"/>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 manifest:full-path="Object 35/Configurations2/statusbar/"/>
  <manifest:file-entry manifest:media-type="" manifest:full-path="Object 35/Configurations2/accelerator/current.xml"/>
  <manifest:file-entry manifest:media-type="" manifest:full-path="Object 35/Configurations2/accelerator/"/>
  <manifest:file-entry manifest:media-type="" manifest:full-path="Object 35/Configurations2/floater/"/>
  <manifest:file-entry manifest:media-type="" manifest:full-path="Object 35/Configurations2/popupmenu/"/>
  <manifest:file-entry manifest:media-type="" manifest:full-path="Object 35/Configurations2/progressbar/"/>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application/vnd.sun.xml.ui.configuration" manifest:full-path="Object 35/Configurations2/"/>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 manifest:full-path="Object 36/Configurations2/statusbar/"/>
  <manifest:file-entry manifest:media-type="" manifest:full-path="Object 36/Configurations2/accelerator/current.xml"/>
  <manifest:file-entry manifest:media-type="" manifest:full-path="Object 36/Configurations2/accelerator/"/>
  <manifest:file-entry manifest:media-type="" manifest:full-path="Object 36/Configurations2/floater/"/>
  <manifest:file-entry manifest:media-type="" manifest:full-path="Object 36/Configurations2/popupmenu/"/>
  <manifest:file-entry manifest:media-type="" manifest:full-path="Object 36/Configurations2/progressbar/"/>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application/vnd.sun.xml.ui.configuration" manifest:full-path="Object 36/Configurations2/"/>
  <manifest:file-entry manifest:media-type="text/xml" manifest:full-path="Object 36/content.xml"/>
  <manifest:file-entry manifest:media-type="text/xml" manifest:full-path="Object 36/settings.xml"/>
  <manifest:file-entry manifest:media-type="application/vnd.oasis.opendocument.formula" manifest:version="1.2" manifest:full-path="Object 36/"/>
  <manifest:file-entry manifest:media-type="" manifest:full-path="Object 37/Configurations2/statusbar/"/>
  <manifest:file-entry manifest:media-type="" manifest:full-path="Object 37/Configurations2/accelerator/current.xml"/>
  <manifest:file-entry manifest:media-type="" manifest:full-path="Object 37/Configurations2/accelerator/"/>
  <manifest:file-entry manifest:media-type="" manifest:full-path="Object 37/Configurations2/floater/"/>
  <manifest:file-entry manifest:media-type="" manifest:full-path="Object 37/Configurations2/popupmenu/"/>
  <manifest:file-entry manifest:media-type="" manifest:full-path="Object 37/Configurations2/progressbar/"/>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application/vnd.sun.xml.ui.configuration" manifest:full-path="Object 37/Configurations2/"/>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 manifest:full-path="Object 38/Configurations2/statusbar/"/>
  <manifest:file-entry manifest:media-type="" manifest:full-path="Object 38/Configurations2/accelerator/current.xml"/>
  <manifest:file-entry manifest:media-type="" manifest:full-path="Object 38/Configurations2/accelerator/"/>
  <manifest:file-entry manifest:media-type="" manifest:full-path="Object 38/Configurations2/floater/"/>
  <manifest:file-entry manifest:media-type="" manifest:full-path="Object 38/Configurations2/popupmenu/"/>
  <manifest:file-entry manifest:media-type="" manifest:full-path="Object 38/Configurations2/progressbar/"/>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application/vnd.sun.xml.ui.configuration" manifest:full-path="Object 38/Configurations2/"/>
  <manifest:file-entry manifest:media-type="text/xml" manifest:full-path="Object 38/content.xml"/>
  <manifest:file-entry manifest:media-type="text/xml" manifest:full-path="Object 38/settings.xml"/>
  <manifest:file-entry manifest:media-type="application/vnd.oasis.opendocument.formula" manifest:version="1.2" manifest:full-path="Object 38/"/>
  <manifest:file-entry manifest:media-type="" manifest:full-path="Object 39/Configurations2/statusbar/"/>
  <manifest:file-entry manifest:media-type="" manifest:full-path="Object 39/Configurations2/accelerator/current.xml"/>
  <manifest:file-entry manifest:media-type="" manifest:full-path="Object 39/Configurations2/accelerator/"/>
  <manifest:file-entry manifest:media-type="" manifest:full-path="Object 39/Configurations2/floater/"/>
  <manifest:file-entry manifest:media-type="" manifest:full-path="Object 39/Configurations2/popupmenu/"/>
  <manifest:file-entry manifest:media-type="" manifest:full-path="Object 39/Configurations2/progressbar/"/>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application/vnd.sun.xml.ui.configuration" manifest:full-path="Object 39/Configurations2/"/>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elle4" style:family="table">
      <style:table-properties style:width="15cm" table:align="margins"/>
    </style:style>
    <style:style style:name="Tabelle4.A" style:family="table-column">
      <style:table-column-properties style:column-width="15cm" style:rel-column-width="65535*"/>
    </style:style>
    <style:style style:name="Tabelle4.A1" style:family="table-cell">
      <style:table-cell-properties fo:padding="0.097cm" fo:border="0.002cm solid #dc2300"/>
    </style:style>
    <style:style style:name="Tabelle1" style:family="table">
      <style:table-properties style:width="15cm" table:align="margins"/>
    </style:style>
    <style:style style:name="Tabelle1.A" style:family="table-column">
      <style:table-column-properties style:column-width="6.909cm" style:rel-column-width="30185*"/>
    </style:style>
    <style:style style:name="Tabelle1.B" style:family="table-column">
      <style:table-column-properties style:column-width="0.676cm" style:rel-column-width="2951*"/>
    </style:style>
    <style:style style:name="Tabelle1.C" style:family="table-column">
      <style:table-column-properties style:column-width="7.415cm" style:rel-column-width="32399*"/>
    </style:style>
    <style:style style:name="Tabelle1.A1" style:family="table-cell">
      <style:table-cell-properties fo:padding="0.097cm" fo:border="none"/>
    </style:style>
    <style:style style:name="Tabelle1.7" style:family="table-row">
      <style:table-row-properties style:min-row-height="0.439cm"/>
    </style:style>
    <style:style style:name="Tabelle5" style:family="table">
      <style:table-properties style:width="13.829cm" table:align="right"/>
    </style:style>
    <style:style style:name="Tabelle5.A" style:family="table-column">
      <style:table-column-properties style:column-width="6.567cm"/>
    </style:style>
    <style:style style:name="Tabelle5.B" style:family="table-column">
      <style:table-column-properties style:column-width="0.721cm"/>
    </style:style>
    <style:style style:name="Tabelle5.C" style:family="table-column">
      <style:table-column-properties style:column-width="6.541cm"/>
    </style:style>
    <style:style style:name="Tabelle5.A1" style:family="table-cell">
      <style:table-cell-properties fo:padding="0.097cm" fo:border="none"/>
    </style:style>
    <style:style style:name="Tabelle3" style:family="table">
      <style:table-properties style:width="10.319cm" fo:margin-left="2.157cm" fo:margin-right="2.524cm" table:align="margins"/>
    </style:style>
    <style:style style:name="Tabelle3.A" style:family="table-column">
      <style:table-column-properties style:column-width="10.319cm" style:rel-column-width="65535*"/>
    </style:style>
    <style:style style:name="Tabelle3.A1" style:family="table-cell">
      <style:table-cell-properties fo:padding="0.097cm" fo:border="0.002cm solid #dc2300"/>
    </style:style>
    <style:style style:name="Tabelle6" style:family="table">
      <style:table-properties style:width="12.58cm" fo:margin-left="1.074cm" fo:margin-right="1.346cm" table:align="margins"/>
    </style:style>
    <style:style style:name="Tabelle6.A" style:family="table-column">
      <style:table-column-properties style:column-width="12.58cm" style:rel-column-width="65535*"/>
    </style:style>
    <style:style style:name="Tabelle6.A1" style:family="table-cell">
      <style:table-cell-properties fo:padding="0.097cm" fo:border="0.002cm solid #000000"/>
    </style:style>
    <style:style style:name="Tabelle2" style:family="table">
      <style:table-properties style:width="12.356cm" fo:margin-left="0.55cm" fo:margin-right="2.094cm" table:align="margins"/>
    </style:style>
    <style:style style:name="Tabelle2.A" style:family="table-column">
      <style:table-column-properties style:column-width="12.356cm" style:rel-column-width="65535*"/>
    </style:style>
    <style:style style:name="Tabelle2.A1" style:family="table-cell">
      <style:table-cell-properties style:vertical-align="bottom" fo:padding="0.097cm" fo:border="0.002cm solid #c90016"/>
    </style:style>
    <style:style style:name="Tabelle7" style:family="table">
      <style:table-properties style:width="15cm" table:align="margins"/>
    </style:style>
    <style:style style:name="Tabelle7.A" style:family="table-column">
      <style:table-column-properties style:column-width="2.02cm" style:rel-column-width="8823*"/>
    </style:style>
    <style:style style:name="Tabelle7.B" style:family="table-column">
      <style:table-column-properties style:column-width="12.98cm" style:rel-column-width="56712*"/>
    </style:style>
    <style:style style:name="Tabelle7.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style:font-name="Arial" fo:font-size="17pt" style:font-size-asian="17pt" style:font-size-complex="17pt"/>
    </style:style>
    <style:style style:name="P3" style:family="paragraph" style:parent-style-name="Standard">
      <style:paragraph-properties fo:text-align="center" style:justify-single-word="false"/>
      <style:text-properties style:font-name="Arial" fo:font-size="14pt" style:font-size-asian="14pt" style:font-size-complex="14pt"/>
    </style:style>
    <style:style style:name="P4" style:family="paragraph" style:parent-style-name="Standard">
      <style:paragraph-properties fo:text-align="start" style:justify-single-word="false"/>
      <style:text-properties style:font-name="Arial" fo:font-size="14pt" style:font-size-asian="14pt" style:font-size-complex="14pt"/>
    </style:style>
    <style:style style:name="P5" style:family="paragraph" style:parent-style-name="Standard">
      <style:paragraph-properties fo:text-align="end" style:justify-single-word="false"/>
      <style:text-properties style:font-name="Arial" fo:font-size="14pt" style:font-size-asian="14pt" style:font-size-complex="14pt"/>
    </style:style>
    <style:style style:name="P6" style:family="paragraph" style:parent-style-name="Standard">
      <style:text-properties style:font-name="Arial"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style:text-properties fo:font-size="14pt" style:font-size-asian="14pt" style:font-size-complex="14pt"/>
    </style:style>
    <style:style style:name="P8" style:family="paragraph" style:parent-style-name="Standard">
      <style:paragraph-properties fo:text-align="center" style:justify-single-word="false"/>
      <style:text-properties fo:font-size="14pt" fo:font-style="italic" style:font-size-asian="14pt" style:font-style-asian="italic" style:font-size-complex="14pt" style:font-style-complex="italic"/>
    </style:style>
    <style:style style:name="P9" style:family="paragraph" style:parent-style-name="Standard">
      <style:paragraph-properties fo:text-align="center" style:justify-single-word="false"/>
      <style:text-properties fo:font-size="16pt" style:font-size-asian="16pt" style:font-size-complex="16pt"/>
    </style:style>
    <style:style style:name="P10" style:family="paragraph" style:parent-style-name="Standard">
      <style:paragraph-properties fo:text-align="end" style:justify-single-word="false"/>
      <style:text-properties style:font-name="Times New Roman" fo:font-size="14pt" fo:font-style="italic" style:font-size-asian="14pt" style:font-style-asian="italic" style:font-size-complex="14pt" style:font-style-complex="italic"/>
    </style:style>
    <style:style style:name="P11" style:family="paragraph" style:parent-style-name="Standard">
      <style:paragraph-properties fo:text-align="start" style:justify-single-word="false"/>
      <style:text-properties style:font-name="Times New Roman" fo:font-size="14pt" fo:font-style="italic" style:font-size-asian="14pt" style:font-style-asian="italic" style:font-size-complex="14pt" style:font-style-complex="italic"/>
    </style:style>
    <style:style style:name="P12" style:family="paragraph" style:parent-style-name="Standard">
      <style:paragraph-properties fo:line-height="100%"/>
      <style:text-properties style:font-name="Times New Roman" fo:font-size="10pt" style:font-size-asian="10pt" style:font-size-complex="10pt"/>
    </style:style>
    <style:style style:name="P13" style:family="paragraph" style:parent-style-name="Standard">
      <style:text-properties style:font-name="Bitstream Vera Sans"/>
    </style:style>
    <style:style style:name="P14" style:family="paragraph" style:parent-style-name="Standard">
      <style:paragraph-properties fo:text-align="justify" style:justify-single-word="false"/>
      <style:text-properties style:font-name="Bitstream Vera Sans"/>
    </style:style>
    <style:style style:name="P15" style:family="paragraph" style:parent-style-name="Standard">
      <style:text-properties style:font-name="Times New Roman1"/>
    </style:style>
    <style:style style:name="P16" style:family="paragraph" style:parent-style-name="Standard">
      <style:paragraph-properties fo:line-height="100%"/>
    </style:style>
    <style:style style:name="P17" style:family="paragraph" style:parent-style-name="Standard">
      <style:paragraph-properties fo:line-height="100%"/>
      <style:text-properties fo:font-weight="bold" style:font-weight-asian="bold" style:font-weight-complex="bold"/>
    </style:style>
    <style:style style:name="P18" style:family="paragraph" style:parent-style-name="Standard">
      <style:paragraph-properties fo:line-height="100%"/>
      <style:text-properties fo:font-size="10pt" style:font-size-asian="10pt" style:font-size-complex="10pt"/>
    </style:style>
    <style:style style:name="P19" style:family="paragraph" style:parent-style-name="Standard">
      <style:paragraph-properties fo:break-before="page"/>
      <style:text-properties style:font-name="Bitstream Vera Sans"/>
    </style:style>
    <style:style style:name="P20" style:family="paragraph" style:parent-style-name="Standard">
      <style:paragraph-properties fo:break-before="page"/>
      <style:text-properties style:font-name="Arial" fo:font-size="16pt" fo:font-weight="bold" style:font-size-asian="16pt" style:font-weight-asian="bold" style:font-size-complex="16pt" style:font-weight-complex="bold"/>
    </style:style>
    <style:style style:name="P21" style:family="paragraph" style:parent-style-name="Text_20_body">
      <style:text-properties style:font-name="Times New Roman"/>
    </style:style>
    <style:style style:name="P22" style:family="paragraph" style:parent-style-name="Text_20_body">
      <style:paragraph-properties fo:line-height="150%"/>
      <style:text-properties style:font-name="Times New Roman"/>
    </style:style>
    <style:style style:name="P23" style:family="paragraph" style:parent-style-name="Text_20_body">
      <style:paragraph-properties fo:line-height="150%" fo:text-align="justify" style:justify-single-word="false"/>
      <style:text-properties style:font-name="Times New Roman"/>
    </style:style>
    <style:style style:name="P24" style:family="paragraph" style:parent-style-name="Text_20_body">
      <style:paragraph-properties fo:text-align="justify" style:justify-single-word="false"/>
      <style:text-properties style:font-name="Times New Roman"/>
    </style:style>
    <style:style style:name="P25" style:family="paragraph" style:parent-style-name="Text_20_body">
      <style:text-properties style:font-name="Times New Roman" fo:font-size="12pt" style:font-size-asian="12pt" style:font-size-complex="12pt"/>
    </style:style>
    <style:style style:name="P26" style:family="paragraph" style:parent-style-name="Text_20_body">
      <style:text-properties style:font-name="Times New Roman" fo:font-weight="bold" style:font-weight-asian="bold" style:font-weight-complex="bold"/>
    </style:style>
    <style:style style:name="P27" style:family="paragraph" style:parent-style-name="Text_20_body">
      <style:paragraph-properties fo:line-height="150%"/>
    </style:style>
    <style:style style:name="P28" style:family="paragraph" style:parent-style-name="Text_20_body">
      <style:paragraph-properties fo:line-height="150%" fo:text-align="justify" style:justify-single-word="false"/>
    </style:style>
    <style:style style:name="P29" style:family="paragraph" style:parent-style-name="Text_20_body">
      <style:paragraph-properties fo:text-align="center" style:justify-single-word="false"/>
    </style:style>
    <style:style style:name="P30" style:family="paragraph" style:parent-style-name="Text_20_body">
      <style:paragraph-properties fo:text-align="justify" style:justify-single-word="false"/>
    </style:style>
    <style:style style:name="P31" style:family="paragraph" style:parent-style-name="Text_20_body">
      <style:text-properties fo:color="#141312" style:font-name="Times New Roman" fo:font-size="12pt" style:font-size-asian="12pt" style:font-size-complex="12pt"/>
    </style:style>
    <style:style style:name="P32" style:family="paragraph" style:parent-style-name="Text_20_body">
      <style:paragraph-properties fo:line-height="100%" fo:text-align="justify" style:justify-single-word="false"/>
    </style:style>
    <style:style style:name="P33" style:family="paragraph" style:parent-style-name="Table_20_Contents">
      <style:text-properties style:font-name="Times New Roman"/>
    </style:style>
    <style:style style:name="P34" style:family="paragraph" style:parent-style-name="Table_20_Contents">
      <style:text-properties style:font-name="Times New Roman" fo:font-weight="bold" style:font-weight-asian="bold" style:font-weight-complex="bold"/>
    </style:style>
    <style:style style:name="P35" style:family="paragraph" style:parent-style-name="Table_20_Contents">
      <style:paragraph-properties fo:text-align="center" style:justify-single-word="false"/>
      <style:text-properties style:font-name="Times New Roman"/>
    </style:style>
    <style:style style:name="P36" style:family="paragraph" style:parent-style-name="Footnote">
      <style:paragraph-properties fo:line-height="100%"/>
    </style:style>
    <style:style style:name="P37" style:family="paragraph" style:parent-style-name="Footnote">
      <style:paragraph-properties fo:line-height="100%"/>
      <style:text-properties style:font-name="Times New Roman1"/>
    </style:style>
    <style:style style:name="P38" style:family="paragraph" style:parent-style-name="Footnote">
      <style:paragraph-properties fo:line-height="100%"/>
      <style:text-properties style:font-name="Times New Roman1" fo:font-size="12pt" style:font-size-asian="12pt" style:font-size-complex="12pt"/>
    </style:style>
    <style:style style:name="P39" style:family="paragraph" style:parent-style-name="Footnote">
      <style:paragraph-properties fo:line-height="100%"/>
      <style:text-properties fo:font-size="12pt" style:font-size-asian="12pt" style:font-size-complex="12pt"/>
    </style:style>
    <style:style style:name="P40" style:family="paragraph" style:parent-style-name="Text_20_body">
      <style:paragraph-properties fo:margin-left="1.251cm" fo:margin-right="0cm" fo:text-indent="0cm" style:auto-text-indent="false"/>
    </style:style>
    <style:style style:name="P41" style:family="paragraph" style:parent-style-name="Text_20_body">
      <style:paragraph-properties fo:margin-left="1.251cm" fo:margin-right="0cm" fo:text-align="justify" style:justify-single-word="false" fo:text-indent="0cm" style:auto-text-indent="false"/>
    </style:style>
    <style:style style:name="P42" style:family="paragraph" style:parent-style-name="Text_20_body">
      <style:paragraph-properties fo:margin-left="1.251cm" fo:margin-right="0cm" fo:text-indent="0cm" style:auto-text-indent="false"/>
      <style:text-properties style:font-name="Times New Roman"/>
    </style:style>
    <style:style style:name="P43" style:family="paragraph" style:parent-style-name="Standard">
      <style:paragraph-properties fo:margin-left="1.251cm" fo:margin-right="0cm" fo:text-align="justify" style:justify-single-word="false" fo:text-indent="0cm" style:auto-text-indent="false"/>
      <style:text-properties style:font-name="Times New Roman1"/>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line-height="150%" fo:text-indent="0cm" style:auto-text-indent="false"/>
      <style:text-properties style:font-name="Times New Roman"/>
    </style:style>
    <style:style style:name="P46" style:family="paragraph" style:parent-style-name="Bibliography_20_1">
      <style:paragraph-properties fo:line-height="100%">
        <style:tab-stops/>
      </style:paragraph-properties>
    </style:style>
    <style:style style:name="P47" style:family="paragraph" style:parent-style-name="Standard" style:master-page-name="First_20_Page">
      <style:paragraph-properties style:page-number="auto"/>
    </style:style>
    <style:style style:name="P48" style:family="paragraph" style:parent-style-name="Standard">
      <style:paragraph-properties fo:text-align="start" style:justify-single-word="false"/>
      <style:text-properties style:font-name="Arial" fo:font-size="14pt" style:font-size-asian="14pt" style:font-size-complex="14pt"/>
    </style:style>
    <style:style style:name="P49" style:family="paragraph" style:parent-style-name="Text_20_body" style:list-style-name="L1">
      <style:paragraph-properties fo:line-height="150%"/>
    </style:style>
    <style:style style:name="P50" style:family="paragraph" style:parent-style-name="Text_20_body" style:list-style-name="L1">
      <style:paragraph-properties fo:line-height="150%"/>
      <style:text-properties style:font-name="Times New Roman"/>
    </style:style>
    <style:style style:name="P51" style:family="paragraph" style:parent-style-name="Text_20_body" style:list-style-name="L2">
      <style:paragraph-properties fo:line-height="150%"/>
      <style:text-properties style:font-name="Times New Roman"/>
    </style:style>
    <style:style style:name="P52" style:family="paragraph" style:parent-style-name="Text_20_body" style:list-style-name="L4">
      <style:paragraph-properties fo:line-height="150%"/>
      <style:text-properties style:font-name="Times New Roman"/>
    </style:style>
    <style:style style:name="P53" style:family="paragraph" style:parent-style-name="Text_20_body" style:list-style-name="L3"/>
    <style:style style:name="P54" style:family="paragraph" style:parent-style-name="Text_20_body" style:list-style-name="L3">
      <style:paragraph-properties fo:text-align="start" style:justify-single-word="false"/>
    </style:style>
    <style:style style:name="P55" style:family="paragraph" style:parent-style-name="Text_20_body" style:list-style-name="L3">
      <style:paragraph-properties fo:text-align="justify" style:justify-single-word="false"/>
    </style:style>
    <style:style style:name="P56" style:family="paragraph" style:parent-style-name="Index">
      <style:paragraph-properties fo:text-align="start" style:justify-single-word="false"/>
      <style:text-properties style:font-name="Arial" fo:font-size="14pt" style:font-size-asian="14pt" style:font-size-complex="14pt"/>
    </style:style>
    <style:style style:name="P57" style:family="paragraph" style:parent-style-name="Contents_20_Heading" style:master-page-name="Index">
      <style:paragraph-properties style:page-number="1" fo:break-before="page"/>
    </style:style>
    <style:style style:name="P58" style:family="paragraph" style:parent-style-name="Contents_20_2">
      <style:paragraph-properties>
        <style:tab-stops>
          <style:tab-stop style:position="0.499cm"/>
          <style:tab-stop style:position="1.499cm"/>
          <style:tab-stop style:position="14.501cm" style:type="right" style:leader-style="dotted" style:leader-text="."/>
        </style:tab-stops>
      </style:paragraph-properties>
    </style:style>
    <style:style style:name="P59" style:family="paragraph" style:parent-style-name="Heading_20_1">
      <style:text-properties style:font-name="Arial"/>
    </style:style>
    <style:style style:name="P60" style:family="paragraph" style:parent-style-name="Heading_20_1" style:master-page-name="Standard">
      <style:paragraph-properties style:page-number="auto"/>
    </style:style>
    <style:style style:name="P61" style:family="paragraph" style:parent-style-name="Heading_20_1">
      <style:paragraph-properties fo:break-before="page"/>
    </style:style>
    <style:style style:name="P62" style:family="paragraph" style:parent-style-name="Heading_20_1">
      <style:paragraph-properties fo:break-before="page"/>
      <style:text-properties style:font-name="Arial"/>
    </style:style>
    <style:style style:name="P63" style:family="paragraph" style:parent-style-name="Contents_20_1">
      <style:paragraph-properties>
        <style:tab-stops>
          <style:tab-stop style:position="1cm"/>
          <style:tab-stop style:position="15cm" style:type="right"/>
        </style:tab-stops>
      </style:paragraph-properties>
    </style:style>
    <style:style style:name="P64" style:family="paragraph" style:parent-style-name="Heading_20_2">
      <style:text-properties style:font-name="Arial"/>
    </style:style>
    <style:style style:name="P65" style:family="paragraph" style:parent-style-name="Heading_20_2">
      <style:paragraph-properties fo:line-height="100%"/>
      <style:text-properties style:font-name="Arial"/>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style:font-name="Arial"/>
    </style:style>
    <style:style style:name="P68" style:family="paragraph" style:parent-style-name="Heading_20_3">
      <style:paragraph-properties fo:line-height="100%"/>
      <style:text-properties style:font-name="Arial"/>
    </style:style>
    <style:style style:name="P69" style:family="paragraph" style:parent-style-name="Heading_20_3">
      <style:paragraph-properties fo:break-before="page"/>
      <style:text-properties style:font-name="Arial"/>
    </style:style>
    <style:style style:name="P70" style:family="paragraph" style:parent-style-name="Contents_20_4">
      <style:paragraph-properties>
        <style:tab-stops>
          <style:tab-stop style:position="0.499cm"/>
          <style:tab-stop style:position="13.503cm" style:type="right" style:leader-style="dotted" style:leader-text="."/>
        </style:tab-stops>
      </style:paragraph-properties>
    </style:style>
    <style:style style:name="P71" style:family="paragraph" style:parent-style-name="Contents_20_3">
      <style:paragraph-properties>
        <style:tab-stops>
          <style:tab-stop style:position="1cm"/>
          <style:tab-stop style:position="14.002cm" style:type="right" style:leader-style="dotted" style:leader-text="."/>
        </style:tab-stops>
      </style:paragraph-properties>
    </style:style>
    <style:style style:name="T1" style:family="text">
      <style:text-properties style:font-name="DejaVu Sans"/>
    </style:style>
    <style:style style:name="T2" style:family="text">
      <style:text-properties style:font-name="Times New Roman"/>
    </style:style>
    <style:style style:name="T3" style:family="text">
      <style:text-properties style:font-name="Times New Roman" fo:font-size="12pt" style:font-size-asian="12pt" style:font-size-complex="12pt"/>
    </style:style>
    <style:style style:name="T4" style:family="text">
      <style:text-properties style:font-name="Times New Roman" fo:font-weight="bold" style:font-weight-asian="bold" style:font-weight-complex="bold"/>
    </style:style>
    <style:style style:name="T5" style:family="text">
      <style:text-properties style:font-name="Times New Roman" fo:font-size="10pt" style:font-size-asian="10pt" style:font-size-complex="10pt"/>
    </style:style>
    <style:style style:name="T6" style:family="text">
      <style:text-properties style:font-name="Times New Roman" fo:font-style="italic" style:font-style-asian="italic" style:font-style-complex="italic"/>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font-size="12pt" style:font-size-asian="12pt" style:font-size-complex="12pt"/>
    </style:style>
    <style:style style:name="T11" style:family="text">
      <style:text-properties style:text-underline-style="solid" style:text-underline-width="auto" style:text-underline-color="font-color"/>
    </style:style>
    <style:style style:name="T12" style:family="text">
      <style:text-properties fo:font-size="10pt" style:font-size-asian="10pt" style:font-size-complex="10pt"/>
    </style:style>
    <style:style style:name="T13" style:family="text">
      <style:text-properties style:text-position="sub 58%"/>
    </style:style>
    <style:style style:name="T14" style:family="text"/>
    <style:style style:name="fr1"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Schritt " style:num-suffix=":" style:num-format="1">
        <style:list-level-properties text:list-level-position-and-space-mode="label-alignment">
          <style:list-level-label-alignment text:label-followed-by="listtab" text:list-tab-stop-position="1.27cm" fo:text-indent="-1.78cm" fo:margin-left="2.46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prefix="Schritt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fill="solid" draw:fill-color="#e6e6e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Standard"/>
      <text:p text:style-name="Standard"/>
      <text:p text:style-name="P2">Paul-Klee-Gymnasium</text:p>
      <text:p text:style-name="Standard"/>
      <text:p text:style-name="Standard"/>
      <text:p text:style-name="Standard"/>
      <text:p text:style-name="P8">Facharbeit aus der Mathematik</text:p>
      <text:p text:style-name="P7"/>
      <text:p text:style-name="P7"/>
      <text:p text:style-name="P7"/>
      <text:p text:style-name="P3">Thema:</text:p>
      <text:p text:style-name="P7"/>
      <text:p text:style-name="P9">Asymmetrische Verschlüsselungsverfahren</text:p>
      <text:p text:style-name="P7">am Beispiel des RSA-Kryptosystems</text:p>
      <text:p text:style-name="P7"/>
      <text:p text:style-name="P7"/>
      <text:p text:style-name="P4">Verfasser<text:tab/><text:tab/><text:tab/>:<text:tab/>Martin Andreas Thoma</text:p>
      <text:p text:style-name="P4">Kursleiter<text:tab/><text:tab/><text:tab/>: <text:tab/>Claudia Wenninger</text:p>
      <text:p text:style-name="P4">Abgegeben am<text:tab/><text:tab/>:<text:tab/>20.01.2010 (verändert am 06.04.2010)</text:p>
      <text:p text:style-name="P56"/>
      <text:p text:style-name="P4"/>
      <text:p text:style-name="P4">Erzielte Note<text:tab/><text:tab/>:<text:tab/>__________________</text:p>
      <text:p text:style-name="P4">Erzielte Punkteanzahl<text:tab/>:<text:tab/>__________________</text:p>
      <text:p text:style-name="P4"/>
      <text:p text:style-name="P4"/>
      <text:p text:style-name="P5">______________________</text:p>
      <text:p text:style-name="P10">Unterschrift der Kursleiteri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style-name="Strong_20_Emphasis"/>
            <text:index-entry-tab-stop style:type="left" style:position="1cm" style:leader-char=" "/>
            <text:index-entry-text text:style-name="Strong_20_Emphasis"/>
            <text:index-entry-tab-stop style:type="right" style:leader-char=" "/>
            <text:index-entry-link-start text:style-name="Internet_20_link"/>
            <text:index-entry-page-number/>
            <text:index-entry-link-end/>
          </text:table-of-content-entry-template>
          <text:table-of-content-entry-template text:outline-level="2" text:style-name="Contents_20_2">
            <text:index-entry-tab-stop style:type="left" style:position="0.499cm" style:leader-char=" "/>
            <text:index-entry-chapter/>
            <text:index-entry-tab-stop style:type="left" style:position="1.499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ab-stop style:type="left" style:position="1cm" style:leader-char=" "/>
            <text:index-entry-text/>
            <text:index-entry-tab-stop style:type="right" style:leader-char="."/>
            <text:index-entry-page-number/>
          </text:table-of-content-entry-template>
          <text:table-of-content-entry-template text:outline-level="4" text:style-name="Contents_20_4">
            <text:index-entry-tab-stop style:type="left" style:position="0.499cm" style:leader-char=" "/>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57">Inhaltsverzeichnis</text:p>
          </text:index-title>
          <text:p text:style-name="P63"><text:span text:style-name="Strong_20_Emphasis">1</text:span><text:tab/><text:span text:style-name="Strong_20_Emphasis">Prinzip der asymmetrischen Verschlüsselung</text:span><text:tab/><text:a xlink:type="simple" xlink:href="#1.Prinzip der asymmetrischen Verschlüsselung|outline" text:style-name="Internet_20_link" text:visited-style-name="Internet_20_link">2</text:a></text:p>
          <text:p text:style-name="P63"><text:span text:style-name="Strong_20_Emphasis">2</text:span><text:tab/><text:span text:style-name="Strong_20_Emphasis">Einwegfunktionen</text:span><text:tab/><text:a xlink:type="simple" xlink:href="#2.Einwegfunktionen|outline" text:style-name="Internet_20_link" text:visited-style-name="Internet_20_link">3</text:a></text:p>
          <text:p text:style-name="P63"><text:span text:style-name="Strong_20_Emphasis">3</text:span><text:tab/><text:span text:style-name="Strong_20_Emphasis">Restklassen</text:span><text:tab/><text:a xlink:type="simple" xlink:href="#3.Restklassen|outline" text:style-name="Internet_20_link" text:visited-style-name="Internet_20_link">3</text:a></text:p>
          <text:p text:style-name="P63"><text:span text:style-name="Strong_20_Emphasis">4</text:span><text:tab/><text:span text:style-name="Strong_20_Emphasis">Eulersche φ-Funktion</text:span><text:tab/><text:a xlink:type="simple" xlink:href="#4.Eulersche φ-Funktion|outline" text:style-name="Internet_20_link" text:visited-style-name="Internet_20_link">4</text:a></text:p>
          <text:p text:style-name="P63"><text:span text:style-name="Strong_20_Emphasis">5</text:span><text:tab/><text:span text:style-name="Strong_20_Emphasis">Lineare Kongruenzen</text:span><text:tab/><text:a xlink:type="simple" xlink:href="#5.Lineare Kongruenzen|outline" text:style-name="Internet_20_link" text:visited-style-name="Internet_20_link">4</text:a></text:p>
          <text:p text:style-name="P58"><text:tab/>5.1<text:tab/>Allgemeine Informationen<text:tab/><text:a xlink:type="simple" xlink:href="#5.1.Allgemeine Informationen|outline" text:style-name="Internet_20_link" text:visited-style-name="Internet_20_link">4</text:a></text:p>
          <text:p text:style-name="P58"><text:tab/>5.2<text:tab/>Chinesischer Restsatz<text:tab/><text:a xlink:type="simple" xlink:href="#5.2.Chinesischer Restsatz|outline" text:style-name="Internet_20_link" text:visited-style-name="Internet_20_link">5</text:a></text:p>
          <text:p text:style-name="P70"><text:tab/>Beispielaufgabe<text:tab/>5</text:p>
          <text:p text:style-name="P70"><text:tab/>Restklassensystem<text:tab/>6</text:p>
          <text:p text:style-name="P70"><text:tab/>Lösung<text:tab/>6</text:p>
          <text:p text:style-name="P63"><text:span text:style-name="Strong_20_Emphasis">6</text:span><text:tab/><text:span text:style-name="Strong_20_Emphasis">Multiplikativ inverses Element</text:span><text:tab/><text:a xlink:type="simple" xlink:href="#6.Multiplikativ inverses Element|outline" text:style-name="Internet_20_link" text:visited-style-name="Internet_20_link">7</text:a></text:p>
          <text:p text:style-name="P58"><text:tab/>6.1<text:tab/>Definition und Beispiele<text:tab/><text:a xlink:type="simple" xlink:href="#6.1.Definition und Beispiele|outline" text:style-name="Internet_20_link" text:visited-style-name="Internet_20_link">7</text:a></text:p>
          <text:p text:style-name="P58"><text:tab/>6.2<text:tab/>Erweiterter euklidischer Algorithmus<text:tab/><text:a xlink:type="simple" xlink:href="#6.2.Erweiterter euklidischer Algorithmus|outline" text:style-name="Internet_20_link" text:visited-style-name="Internet_20_link">7</text:a></text:p>
          <text:p text:style-name="P63"><text:span text:style-name="Strong_20_Emphasis">7</text:span><text:tab/><text:span text:style-name="Strong_20_Emphasis">RSA-Verfahren</text:span><text:tab/><text:a xlink:type="simple" xlink:href="#7.RSA-Verfahren|outline" text:style-name="Internet_20_link" text:visited-style-name="Internet_20_link">9</text:a></text:p>
          <text:p text:style-name="P58"><text:tab/>7.1<text:tab/>Verschlüsselung mit dem öffentlichen Schlüssel<text:tab/><text:a xlink:type="simple" xlink:href="#7.1.Verschlüsselung mit dem öffentlichen Schlüssel|outline" text:style-name="Internet_20_link" text:visited-style-name="Internet_20_link">10</text:a></text:p>
          <text:p text:style-name="P58"><text:tab/>7.2<text:tab/>Entschlüsselung mit dem privaten Schlüssel<text:tab/><text:a xlink:type="simple" xlink:href="#7.2.Entschlüsselung mit dem privaten Schlüssel|outline" text:style-name="Internet_20_link" text:visited-style-name="Internet_20_link">11</text:a></text:p>
          <text:p text:style-name="P71">7.2.1<text:tab/>Entschlüsselung ohne den Chinesischen Restsatz<text:tab/>11</text:p>
          <text:p text:style-name="P71">7.2.2<text:tab/>Entschlüsselung mit dem Chinesischen Restsatz<text:tab/>12</text:p>
          <text:p text:style-name="P58"><text:tab/>7.3<text:tab/>Entschlüsselung ohne den privaten Schlüssel<text:tab/><text:a xlink:type="simple" xlink:href="#7.3.Entschlüsselung ohne den privaten Schlüssel|outline" text:style-name="Internet_20_link" text:visited-style-name="Internet_20_link">13</text:a></text:p>
          <text:p text:style-name="P58"><text:tab/>7.4<text:tab/>Sicherheit des RSA-Algorithmus<text:tab/><text:a xlink:type="simple" xlink:href="#7.4.Sicherheit des RSA-Algorithmus|outline" text:style-name="Internet_20_link" text:visited-style-name="Internet_20_link">14</text:a></text:p>
          <text:p text:style-name="P58"><text:tab/>7.5<text:tab/>Warum der RSA-Algorithmus funktioniert<text:tab/><text:a xlink:type="simple" xlink:href="#7.5.Warum der RSA-Algorithmus funktioniert|outline" text:style-name="Internet_20_link" text:visited-style-name="Internet_20_link">15</text:a></text:p>
          <text:p text:style-name="P63"><text:span text:style-name="Strong_20_Emphasis">8</text:span><text:tab/><text:span text:style-name="Strong_20_Emphasis">Literaturverzeichnis</text:span><text:tab/><text:a xlink:type="simple" xlink:href="#8.Literaturverzeichnis|outline" text:style-name="Internet_20_link" text:visited-style-name="Internet_20_link">16</text:a></text:p>
          <text:p text:style-name="P63"><text:span text:style-name="Strong_20_Emphasis">9</text:span><text:tab/><text:span text:style-name="Strong_20_Emphasis">Anhang</text:span><text:tab/><text:a xlink:type="simple" xlink:href="#9.Anhang|outline" text:style-name="Internet_20_link" text:visited-style-name="Internet_20_link">18</text:a></text:p>
        </text:index-body>
      </text:table-of-content>
      <text:p text:style-name="P11"/>
      <text:h text:style-name="P60" text:outline-level="1">Prinzip der asymmetrischen Verschlüsselung</text:h>
      <text:p text:style-name="P28">Bereits im 5. Jahrhundert v. Chr. war ein Verfahren zur geheimen Weitergabe an Informationen bekannt: Die Skytale<text:note text:id="ftn1" text:note-class="footnote"><text:note-citation>1</text:note-citation><text:note-body><text:p text:style-name="P36"><text:bibliography-mark text:identifier="Wrixon" text:bibliography-type="book" text:address="Königswinter" text:author="Wrixon, F. B." text:publisher="Tandem Verlag GmbH" text:title="Geheimsprachen" text:year="2006" text:isbn="978-3-8331-2562-1">[Wrixon]</text:bibliography-mark>, S. 21f</text:p></text:note-body></text:note>. Man wickelte Papier spiralförmig um einen Stab, die Skytale, <text:s/>und schrieb die Nachricht längs der Skytale auf das Papier. Dann wurde das Papier dem Empfänger gebracht, der mit einer gleichen Skytale diese Nachricht entschlüsseln konnte.<text:tab/> <text:line-break/>Verfahren, die den gleichen Schlüssel zur Ver- als auch zur Entschlüsselung verwenden nennt man symmetrisch<text:note text:id="ftn2" text:note-class="footnote"><text:note-citation>2</text:note-citation><text:note-body><text:p text:style-name="P36"><text:span text:style-name="T12">[Birthälmer]</text:span>, S. 4</text:p></text:note-body></text:note>. In dem Beispiel ist die Skytale der <text:span text:style-name="T8">Schlüssel</text:span>. Es ist unüblich die Skytale als symmetrische Verschlüsselung zu bezeichnen, normalerweise sind Block- oder Stromchiffren damit gemeint. Diese sind jedoch schwerer zu beschreiben.<text:line-break/>Nach Kerckhoffs' Prinzip darf ein Verschlüsselungssystem keine Geheimhaltung erfordern<text:note text:id="ftn3" text:note-class="footnote"><text:note-citation>3</text:note-citation><text:note-body><text:p text:style-name="P36">[Petitcolas]</text:p></text:note-body></text:note>, also muss der Schlüssel für die Sicherheit sorgen. Wollen allerdings zwei Personen miteinander geheim kommunizieren, so muss dieser Schlüssel übertragen werden. Bei der Übertragung könnte er abgefangen werden.</text:p>
      <text:p text:style-name="P28">Asymmetrische Verschlüsselungsverfahren benutzen einen öffentlichen Schlüssel zum verschlüsseln und einen privaten Schlüssel zum entschlüsseln. Will Alice eine geheime Nachricht von Bob empfangen, so schickt sie Bob ihren öffentlichen Schlüssel. Bob verschlüsselt seine Nachricht mit diesem Schlüssel und schickt die Nachricht an Alice. Der private Schlüssel wird nicht übertragen. In dieser Hinsicht sind asymmetrische Verschlüsselungsverfahren sicherer als symmetrische.</text:p>
      <text:p text:style-name="P28">Mithilfe von asymmetrischen Verschlüsselungen kann man auch digitale Signaturen erstellen und sich damit authentifizieren. Im RSA-Verfahren sind privater und öffentlicher Schlüssel austauschbar. Das heißt, wenn eine Nachricht mit dem privaten Schlüssel verschlüsselt wird, kann sie mit dem öffentlichen Schlüssel entschlüsselt werden. Da jedoch nur der Besitzer des privaten Schlüssels eine Nachricht erstellen kann, die man mit dem öffentlichen Schlüssel entschlüsseln kann, ist es so möglich den Absender einer Nachricht zu authentifizieren.</text:p>
      <text:h text:style-name="Heading_20_1" text:outline-level="1"><text:soft-page-break/>Einwegfunktionen</text:h>
      <text:p text:style-name="P28">Eine Einwegfunktion ist in der Mathematik eine Beziehung zwischen zwei Mengen, die „komplexitätstheoretisch „schwer“ umzukehren ist“<text:note text:id="ftn4" text:note-class="footnote"><text:note-citation>4</text:note-citation><text:note-body><text:p text:style-name="P36"><text:a xlink:type="simple" xlink:href="http://de.wikipedia.org/w/index.php?title=Einwegfunktion&amp;oldid=59014013"><text:bibliography-mark text:identifier="Beutelspacher" text:bibliography-type="book" text:address="Wiesbaden" text:author="Beutelspacher, A., Neumann, H. B. und Schwarzpaul, T." text:publisher="Vieweg+Teubner Verlag" text:title="Kryptografie in Theorie und Praxis" text:year="2005" text:isbn="9783528031688">[Beutelspacher]</text:bibliography-mark></text:a><text:a xlink:type="simple" xlink:href="http://de.wikipedia.org/w/index.php?title=Einwegfunktion&amp;oldid=59014013">, S. 114</text:a></text:p></text:note-body></text:note>. Ein Beispiel für eine Einweg-funktion ist die Multiplikation zweier Zahlen. Die Laufzeit des Schönhage-Strassen-Algorithmus zur Multiplikation zweier n-stelliger ganzer Zahlen ist mit<draw:frame draw:style-name="fr1" draw:name="Objekt31" text:anchor-type="as-char" svg:width="4.514cm" svg:height="0.487cm" draw:z-index="6"><draw:object xlink:href="./Object 31" xlink:type="simple" xlink:show="embed" xlink:actuate="onLoad"/><draw:image xlink:href="./ObjectReplacements/Object 31" xlink:type="simple" xlink:show="embed" xlink:actuate="onLoad"/></draw:frame><text:note text:id="ftn5" text:note-class="footnote"><text:note-citation>5</text:note-citation><text:note-body><text:p text:style-name="P36"><text:bibliography-mark text:identifier="Pethö" text:bibliography-type="book" text:address="Wiesbaden" text:author="Pethö, A., Pohst, M." text:publisher="Vieweg+Teubner Verlag" text:title="Algebraische Algorithmen" text:year="1999" text:isbn="9783528065980">[Pethö]</text:bibliography-mark>, S. 25</text:p></text:note-body></text:note> deutlich kleiner als die Laufzeit von <draw:frame draw:style-name="fr1" draw:name="Objekt32" text:anchor-type="as-char" svg:width="3.978cm" svg:height="0.589cm" draw:z-index="13"><draw:object xlink:href="./Object 32" xlink:type="simple" xlink:show="embed" xlink:actuate="onLoad"/><draw:image xlink:href="./ObjectReplacements/Object 32" xlink:type="simple" xlink:show="embed" xlink:actuate="onLoad"/></draw:frame> des Zahlkörpersiebs<text:note text:id="ftn6" text:note-class="footnote"><text:note-citation>6</text:note-citation><text:note-body><text:p text:style-name="P36"><text:bibliography-mark text:identifier="Rothe" text:bibliography-type="book" text:address="Berlin" text:author="Rothe, J." text:publisher="Springer" text:title="Komplexitätstheorie und Kryptologie" text:year="2008" text:isbn="9783540797449">[Rothe]</text:bibliography-mark>, S. 384</text:p></text:note-body></text:note>, das der Faktorisierung dient.</text:p>
      <text:p text:style-name="P28">Die Sicherheit des RSA-Verfahrens zur asymmetrischen Verschlüsselung basiert auf der Annahme, dass die Faktorisierung einer großen Zahl deutlich länger dauert als das Multiplizieren der Primfaktoren. Falls es keinen besseren Algorithmus zur Faktorisie-rung als zur Multiplikation gibt, ist diese Annahme korrekt. Nach dem Stand von 2009 ist dies der Fall.</text:p>
      <text:p text:style-name="P32">Weitere Hinweise zur Sicherheit des RSA-Kryptosystems sind in <text:a xlink:type="simple" xlink:href="#7.4.Sicherheit des RSA-Algorithmus|outline"><text:span text:style-name="T9">Kapitel 7.4</text:span></text:a> zu finden.</text:p>
      <text:h text:style-name="P59" text:outline-level="1">Restklassen</text:h>
      <text:p text:style-name="P23">Teilt man eine ganze Zahl a durch eine ganze Zahl <draw:frame draw:style-name="fr1" draw:name="Objekt62" text:anchor-type="as-char" svg:width="1.095cm" svg:height="0.467cm" draw:z-index="14"><draw:object xlink:href="./Object 62" xlink:type="simple" xlink:show="embed" xlink:actuate="onLoad"/><draw:image xlink:href="./ObjectReplacements/Object 62" xlink:type="simple" xlink:show="embed" xlink:actuate="onLoad"/></draw:frame>, so bleibt ein Rest <draw:frame draw:style-name="fr1" draw:name="Objekt63" text:anchor-type="as-char" svg:width="1.205cm" svg:height="0.531cm" draw:z-index="15"><draw:object xlink:href="./Object 63" xlink:type="simple" xlink:show="embed" xlink:actuate="onLoad"/><draw:image xlink:href="./ObjectReplacements/Object 63" xlink:type="simple" xlink:show="embed" xlink:actuate="onLoad"/></draw:frame>. Anhand aller möglichen Reste <draw:frame draw:style-name="fr1" draw:name="Objekt122" text:anchor-type="as-char" svg:width="1.656cm" svg:height="0.467cm" draw:z-index="17"><draw:object xlink:href="./Object 122" xlink:type="simple" xlink:show="embed" xlink:actuate="onLoad"/><draw:image xlink:href="./ObjectReplacements/Object 122" xlink:type="simple" xlink:show="embed" xlink:actuate="onLoad"/></draw:frame> teilt man nun alle Zahlen in<draw:frame draw:style-name="fr1" draw:name="Objekt64" text:anchor-type="as-char" svg:width="0.757cm" svg:height="0.471cm" draw:z-index="20"><draw:object xlink:href="./Object 64" xlink:type="simple" xlink:show="embed" xlink:actuate="onLoad"/><draw:image xlink:href="./ObjectReplacements/Object 64" xlink:type="simple" xlink:show="embed" xlink:actuate="onLoad"/></draw:frame>Teilmengen ein. Diese Teilmengen nennt man Restklassen. Man sagt, alle Zahlen, die den selben Rest r beim Teilen durch m lassen, gehören der selben Restklasse modulo m an<text:note text:id="ftn7" text:note-class="footnote"><text:note-citation>7</text:note-citation><text:note-body><text:p text:style-name="P36"><text:bibliography-mark text:identifier="Forster" text:bibliography-type="book" text:address="Wiesbaden" text:author="Forster, O." text:publisher="Vieweg Braunschweig/Wiesbaden" text:title="Algorithmische Zahlentheorie" text:year="1996" text:isbn="3-528-06580-X">[Forster]</text:bibliography-mark>, S. 45</text:p></text:note-body></text:note>. <text:line-break/>Ein Beispiel aus dem Alltag sind Zeitangaben. Man schreibt nicht 348 Minuten, sondern 5 Stunden und 48 Minuten. Es wird also modulo 60 gerechnet. Auch in der Grund-schule rechnet man mit Restklassen modulo 10, wenn man ganze Zahlen in Einer, Zehner und Hunderter unterteilt.<text:tab/><text:line-break/>Ein weiteres Beispiel ist die Einteilung in <text:s/>gerade und ungerade Zahlen. Bleibt bei einer Zahl kein Rest beim Teilen durch zwei, so wird sie als „gerade“ bezeichnet und ist in einer Restklasse modulo 2 mit allen anderen geraden Zahlen.</text:p>
      <text:h text:style-name="P59" text:outline-level="1"><text:soft-page-break/>Eulersche φ-Funktion</text:h>
      <text:p text:style-name="P23">Die Eulersche φ-Funktion gibt für jede natürliche Zahl n an, wie viele positive ganze Zahlen <draw:frame draw:style-name="fr1" draw:name="Objekt1" text:anchor-type="as-char" svg:width="1.011cm" svg:height="0.467cm" draw:z-index="0"><draw:object xlink:href="./Object 1" xlink:type="simple" xlink:show="embed" xlink:actuate="onLoad"/><draw:image xlink:href="./ObjectReplacements/Object 1" xlink:type="simple" xlink:show="embed" xlink:actuate="onLoad"/></draw:frame> zu ihr relativ prim sind<text:note text:id="ftn8" text:note-class="footnote"><text:note-citation>8</text:note-citation><text:note-body><text:p text:style-name="P36"><text:bibliography-mark text:identifier="Brill" text:bibliography-type="book" text:address="Wien" text:author="Brill, M." text:publisher="Hanser Verlag" text:title="Mathematik für Informatiker" text:year="2004" text:isbn="9783446228023">[Brill]</text:bibliography-mark>, S. 148</text:p></text:note-body></text:note>. <text:s/>a ist zu n relativ prim, wenn <draw:frame draw:style-name="fr1" draw:name="Objekt5" text:anchor-type="as-char" svg:width="2.528cm" svg:height="0.487cm" draw:z-index="21"><draw:object xlink:href="./Object 5" xlink:type="simple" xlink:show="embed" xlink:actuate="onLoad"/><draw:image xlink:href="./ObjectReplacements/Object 5" xlink:type="simple" xlink:show="embed" xlink:actuate="onLoad"/></draw:frame> gilt, also wenn a und n keinen größeren gemeinsamen Teiler als 1 haben. Man sagt auch „a und b sind teilerfremd“.<text:tab/><text:line-break/><text:span text:style-name="T3">φ(n)</text:span> ist zugleich die Ordnung der multiplikativen Gruppe <draw:frame draw:style-name="fr1" draw:name="Objekt3" text:anchor-type="as-char" svg:width="1.926cm" svg:height="0.487cm" draw:z-index="22"><draw:object xlink:href="./Object 3" xlink:type="simple" xlink:show="embed" xlink:actuate="onLoad"/><draw:image xlink:href="./ObjectReplacements/Object 3" xlink:type="simple" xlink:show="embed" xlink:actuate="onLoad"/></draw:frame>. <text:span text:style-name="T10">φ(n)</text:span> gibt also an, wie viele Zahlen im Restklassenring modulo n ein multiplikativ Inverses haben. Mehr dazu in <text:a xlink:type="simple" xlink:href="#6.Multiplikativ inverses Element|outline"><text:span text:style-name="T9">Kapitel 6</text:span></text:a><text:a xlink:type="simple" xlink:href="#6.Multiplikativ inverses Element|outline">.</text:a><text:tab/><text:line-break/>Für Primzahlen gilt <draw:frame draw:style-name="fr1" draw:name="Objekt4" text:anchor-type="as-char" svg:width="2.277cm" svg:height="0.487cm" draw:z-index="23"><draw:object xlink:href="./Object 4" xlink:type="simple" xlink:show="embed" xlink:actuate="onLoad"/><draw:image xlink:href="./ObjectReplacements/Object 4" xlink:type="simple" xlink:show="embed" xlink:actuate="onLoad"/></draw:frame>, da eine Primzahl nur durch sich und eins teilbar ist. Sei <text:s/>A die multiplikative Gruppe einer Primzahl p, B die multiplikative Gruppe einer Primzahl q und C die multiplikative Gruppe von <draw:frame draw:style-name="fr1" draw:name="Objekt38" text:anchor-type="as-char" svg:width="0.852cm" svg:height="0.467cm" draw:z-index="24"><draw:object xlink:href="./Object 38" xlink:type="simple" xlink:show="embed" xlink:actuate="onLoad"/><draw:image xlink:href="./ObjectReplacements/Object 38" xlink:type="simple" xlink:show="embed" xlink:actuate="onLoad"/></draw:frame>. Dann ist <draw:frame draw:style-name="fr1" draw:name="Objekt39" text:anchor-type="as-char" svg:width="2.335cm" svg:height="0.471cm" draw:z-index="25"><draw:object xlink:href="./Object 39" xlink:type="simple" xlink:show="embed" xlink:actuate="onLoad"/><draw:image xlink:href="./ObjectReplacements/Object 39" xlink:type="simple" xlink:show="embed" xlink:actuate="onLoad"/></draw:frame> und <draw:frame draw:style-name="fr1" draw:name="Objekt40" text:anchor-type="as-char" svg:width="7.214cm" svg:height="0.489cm" draw:z-index="26"><draw:object xlink:href="./Object 40" xlink:type="simple" xlink:show="embed" xlink:actuate="onLoad"/><draw:image xlink:href="./ObjectReplacements/Object 40" xlink:type="simple" xlink:show="embed" xlink:actuate="onLoad"/></draw:frame><text:line-break/>Daraus folgt, dass <text:s/><draw:frame draw:style-name="fr1" draw:name="Objekt6" text:anchor-type="as-char" svg:width="6.182cm" svg:height="0.487cm" draw:z-index="27"><draw:object xlink:href="./Object 6" xlink:type="simple" xlink:show="embed" xlink:actuate="onLoad"/><draw:image xlink:href="./ObjectReplacements/Object 6" xlink:type="simple" xlink:show="embed" xlink:actuate="onLoad"/></draw:frame> für zwei Primzahlen <draw:frame draw:style-name="fr1" draw:name="Objekt7" text:anchor-type="as-char" svg:width="1.069cm" svg:height="0.467cm" draw:z-index="28"><draw:object xlink:href="./Object 7" xlink:type="simple" xlink:show="embed" xlink:actuate="onLoad"/><draw:image xlink:href="./ObjectReplacements/Object 7" xlink:type="simple" xlink:show="embed" xlink:actuate="onLoad"/></draw:frame>gilt.</text:p>
      <text:h text:style-name="P59" text:outline-level="1">Lineare Kongruenzen</text:h>
      <text:h text:style-name="P64" text:outline-level="2">Allgemeine Informationen</text:h>
      <text:p text:style-name="P24">Zwei Zahlen <draw:frame draw:style-name="fr1" draw:name="Objekt33" text:anchor-type="as-char" svg:width="1.573cm" svg:height="0.467cm" draw:z-index="33"><draw:object xlink:href="./Object 33" xlink:type="simple" xlink:show="embed" xlink:actuate="onLoad"/><draw:image xlink:href="./ObjectReplacements/Object 33" xlink:type="simple" xlink:show="embed" xlink:actuate="onLoad"/></draw:frame>heißen kongruent modulo <draw:frame draw:style-name="fr1" draw:name="Objekt34" text:anchor-type="as-char" svg:width="1.192cm" svg:height="0.467cm" draw:z-index="34"><draw:object xlink:href="./Object 34" xlink:type="simple" xlink:show="embed" xlink:actuate="onLoad"/><draw:image xlink:href="./ObjectReplacements/Object 34" xlink:type="simple" xlink:show="embed" xlink:actuate="onLoad"/></draw:frame>, falls a und b bei der Division durch m den den gleichen Rest lassen. Man schreibt <draw:frame draw:style-name="fr1" draw:name="Objekt41" text:anchor-type="as-char" svg:width="2.506cm" svg:height="0.487cm" draw:z-index="40"><draw:object xlink:href="./Object 41" xlink:type="simple" xlink:show="embed" xlink:actuate="onLoad"/><draw:image xlink:href="./ObjectReplacements/Object 41" xlink:type="simple" xlink:show="embed" xlink:actuate="onLoad"/></draw:frame><text:note text:id="ftn9" text:note-class="footnote"><text:note-citation>9</text:note-citation><text:note-body><text:p text:style-name="P36"><text:bibliography-mark text:identifier="Reiss" text:bibliography-type="book" text:address="Berlin Heidelberg" text:author="Reiss, K. und Schmieder G." text:publisher="Springer-Verlag" text:title="Basiswissen Zahlentheorie" text:year="2007" text:isbn="978-3-540-45377-2">[Reiss]</text:bibliography-mark>, S. 179f</text:p></text:note-body></text:note>.</text:p>
      <text:p text:style-name="P24">Gilt <draw:frame draw:style-name="fr1" draw:name="Objekt35" text:anchor-type="as-char" svg:width="7.303cm" svg:height="0.487cm" draw:z-index="41"><draw:object xlink:href="./Object 35" xlink:type="simple" xlink:show="embed" xlink:actuate="onLoad"/><draw:image xlink:href="./ObjectReplacements/Object 35" xlink:type="simple" xlink:show="embed" xlink:actuate="onLoad"/></draw:frame>, dann bedeutet das, dass <draw:frame draw:style-name="fr1" draw:name="Objekt36" text:anchor-type="as-char" svg:width="1.933cm" svg:height="0.49cm" draw:z-index="42"><draw:object xlink:href="./Object 36" xlink:type="simple" xlink:show="embed" xlink:actuate="onLoad"/><draw:image xlink:href="./ObjectReplacements/Object 36" xlink:type="simple" xlink:show="embed" xlink:actuate="onLoad"/></draw:frame>für ein passendes x. Man nennt <draw:frame draw:style-name="fr1" draw:name="Objekt85" text:anchor-type="as-char" svg:width="2.704cm" svg:height="0.487cm" draw:z-index="43"><draw:object xlink:href="./Object 85" xlink:type="simple" xlink:show="embed" xlink:actuate="onLoad"/><draw:image xlink:href="./ObjectReplacements/Object 85" xlink:type="simple" xlink:show="embed" xlink:actuate="onLoad"/></draw:frame> ein lineares Kongruenzsystem. </text:p>
      <text:h text:style-name="P66" text:outline-level="2">Chinesischer Restsatz</text:h>
      <text:p text:style-name="P21">Der Chinesische Restsatz sagt, ob lineare Kongruenzsysteme lösbar sind und wie diese Lösungen aussehen:</text:p>
      <table:table table:name="Tabelle4" table:style-name="Tabelle4">
        <table:table-column table:style-name="Tabelle4.A"/>
        <table:table-row>
          <table:table-cell table:style-name="Tabelle4.A1" office:value-type="string">
            <text:p text:style-name="P33"><draw:frame draw:style-name="fr2" draw:name="Objekt37" text:anchor-type="as-char" svg:width="12.998cm" svg:height="3.771cm" draw:z-index="44"><draw:object xlink:href="./Object 37" xlink:type="simple" xlink:show="embed" xlink:actuate="onLoad"/><draw:image xlink:href="./ObjectReplacements/Object 37" xlink:type="simple" xlink:show="embed" xlink:actuate="onLoad"/></draw:frame></text:p>
          </table:table-cell>
        </table:table-row>
      </table:table>
      <text:p text:style-name="P17"/>
      <text:p text:style-name="P16"><text:span text:style-name="T7">Beweis nach [Reiss], S. 221f</text:span>:</text:p>
      <text:p text:style-name="P21"><draw:frame draw:style-name="fr2" draw:name="Objekt101" text:anchor-type="as-char" svg:width="14.921cm" svg:height="6.967cm" draw:z-index="46"><draw:object xlink:href="./Object 101" xlink:type="simple" xlink:show="embed" xlink:actuate="onLoad"/><draw:image xlink:href="./ObjectReplacements/Object 101" xlink:type="simple" xlink:show="embed" xlink:actuate="onLoad"/></draw:frame></text:p>
      <text:h text:style-name="Heading_20_4" text:outline-level="4">Beispielaufgabe</text:h>
      <text:p text:style-name="Text_20_body">Folgende Aufgabe wurde [Berendt] entnommen:</text:p>
      <text:p text:style-name="P43">17 chinesische Piraten erbeuten eine Truhe mit Goldstücken. Beim Versuch, diese gleichmäßig zu verteilen, bleiben 7 Goldstücke übrig. Um diese entbrennt ein heftiger Streit, bei dem einer der Piraten das Leben lässt. Die verbleibenden 16 versuchen erneut, die Goldstücke gerecht zu verteilen, behalten jedoch elf Stücke übrig. Bei der folgenden Auseinandersetzung geht wieder einer der Streitenden über Bord. Den 15 Überlebenden gelingt dann die Teilung. Wie viele Goldstücke müssen es mindestens gewesen sein?</text:p>
      <text:h text:style-name="Heading_20_4" text:outline-level="4"><text:soft-page-break/>Restklassensystem</text:h>
      <text:p text:style-name="P15"><text:tab/><draw:frame draw:style-name="fr1" draw:name="Objekt65" text:anchor-type="as-char" svg:width="4.941cm" svg:height="1.991cm" draw:z-index="47"><draw:object xlink:href="./Object 65" xlink:type="simple" xlink:show="embed" xlink:actuate="onLoad"/><draw:image xlink:href="./ObjectReplacements/Object 65" xlink:type="simple" xlink:show="embed" xlink:actuate="onLoad"/></draw:frame></text:p>
      <text:h text:style-name="Heading_20_4" text:outline-level="4">Lösung</text:h>
      <text:p text:style-name="P21"><text:tab/>I Produkte </text:p>
      <text:p text:style-name="P21"><text:tab/><text:tab/><draw:frame draw:style-name="fr1" draw:name="Objekt2" text:anchor-type="as-char" svg:width="3.831cm" svg:height="3.78cm" draw:z-index="48"><draw:object xlink:href="./Object 2" xlink:type="simple" xlink:show="embed" xlink:actuate="onLoad"/><draw:image xlink:href="./ObjectReplacements/Object 2" xlink:type="simple" xlink:show="embed" xlink:actuate="onLoad"/></draw:frame></text:p>
      <text:p text:style-name="P21"><text:tab/>II Multiplikativ Inverses der Restklassensysteme</text:p>
      <text:p text:style-name="P21"><text:tab/><text:tab/><draw:frame draw:style-name="fr1" draw:name="Objekt72" text:anchor-type="as-char" svg:width="3.642cm" svg:height="1.67cm" draw:z-index="49"><draw:object xlink:href="./Object 73" xlink:type="simple" xlink:show="embed" xlink:actuate="onLoad"/><draw:image xlink:href="./ObjectReplacements/Object 73" xlink:type="simple" xlink:show="embed" xlink:actuate="onLoad"/></draw:frame></text:p>
      <text:p text:style-name="P21"><text:tab/>III <text:s/>Multiplikation der Restklassensysteme mit a<text:span text:style-name="T13">j</text:span></text:p>
      <text:p text:style-name="P21"><text:tab/><text:tab/><draw:frame draw:style-name="fr1" draw:name="Objekt73" text:anchor-type="as-char" svg:width="4.399cm" svg:height="1.67cm" draw:z-index="50"><draw:object xlink:href="./Object 119" xlink:type="simple" xlink:show="embed" xlink:actuate="onLoad"/><draw:image xlink:href="./ObjectReplacements/Object 119" xlink:type="simple" xlink:show="embed" xlink:actuate="onLoad"/></draw:frame></text:p>
      <text:p text:style-name="P21"><text:tab/>IV Berechnung der Lösung des Restklassensystem</text:p>
      <text:p text:style-name="P21"><text:tab/><text:tab/><draw:frame draw:style-name="fr1" draw:name="Objekt71" text:anchor-type="as-char" svg:width="11.017cm" svg:height="2.304cm" draw:z-index="51"><draw:object xlink:href="./Object 72" xlink:type="simple" xlink:show="embed" xlink:actuate="onLoad"/><draw:image xlink:href="./ObjectReplacements/Object 72" xlink:type="simple" xlink:show="embed" xlink:actuate="onLoad"/></draw:frame></text:p>
      <text:p text:style-name="P26">Antwort:</text:p>
      <text:p text:style-name="P42">Die Anzahl der von den Piraten erbeuteten Goldstücken muss mindestens 75 betragen, kann aber auch <draw:frame draw:style-name="fr1" draw:name="Objekt129" text:anchor-type="as-char" svg:width="2.194cm" svg:height="0.467cm" draw:z-index="54"><draw:object xlink:href="./Object 129" xlink:type="simple" xlink:show="embed" xlink:actuate="onLoad"/><draw:image xlink:href="./ObjectReplacements/Object 129" xlink:type="simple" xlink:show="embed" xlink:actuate="onLoad"/></draw:frame>, <draw:frame draw:style-name="fr1" draw:name="Objekt130" text:anchor-type="as-char" svg:width="2.21cm" svg:height="0.467cm" draw:z-index="55"><draw:object xlink:href="./Object 130" xlink:type="simple" xlink:show="embed" xlink:actuate="onLoad"/><draw:image xlink:href="./ObjectReplacements/Object 130" xlink:type="simple" xlink:show="embed" xlink:actuate="onLoad"/></draw:frame> oder ein beliebiger anderer positiver Vertreter dieser Restklasse (mod 4080) sein.</text:p>
      <text:h text:style-name="P61" text:outline-level="1">Multiplikativ inverses Element</text:h>
      <text:h text:style-name="Heading_20_2" text:outline-level="2">Definition und Beispiele</text:h>
      <text:p text:style-name="P23">Das multiplikativ inverse Element d von e ergibt bei der Multiplikation mit e das neutrale Element der Multiplikation, also die Eins: <draw:frame draw:style-name="fr1" draw:name="Objekt86" text:anchor-type="as-char" svg:width="1.379cm" svg:height="0.467cm" draw:z-index="56"><draw:object xlink:href="./Object 86" xlink:type="simple" xlink:show="embed" xlink:actuate="onLoad"/><draw:image xlink:href="./ObjectReplacements/Object 86" xlink:type="simple" xlink:show="embed" xlink:actuate="onLoad"/></draw:frame><text:tab/><text:line-break/>In <draw:frame draw:style-name="fr1" draw:name="Objekt19" text:anchor-type="as-char" svg:width="1.402cm" svg:height="0.492cm" draw:z-index="57"><draw:object xlink:href="./Object 19" xlink:type="simple" xlink:show="embed" xlink:actuate="onLoad"/><draw:image xlink:href="./ObjectReplacements/Object 19" xlink:type="simple" xlink:show="embed" xlink:actuate="onLoad"/></draw:frame>hat jedes Element ein multiplikativ Inverses, den Kehrbruch. In <draw:frame draw:style-name="fr1" draw:name="Objekt20" text:anchor-type="as-char" svg:width="1.365cm" svg:height="0.467cm" draw:z-index="64"><draw:object xlink:href="./Object 20" xlink:type="simple" xlink:show="embed" xlink:actuate="onLoad"/><draw:image xlink:href="./ObjectReplacements/Object 20" xlink:type="simple" xlink:show="embed" xlink:actuate="onLoad"/></draw:frame> ist das multiplikativ Inverse von zwei in der Restgruppe von vier, da<text:tab/><draw:frame draw:style-name="fr1" draw:name="Objekt21" text:anchor-type="as-char" svg:width="2.148cm" svg:height="0.467cm" draw:z-index="72"><draw:object xlink:href="./Object 21" xlink:type="simple" xlink:show="embed" xlink:actuate="onLoad"/><draw:image xlink:href="./ObjectReplacements/Object 21" xlink:type="simple" xlink:show="embed" xlink:actuate="onLoad"/></draw:frame> <draw:frame draw:style-name="fr1" draw:name="Objekt123" text:anchor-type="as-char" svg:width="2.609cm" svg:height="0.487cm" draw:z-index="73"><draw:object xlink:href="./Object 123" xlink:type="simple" xlink:show="embed" xlink:actuate="onLoad"/><draw:image xlink:href="./ObjectReplacements/Object 123" xlink:type="simple" xlink:show="embed" xlink:actuate="onLoad"/></draw:frame>Mit dem erweitertem euklidischem Algorithmus kann man das multiplikativ Inverse von a in <draw:frame draw:style-name="fr1" draw:name="Objekt22" text:anchor-type="as-char" svg:width="1.376cm" svg:height="0.467cm" draw:z-index="74"><draw:object xlink:href="./Object 22" xlink:type="simple" xlink:show="embed" xlink:actuate="onLoad"/><draw:image xlink:href="./ObjectReplacements/Object 22" xlink:type="simple" xlink:show="embed" xlink:actuate="onLoad"/></draw:frame>finden. </text:p>
      <text:h text:style-name="Heading_20_2" text:outline-level="2">Erweiterter euklidischer Algorithmus</text:h>
      <text:p text:style-name="P28"><text:span text:style-name="T2">Sind zwei Zahlen </text:span><text:span text:style-name="T2"><draw:frame draw:style-name="fr1" draw:name="Objekt24" text:anchor-type="as-char" svg:width="1.009cm" svg:height="0.467cm" draw:z-index="75"><draw:object xlink:href="./Object 24" xlink:type="simple" xlink:show="embed" xlink:actuate="onLoad"/><draw:image xlink:href="./ObjectReplacements/Object 24" xlink:type="simple" xlink:show="embed" xlink:actuate="onLoad"/></draw:frame></text:span><text:span text:style-name="T2"> gegeben und will deren größten gemeinsamen Teiler berech-nen, so kann man den erweiterten euklidischen Algorithmus anwenden:</text:span></text:p>
      <text:list xml:id="list532441514" text:style-name="L1">
        <text:list-item>
          <text:p text:style-name="P49"><text:span text:style-name="T2">Größtmögliches q wählen, so dass gilt </text:span><text:span text:style-name="T2"><draw:frame draw:style-name="fr1" draw:name="Objekt23" text:anchor-type="as-char" svg:width="2.201cm" svg:height="0.531cm" draw:z-index="76"><draw:object xlink:href="./Object 23" xlink:type="simple" xlink:show="embed" xlink:actuate="onLoad"/><draw:image xlink:href="./ObjectReplacements/Object 23" xlink:type="simple" xlink:show="embed" xlink:actuate="onLoad"/></draw:frame></text:span></text:p>
        </text:list-item>
        <text:list-item>
          <text:p text:style-name="P50"><draw:frame draw:style-name="fr1" draw:name="Objekt25" text:anchor-type="as-char" svg:width="2.318cm" svg:height="0.531cm" draw:z-index="77"><draw:object xlink:href="./Object 25" xlink:type="simple" xlink:show="embed" xlink:actuate="onLoad"/><draw:image xlink:href="./ObjectReplacements/Object 25" xlink:type="simple" xlink:show="embed" xlink:actuate="onLoad"/></draw:frame></text:p>
        </text:list-item>
        <text:list-item>
          <text:p text:style-name="P50"><draw:frame draw:style-name="fr1" draw:name="Objekt26" text:anchor-type="as-char" svg:width="2.417cm" svg:height="0.531cm" draw:z-index="78"><draw:object xlink:href="./Object 26" xlink:type="simple" xlink:show="embed" xlink:actuate="onLoad"/><draw:image xlink:href="./ObjectReplacements/Object 26" xlink:type="simple" xlink:show="embed" xlink:actuate="onLoad"/></draw:frame></text:p>
        </text:list-item>
        <text:list-item>
          <text:p text:style-name="P50">…</text:p>
        </text:list-item>
        <text:list-item>
          <text:p text:style-name="P49"><text:span text:style-name="T2">bis </text:span><text:span text:style-name="T2"><draw:frame draw:style-name="fr1" draw:name="Objekt27" text:anchor-type="as-char" svg:width="3.126cm" svg:height="0.531cm" draw:z-index="79"><draw:object xlink:href="./Object 27" xlink:type="simple" xlink:show="embed" xlink:actuate="onLoad"/><draw:image xlink:href="./ObjectReplacements/Object 27" xlink:type="simple" xlink:show="embed" xlink:actuate="onLoad"/></draw:frame></text:span><text:span text:style-name="T2">mit </text:span><text:span text:style-name="T2"><draw:frame draw:style-name="fr1" draw:name="Objekt28" text:anchor-type="as-char" svg:width="1.115cm" svg:height="0.531cm" draw:z-index="89"><draw:object xlink:href="./Object 28" xlink:type="simple" xlink:show="embed" xlink:actuate="onLoad"/><draw:image xlink:href="./ObjectReplacements/Object 28" xlink:type="simple" xlink:show="embed" xlink:actuate="onLoad"/></draw:frame></text:span></text:p>
        </text:list-item>
      </text:list>
      <text:p text:style-name="P27"><text:span text:style-name="T2">Dann ist </text:span><text:span text:style-name="T2"><draw:frame draw:style-name="fr2" draw:name="Objekt29" text:anchor-type="as-char" svg:width="3.007cm" svg:height="0.531cm" draw:z-index="91"><draw:object xlink:href="./Object 29" xlink:type="simple" xlink:show="embed" xlink:actuate="onLoad"/><draw:image xlink:href="./ObjectReplacements/Object 29" xlink:type="simple" xlink:show="embed" xlink:actuate="onLoad"/></draw:frame></text:span></text:p>
      <text:p text:style-name="P28"><text:span text:style-name="T2">Mit diesem Algorithmus kann man nun das multiplikativ Inverse von a in </text:span><text:span text:style-name="T2"><draw:frame draw:style-name="fr1" draw:name="Objekt30" text:anchor-type="as-char" svg:width="1.376cm" svg:height="0.467cm" draw:z-index="93"><draw:object xlink:href="./Object 30" xlink:type="simple" xlink:show="embed" xlink:actuate="onLoad"/><draw:image xlink:href="./ObjectReplacements/Object 30" xlink:type="simple" xlink:show="embed" xlink:actuate="onLoad"/></draw:frame></text:span><text:span text:style-name="T2">finden, wenn der größte gemeinsame Teiler von a und n gleich 1 ist. Da im vorletzten Schritt </text:span><text:span text:style-name="T2"><draw:frame draw:style-name="fr1" draw:name="Objekt42" text:anchor-type="as-char" svg:width="1.448cm" svg:height="0.531cm" draw:z-index="101"><draw:object xlink:href="./Object 42" xlink:type="simple" xlink:show="embed" xlink:actuate="onLoad"/><draw:image xlink:href="./ObjectReplacements/Object 42" xlink:type="simple" xlink:show="embed" xlink:actuate="onLoad"/></draw:frame></text:span><text:span text:style-name="T2"> ist, kann man 1 als Linearkombination der Reste von </text:span><text:span text:style-name="T2"><draw:frame draw:style-name="fr1" draw:name="Objekt43" text:anchor-type="as-char" svg:width="2.505cm" svg:height="0.531cm" draw:z-index="106"><draw:object xlink:href="./Object 43" xlink:type="simple" xlink:show="embed" xlink:actuate="onLoad"/><draw:image xlink:href="./ObjectReplacements/Object 43" xlink:type="simple" xlink:show="embed" xlink:actuate="onLoad"/></draw:frame></text:span><text:span text:style-name="T2">darstellen. Diese Reste kann man wiederum als Linearkombination vorhergehender Reste darstellen. Dies setzt man so lange fort, bis man eine Linearkombination mit a und n von 1 hat. Da wir im Restklassenring n sind, muss man nur das Produkt mit a betrachten und kann das multiplikativ Inverse zu a im Restklassenring </text:span><text:span text:style-name="T2"><draw:frame draw:style-name="fr1" draw:name="Objekt44" text:anchor-type="as-char" svg:width="1.376cm" svg:height="0.467cm" draw:z-index="107"><draw:object xlink:href="./Object 44" xlink:type="simple" xlink:show="embed" xlink:actuate="onLoad"/><draw:image xlink:href="./ObjectReplacements/Object 44" xlink:type="simple" xlink:show="embed" xlink:actuate="onLoad"/></draw:frame></text:span><text:span text:style-name="T2"> ablesen. </text:span></text:p>
      <text:p text:style-name="P23"/>
      <text:p text:style-name="P23"><text:soft-page-break/>Hier ein Beispiel zur Veranschaulichung:</text:p>
      <text:p text:style-name="P22">Sei <draw:frame draw:style-name="fr1" draw:name="Objekt45" text:anchor-type="as-char" svg:width="11.645cm" svg:height="0.531cm" draw:z-index="109"><draw:object xlink:href="./Object 45" xlink:type="simple" xlink:show="embed" xlink:actuate="onLoad"/><draw:image xlink:href="./ObjectReplacements/Object 45" xlink:type="simple" xlink:show="embed" xlink:actuate="onLoad"/></draw:frame><text:line-break/>Gesucht ist das multiplikativ Inverse von <draw:frame draw:style-name="fr1" draw:name="Objekt131" text:anchor-type="as-char" svg:width="2.233cm" svg:height="0.467cm" draw:z-index="110"><draw:object xlink:href="./Object 131" xlink:type="simple" xlink:show="embed" xlink:actuate="onLoad"/><draw:image xlink:href="./ObjectReplacements/Object 131" xlink:type="simple" xlink:show="embed" xlink:actuate="onLoad"/></draw:frame>: <draw:frame draw:style-name="fr1" draw:name="Objekt132" text:anchor-type="as-char" svg:width="3.171cm" svg:height="0.487cm" draw:z-index="111"><draw:object xlink:href="./Object 132" xlink:type="simple" xlink:show="embed" xlink:actuate="onLoad"/><draw:image xlink:href="./ObjectReplacements/Object 132" xlink:type="simple" xlink:show="embed" xlink:actuate="onLoad"/></draw:frame></text:p>
      <table:table table:name="Tabelle1" table:style-name="Tabelle1">
        <table:table-column table:style-name="Tabelle1.A"/>
        <table:table-column table:style-name="Tabelle1.B"/>
        <table:table-column table:style-name="Tabelle1.C"/>
        <table:table-row>
          <table:table-cell table:style-name="Tabelle1.A1" office:value-type="string">
            <text:p text:style-name="P34">Schritt 1: <text:span text:style-name="T8">euklidischer Algorithmus</text:span></text:p>
          </table:table-cell>
          <table:table-cell table:style-name="Tabelle1.A1" office:value-type="string">
            <text:p text:style-name="P34"/>
          </table:table-cell>
          <table:table-cell table:style-name="Tabelle1.A1" office:value-type="string">
            <text:p text:style-name="P34">Schritt 2: <text:span text:style-name="T8">nach Rest auflösen</text:span></text:p>
          </table:table-cell>
        </table:table-row>
        <table:table-row>
          <table:table-cell table:style-name="Tabelle1.A1" office:value-type="string">
            <text:p text:style-name="P33"><draw:custom-shape text:anchor-type="paragraph" draw:z-index="1" draw:style-name="gr1" svg:width="1.271cm" svg:height="3.917cm" svg:x="2.963cm" svg:y="0.072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Objekt46" text:anchor-type="as-char" svg:width="2.552cm" svg:height="0.467cm" draw:z-index="112"><draw:object xlink:href="./Object 46" xlink:type="simple" xlink:show="embed" xlink:actuate="onLoad"/><draw:image xlink:href="./ObjectReplacements/Object 46" xlink:type="simple" xlink:show="embed" xlink:actuate="onLoad"/></draw:frame></text:p>
          </table:table-cell>
          <table:table-cell table:style-name="Tabelle1.A1" office:value-type="string">
            <text:p text:style-name="P33">→ </text:p>
          </table:table-cell>
          <table:table-cell table:style-name="Tabelle1.A1" office:value-type="string">
            <text:p text:style-name="P33"><draw:custom-shape text:anchor-type="paragraph" draw:z-index="2" draw:style-name="gr1" svg:width="1.271cm" svg:height="3.97cm" svg:x="3.268cm" svg:y="0.04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2" draw:name="Objekt57" text:anchor-type="as-char" svg:width="2.205cm" svg:height="0.467cm" draw:z-index="113"><draw:object xlink:href="./Object 57" xlink:type="simple" xlink:show="embed" xlink:actuate="onLoad"/><draw:image xlink:href="./ObjectReplacements/Object 57" xlink:type="simple" xlink:show="embed" xlink:actuate="onLoad"/></draw:frame></text:p>
          </table:table-cell>
        </table:table-row>
        <table:table-row>
          <table:table-cell table:style-name="Tabelle1.A1" office:value-type="string">
            <text:p text:style-name="P33"><draw:frame draw:style-name="fr2" draw:name="Objekt47" text:anchor-type="as-char" svg:width="2.335cm" svg:height="0.467cm" draw:z-index="114"><draw:object xlink:href="./Object 47" xlink:type="simple" xlink:show="embed" xlink:actuate="onLoad"/><draw:image xlink:href="./ObjectReplacements/Object 47" xlink:type="simple" xlink:show="embed" xlink:actuate="onLoad"/></draw:frame></text:p>
          </table:table-cell>
          <table:table-cell table:style-name="Tabelle1.A1" office:value-type="string">
            <text:p text:style-name="P33">→</text:p>
          </table:table-cell>
          <table:table-cell table:style-name="Tabelle1.A1" office:value-type="string">
            <text:p text:style-name="P33"><draw:frame draw:style-name="fr2" draw:name="Objekt56" text:anchor-type="as-char" svg:width="2.335cm" svg:height="0.467cm" draw:z-index="115"><draw:object xlink:href="./Object 56" xlink:type="simple" xlink:show="embed" xlink:actuate="onLoad"/><draw:image xlink:href="./ObjectReplacements/Object 56" xlink:type="simple" xlink:show="embed" xlink:actuate="onLoad"/></draw:frame></text:p>
          </table:table-cell>
        </table:table-row>
        <table:table-row>
          <table:table-cell table:style-name="Tabelle1.A1" office:value-type="string">
            <text:p text:style-name="P33"><draw:frame draw:style-name="fr2" draw:name="Objekt48" text:anchor-type="as-char" svg:width="2.133cm" svg:height="0.467cm" draw:z-index="116"><draw:object xlink:href="./Object 48" xlink:type="simple" xlink:show="embed" xlink:actuate="onLoad"/><draw:image xlink:href="./ObjectReplacements/Object 48" xlink:type="simple" xlink:show="embed" xlink:actuate="onLoad"/></draw:frame></text:p>
          </table:table-cell>
          <table:table-cell table:style-name="Tabelle1.A1" office:value-type="string">
            <text:p text:style-name="P33">→</text:p>
          </table:table-cell>
          <table:table-cell table:style-name="Tabelle1.A1" office:value-type="string">
            <text:p text:style-name="P33"><draw:frame draw:style-name="fr2" draw:name="Objekt55" text:anchor-type="as-char" svg:width="2.133cm" svg:height="0.467cm" draw:z-index="117"><draw:object xlink:href="./Object 55" xlink:type="simple" xlink:show="embed" xlink:actuate="onLoad"/><draw:image xlink:href="./ObjectReplacements/Object 55" xlink:type="simple" xlink:show="embed" xlink:actuate="onLoad"/></draw:frame></text:p>
          </table:table-cell>
        </table:table-row>
        <table:table-row>
          <table:table-cell table:style-name="Tabelle1.A1" office:value-type="string">
            <text:p text:style-name="P33"><draw:frame draw:style-name="fr2" draw:name="Objekt49" text:anchor-type="as-char" svg:width="1.898cm" svg:height="0.467cm" draw:z-index="118"><draw:object xlink:href="./Object 49" xlink:type="simple" xlink:show="embed" xlink:actuate="onLoad"/><draw:image xlink:href="./ObjectReplacements/Object 49" xlink:type="simple" xlink:show="embed" xlink:actuate="onLoad"/></draw:frame></text:p>
          </table:table-cell>
          <table:table-cell table:style-name="Tabelle1.A1" office:value-type="string">
            <text:p text:style-name="P33">→</text:p>
          </table:table-cell>
          <table:table-cell table:style-name="Tabelle1.A1" office:value-type="string">
            <text:p text:style-name="P33"><draw:frame draw:style-name="fr2" draw:name="Objekt54" text:anchor-type="as-char" svg:width="1.549cm" svg:height="0.467cm" draw:z-index="119"><draw:object xlink:href="./Object 54" xlink:type="simple" xlink:show="embed" xlink:actuate="onLoad"/><draw:image xlink:href="./ObjectReplacements/Object 54" xlink:type="simple" xlink:show="embed" xlink:actuate="onLoad"/></draw:frame></text:p>
          </table:table-cell>
        </table:table-row>
        <table:table-row>
          <table:table-cell table:style-name="Tabelle1.A1" office:value-type="string">
            <text:p text:style-name="P33"><draw:frame draw:style-name="fr2" draw:name="Objekt50" text:anchor-type="as-char" svg:width="1.91cm" svg:height="0.467cm" draw:z-index="120"><draw:object xlink:href="./Object 50" xlink:type="simple" xlink:show="embed" xlink:actuate="onLoad"/><draw:image xlink:href="./ObjectReplacements/Object 50" xlink:type="simple" xlink:show="embed" xlink:actuate="onLoad"/></draw:frame></text:p>
          </table:table-cell>
          <table:table-cell table:style-name="Tabelle1.A1" office:value-type="string">
            <text:p text:style-name="P33">→</text:p>
          </table:table-cell>
          <table:table-cell table:style-name="Tabelle1.A1" office:value-type="string">
            <text:p text:style-name="P33"><draw:frame draw:style-name="fr2" draw:name="Objekt53" text:anchor-type="as-char" svg:width="1.565cm" svg:height="0.467cm" draw:z-index="121"><draw:object xlink:href="./Object 53" xlink:type="simple" xlink:show="embed" xlink:actuate="onLoad"/><draw:image xlink:href="./ObjectReplacements/Object 53" xlink:type="simple" xlink:show="embed" xlink:actuate="onLoad"/></draw:frame></text:p>
          </table:table-cell>
        </table:table-row>
        <table:table-row table:style-name="Tabelle1.7">
          <table:table-cell table:style-name="Tabelle1.A1" office:value-type="string">
            <text:p text:style-name="P33"><draw:frame draw:style-name="fr2" draw:name="Objekt51" text:anchor-type="as-char" svg:width="1.914cm" svg:height="0.467cm" draw:z-index="122"><draw:object xlink:href="./Object 51" xlink:type="simple" xlink:show="embed" xlink:actuate="onLoad"/><draw:image xlink:href="./ObjectReplacements/Object 51" xlink:type="simple" xlink:show="embed" xlink:actuate="onLoad"/></draw:frame></text:p>
          </table:table-cell>
          <table:table-cell table:style-name="Tabelle1.A1" office:value-type="string">
            <text:p text:style-name="P33">→</text:p>
          </table:table-cell>
          <table:table-cell table:style-name="Tabelle1.A1" office:value-type="string">
            <text:p text:style-name="P33"><draw:frame draw:style-name="fr2" draw:name="Objekt52" text:anchor-type="as-char" svg:width="1.559cm" svg:height="0.467cm" draw:z-index="123"><draw:object xlink:href="./Object 52" xlink:type="simple" xlink:show="embed" xlink:actuate="onLoad"/><draw:image xlink:href="./ObjectReplacements/Object 52" xlink:type="simple" xlink:show="embed" xlink:actuate="onLoad"/></draw:frame></text:p>
          </table:table-cell>
        </table:table-row>
      </table:table>
      <text:p text:style-name="P22"/>
      <text:p text:style-name="P22"><text:span text:style-name="T7">Schritt 3</text:span>: so lange Reste einsetzen, bis eine Linearkombination der Form <draw:frame draw:style-name="fr1" draw:name="Objekt58" text:anchor-type="as-char" svg:width="2.76cm" svg:height="0.467cm" draw:z-index="124"><draw:object xlink:href="./Object 58" xlink:type="simple" xlink:show="embed" xlink:actuate="onLoad"/><draw:image xlink:href="./ObjectReplacements/Object 58" xlink:type="simple" xlink:show="embed" xlink:actuate="onLoad"/></draw:frame>gefunden ist:</text:p>
      <text:p text:style-name="P22"><draw:frame draw:style-name="fr2" draw:name="Objekt59" text:anchor-type="as-char" svg:width="9.296cm" svg:height="2.519cm" draw:z-index="125"><draw:object xlink:href="./Object 59" xlink:type="simple" xlink:show="embed" xlink:actuate="onLoad"/><draw:image xlink:href="./ObjectReplacements/Object 59" xlink:type="simple" xlink:show="embed" xlink:actuate="onLoad"/></draw:frame></text:p>
      <text:p text:style-name="P22">Das bedeutet 35 ist das multiplikativ Inverse zu 71 in <draw:frame draw:style-name="fr1" draw:name="Objekt60" text:anchor-type="as-char" svg:width="1.579cm" svg:height="0.467cm" draw:z-index="126"><draw:object xlink:href="./Object 60" xlink:type="simple" xlink:show="embed" xlink:actuate="onLoad"/><draw:image xlink:href="./ObjectReplacements/Object 60" xlink:type="simple" xlink:show="embed" xlink:actuate="onLoad"/></draw:frame> und erfüllt damit die Kongruenzgleichung <draw:frame draw:style-name="fr1" draw:name="Objekt61" text:anchor-type="as-char" svg:width="3.357cm" svg:height="0.487cm" draw:z-index="127"><draw:object xlink:href="./Object 61" xlink:type="simple" xlink:show="embed" xlink:actuate="onLoad"/><draw:image xlink:href="./ObjectReplacements/Object 61" xlink:type="simple" xlink:show="embed" xlink:actuate="onLoad"/></draw:frame>.</text:p>
      <text:p text:style-name="P22">Zusätzlich hat man damit weitere multiplikativ Inverse gefunden:</text:p>
      <text:list xml:id="list1793933859" text:style-name="L2">
        <text:list-item>
          <text:p text:style-name="P51"><draw:frame draw:style-name="fr1" draw:name="Objekt133" text:anchor-type="as-char" svg:width="3.699cm" svg:height="0.487cm" draw:z-index="128"><draw:object xlink:href="./Object 133" xlink:type="simple" xlink:show="embed" xlink:actuate="onLoad"/><draw:image xlink:href="./ObjectReplacements/Object 133" xlink:type="simple" xlink:show="embed" xlink:actuate="onLoad"/></draw:frame></text:p>
        </text:list-item>
        <text:list-item>
          <text:p text:style-name="P51"><draw:frame draw:style-name="fr1" draw:name="Objekt134" text:anchor-type="as-char" svg:width="3.699cm" svg:height="0.487cm" draw:z-index="129"><draw:object xlink:href="./Object 134" xlink:type="simple" xlink:show="embed" xlink:actuate="onLoad"/><draw:image xlink:href="./ObjectReplacements/Object 134" xlink:type="simple" xlink:show="embed" xlink:actuate="onLoad"/></draw:frame></text:p>
        </text:list-item>
        <text:list-item>
          <text:p text:style-name="P51"><draw:frame draw:style-name="fr1" draw:name="Objekt135" text:anchor-type="as-char" svg:width="3.362cm" svg:height="0.487cm" draw:z-index="130"><draw:object xlink:href="./Object 135" xlink:type="simple" xlink:show="embed" xlink:actuate="onLoad"/><draw:image xlink:href="./ObjectReplacements/Object 135" xlink:type="simple" xlink:show="embed" xlink:actuate="onLoad"/></draw:frame></text:p>
        </text:list-item>
      </text:list>
      <text:h text:style-name="P62" text:outline-level="1">RSA-Verfahren</text:h>
      <text:p text:style-name="P24">Das RSA-Verfahren ist ein asymmetrisches Kryptosystem, das von Ronald Linn <text:span text:style-name="T7">R</text:span>ivest, Adi <text:span text:style-name="T7">S</text:span>hamir und Leonard <text:span text:style-name="T7">A</text:span>dleman entwickelt und im August 1977 veröffentlicht wurde<text:note text:id="ftn10" text:note-class="footnote"><text:note-citation>10</text:note-citation><text:note-body><text:p text:style-name="P36">[msri], S. 2</text:p></text:note-body></text:note>. </text:p>
      <text:p text:style-name="P24">Da das RSA-Verfahren asymmetrisch ist, wird sowohl ein öffentlicher Schlüssel als auch ein privater Schlüssel benötigt. Der öffentliche Schlüssel dient der Verschlüsselung und besteht aus dem RSA-Modul N und dem Verschlüsselungsexponenten e. Der private Schlüssel besteht aus dem Entschlüsselungsexponenten d und dem selben RSA-Modul N.</text:p>
      <text:p text:style-name="P24">Die Erzeugung dieser drei Zahlen N, e und d für das RSA-Verfahren kann, in An-lehnung an [wiki-RSA], in fünf Schritte unterteilt werden:</text:p>
      <text:list xml:id="list216163585" text:style-name="L3">
        <text:list-item>
          <text:p text:style-name="P54"><text:span text:style-name="T2">Als erstes werden zwei große Primzahlen </text:span><text:span text:style-name="T2"><draw:frame draw:style-name="fr1" draw:name="Objekt8" text:anchor-type="as-char" svg:width="1.069cm" svg:height="0.467cm" draw:z-index="131"><draw:object xlink:href="./Object 8" xlink:type="simple" xlink:show="embed" xlink:actuate="onLoad"/><draw:image xlink:href="./ObjectReplacements/Object 8" xlink:type="simple" xlink:show="embed" xlink:actuate="onLoad"/></draw:frame></text:span><text:span text:style-name="T2"> gewählt. Je größer diese Primzahlen sind, desto sicherer ist die Verschlüsselung.<text:line-break/>(vgl. </text:span><text:a xlink:type="simple" xlink:href="#7.4.Sicherheit des RSA-Algorithmus|outline"><text:span text:style-name="T6">Kapitel 7.4 „Sicherheit des RSA-Verfahrens“</text:span></text:a><text:span text:style-name="T2">)</text:span></text:p>
        </text:list-item>
        <text:list-item>
          <text:p text:style-name="P55"><text:span text:style-name="T2">In diesem Schritt wird RSA-Modul </text:span><text:span text:style-name="T2"><draw:frame draw:style-name="fr1" draw:name="Objekt9" text:anchor-type="as-char" svg:width="1.582cm" svg:height="0.467cm" draw:z-index="132"><draw:object xlink:href="./Object 9" xlink:type="simple" xlink:show="embed" xlink:actuate="onLoad"/><draw:image xlink:href="./ObjectReplacements/Object 9" xlink:type="simple" xlink:show="embed" xlink:actuate="onLoad"/></draw:frame></text:span><text:span text:style-name="T2"> berechnet, das ein Teil des öffentlichen Schlüssels ist.</text:span></text:p>
        </text:list-item>
        <text:list-item>
          <text:p text:style-name="P55"><text:span text:style-name="T2">Nun wird der Wert der Eulerschen </text:span><text:span text:style-name="T1">φ</text:span><text:span text:style-name="T2">-Funktion bei N berechnet. Da p und q Primzahlen sind, gilt </text:span><text:span text:style-name="T2"><draw:frame draw:style-name="fr1" draw:name="Objekt10" text:anchor-type="as-char" svg:width="3.889cm" svg:height="0.487cm" draw:z-index="133"><draw:object xlink:href="./Object 10" xlink:type="simple" xlink:show="embed" xlink:actuate="onLoad"/><draw:image xlink:href="./ObjectReplacements/Object 10" xlink:type="simple" xlink:show="embed" xlink:actuate="onLoad"/></draw:frame></text:span><text:span text:style-name="T2"> (vgl. </text:span><text:a xlink:type="simple" xlink:href="#4.Eulersche φ-Funktion|outline"><text:span text:style-name="T6">Kapitel 4</text:span></text:a><text:span text:style-name="T2">)</text:span></text:p>
        </text:list-item>
        <text:list-item>
          <text:p text:style-name="P54"><text:span text:style-name="T2">Nachdem </text:span><text:span text:style-name="T2"><draw:frame draw:style-name="fr1" draw:name="Objekt66" text:anchor-type="as-char" svg:width="1.164cm" svg:height="0.487cm" draw:z-index="134"><draw:object xlink:href="./Object 66" xlink:type="simple" xlink:show="embed" xlink:actuate="onLoad"/><draw:image xlink:href="./ObjectReplacements/Object 66" xlink:type="simple" xlink:show="embed" xlink:actuate="onLoad"/></draw:frame></text:span><text:span text:style-name="T2"> ermittelt wurde, kann der zweite Teil des öffentlichen Schlüssel, der Verschlüsselungsexponent e, ermittelt werden. <text:line-break/>Folgende Bedingungen müssen für e gelten:<text:line-break/> </text:span><text:span text:style-name="T2"><draw:frame draw:style-name="fr1" draw:name="Objekt11" text:anchor-type="as-char" svg:width="2.295cm" svg:height="0.487cm" draw:z-index="135"><draw:object xlink:href="./Object 11" xlink:type="simple" xlink:show="embed" xlink:actuate="onLoad"/><draw:image xlink:href="./ObjectReplacements/Object 11" xlink:type="simple" xlink:show="embed" xlink:actuate="onLoad"/></draw:frame></text:span><text:span text:style-name="T2"> und </text:span><text:span text:style-name="T2"><draw:frame draw:style-name="fr1" draw:name="Objekt12" text:anchor-type="as-char" svg:width="3.231cm" svg:height="0.487cm" draw:z-index="136"><draw:object xlink:href="./Object 12" xlink:type="simple" xlink:show="embed" xlink:actuate="onLoad"/><draw:image xlink:href="./ObjectReplacements/Object 12" xlink:type="simple" xlink:show="embed" xlink:actuate="onLoad"/></draw:frame></text:span></text:p>
        </text:list-item>
        <text:list-item>
          <text:p text:style-name="P53"><text:span text:style-name="T2">Es folgt die Berechnung des Entschlüsselungsexponenten d als multiplikativ Inverses von e bezüglich des Modules </text:span><text:span text:style-name="T2"><draw:frame draw:style-name="fr1" draw:name="Objekt13" text:anchor-type="as-char" svg:width="1.164cm" svg:height="0.487cm" draw:z-index="137"><draw:object xlink:href="./Object 13" xlink:type="simple" xlink:show="embed" xlink:actuate="onLoad"/><draw:image xlink:href="./ObjectReplacements/Object 13" xlink:type="simple" xlink:show="embed" xlink:actuate="onLoad"/></draw:frame></text:span><text:span text:style-name="T2">. Es soll also folgende Kongruenz gelten:<text:line-break/></text:span><text:span text:style-name="T2"><draw:frame draw:style-name="fr1" draw:name="Objekt14" text:anchor-type="as-char" svg:width="3.498cm" svg:height="0.487cm" draw:z-index="138"><draw:object xlink:href="./Object 14" xlink:type="simple" xlink:show="embed" xlink:actuate="onLoad"/><draw:image xlink:href="./ObjectReplacements/Object 14" xlink:type="simple" xlink:show="embed" xlink:actuate="onLoad"/></draw:frame></text:span></text:p>
        </text:list-item>
      </text:list>
      <text:h text:style-name="P67" text:outline-level="2">Verschlüsselung mit dem öffentlichen Schlüssel</text:h>
      <text:p text:style-name="P23">Eine Text wird verschlüsselt, indem er in Zahlen umgewandelt wird. Für diese Umwandlung kann der ASCII-Code verwendet werden. Sobald man Zahlen hat, kann man den unverschlüsselten Klartext K mit folgender Kongruenzgleichung in den ver-schlüsselten Geheimtext G umwandeln: <draw:frame draw:style-name="fr1" draw:name="Objekt15" text:anchor-type="as-char" svg:width="2.552cm" svg:height="0.527cm" draw:z-index="83"><draw:object xlink:href="./Object 15" xlink:type="simple" xlink:show="embed" xlink:actuate="onLoad"/><draw:image xlink:href="./ObjectReplacements/Object 15" xlink:type="simple" xlink:show="embed" xlink:actuate="onLoad"/></draw:frame>.<text:tab/><text:line-break/>Die Zahl N sollte deutlich größer sein als K<text:note text:id="ftn11" text:note-class="footnote"><text:note-citation>11</text:note-citation><text:note-body><text:p text:style-name="Footnote">vgl. [Reiss], S. 288</text:p></text:note-body></text:note>.</text:p>
      <text:p text:style-name="P22">In folgendem Beispiel wird der Klartext „12“ verschlüsselt. Dazu werden als Erstes alle benötigten Variablen erzeugt oder berechnet:</text:p>
      <text:list xml:id="list641495213" text:style-name="L4">
        <text:list-item>
          <text:p text:style-name="P52"><draw:frame draw:style-name="fr1" draw:name="Objekt124" text:anchor-type="as-char" svg:width="3.965cm" svg:height="0.467cm" draw:z-index="84"><draw:object xlink:href="./Object 124" xlink:type="simple" xlink:show="embed" xlink:actuate="onLoad"/><draw:image xlink:href="./ObjectReplacements/Object 124" xlink:type="simple" xlink:show="embed" xlink:actuate="onLoad"/></draw:frame></text:p>
        </text:list-item>
        <text:list-item>
          <text:p text:style-name="P52"><draw:frame draw:style-name="fr1" draw:name="Objekt102" text:anchor-type="as-char" svg:width="4.99cm" svg:height="0.467cm" draw:z-index="85"><draw:object xlink:href="./Object 102" xlink:type="simple" xlink:show="embed" xlink:actuate="onLoad"/><draw:image xlink:href="./ObjectReplacements/Object 102" xlink:type="simple" xlink:show="embed" xlink:actuate="onLoad"/></draw:frame></text:p>
        </text:list-item>
        <text:list-item>
          <text:p text:style-name="P52"><draw:frame draw:style-name="fr1" draw:name="Objekt103" text:anchor-type="as-char" svg:width="10.236cm" svg:height="0.487cm" draw:z-index="86"><draw:object xlink:href="./Object 103" xlink:type="simple" xlink:show="embed" xlink:actuate="onLoad"/><draw:image xlink:href="./ObjectReplacements/Object 103" xlink:type="simple" xlink:show="embed" xlink:actuate="onLoad"/></draw:frame></text:p>
        </text:list-item>
        <text:list-item>
          <text:p text:style-name="P52"><draw:frame draw:style-name="fr1" draw:name="Objekt104" text:anchor-type="as-char" svg:width="3.736cm" svg:height="0.487cm" draw:z-index="87"><draw:object xlink:href="./Object 104" xlink:type="simple" xlink:show="embed" xlink:actuate="onLoad"/><draw:image xlink:href="./ObjectReplacements/Object 104" xlink:type="simple" xlink:show="embed" xlink:actuate="onLoad"/></draw:frame></text:p>
        </text:list-item>
        <text:list-item>
          <text:p text:style-name="P52"><draw:frame draw:style-name="fr1" draw:name="Objekt105" text:anchor-type="as-char" svg:width="4.24cm" svg:height="0.487cm" draw:z-index="90"><draw:object xlink:href="./Object 105" xlink:type="simple" xlink:show="embed" xlink:actuate="onLoad"/><draw:image xlink:href="./ObjectReplacements/Object 105" xlink:type="simple" xlink:show="embed" xlink:actuate="onLoad"/></draw:frame></text:p>
        </text:list-item>
      </text:list>
      <text:p text:style-name="P22">Um ein d zu finden, das diese Kongruenz erfüllt, wird der erweiterte euklidische Algorithmus angewendet:</text:p>
      <table:table table:name="Tabelle5" table:style-name="Tabelle5">
        <table:table-column table:style-name="Tabelle5.A"/>
        <table:table-column table:style-name="Tabelle5.B"/>
        <table:table-column table:style-name="Tabelle5.C"/>
        <table:table-row>
          <table:table-cell table:style-name="Tabelle5.A1" office:value-type="string">
            <text:p text:style-name="P34">Schritt 1: <text:span text:style-name="T8">euklidischer Algorithmus</text:span></text:p>
          </table:table-cell>
          <table:table-cell table:style-name="Tabelle5.A1" office:value-type="string">
            <text:p text:style-name="P34"/>
          </table:table-cell>
          <table:table-cell table:style-name="Tabelle5.A1" office:value-type="string">
            <text:p text:style-name="P34">Schritt 2: <text:span text:style-name="T8">nach Rest auflösen</text:span></text:p>
          </table:table-cell>
        </table:table-row>
        <table:table-row>
          <table:table-cell table:style-name="Tabelle5.A1" office:value-type="string">
            <text:p text:style-name="Table_20_Contents"><draw:custom-shape text:anchor-type="paragraph" draw:z-index="3" draw:style-name="gr1" svg:width="1.456cm" svg:height="3.881cm" svg:x="4.419cm" svg:y="0.007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Objekt106" text:anchor-type="as-char" svg:width="4.226cm" svg:height="0.467cm" draw:z-index="92"><draw:object xlink:href="./Object 106" xlink:type="simple" xlink:show="embed" xlink:actuate="onLoad"/><draw:image xlink:href="./ObjectReplacements/Object 106" xlink:type="simple" xlink:show="embed" xlink:actuate="onLoad"/></draw:frame></text:p>
          </table:table-cell>
          <table:table-cell table:style-name="Tabelle5.A1" office:value-type="string">
            <text:p text:style-name="P33">→</text:p>
          </table:table-cell>
          <table:table-cell table:style-name="Tabelle5.A1" office:value-type="string">
            <text:p text:style-name="Table_20_Contents"><draw:custom-shape text:anchor-type="paragraph" draw:z-index="4" draw:style-name="gr1" svg:width="1.456cm" svg:height="3.843cm" svg:x="4.221cm" svg:y="0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1" draw:name="Objekt117" text:anchor-type="as-char" svg:width="4.223cm" svg:height="0.467cm" draw:z-index="94"><draw:object xlink:href="./Object 117" xlink:type="simple" xlink:show="embed" xlink:actuate="onLoad"/><draw:image xlink:href="./ObjectReplacements/Object 117" xlink:type="simple" xlink:show="embed" xlink:actuate="onLoad"/></draw:frame></text:p>
          </table:table-cell>
        </table:table-row>
        <table:table-row>
          <table:table-cell table:style-name="Tabelle5.A1" office:value-type="string">
            <text:p text:style-name="Table_20_Contents"><draw:frame draw:style-name="fr1" draw:name="Objekt107" text:anchor-type="as-char" svg:width="2.967cm" svg:height="0.467cm" draw:z-index="95"><draw:object xlink:href="./Object 107" xlink:type="simple" xlink:show="embed" xlink:actuate="onLoad"/><draw:image xlink:href="./ObjectReplacements/Object 107" xlink:type="simple" xlink:show="embed" xlink:actuate="onLoad"/></draw:frame></text:p>
          </table:table-cell>
          <table:table-cell table:style-name="Tabelle5.A1" office:value-type="string">
            <text:p text:style-name="P33">→</text:p>
          </table:table-cell>
          <table:table-cell table:style-name="Tabelle5.A1" office:value-type="string">
            <text:p text:style-name="Table_20_Contents"><draw:frame draw:style-name="fr1" draw:name="Objekt116" text:anchor-type="as-char" svg:width="2.97cm" svg:height="0.467cm" draw:z-index="96"><draw:object xlink:href="./Object 116" xlink:type="simple" xlink:show="embed" xlink:actuate="onLoad"/><draw:image xlink:href="./ObjectReplacements/Object 116" xlink:type="simple" xlink:show="embed" xlink:actuate="onLoad"/></draw:frame></text:p>
          </table:table-cell>
        </table:table-row>
        <table:table-row>
          <table:table-cell table:style-name="Tabelle5.A1" office:value-type="string">
            <text:p text:style-name="Table_20_Contents"><draw:frame draw:style-name="fr1" draw:name="Objekt108" text:anchor-type="as-char" svg:width="2.762cm" svg:height="0.467cm" draw:z-index="97"><draw:object xlink:href="./Object 108" xlink:type="simple" xlink:show="embed" xlink:actuate="onLoad"/><draw:image xlink:href="./ObjectReplacements/Object 108" xlink:type="simple" xlink:show="embed" xlink:actuate="onLoad"/></draw:frame></text:p>
          </table:table-cell>
          <table:table-cell table:style-name="Tabelle5.A1" office:value-type="string">
            <text:p text:style-name="P33">→</text:p>
          </table:table-cell>
          <table:table-cell table:style-name="Tabelle5.A1" office:value-type="string">
            <text:p text:style-name="Table_20_Contents"><draw:frame draw:style-name="fr1" draw:name="Objekt115" text:anchor-type="as-char" svg:width="2.409cm" svg:height="0.467cm" draw:z-index="98"><draw:object xlink:href="./Object 115" xlink:type="simple" xlink:show="embed" xlink:actuate="onLoad"/><draw:image xlink:href="./ObjectReplacements/Object 115" xlink:type="simple" xlink:show="embed" xlink:actuate="onLoad"/></draw:frame></text:p>
          </table:table-cell>
        </table:table-row>
        <table:table-row>
          <table:table-cell table:style-name="Tabelle5.A1" office:value-type="string">
            <text:p text:style-name="Table_20_Contents"><draw:frame draw:style-name="fr1" draw:name="Objekt109" text:anchor-type="as-char" svg:width="2.563cm" svg:height="0.467cm" draw:z-index="99"><draw:object xlink:href="./Object 109" xlink:type="simple" xlink:show="embed" xlink:actuate="onLoad"/><draw:image xlink:href="./ObjectReplacements/Object 109" xlink:type="simple" xlink:show="embed" xlink:actuate="onLoad"/></draw:frame></text:p>
          </table:table-cell>
          <table:table-cell table:style-name="Tabelle5.A1" office:value-type="string">
            <text:p text:style-name="P33">→</text:p>
          </table:table-cell>
          <table:table-cell table:style-name="Tabelle5.A1" office:value-type="string">
            <text:p text:style-name="Table_20_Contents"><draw:frame draw:style-name="fr1" draw:name="Objekt114" text:anchor-type="as-char" svg:width="2.217cm" svg:height="0.467cm" draw:z-index="100"><draw:object xlink:href="./Object 114" xlink:type="simple" xlink:show="embed" xlink:actuate="onLoad"/><draw:image xlink:href="./ObjectReplacements/Object 114" xlink:type="simple" xlink:show="embed" xlink:actuate="onLoad"/></draw:frame></text:p>
          </table:table-cell>
        </table:table-row>
        <table:table-row>
          <table:table-cell table:style-name="Tabelle5.A1" office:value-type="string">
            <text:p text:style-name="Table_20_Contents"><draw:frame draw:style-name="fr1" draw:name="Objekt110" text:anchor-type="as-char" svg:width="2.558cm" svg:height="0.467cm" draw:z-index="102"><draw:object xlink:href="./Object 110" xlink:type="simple" xlink:show="embed" xlink:actuate="onLoad"/><draw:image xlink:href="./ObjectReplacements/Object 110" xlink:type="simple" xlink:show="embed" xlink:actuate="onLoad"/></draw:frame></text:p>
          </table:table-cell>
          <table:table-cell table:style-name="Tabelle5.A1" office:value-type="string">
            <text:p text:style-name="P33">→</text:p>
          </table:table-cell>
          <table:table-cell table:style-name="Tabelle5.A1" office:value-type="string">
            <text:p text:style-name="Table_20_Contents"><draw:frame draw:style-name="fr1" draw:name="Objekt113" text:anchor-type="as-char" svg:width="2.212cm" svg:height="0.467cm" draw:z-index="103"><draw:object xlink:href="./Object 113" xlink:type="simple" xlink:show="embed" xlink:actuate="onLoad"/><draw:image xlink:href="./ObjectReplacements/Object 113" xlink:type="simple" xlink:show="embed" xlink:actuate="onLoad"/></draw:frame></text:p>
          </table:table-cell>
        </table:table-row>
        <table:table-row>
          <table:table-cell table:style-name="Tabelle5.A1" office:value-type="string">
            <text:p text:style-name="Table_20_Contents"><draw:frame draw:style-name="fr1" draw:name="Objekt111" text:anchor-type="as-char" svg:width="2.355cm" svg:height="0.467cm" draw:z-index="104"><draw:object xlink:href="./Object 111" xlink:type="simple" xlink:show="embed" xlink:actuate="onLoad"/><draw:image xlink:href="./ObjectReplacements/Object 111" xlink:type="simple" xlink:show="embed" xlink:actuate="onLoad"/></draw:frame></text:p>
          </table:table-cell>
          <table:table-cell table:style-name="Tabelle5.A1" office:value-type="string">
            <text:p text:style-name="P33">→</text:p>
          </table:table-cell>
          <table:table-cell table:style-name="Tabelle5.A1" office:value-type="string">
            <text:p text:style-name="Table_20_Contents"><draw:frame draw:style-name="fr1" draw:name="Objekt112" text:anchor-type="as-char" svg:width="2.346cm" svg:height="0.467cm" draw:z-index="105"><draw:object xlink:href="./Object 112" xlink:type="simple" xlink:show="embed" xlink:actuate="onLoad"/><draw:image xlink:href="./ObjectReplacements/Object 112" xlink:type="simple" xlink:show="embed" xlink:actuate="onLoad"/></draw:frame></text:p>
          </table:table-cell>
        </table:table-row>
      </table:table>
      <text:p text:style-name="P27"><text:span text:style-name="T4"><text:tab/>Schritt 3</text:span><text:span text:style-name="T2">: so lange Reste einsetzen, bis eine Linearkombination der Form <text:tab/></text:span><text:span text:style-name="T2"><draw:frame draw:style-name="fr1" draw:name="Objekt118" text:anchor-type="as-char" svg:width="3.806cm" svg:height="0.467cm" draw:z-index="108"><draw:object xlink:href="./Object 118" xlink:type="simple" xlink:show="embed" xlink:actuate="onLoad"/><draw:image xlink:href="./ObjectReplacements/Object 118" xlink:type="simple" xlink:show="embed" xlink:actuate="onLoad"/></draw:frame></text:span><text:span text:style-name="T2"> </text:span><text:span text:style-name="T2">gefunden ist:</text:span></text:p>
      <text:p text:style-name="P22"><text:soft-page-break/><text:tab/><draw:frame draw:style-name="fr1" draw:name="Objekt119" text:anchor-type="as-char" svg:width="13.072cm" svg:height="4.02cm" draw:z-index="66"><draw:object xlink:href="./Object 68" xlink:type="simple" xlink:show="embed" xlink:actuate="onLoad"/><draw:image xlink:href="./ObjectReplacements/Object 68" xlink:type="simple" xlink:show="embed" xlink:actuate="onLoad"/></draw:frame></text:p>
      <text:p text:style-name="P27"><text:span text:style-name="T2"><text:tab/>→ </text:span><text:span text:style-name="T2"><draw:frame draw:style-name="fr1" draw:name="Objekt120" text:anchor-type="as-char" svg:width="1.67cm" svg:height="0.467cm" draw:z-index="67"><draw:object xlink:href="./Object 120" xlink:type="simple" xlink:show="embed" xlink:actuate="onLoad"/><draw:image xlink:href="./ObjectReplacements/Object 120" xlink:type="simple" xlink:show="embed" xlink:actuate="onLoad"/></draw:frame></text:span></text:p>
      <text:p text:style-name="P27"><text:span text:style-name="T2"><text:tab/>Probe:<text:line-break/><text:tab/></text:span><text:span text:style-name="T2"><draw:frame draw:style-name="fr1" draw:name="Objekt125" text:anchor-type="as-char" svg:width="4.875cm" svg:height="1.018cm" draw:z-index="68"><draw:object xlink:href="./Object 125" xlink:type="simple" xlink:show="embed" xlink:actuate="onLoad"/><draw:image xlink:href="./ObjectReplacements/Object 125" xlink:type="simple" xlink:show="embed" xlink:actuate="onLoad"/></draw:frame></text:span></text:p>
      <text:p text:style-name="P22">Nun wird der Geheimtext G mit dem Verschlüsselungsexponenten e aus dem Klartext K berechnet: </text:p>
      <text:p text:style-name="P45"><draw:frame draw:style-name="fr1" draw:name="Objekt121" text:anchor-type="as-char" svg:width="14.42cm" svg:height="3.096cm" draw:z-index="69"><draw:object xlink:href="./Object 121" xlink:type="simple" xlink:show="embed" xlink:actuate="onLoad"/><draw:image xlink:href="./ObjectReplacements/Object 121" xlink:type="simple" xlink:show="embed" xlink:actuate="onLoad"/></draw:frame></text:p>
      <text:h text:style-name="P65" text:outline-level="2">Entschlüsselung mit dem privaten Schlüssel</text:h>
      <text:h text:style-name="P68" text:outline-level="3">Entschlüsselung ohne den Chinesischen Restsatz</text:h>
      <text:p text:style-name="P30"><text:span text:style-name="T2">Der Geheimtext wird entschlüsselt, indem man ihn mit d potenziert und dann denn kleinsten positiven Repräsentanten der Restklasse N berechnet: </text:span><text:span text:style-name="T2"><draw:frame draw:style-name="fr1" draw:name="Objekt16" text:anchor-type="as-char" svg:width="2.584cm" svg:height="0.527cm" draw:z-index="70"><draw:object xlink:href="./Object 16" xlink:type="simple" xlink:show="embed" xlink:actuate="onLoad"/><draw:image xlink:href="./ObjectReplacements/Object 16" xlink:type="simple" xlink:show="embed" xlink:actuate="onLoad"/></draw:frame></text:span></text:p>
      <text:p text:style-name="P24">Im Folgenden wird die Entschlüsselung auf das vorhergehende Beispiel angewendet:</text:p>
      <text:p text:style-name="P24"><draw:frame draw:style-name="fr1" draw:name="Objekt67" text:anchor-type="as-char" svg:width="14.243cm" svg:height="3.667cm" draw:z-index="71"><draw:object xlink:href="./Object 67" xlink:type="simple" xlink:show="embed" xlink:actuate="onLoad"/><draw:image xlink:href="./ObjectReplacements/Object 67" xlink:type="simple" xlink:show="embed" xlink:actuate="onLoad"/></draw:frame></text:p>
      <text:h text:style-name="P69" text:outline-level="3">Entschlüsselung mit dem Chinesischen Restsatz</text:h>
      <text:p text:style-name="P24">Falls der Entschlüsselungsexponent d sehr groß ist, kann das Potenzieren lange dauern. Dies kann mit dem Chinesischem Restsatz beschleunigt werden<text:note text:id="ftn12" text:note-class="footnote"><text:note-citation>12</text:note-citation><text:note-body><text:p text:style-name="P36">[Paixão], S. 1</text:p></text:note-body></text:note>. Diese Idee wurde [Paixão] entnommen:</text:p>
      <text:p text:style-name="P21">Der Geheimtext G und der Exponent d wird folgendermaßen geteilt:</text:p>
      <text:p text:style-name="P21"><draw:frame draw:style-name="fr2" draw:name="Objekt89" text:anchor-type="as-char" svg:width="2.842cm" svg:height="1.083cm" draw:z-index="60"><draw:object xlink:href="./Object 89" xlink:type="simple" xlink:show="embed" xlink:actuate="onLoad"/><draw:image xlink:href="./ObjectReplacements/Object 89" xlink:type="simple" xlink:show="embed" xlink:actuate="onLoad"/></draw:frame> und <draw:frame draw:style-name="fr2" draw:name="Objekt93" text:anchor-type="as-char" svg:width="3.276cm" svg:height="1.083cm" draw:z-index="61"><draw:object xlink:href="./Object 93" xlink:type="simple" xlink:show="embed" xlink:actuate="onLoad"/><draw:image xlink:href="./ObjectReplacements/Object 93" xlink:type="simple" xlink:show="embed" xlink:actuate="onLoad"/></draw:frame>, da <draw:frame draw:style-name="fr2" draw:name="Objekt100" text:anchor-type="as-char" svg:width="4.914cm" svg:height="0.487cm" draw:z-index="62"><draw:object xlink:href="./Object 100" xlink:type="simple" xlink:show="embed" xlink:actuate="onLoad"/><draw:image xlink:href="./ObjectReplacements/Object 100" xlink:type="simple" xlink:show="embed" xlink:actuate="onLoad"/></draw:frame></text:p>
      <text:p text:style-name="P21">Dies funktioniert, da der folgende Hilfssatz gilt:</text:p>
      <table:table table:name="Tabelle3" table:style-name="Tabelle3">
        <table:table-column table:style-name="Tabelle3.A"/>
        <table:table-row>
          <table:table-cell table:style-name="Tabelle3.A1" office:value-type="string">
            <text:p text:style-name="P35"><draw:frame draw:style-name="fr2" draw:name="Objekt98" text:anchor-type="as-char" svg:width="9.617cm" svg:height="0.547cm" draw:z-index="63"><draw:object xlink:href="./Object 98" xlink:type="simple" xlink:show="embed" xlink:actuate="onLoad"/><draw:image xlink:href="./ObjectReplacements/Object 98" xlink:type="simple" xlink:show="embed" xlink:actuate="onLoad"/></draw:frame></text:p>
          </table:table-cell>
        </table:table-row>
      </table:table>
      <text:p text:style-name="P21">Beweis:</text:p>
      <text:p text:style-name="P21"><text:tab/><draw:frame draw:style-name="fr2" draw:name="Objekt99" text:anchor-type="as-char" svg:width="7.348cm" svg:height="0.547cm" draw:z-index="65"><draw:object xlink:href="./Object 99" xlink:type="simple" xlink:show="embed" xlink:actuate="onLoad"/><draw:image xlink:href="./ObjectReplacements/Object 99" xlink:type="simple" xlink:show="embed" xlink:actuate="onLoad"/></draw:frame></text:p>
      <text:p text:style-name="P24">Nun wird dieser kleinere Teil von G mit den kleineren Exponenten „entschlüsselt“:</text:p>
      <text:p text:style-name="P21"><draw:frame draw:style-name="fr2" draw:name="Objekt94" text:anchor-type="as-char" svg:width="3.309cm" svg:height="1.704cm" draw:z-index="80"><draw:object xlink:href="./Object 94" xlink:type="simple" xlink:show="embed" xlink:actuate="onLoad"/><draw:image xlink:href="./ObjectReplacements/Object 94" xlink:type="simple" xlink:show="embed" xlink:actuate="onLoad"/></draw:frame></text:p>
      <text:p text:style-name="P24">Der Chinesische Restsatz ermöglicht es nun, eine Lösung K für die folgenden Kongru-enzen zu finden:</text:p>
      <text:p text:style-name="P21"><draw:frame draw:style-name="fr2" draw:name="Objekt95" text:anchor-type="as-char" svg:width="2.907cm" svg:height="1.083cm" draw:z-index="81"><draw:object xlink:href="./Object 95" xlink:type="simple" xlink:show="embed" xlink:actuate="onLoad"/><draw:image xlink:href="./ObjectReplacements/Object 95" xlink:type="simple" xlink:show="embed" xlink:actuate="onLoad"/></draw:frame></text:p>
      <text:p text:style-name="P21">Dazu müssen die multiplikativ inversen Elemente ermittelt werden:</text:p>
      <text:p text:style-name="P21"><draw:frame draw:style-name="fr2" draw:name="Objekt96" text:anchor-type="as-char" svg:width="3.029cm" svg:height="1.083cm" draw:z-index="82"><draw:object xlink:href="./Object 96" xlink:type="simple" xlink:show="embed" xlink:actuate="onLoad"/><draw:image xlink:href="./ObjectReplacements/Object 96" xlink:type="simple" xlink:show="embed" xlink:actuate="onLoad"/></draw:frame></text:p>
      <text:p text:style-name="P21">Nun wird der Klartext zusammengesetzt:</text:p>
      <text:p text:style-name="P21"><draw:frame draw:style-name="fr2" draw:name="Objekt97" text:anchor-type="as-char" svg:width="6.048cm" svg:height="0.531cm" draw:z-index="88"><draw:object xlink:href="./Object 97" xlink:type="simple" xlink:show="embed" xlink:actuate="onLoad"/><draw:image xlink:href="./ObjectReplacements/Object 97" xlink:type="simple" xlink:show="embed" xlink:actuate="onLoad"/></draw:frame></text:p>
      <text:p text:style-name="Text_20_body"><text:span text:style-name="T2">Diese Methode ist etwa vier mal schneller als die Entschlüsselung mit d</text:span><text:span text:style-name="T2"><text:note text:id="ftn13" text:note-class="footnote"><text:note-citation>13</text:note-citation><text:note-body><text:p text:style-name="P36">[Paixão], S. 2</text:p></text:note-body></text:note></text:span><text:span text:style-name="T2">.</text:span></text:p>
      <text:h text:style-name="P67" text:outline-level="2">Entschlüsselung ohne den privaten Schlüssel</text:h>
      <text:p text:style-name="P24">Ist der Entschlüsselungsexponent d unbekannt, so kann dieser durch Faktorisierung von N zurückgewonnen werden. Faktorisiert man N, so kann <draw:frame draw:style-name="fr1" draw:name="Objekt17" text:anchor-type="as-char" svg:width="1.164cm" svg:height="0.487cm" draw:z-index="45"><draw:object xlink:href="./Object 17" xlink:type="simple" xlink:show="embed" xlink:actuate="onLoad"/><draw:image xlink:href="./ObjectReplacements/Object 17" xlink:type="simple" xlink:show="embed" xlink:actuate="onLoad"/></draw:frame>berechnet werden und die Kongruenz <draw:frame draw:style-name="fr1" draw:name="Objekt18" text:anchor-type="as-char" svg:width="3.498cm" svg:height="0.487cm" draw:z-index="52"><draw:object xlink:href="./Object 18" xlink:type="simple" xlink:show="embed" xlink:actuate="onLoad"/><draw:image xlink:href="./ObjectReplacements/Object 18" xlink:type="simple" xlink:show="embed" xlink:actuate="onLoad"/></draw:frame>gelöst werden. </text:p>
      <text:p text:style-name="P21">Als praktische Arbeit wurde mir folgende Aufgabe gestellt:</text:p>
      <table:table table:name="Tabelle6" table:style-name="Tabelle6">
        <table:table-column table:style-name="Tabelle6.A"/>
        <table:table-row>
          <table:table-cell table:style-name="Tabelle6.A1" office:value-type="string">
            <text:p text:style-name="P21"><text:tab/>N := 65937_24735_90338_11941_75738_06421_27758_89771;<text:line-break/><text:tab/>e := 47;<text:line-break/><text:tab/><text:span text:style-name="T9"># geheime Botschaft:</text:span><text:line-break/><text:tab/>y := 65087_24329_19692_65260_21005_67465_76581_27499;<text:line-break/></text:p>
            <text:p text:style-name="P21">Wie lautet die Botschaft im Klartext?</text:p>
          </table:table-cell>
        </table:table-row>
      </table:table>
      <text:p text:style-name="P16"/>
      <text:p text:style-name="P24">Um diese Aufgabe zu lösen, versucht man den privaten Schlüssel mit Hilfe des öffentlichen Schlüssels wiederherzustellen.</text:p>
      <text:p text:style-name="P23"><text:s/><text:line-break/>Der private Schlüssel d muss die Kongruenzgleichung <draw:frame draw:style-name="fr1" draw:name="Objekt68" text:anchor-type="as-char" svg:width="3.498cm" svg:height="0.487cm" draw:z-index="53"><draw:object xlink:href="./Object 69" xlink:type="simple" xlink:show="embed" xlink:actuate="onLoad"/><draw:image xlink:href="./ObjectReplacements/Object 69" xlink:type="simple" xlink:show="embed" xlink:actuate="onLoad"/></draw:frame> erfüllen, allerdings sind <draw:frame draw:style-name="fr1" draw:name="Objekt69" text:anchor-type="as-char" svg:width="1.164cm" svg:height="0.487cm" draw:z-index="58"><draw:object xlink:href="./Object 70" xlink:type="simple" xlink:show="embed" xlink:actuate="onLoad"/><draw:image xlink:href="./ObjectReplacements/Object 70" xlink:type="simple" xlink:show="embed" xlink:actuate="onLoad"/></draw:frame> und d nicht bekannt. Um <draw:frame draw:style-name="fr1" draw:name="Objekt70" text:anchor-type="as-char" svg:width="1.164cm" svg:height="0.487cm" draw:z-index="59"><draw:object xlink:href="./Object 71" xlink:type="simple" xlink:show="embed" xlink:actuate="onLoad"/><draw:image xlink:href="./ObjectReplacements/Object 71" xlink:type="simple" xlink:show="embed" xlink:actuate="onLoad"/></draw:frame> zu berechnen, werden die Primfaktoren p und q, aus denen N besteht, benötigt. N muss also faktorisiert werden. Sobald ein Faktor von N bekannt ist, kann man N durch diesen Faktor teilen und man erhält den zweiten Faktor. Dann kann man wie in <text:a xlink:type="simple" xlink:href="#7.RSA-Verfahren|outline"><text:span text:style-name="T9">Kapitel 7</text:span></text:a> vorgehen und d berechnen. Mit d kann man wie in <text:a xlink:type="simple" xlink:href="#7.2.Entschlüsselung mit dem privaten Schlüssel|outline"><text:span text:style-name="T9">Kapitel 7.2</text:span></text:a> beschrieben die Geheimbotschaft entschlüsseln.</text:p>
      <text:p text:style-name="P24">Wird das <text:a xlink:type="simple" xlink:href="#8.Anhang|outline">Aribas-Skript im Anhang</text:a> ausgeführt, das diese Schritte ausführt, erhält man den Klartext „<text:span text:style-name="T7">RSAribas</text:span>“.</text:p>
      <text:h text:style-name="P66" text:outline-level="2">Sicherheit des RSA-Algorithmus</text:h>
      <text:p text:style-name="P30"><text:span text:style-name="T2">Der RSA-Algorithmus kann, wie oben beschrieben, „geknackt“ werden, indem der öffentliche Schlüssel faktorisiert wird. Allerdings ist das bei großen Zahlen nahezu unmöglich, da die Algorithmen sehr lange Laufzeiten haben</text:span><text:span text:style-name="T2"><text:note text:id="ftn14" text:note-class="footnote"><text:note-citation>14</text:note-citation><text:note-body><text:p text:style-name="P36">[RSA-2190]</text:p></text:note-body></text:note></text:span><text:span text:style-name="T2">. Wie lange die Faktorisierung dauert hängt einerseits vom Algorithmus, andererseits von der Hardware ab. <text:line-break/>Um ein Gefühl dafür zu bekommen was „sehr lange“ bedeutet, kann man die „RSA Factoring Challenge“ als Beispiel betrachten. Eine 193-stellige Zahl sollte Faktorisiert werden. Für diese Aufgabe wurde </text:span>am 18. März 1991<text:span text:style-name="T2"> ein Preisgeld von 20.000 US-Dollar ausgeschrieben. Ein Team des Instituts für Experimentelle Mathematik in Essen hat am 2. November 2005 diese Aufgabe gelöst und dafür über fünf Monate benötigt. Der Rechenaufwand betrug etwa 30 2.2GHz-Opteron-CPU Jahre</text:span><text:span text:style-name="T2"><text:note text:id="ftn15" text:note-class="footnote"><text:note-citation>15</text:note-citation><text:note-body><text:p text:style-name="P36">[RSA-2964]</text:p></text:note-body></text:note></text:span><text:span text:style-name="T2">.</text:span></text:p>
      <text:p text:style-name="P24">Das Faktorisieren wird zwar immer schneller, da man über bessere und billigere Computer sowie effizientere Algorithmen verfügt, allerdings steigt mit den Hardwareverbesserungen die Sicherheit des RSA-Algorithmus. Mit einer besseren Hardware können deutlich größere Primzahlen erzeugt werden und damit auch ein deutlich längerer öffentlicher Schlüssel generiert werden, der zur Verschlüsselung der Nachricht dient.</text:p>
      <text:p text:style-name="P24">Ein verbesserter Faktorisierungsalgorithmus würde die Sicherheit des RSA-Kryptosystems gefährden. Es ist jedoch unwahrscheinlich, dass ein solcher Algorithmus gefunden wird, da das Problem als schwer angesehen wird.<text:note text:id="ftn16" text:note-class="footnote"><text:note-citation>16</text:note-citation><text:note-body><text:p text:style-name="P36">[RSA-2191]</text:p></text:note-body></text:note> </text:p>
      <text:p text:style-name="P30"><text:span text:style-name="T2">Ein weiterer möglicher Angriff auf das RSA-Kryptosystem wäre die e-te Wurzel mod n zu finden. Da <text:s/></text:span><text:span text:style-name="T2"><draw:frame draw:style-name="fr1" draw:name="Objekt87" text:anchor-type="as-char" svg:width="2.914cm" svg:height="0.547cm" draw:z-index="35"><draw:object xlink:href="./Object 87" xlink:type="simple" xlink:show="embed" xlink:actuate="onLoad"/><draw:image xlink:href="./ObjectReplacements/Object 87" xlink:type="simple" xlink:show="embed" xlink:actuate="onLoad"/></draw:frame></text:span><text:span text:style-name="T2"> ist, wäre </text:span><text:span text:style-name="T2"><draw:frame draw:style-name="fr1" draw:name="Objekt88" text:anchor-type="as-char" svg:width="3.21cm" svg:height="0.596cm" draw:z-index="36"><draw:object xlink:href="./Object 88" xlink:type="simple" xlink:show="embed" xlink:actuate="onLoad"/><draw:image xlink:href="./ObjectReplacements/Object 88" xlink:type="simple" xlink:show="embed" xlink:actuate="onLoad"/></draw:frame></text:span><text:span text:style-name="T2">. Allerdings ist kein Angriff, der so funktioniert, bekannt</text:span><text:span text:style-name="T2"><text:note text:id="ftn17" text:note-class="footnote"><text:note-citation>17</text:note-citation><text:note-body><text:p text:style-name="P36">[RSA-2216]</text:p></text:note-body></text:note></text:span><text:span text:style-name="T2">. Um zu veranschaulichen, dass bei einer Kongruenzgleichung nicht wie gewohnt die Wurzel gezogen werden kann, betrachte man folgendes Beispiel: </text:span><text:span text:style-name="T2"><draw:frame draw:style-name="fr1" draw:name="Objekt126" text:anchor-type="as-char" svg:width="2.598cm" svg:height="0.487cm" draw:z-index="37"><draw:object xlink:href="./Object 126" xlink:type="simple" xlink:show="embed" xlink:actuate="onLoad"/><draw:image xlink:href="./ObjectReplacements/Object 126" xlink:type="simple" xlink:show="embed" xlink:actuate="onLoad"/></draw:frame></text:span><text:span text:style-name="T2">, aber </text:span><text:span text:style-name="T2"><draw:frame draw:style-name="fr1" draw:name="Objekt127" text:anchor-type="as-char" svg:width="0.691cm" svg:height="0.504cm" draw:z-index="38"><draw:object xlink:href="./Object 127" xlink:type="simple" xlink:show="embed" xlink:actuate="onLoad"/><draw:image xlink:href="./ObjectReplacements/Object 127" xlink:type="simple" xlink:show="embed" xlink:actuate="onLoad"/></draw:frame></text:span><text:span text:style-name="T2"> </text:span>≢<text:span text:style-name="T2"> </text:span><text:span text:style-name="T2"><draw:frame draw:style-name="fr1" draw:name="Objekt128" text:anchor-type="as-char" svg:width="2.274cm" svg:height="0.524cm" draw:z-index="39"><draw:object xlink:href="./Object 128" xlink:type="simple" xlink:show="embed" xlink:actuate="onLoad"/><draw:image xlink:href="./ObjectReplacements/Object 128" xlink:type="simple" xlink:show="embed" xlink:actuate="onLoad"/></draw:frame></text:span><text:span text:style-name="T2">.</text:span></text:p>
      <text:h text:style-name="P66" text:outline-level="2">Warum der RSA-Algorithmus funktioniert</text:h>
      <text:p text:style-name="Text_20_body">Der Geheimtext G wird durch potenzieren mit e gewonnen (<draw:frame draw:style-name="fr1" draw:name="Objekt74" text:anchor-type="as-char" svg:width="2.914cm" svg:height="0.547cm" draw:z-index="5"><draw:object xlink:href="./Object 74" xlink:type="simple" xlink:show="embed" xlink:actuate="onLoad"/><draw:image xlink:href="./ObjectReplacements/Object 74" xlink:type="simple" xlink:show="embed" xlink:actuate="onLoad"/></draw:frame>) und der Klartext durch potenzieren mit d (<draw:frame draw:style-name="fr1" draw:name="Objekt75" text:anchor-type="as-char" svg:width="2.946cm" svg:height="0.547cm" draw:z-index="7"><draw:object xlink:href="./Object 75" xlink:type="simple" xlink:show="embed" xlink:actuate="onLoad"/><draw:image xlink:href="./ObjectReplacements/Object 75" xlink:type="simple" xlink:show="embed" xlink:actuate="onLoad"/></draw:frame>). Zu zeigen ist, dass</text:p>
      <text:p text:style-name="Text_20_body"><text:s/><draw:frame draw:style-name="fr1" draw:name="Objekt76" text:anchor-type="as-char" svg:width="3.186cm" svg:height="0.547cm" draw:z-index="8"><draw:object xlink:href="./Object 76" xlink:type="simple" xlink:show="embed" xlink:actuate="onLoad"/><draw:image xlink:href="./ObjectReplacements/Object 76" xlink:type="simple" xlink:show="embed" xlink:actuate="onLoad"/></draw:frame> mit <draw:frame draw:style-name="fr1" draw:name="Objekt78" text:anchor-type="as-char" svg:width="3.334cm" svg:height="0.487cm" draw:z-index="9"><draw:object xlink:href="./Object 78" xlink:type="simple" xlink:show="embed" xlink:actuate="onLoad"/><draw:image xlink:href="./ObjectReplacements/Object 78" xlink:type="simple" xlink:show="embed" xlink:actuate="onLoad"/></draw:frame> gilt. </text:p>
      <text:p text:style-name="Text_20_body">Es kann folgende Umformung durchgeführt werden:</text:p>
      <text:p text:style-name="Text_20_body"><draw:frame draw:style-name="fr1" draw:name="Objekt90" text:anchor-type="as-char" svg:width="4.673cm" svg:height="0.995cm" draw:z-index="10"><draw:object xlink:href="./Object 90" xlink:type="simple" xlink:show="embed" xlink:actuate="onLoad"/><draw:image xlink:href="./ObjectReplacements/Object 90" xlink:type="simple" xlink:show="embed" xlink:actuate="onLoad"/></draw:frame></text:p>
      <text:p text:style-name="Text_20_body">Daraus folgt:</text:p>
      <text:p text:style-name="Text_20_body"><draw:frame draw:style-name="fr1" draw:name="Objekt91" text:anchor-type="as-char" svg:width="4.787cm" svg:height="0.527cm" draw:z-index="11"><draw:object xlink:href="./Object 91" xlink:type="simple" xlink:show="embed" xlink:actuate="onLoad"/><draw:image xlink:href="./ObjectReplacements/Object 91" xlink:type="simple" xlink:show="embed" xlink:actuate="onLoad"/></draw:frame></text:p>
      <text:p text:style-name="Text_20_body">Nun wird der <text:span text:style-name="T7">Satz von Fermat-Euler </text:span>als Hilfssatz eingeführt:</text:p>
      <table:table table:name="Tabelle2" table:style-name="Tabelle2">
        <table:table-column table:style-name="Tabelle2.A"/>
        <table:table-row>
          <table:table-cell table:style-name="Tabelle2.A1" office:value-type="string">
            <text:p text:style-name="P29"><draw:frame draw:style-name="fr1" draw:name="Objekt77" text:anchor-type="as-char" svg:width="3.24cm" svg:height="0.547cm" draw:z-index="12"><draw:object xlink:href="./Object 77" xlink:type="simple" xlink:show="embed" xlink:actuate="onLoad"/><draw:image xlink:href="./ObjectReplacements/Object 77" xlink:type="simple" xlink:show="embed" xlink:actuate="onLoad"/></draw:frame> <text:s/>für <draw:frame draw:style-name="fr1" draw:name="Objekt81" text:anchor-type="as-char" svg:width="1.824cm" svg:height="0.467cm" draw:z-index="18"><draw:object xlink:href="./Object 81" xlink:type="simple" xlink:show="embed" xlink:actuate="onLoad"/><draw:image xlink:href="./ObjectReplacements/Object 81" xlink:type="simple" xlink:show="embed" xlink:actuate="onLoad"/></draw:frame> und ggT(N, K) = 1</text:p>
          </table:table-cell>
        </table:table-row>
      </table:table>
      <text:p text:style-name="Text_20_body"/>
      <text:p text:style-name="Text_20_body">Beweis nach [Reiss], S. 218 f.:</text:p>
      <text:p text:style-name="P41">Es gibt <draw:frame draw:style-name="fr1" draw:name="Objekt79" text:anchor-type="as-char" svg:width="1.164cm" svg:height="0.487cm" draw:z-index="16"><draw:object xlink:href="./Object 79" xlink:type="simple" xlink:show="embed" xlink:actuate="onLoad"/><draw:image xlink:href="./ObjectReplacements/Object 79" xlink:type="simple" xlink:show="embed" xlink:actuate="onLoad"/></draw:frame> verschiedene, zu N teilerfremde Reste. Da K zu N teilerfremd ist, muss auch jedes der Produkte <draw:frame draw:style-name="fr1" draw:name="Objekt80" text:anchor-type="as-char" svg:width="4.112cm" svg:height="0.542cm" draw:z-index="19"><draw:object xlink:href="./Object 80" xlink:type="simple" xlink:show="embed" xlink:actuate="onLoad"/><draw:image xlink:href="./ObjectReplacements/Object 80" xlink:type="simple" xlink:show="embed" xlink:actuate="onLoad"/></draw:frame> zu N teilerfremd sein. </text:p>
      <text:p text:style-name="P40">Es gilt:</text:p>
      <text:p text:style-name="P40"><draw:frame draw:style-name="fr1" draw:name="Objekt82" text:anchor-type="as-char" svg:width="5.648cm" svg:height="2.318cm" draw:z-index="29"><draw:object xlink:href="./Object 82" xlink:type="simple" xlink:show="embed" xlink:actuate="onLoad"/><draw:image xlink:href="./ObjectReplacements/Object 82" xlink:type="simple" xlink:show="embed" xlink:actuate="onLoad"/></draw:frame></text:p>
      <text:p text:style-name="P40">Da alle <draw:frame draw:style-name="fr1" draw:name="Objekt83" text:anchor-type="as-char" svg:width="0.478cm" svg:height="0.531cm" draw:z-index="30"><draw:object xlink:href="./Object 83" xlink:type="simple" xlink:show="embed" xlink:actuate="onLoad"/><draw:image xlink:href="./ObjectReplacements/Object 83" xlink:type="simple" xlink:show="embed" xlink:actuate="onLoad"/></draw:frame> teilerfremd zu N sind, kann man durch das Produkt teilen. Daraus ergibt sich: </text:p>
      <text:p text:style-name="P40"><draw:frame draw:style-name="fr1" draw:name="Objekt84" text:anchor-type="as-char" svg:width="3.849cm" svg:height="0.547cm" draw:z-index="31"><draw:object xlink:href="./Object 84" xlink:type="simple" xlink:show="embed" xlink:actuate="onLoad"/><draw:image xlink:href="./ObjectReplacements/Object 84" xlink:type="simple" xlink:show="embed" xlink:actuate="onLoad"/></draw:frame></text:p>
      <text:p text:style-name="P44">Das bedeutet für den RSA-Algorithmus:</text:p>
      <text:p text:style-name="P44"><text:tab/><draw:frame draw:style-name="fr1" draw:name="Objekt92" text:anchor-type="as-char" svg:width="7.539cm" svg:height="0.547cm" draw:z-index="32"><draw:object xlink:href="./Object 92" xlink:type="simple" xlink:show="embed" xlink:actuate="onLoad"/><draw:image xlink:href="./ObjectReplacements/Object 92" xlink:type="simple" xlink:show="embed" xlink:actuate="onLoad"/></draw:frame></text:p>
      <text:bibliography text:style-name="Sect2" text:name="Literaturverzeichnis1">
        <text:bibliography-source>
          <text:index-title-template text:style-name="Bibliography_20_Heading">Literaturverzeichnis</text:index-title-template>
          <text:bibliography-entry-template text:bibliography-type="article" text:style-name="Bibliography_20_1">
            <text:index-entry-span text:style-name="Emphasis"> </text:index-entry-span>
            <text:index-entry-bibliography text:style-name="Strong_20_Emphasis" text:bibliography-data-field="author"/>
            <text:index-entry-span>: </text:index-entry-span>
            <text:index-entry-tab-stop style:type="left" style:position="0cm" style:leader-char=" "/>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booklet"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conference"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custom1"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custom2"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custom3"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custom4"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custom5"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email"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inbook"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incollection"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inproceedings"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journal"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manual"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mastersthesis"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misc"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phdthesis"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proceedings"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techreport"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unpublished"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entry-template text:bibliography-type="www" text:style-name="Bibliography_20_1">
            <text:index-entry-span text:style-name="Emphasis"> </text:index-entry-span>
            <text:index-entry-bibliography text:style-name="Strong_20_Emphasis"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bibliography-entry-template>
        </text:bibliography-source>
        <text:index-body>
          <text:index-title text:style-name="Sect2" text:name="Literaturverzeichnis1_Head">
            <text:h text:style-name="P61" text:outline-level="1">Literaturverzeichnis</text:h>
          </text:index-title>
          <text:p text:style-name="P46"><text:span text:style-name="Strong_20_Emphasis">Beutelspacher, A., Neumann, H. B. und Schwarzpaul, T.</text:span><text:span text:style-name="T7">: </text:span></text:p>
          <text:p text:style-name="P46">Kryptografie in Theorie und Praxis.</text:p>
          <text:p text:style-name="P46">Wiesbaden, Vieweg+Teubner Verlag, 2005.</text:p>
          <text:p text:style-name="P46"/>
          <text:p text:style-name="P46"><text:span text:style-name="Strong_20_Emphasis">Brill, M.</text:span><text:span text:style-name="T7">: </text:span></text:p>
          <text:p text:style-name="P46">Mathematik für Informatiker.</text:p>
          <text:p text:style-name="P46">Wien, Hanser Verlag, 2004.</text:p>
          <text:p text:style-name="P46"/>
          <text:p text:style-name="P46"><text:span text:style-name="Strong_20_Emphasis">Forster, O.</text:span><text:span text:style-name="T7">: </text:span></text:p>
          <text:p text:style-name="P46">Algorithmische Zahlentheorie. <text:s/></text:p>
          <text:p text:style-name="P46">Wiesbaden, Vieweg Braunschweig/Wiesbaden, 1996.</text:p>
          <text:p text:style-name="P46"><text:span text:style-name="Emphasis"/></text:p>
          <text:p text:style-name="P46"><text:span text:style-name="Strong_20_Emphasis">Pethö, A. und Pohst, M</text:span><text:span text:style-name="Strong_20_Emphasis"><text:span text:style-name="T7">.</text:span></text:span><text:span text:style-name="T7">:</text:span> </text:p>
          <text:p text:style-name="P46">Algebraische Algorithmen.</text:p>
          <text:p text:style-name="P46">Wiesbaden, Vieweg+Teubner Verlag, 1999.</text:p>
          <text:p text:style-name="P46"><text:span text:style-name="Emphasis"/></text:p>
          <text:p text:style-name="P46"><text:span text:style-name="Strong_20_Emphasis">Reiss, K. und Schmieder, G.</text:span><text:span text:style-name="T7">: </text:span></text:p>
          <text:p text:style-name="P46">Basiswissen Zahlentheorie.</text:p>
          <text:p text:style-name="P46">Berlin Heidelberg, Springer-Verlag, 2007.</text:p>
          <text:p text:style-name="P46"><text:span text:style-name="Emphasis"/></text:p>
          <text:p text:style-name="P46"><text:span text:style-name="Strong_20_Emphasis">Rothe, J.</text:span><text:span text:style-name="T7">: </text:span></text:p>
          <text:p text:style-name="P46">Komplexitätstheorie und Kryptologie.</text:p>
          <text:p text:style-name="P46">Berlin, Springer, 2008.</text:p>
          <text:p text:style-name="P46"><text:span text:style-name="Emphasis"/></text:p>
          <text:p text:style-name="P46"><text:span text:style-name="Strong_20_Emphasis">Wrixon, F. B.</text:span><text:span text:style-name="T7">: </text:span></text:p>
          <text:p text:style-name="P46">Geheimsprachen.</text:p>
          <text:p text:style-name="P46">Königswinter, Tandem Verlag GmbH, 2006.</text:p>
        </text:index-body>
      </text:bibliography>
      <text:p text:style-name="P6"/>
      <text:p text:style-name="P20">Internetadressen</text:p>
      <table:table table:name="Tabelle7" table:style-name="Tabelle7">
        <table:table-column table:style-name="Tabelle7.A"/>
        <table:table-column table:style-name="Tabelle7.B"/>
        <table:table-row>
          <table:table-cell table:style-name="Tabelle7.A1" office:value-type="string">
            <text:p text:style-name="P12">[Berendt]</text:p>
          </table:table-cell>
          <table:table-cell table:style-name="Tabelle7.A1" office:value-type="string">
            <text:p text:style-name="P12">Berendt, Gerhard. </text:p>
            <text:p text:style-name="P16"><text:span text:style-name="T5">Seminar über Zahlentheorie/Kryptographie.</text:span><text:a xlink:type="simple" xlink:href="http://userpage.fu-berlin.de/~berendt/lehre2008_neu.html"><text:span text:style-name="T12"> <text:tab/><text:tab/><text:tab/>10.04.2008</text:span></text:a></text:p>
            <text:p text:style-name="P16"><text:a xlink:type="simple" xlink:href="http://userpage.fu-berlin.de/~berendt/lehre2008_neu.html">URL: <text:s/></text:a><text:a xlink:type="simple" xlink:href="http://userpage.fu-berlin.de/~berendt/lehre2008_neu.html">http://userpage.fu-berlin.de/~berendt/lehre2008_neu.html</text:a><text:a xlink:type="simple" xlink:href="http://userpage.fu-berlin.de/~berendt/lehre2008_neu.html"> </text:a></text:p>
            <text:p text:style-name="P16"><text:a xlink:type="simple" xlink:href="http://userpage.fu-berlin.de/~berendt/lehre2008_neu.html"><text:span text:style-name="T5">[Stand: 09.01.2010]</text:span></text:a></text:p>
          </table:table-cell>
        </table:table-row>
        <table:table-row>
          <table:table-cell table:style-name="Tabelle7.A1" office:value-type="string">
            <text:p text:style-name="P12">[Birthälmer]</text:p>
          </table:table-cell>
          <table:table-cell table:style-name="Tabelle7.A1" office:value-type="string">
            <text:p text:style-name="P12">Birthälmer, Melita.</text:p>
            <text:p text:style-name="P12">Kryptografie <text:s/><text:tab/><text:tab/><text:tab/><text:tab/><text:tab/><text:tab/><text:tab/>13.04.2008</text:p>
            <text:p text:style-name="P18"><text:span text:style-name="T2">URL</text:span>: http://www.birthaelmer.com/fileadmin/birthaelmer/portfolio/Kryptografie_web.pdf</text:p>
            <text:p text:style-name="P18">[Stand: 09.01.2010]</text:p>
          </table:table-cell>
        </table:table-row>
        <table:table-row>
          <table:table-cell table:style-name="Tabelle7.A1" office:value-type="string">
            <text:p text:style-name="P12">[msri]</text:p>
          </table:table-cell>
          <table:table-cell table:style-name="Tabelle7.A1" office:value-type="string">
            <text:p text:style-name="P18">SIAM News. </text:p>
            <text:p text:style-name="P18">Still Guarding Secrets after Years of Attacks, RSA Earns Accolades for its Founders. <text:tab/><text:tab/><text:tab/><text:tab/><text:tab/><text:tab/><text:tab/><text:tab/><text:tab/>17.06.2003</text:p>
            <text:p text:style-name="P16"><text:a xlink:type="simple" xlink:href="http://userpage.fu-berlin.de/~berendt/lehre2008_neu.html"><text:span text:style-name="T12">URL: </text:span></text:a><text:a xlink:type="simple" xlink:href="http://www.msri.org/people/members/sara/articles/rsa.pdf"><text:span text:style-name="T5">http://www.msri.org/people/members/sara/articles/rsa.pdf</text:span></text:a><text:a xlink:type="simple" xlink:href="http://userpage.fu-berlin.de/~berendt/lehre2008_neu.html"><text:span text:style-name="T12"> </text:span></text:a></text:p>
            <text:p text:style-name="P16"><text:a xlink:type="simple" xlink:href="http://userpage.fu-berlin.de/~berendt/lehre2008_neu.html"><text:span text:style-name="T5">[Stand: 09.01.2010]</text:span></text:a></text:p>
          </table:table-cell>
        </table:table-row>
        <table:table-row>
          <table:table-cell table:style-name="Tabelle7.A1" office:value-type="string">
            <text:p text:style-name="P12">[Paixão]</text:p>
          </table:table-cell>
          <table:table-cell table:style-name="Tabelle7.A1" office:value-type="string">
            <text:p text:style-name="P18">Paixão, Cesar A. M.. </text:p>
            <text:p text:style-name="P16"><text:a xlink:type="simple" xlink:href="http://eprint.iacr.org/2003/159.ps"><text:span text:style-name="T5">An efficient variant of the RSA cryptosystem. <text:tab/><text:tab/><text:tab/>11.08.2009</text:span></text:a></text:p>
            <text:p text:style-name="P16"><text:a xlink:type="simple" xlink:href="http://eprint.iacr.org/2003/159.ps"><text:span text:style-name="T5">URL: http://eprint.iacr.org/2003/159.pdf</text:span></text:a></text:p>
            <text:p text:style-name="P12">[Stand: 26.11.2009]</text:p>
          </table:table-cell>
        </table:table-row>
        <table:table-row>
          <table:table-cell table:style-name="Tabelle7.A1" office:value-type="string">
            <text:p text:style-name="P12">[Petitcolas]</text:p>
          </table:table-cell>
          <table:table-cell table:style-name="Tabelle7.A1" office:value-type="string">
            <text:p text:style-name="P12">Petitcolas, Fabien. </text:p>
            <text:p text:style-name="P12">DESIDERATA DE LA CRYPTOGRAPHIE MILITAIRE. <text:tab/><text:tab/>20.06.2009</text:p>
            <text:p text:style-name="P12">URL:</text:p>
            <text:p text:style-name="P16"><text:a xlink:type="simple" xlink:href="http://www.petitcolas.net/fabien/kerckhoffs/">http://www.petitcolas.net/fabien/kerckhoffs/</text:a><text:a xlink:type="simple" xlink:href="http://www.petitcolas.net/fabien/kerckhoffs/la_cryptographie_militaire_i.htm#desiderata"><text:line-break/></text:a><text:a xlink:type="simple" xlink:href="http://www.petitcolas.net/fabien/kerckhoffs/la_cryptographie_militaire_i.htm#desiderata">la_cryptographie_militaire_i.htm#desiderata</text:a><text:span text:style-name="T5"> </text:span></text:p>
            <text:p text:style-name="P12">[Stand: 09.01.2010]</text:p>
          </table:table-cell>
        </table:table-row>
        <table:table-row>
          <table:table-cell table:style-name="Tabelle7.A1" office:value-type="string">
            <text:p text:style-name="P12">[RSA-2190]</text:p>
          </table:table-cell>
          <table:table-cell table:style-name="Tabelle7.A1" office:value-type="string">
            <text:p text:style-name="P12">RSA Laboratories. </text:p>
            <text:p text:style-name="P12">What are the best factoring methods in use today?<text:tab/><text:tab/><text:tab/>03.11.2009</text:p>
            <text:p text:style-name="P16"><text:span text:style-name="T5">URL: </text:span><text:a xlink:type="simple" xlink:href="http://www.rsa.com/rsalabs/node.asp?id=2190"><text:span text:style-name="T12">http://www.rsa.com/rsalabs/node.asp?id=2190</text:span></text:a></text:p>
            <text:p text:style-name="P12">[Stand: 09.01.2010]</text:p>
          </table:table-cell>
        </table:table-row>
        <table:table-row>
          <table:table-cell table:style-name="Tabelle7.A1" office:value-type="string">
            <text:p text:style-name="P12">[RSA-2191]</text:p>
          </table:table-cell>
          <table:table-cell table:style-name="Tabelle7.A1" office:value-type="string">
            <text:p text:style-name="P12">RSA Laboratories.</text:p>
            <text:p text:style-name="P12">What improvements are likely in factoring capability?<text:tab/><text:tab/>03.11.2009</text:p>
            <text:p text:style-name="P16"><text:span text:style-name="T5">URL: </text:span><text:a xlink:type="simple" xlink:href="http://www.rsa.com/rsalabs/node.asp?id=2191"><text:span text:style-name="T12">http://www.rsa.com/rsalabs/node.asp?id=2191</text:span></text:a></text:p>
            <text:p text:style-name="P12">[Stand: 09.01.2010]</text:p>
          </table:table-cell>
        </table:table-row>
        <table:table-row>
          <table:table-cell table:style-name="Tabelle7.A1" office:value-type="string">
            <text:p text:style-name="P12">[RSA-2216]</text:p>
          </table:table-cell>
          <table:table-cell table:style-name="Tabelle7.A1" office:value-type="string">
            <text:p text:style-name="P12">RSA Laboratories.</text:p>
            <text:p text:style-name="P12">What would it take to break the RSA cryptosystem?<text:tab/><text:tab/><text:tab/>03.11.2009</text:p>
            <text:p text:style-name="P16"><text:span text:style-name="T5">URL: </text:span><text:a xlink:type="simple" xlink:href="http://www.rsa.com/rsalabs/node.asp?id=2216"><text:span text:style-name="T12">http://www.rsa.com/rsalabs/node.asp?id=2216</text:span></text:a></text:p>
            <text:p text:style-name="P12">[Stand: 09.01.2010]</text:p>
          </table:table-cell>
        </table:table-row>
        <table:table-row>
          <table:table-cell table:style-name="Tabelle7.A1" office:value-type="string">
            <text:p text:style-name="P12">[RSA-2964]</text:p>
          </table:table-cell>
          <table:table-cell table:style-name="Tabelle7.A1" office:value-type="string">
            <text:p text:style-name="P12">RSA Laboratories.</text:p>
            <text:p text:style-name="P12">RSA-640 factored!<text:tab/><text:tab/><text:tab/><text:tab/><text:tab/><text:tab/>03.01.2010</text:p>
            <text:p text:style-name="P16"><text:span text:style-name="T5">URL: </text:span><text:a xlink:type="simple" xlink:href="http://www.rsa.com/rsalabs/node.asp?id=2964"><text:span text:style-name="T12">http://www.rsa.com/rsalabs/node.asp?id=2964</text:span></text:a></text:p>
            <text:p text:style-name="P12">[Stand: 09.01.2010]</text:p>
          </table:table-cell>
        </table:table-row>
        <table:table-row>
          <table:table-cell table:style-name="Tabelle7.A1" office:value-type="string">
            <text:p text:style-name="P12">[wiki-RSA]</text:p>
          </table:table-cell>
          <table:table-cell table:style-name="Tabelle7.A1" office:value-type="string">
            <text:p text:style-name="P16"><text:a xlink:type="simple" xlink:href="http://userpage.fu-berlin.de/~berendt/lehre2008_neu.html"><text:span text:style-name="T5">Ladenthin, Bernhard. </text:span></text:a></text:p>
            <text:p text:style-name="P16"><text:a xlink:type="simple" xlink:href="http://userpage.fu-berlin.de/~berendt/lehre2008_neu.html"><text:span text:style-name="T5">RSA-Kryptosystem.<text:tab/><text:tab/><text:tab/><text:tab/><text:tab/><text:tab/>08.01.2010</text:span></text:a></text:p>
            <text:p text:style-name="P16"><text:a xlink:type="simple" xlink:href="http://userpage.fu-berlin.de/~berendt/lehre2008_neu.html">URL: </text:a><text:a xlink:type="simple" xlink:href="http://de.wikipedia.org/wiki/RSA-Kryptosystem#Erzeugung_des_.C3.B6ffentlichen_und_privaten_Schl.C3.BCssels">http://de.wikipedia.org/wiki/RSA-Kryptosystem#Erzeugung_des_öffentlichen_und_privaten_Schlüssels</text:a><text:a xlink:type="simple" xlink:href="http://userpage.fu-berlin.de/~berendt/lehre2008_neu.html"> </text:a></text:p>
            <text:p text:style-name="P16"><text:a xlink:type="simple" xlink:href="http://userpage.fu-berlin.de/~berendt/lehre2008_neu.html"><text:span text:style-name="T5">[Stand: 09.01.2010]</text:span></text:a></text:p>
          </table:table-cell>
        </table:table-row>
      </table:table>
      <text:p text:style-name="P39"/>
      <text:p text:style-name="P37"/>
      <text:p text:style-name="P38"><text:tab/><text:tab/></text:p>
      <text:h text:style-name="P61" text:outline-level="1">Anhang</text:h>
      <text:p text:style-name="P21"><text:tab/>1:<text:tab/><text:span text:style-name="T9"># Gegebener Öffentlicher Schlüssel N = p*q und e sowie Geheimtext y </text:span></text:p>
      <text:p text:style-name="P21"><text:tab/>2:<text:tab/>N := <text:bookmark-start text:name="DDE_LINK"/>6593724735903381194175738064212775889771<text:bookmark-end text:name="DDE_LINK"/>. </text:p>
      <text:p text:style-name="P21"><text:tab/>3:<text:tab/>e := 47. </text:p>
      <text:p text:style-name="P21"><text:tab/>4:<text:tab/>y := 6508724329196926526021005674657658127499. </text:p>
      <text:p text:style-name="P21"><text:tab/>5:<text:tab/>p := ec_factorize(N). <text:s/><text:tab/><text:tab/># 6890701303127411</text:p>
      <text:p text:style-name="P21"><text:tab/>6:<text:tab/>q := N div p. <text:tab/><text:tab/><text:tab/><text:tab/># 956207997714884457630761</text:p>
      <text:p text:style-name="P21"><text:tab/>7:<text:tab/>phi := <text:s/>(p-1)*(q-1). <text:tab/>#6588943695914805815679579653627015131600 </text:p>
      <text:p text:style-name="P21"><text:tab/>8:<text:tab/>d := mod_inverse(e, phi). </text:p>
      <text:p text:style-name="P21"><text:tab/>9:<text:tab/>cc := byte_string(y). </text:p>
      <text:p text:style-name="P25"><text:tab/>10:<text:tab/>z := y**d mod N. </text:p>
      <text:p text:style-name="P31"><text:tab/>11:<text:tab/>string(byte_string(z)). </text:p>
      <text:p text:style-name="Text_20_body"/>
      <text:p text:style-name="P19"/>
      <text:p text:style-name="P13"/>
      <text:p text:style-name="P13"/>
      <text:p text:style-name="P13"/>
      <text:p text:style-name="P13"/>
      <text:p text:style-name="P13"/>
      <text:p text:style-name="P13"/>
      <text:p text:style-name="P13"/>
      <text:p text:style-name="P14">Ich erkläre, dass ich die Facharbeit ohne fremde Hilfe angefertigt und nur die im Literaturverzeichnis angeführten Quellen und Hilfsmittel benützt hab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pan text:style-name="T11"><text:s text:c="3"/>Langweid, 20.01.2010 <text:s/></text:span><text:tab/><text:tab/><text:tab/><text:span text:style-name="T11"><text:tab/> <text:s text:c="24"/></text:span></text:p>
      <text:p text:style-name="P13"><text:tab/>Ort, Datum<text:tab/><text:tab/><text:tab/><text:tab/><text:tab/><text:tab/>Unterschri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1" svg:font-family="'Times New Roman'"/>
    <style:font-face style:name="Courier 10 Pitch" svg:font-family="'Courier 10 Pitch'"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master-page-name="">
      <style:paragraph-properties fo:line-height="150%"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master-page-name="Standard">
      <style:paragraph-properties fo:margin-left="0cm" fo:margin-right="0cm" fo:text-indent="0cm" style:auto-text-indent="false" style:page-number="1" fo:break-before="auto" fo:break-after="auto"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fo:background-color="#e6e6e6">
        <style:tab-stops>
          <style:tab-stop style:position="15cm" style:type="right" style:leader-style="dotted" style:leader-text="."/>
        </style:tab-stops>
        <style:background-image/>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5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503cm" style:type="right" style:leader-style="dotted" style:leader-text="."/>
        </style:tab-stops>
      </style:paragraph-properties>
    </style:style>
    <style:style style:name="Internet_20_link" style:display-name="Internet link" style:family="text">
      <style:text-properties style:use-window-font-color="true" fo:language="zxx" fo:country="none" style:text-underline-style="none" style:font-size-asian="10.5pt"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Definition" style:family="text"/>
    <style:style style:name="Strong_20_Emphasis" style:display-name="Strong Emphasis" style:family="text">
      <style:text-properties fo:font-weight="bold" style:font-weight-asian="bold" style:font-weight-complex="bold"/>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User_20_Entry" style:display-name="User Entry" style:family="text">
      <style:text-properties style:font-name="DejaVu Sans Mono" style:font-name-asian="DejaVu Sans Mono" style:font-name-complex="DejaVu Sans Mono"/>
    </style:style>
    <style:style style:name="Main_20_index_20_entry" style:display-name="Main index entry"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by-position="false" text:sort-algorithm="alphanumeric" fo:language="de" fo:country="DE">
      <text:sort-key text:key="author" text:sort-ascending="true"/>
    </text:bibliography-configuration>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3cm" fo:margin-bottom="3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3cm" fo:margin-bottom="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 style:print-orientation="portrait" fo:margin-top="3cm" fo:margin-bottom="3cm" fo:margin-left="4.001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4.001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Seite <text:page-number text:select-page="current">19</text:page-number> von 19</text:p>
      </style:footer>
    </style:master-page>
    <style:master-page style:name="First_20_Page" style:display-name="First Page" style:page-layout-name="Mpm2" style:next-style-name="Standard"/>
    <style:master-page style:name="Envelope" style:page-layout-name="Mpm3"/>
    <style:master-page style:name="Deckblatt" style:page-layout-name="Mpm4"/>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8-11T09:47:12</meta:creation-date>
    <meta:generator>OpenOffice.org/3.1$Linux OpenOffice.org_project/310m19$Build-9420</meta:generator>
    <dc:date>2010-04-06T13:39:11</dc:date>
    <meta:editing-duration>PT42H43M50S</meta:editing-duration>
    <meta:editing-cycles>183</meta:editing-cycles>
    <dc:creator>moose </dc:creator>
    <meta:printed-by>moose </meta:printed-by>
    <meta:print-date>2010-01-19T14:39:16</meta:print-date>
    <meta:document-statistic meta:table-count="7" meta:image-count="0" meta:object-count="135" meta:page-count="21" meta:paragraph-count="318" meta:word-count="2641" meta:character-count="18945"/>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i>a</math:mi>
      <math:mo math:stretchy="false">≤</math:mo>
      <math:mi>n</math:mi>
    </math:mrow>
    <math:annotation math:encoding="StarMath 5.0">a &lt;= n</math:annotation>
  </math:semantics>
</math:math>
</file>

<file path=Object 10/content.xml><?xml version="1.0" encoding="utf-8"?>
<!DOCTYPE math  PUBLIC '-//OpenOffice.org//DTD Modified W3C MathML 1.01//EN'  'math.dtd'>
<math:math xmlns:math="http://www.w3.org/1998/Math/MathML">
  <math:semantics>
    <math:mrow>
      <math:mi>φ</math:mi>
      <math:mrow>
        <math:mrow>
          <math:mo math:stretchy="false">(</math:mo>
          <math:mi>N</math:mi>
          <math:mo math:stretchy="false">)</math:mo>
        </math:mrow>
        <math:mo math:stretchy="false">=</math:mo>
        <math:mrow>
          <math:mrow>
            <math:mo math:stretchy="false">(</math:mo>
            <math:mrow>
              <math:mi>p</math:mi>
              <math:mo math:stretchy="false">−</math:mo>
              <math:mn>1</math:mn>
            </math:mrow>
            <math:mo math:stretchy="false">)</math:mo>
          </math:mrow>
          <math:mo math:stretchy="false">⋅</math:mo>
          <math:mrow>
            <math:mo math:stretchy="false">(</math:mo>
            <math:mrow>
              <math:mi>q</math:mi>
              <math:mo math:stretchy="false">−</math:mo>
              <math:mn>1</math:mn>
            </math:mrow>
            <math:mo math:stretchy="false">)</math:mo>
          </math:mrow>
        </math:mrow>
      </math:mrow>
    </math:mrow>
    <math:annotation math:encoding="StarMath 5.0">φ(N) = (p-1) cdot (q-1)</math:annotation>
  </math:semantics>
</math:math>
</file>

<file path=Object 100/content.xml><?xml version="1.0" encoding="utf-8"?>
<!DOCTYPE math  PUBLIC '-//OpenOffice.org//DTD Modified W3C MathML 1.01//EN'  'math.dtd'>
<math:math xmlns:math="http://www.w3.org/1998/Math/MathML">
  <math:semantics>
    <math:mrow>
      <math:mrow>
        <math:mrow>
          <math:mi>e</math:mi>
          <math:mo math:stretchy="false">⋅</math:mo>
          <math:mi>d</math:mi>
        </math:mrow>
        <math:mo math:stretchy="false">≡</math:mo>
        <math:mn>1</math:mn>
      </math:mrow>
      <math:mrow>
        <math:mo math:stretchy="false">(</math:mo>
        <math:mrow>
          <math:mi math:fontstyle="italic">mod</math:mi>
          <math:mrow>
            <math:mrow>
              <math:mo math:stretchy="false">(</math:mo>
              <math:mrow>
                <math:mi>p</math:mi>
                <math:mo math:stretchy="false">−</math:mo>
                <math:mn>1</math:mn>
              </math:mrow>
              <math:mo math:stretchy="false">)</math:mo>
            </math:mrow>
            <math:mo math:stretchy="false">⋅</math:mo>
            <math:mrow>
              <math:mo math:stretchy="false">(</math:mo>
              <math:mrow>
                <math:mi>q</math:mi>
                <math:mo math:stretchy="false">−</math:mo>
                <math:mn>1</math:mn>
              </math:mrow>
              <math:mo math:stretchy="false">)</math:mo>
            </math:mrow>
          </math:mrow>
        </math:mrow>
        <math:mo math:stretchy="false">)</math:mo>
      </math:mrow>
    </math:mrow>
    <math:annotation math:encoding="StarMath 5.0">e cdot d equiv 1 (mod (p-1) cdot (q-1))</math:annotation>
  </math:semantics>
</math:math>
</file>

<file path=Object 101/content.xml><?xml version="1.0" encoding="utf-8"?>
<!DOCTYPE math  PUBLIC '-//OpenOffice.org//DTD Modified W3C MathML 1.01//EN'  'math.dtd'>
<math:math xmlns:math="http://www.w3.org/1998/Math/MathML">
  <math:semantics>
    <math:mtable>
      <math:mtr>
        <math:mrow>
          <math:mtext>I  </math:mtext>
          <math:mrow>
            <math:msub>
              <math:mi>M</math:mi>
              <math:mi>j</math:mi>
            </math:msub>
            <math:mo math:stretchy="false">=</math:mo>
            <math:mfrac>
              <math:mi>M</math:mi>
              <math:msub>
                <math:mi>m</math:mi>
                <math:mi>j</math:mi>
              </math:msub>
            </math:mfrac>
          </math:mrow>
          <math:mtext> für j = 1, ..., n</math:mtext>
        </math:mrow>
      </math:mtr>
      <math:mtr>
        <math:mrow>
          <math:mtext>II </math:mtext>
          <math:mrow>
            <math:mrow>
              <math:msub>
                <math:mi>y</math:mi>
                <math:mi>j</math:mi>
              </math:msub>
              <math:mo math:stretchy="false">⋅</math:mo>
              <math:msub>
                <math:mi>M</math:mi>
                <math:mi>j</math:mi>
              </math:msub>
            </math:mrow>
            <math:mo math:stretchy="false">≡</math:mo>
            <math:mn>1</math:mn>
          </math:mrow>
          <math:mrow>
            <math:mo math:stretchy="false">(</math:mo>
            <math:mrow>
              <math:mi math:fontstyle="italic">mod</math:mi>
              <math:msub>
                <math:mi>m</math:mi>
                <math:mi>j</math:mi>
              </math:msub>
            </math:mrow>
            <math:mo math:stretchy="false">)</math:mo>
          </math:mrow>
          <math:mi/>
          <math:msub>
            <math:mi>y</math:mi>
            <math:mi>j</math:mi>
          </math:msub>
          <math:mtext> mit dem erweitertem Euklidischem Algorithmus bestimmen</math:mtext>
        </math:mrow>
      </math:mtr>
      <math:mtr>
        <math:mrow>
          <math:mtext>III</math:mtext>
          <math:mrow>
            <math:mrow>
              <math:mrow>
                <math:msub>
                  <math:mi>a</math:mi>
                  <math:mi>j</math:mi>
                </math:msub>
                <math:mo math:stretchy="false">⋅</math:mo>
                <math:msub>
                  <math:mi>y</math:mi>
                  <math:mi>j</math:mi>
                </math:msub>
              </math:mrow>
              <math:mo math:stretchy="false">⋅</math:mo>
              <math:msub>
                <math:mi>M</math:mi>
                <math:mi>j</math:mi>
              </math:msub>
            </math:mrow>
            <math:mo math:stretchy="false">≡</math:mo>
            <math:msub>
              <math:mi>a</math:mi>
              <math:mi>j</math:mi>
            </math:msub>
          </math:mrow>
          <math:mrow>
            <math:mo math:stretchy="false">(</math:mo>
            <math:mrow>
              <math:mi math:fontstyle="italic">mod</math:mi>
              <math:msub>
                <math:mi>m</math:mi>
                <math:mi>j</math:mi>
              </math:msub>
            </math:mrow>
            <math:mo math:stretchy="false">)</math:mo>
          </math:mrow>
          <math:mtext> für j = 1, ..., n</math:mtext>
        </math:mrow>
      </math:mtr>
      <math:mtr>
        <math:mrow>
          <math:mtext>     Weil </math:mtext>
          <math:msub>
            <math:mi>m</math:mi>
            <math:mi>j</math:mi>
          </math:msub>
          <math:mtext> für </math:mtext>
          <math:mrow>
            <math:mi>i</math:mi>
            <math:mo math:stretchy="false">≠</math:mo>
            <math:mi>j</math:mi>
          </math:mrow>
          <math:mtext> ein Teiler von </math:mtext>
          <math:msub>
            <math:mi>M</math:mi>
            <math:mi>i</math:mi>
          </math:msub>
          <math:mtext>ist, gilt auch :</math:mtext>
        </math:mrow>
      </math:mtr>
      <math:mtr>
        <math:mrow>
          <math:mtext>IV</math:mtext>
          <math:mrow>
            <math:mrow>
              <math:mrow>
                <math:msub>
                  <math:mi>a</math:mi>
                  <math:mi>i</math:mi>
                </math:msub>
                <math:mo math:stretchy="false">⋅</math:mo>
                <math:msub>
                  <math:mi>y</math:mi>
                  <math:mi>i</math:mi>
                </math:msub>
              </math:mrow>
              <math:mo math:stretchy="false">⋅</math:mo>
              <math:msub>
                <math:mi>M</math:mi>
                <math:mi>i</math:mi>
              </math:msub>
            </math:mrow>
            <math:mo math:stretchy="false">≡</math:mo>
            <math:mn>0</math:mn>
          </math:mrow>
          <math:mrow>
            <math:mo math:stretchy="false">(</math:mo>
            <math:mrow>
              <math:mi math:fontstyle="italic">mod</math:mi>
              <math:msub>
                <math:mi>m</math:mi>
                <math:mi>j</math:mi>
              </math:msub>
            </math:mrow>
            <math:mo math:stretchy="false">)</math:mo>
          </math:mrow>
          <math:mtext> für alle i, j = 1, ..., n mit </math:mtext>
          <math:mrow>
            <math:mi>i</math:mi>
            <math:mo math:stretchy="false">≠</math:mo>
            <math:mi>j</math:mi>
          </math:mrow>
        </math:mrow>
      </math:mtr>
      <math:mtr>
        <math:mtext>Da alle Summanden bis auf Einen (j = i) gleich Null sind, stimmt dieser Ausdruck:</math:mtext>
      </math:mtr>
      <math:mtr>
        <math:mrow>
          <math:mtext/>
          <math:mrow>
            <math:mrow>
              <math:mrow>
                <math:msub>
                  <math:mi>a</math:mi>
                  <math:mi>i</math:mi>
                </math:msub>
                <math:mo math:stretchy="false">⋅</math:mo>
                <math:msub>
                  <math:mi>y</math:mi>
                  <math:mi>i</math:mi>
                </math:msub>
              </math:mrow>
              <math:mo math:stretchy="false">⋅</math:mo>
              <math:msub>
                <math:mi>M</math:mi>
                <math:mi>i</math:mi>
              </math:msub>
            </math:mrow>
            <math:mo math:stretchy="false">≡</math:mo>
            <math:mrow>
              <math:munderover>
                <math:mo math:stretchy="false">∑</math:mo>
                <math:mrow>
                  <math:mi>j</math:mi>
                  <math:mo math:stretchy="false">=</math:mo>
                  <math:mn>1</math:mn>
                </math:mrow>
                <math:mi>n</math:mi>
              </math:munderover>
              <math:mrow>
                <math:mrow>
                  <math:msub>
                    <math:mi>a</math:mi>
                    <math:mi>j</math:mi>
                  </math:msub>
                  <math:mo math:stretchy="false">⋅</math:mo>
                  <math:msub>
                    <math:mi>y</math:mi>
                    <math:mi>j</math:mi>
                  </math:msub>
                </math:mrow>
                <math:mo math:stretchy="false">⋅</math:mo>
                <math:msub>
                  <math:mi>M</math:mi>
                  <math:mi>j</math:mi>
                </math:msub>
              </math:mrow>
            </math:mrow>
          </math:mrow>
          <math:mrow>
            <math:mo math:stretchy="false">(</math:mo>
            <math:mrow>
              <math:mi math:fontstyle="italic">mod</math:mi>
              <math:msub>
                <math:mi>m</math:mi>
                <math:mi>i</math:mi>
              </math:msub>
            </math:mrow>
            <math:mo math:stretchy="false">)</math:mo>
          </math:mrow>
        </math:mrow>
      </math:mtr>
      <math:mtr>
        <math:mrow>
          <math:mtext/>
          <math:mrow>
            <math:msub>
              <math:mi>a</math:mi>
              <math:mi>i</math:mi>
            </math:msub>
            <math:mo math:stretchy="false">≡</math:mo>
            <math:mrow>
              <math:munderover>
                <math:mo math:stretchy="false">∑</math:mo>
                <math:mrow>
                  <math:mi>j</math:mi>
                  <math:mo math:stretchy="false">=</math:mo>
                  <math:mn>1</math:mn>
                </math:mrow>
                <math:mi>n</math:mi>
              </math:munderover>
              <math:mrow>
                <math:mrow>
                  <math:msub>
                    <math:mi>a</math:mi>
                    <math:mi>j</math:mi>
                  </math:msub>
                  <math:mo math:stretchy="false">⋅</math:mo>
                  <math:msub>
                    <math:mi>y</math:mi>
                    <math:mi>j</math:mi>
                  </math:msub>
                </math:mrow>
                <math:mo math:stretchy="false">⋅</math:mo>
                <math:msub>
                  <math:mi>M</math:mi>
                  <math:mi>j</math:mi>
                </math:msub>
              </math:mrow>
            </math:mrow>
          </math:mrow>
          <math:mrow>
            <math:mo math:stretchy="false">(</math:mo>
            <math:mrow>
              <math:mi math:fontstyle="italic">mod</math:mi>
              <math:msub>
                <math:mi>m</math:mi>
                <math:mi>i</math:mi>
              </math:msub>
            </math:mrow>
            <math:mo math:stretchy="false">)</math:mo>
          </math:mrow>
          <math:mtext>, da </math:mtext>
          <math:mrow>
            <math:mrow>
              <math:msub>
                <math:mi>y</math:mi>
                <math:mi>i</math:mi>
              </math:msub>
              <math:mo math:stretchy="false">⋅</math:mo>
              <math:msub>
                <math:mi>M</math:mi>
                <math:mi>i</math:mi>
              </math:msub>
            </math:mrow>
            <math:mo math:stretchy="false">≡</math:mo>
            <math:mn>1</math:mn>
          </math:mrow>
          <math:mrow>
            <math:mo math:stretchy="false">(</math:mo>
            <math:mrow>
              <math:mi math:fontstyle="italic">mod</math:mi>
              <math:msub>
                <math:mi>m</math:mi>
                <math:mi>i</math:mi>
              </math:msub>
            </math:mrow>
            <math:mo math:stretchy="false">)</math:mo>
          </math:mrow>
        </math:mrow>
      </math:mtr>
      <math:mtr>
        <math:mrow>
          <math:mtext/>
          <math:msub>
            <math:mi>a</math:mi>
            <math:mi>i</math:mi>
          </math:msub>
          <math:mtext> ist die Lösung des Kongruenzsystems. Alle Lösungen liegen in dieser Restklasse.</math:mtext>
        </math:mrow>
      </math:mtr>
    </math:mtable>
    <math:annotation math:encoding="StarMath 5.0">"I  " M_j = M over m_j " für j = 1, ..., n" newline
"II " y_j cdot M_j equiv 1 (mod m_j) ~ y_j " mit dem erweitertem Euklidischem Algorithmus bestimmen" newline
"III" a_j cdot y_j cdot M_j equiv a_j (mod m_j) " für j = 1, ..., n" newline
"     Weil " m_j " für " i &lt;&gt; j " ein Teiler von " M_i "ist, gilt auch :" newline
"IV" a_i cdot y_i cdot M_i equiv 0 (mod m_j) " für alle i, j = 1, ..., n mit " i &lt;&gt; j newline
"Da alle Summanden bis auf Einen (j = i) gleich Null sind, stimmt dieser Ausdruck:" newline
"" a_i cdot y_i cdot M_i equiv sum from j=1 to n {a_j cdot y_j cdot M_j} (mod m_i) newline
"" a_i equiv sum from j=1 to n {a_j cdot y_j cdot M_j} (mod m_i) ", da " y_i cdot M_i equiv 1 (mod m_i) newline
"" a_i " ist die Lösung des Kongruenzsystems. Alle Lösungen liegen in dieser Restklasse."
</math:annotation>
  </math:semantics>
</math:math>
</file>

<file path=Object 102/content.xml><?xml version="1.0" encoding="utf-8"?>
<!DOCTYPE math  PUBLIC '-//OpenOffice.org//DTD Modified W3C MathML 1.01//EN'  'math.dtd'>
<math:math xmlns:math="http://www.w3.org/1998/Math/MathML">
  <math:semantics>
    <math:mrow>
      <math:mrow>
        <math:mrow>
          <math:mi>N</math:mi>
          <math:mo math:stretchy="false">=</math:mo>
          <math:mrow>
            <math:mi>p</math:mi>
            <math:mo math:stretchy="false">⋅</math:mo>
            <math:mi>q</math:mi>
          </math:mrow>
        </math:mrow>
        <math:mo math:stretchy="false">=</math:mo>
        <math:mrow>
          <math:mn>347</math:mn>
          <math:mo math:stretchy="false">⋅</math:mo>
          <math:mn>379</math:mn>
        </math:mrow>
      </math:mrow>
      <math:mo math:stretchy="false">=</math:mo>
      <math:mn>131513</math:mn>
    </math:mrow>
    <math:annotation math:encoding="StarMath 5.0">N = p cdot q = 347 cdot 379 = 131513</math:annotation>
  </math:semantics>
</math:math>
</file>

<file path=Object 103/content.xml><?xml version="1.0" encoding="utf-8"?>
<!DOCTYPE math  PUBLIC '-//OpenOffice.org//DTD Modified W3C MathML 1.01//EN'  'math.dtd'>
<math:math xmlns:math="http://www.w3.org/1998/Math/MathML">
  <math:semantics>
    <math:mrow>
      <math:mi>φ</math:mi>
      <math:mrow>
        <math:mrow>
          <math:mo math:stretchy="false">(</math:mo>
          <math:mi>N</math:mi>
          <math:mo math:stretchy="false">)</math:mo>
        </math:mrow>
        <math:mo math:stretchy="false">=</math:mo>
        <math:mi>φ</math:mi>
      </math:mrow>
      <math:mrow>
        <math:mrow>
          <math:mrow>
            <math:mrow>
              <math:mo math:stretchy="false">(</math:mo>
              <math:mn>131513</math:mn>
              <math:mo math:stretchy="false">)</math:mo>
            </math:mrow>
            <math:mo math:stretchy="false">=</math:mo>
            <math:mrow>
              <math:mrow>
                <math:mo math:stretchy="false">(</math:mo>
                <math:mrow>
                  <math:mn>347</math:mn>
                  <math:mo math:stretchy="false">−</math:mo>
                  <math:mn>1</math:mn>
                </math:mrow>
                <math:mo math:stretchy="false">)</math:mo>
              </math:mrow>
              <math:mo math:stretchy="false">⋅</math:mo>
              <math:mrow>
                <math:mo math:stretchy="false">(</math:mo>
                <math:mrow>
                  <math:mn>379</math:mn>
                  <math:mo math:stretchy="false">−</math:mo>
                  <math:mn>1</math:mn>
                </math:mrow>
                <math:mo math:stretchy="false">)</math:mo>
              </math:mrow>
            </math:mrow>
          </math:mrow>
          <math:mo math:stretchy="false">=</math:mo>
          <math:mrow>
            <math:mn>346</math:mn>
            <math:mo math:stretchy="false">⋅</math:mo>
            <math:mn>378</math:mn>
          </math:mrow>
        </math:mrow>
        <math:mo math:stretchy="false">=</math:mo>
        <math:mn>130788</math:mn>
      </math:mrow>
    </math:mrow>
    <math:annotation math:encoding="StarMath 5.0">φ(N) = φ(131513) = (347 - 1) cdot (379 - 1) = 346 cdot 378 = 130788</math:annotation>
  </math:semantics>
</math:math>
</file>

<file path=Object 104/content.xml><?xml version="1.0" encoding="utf-8"?>
<!DOCTYPE math  PUBLIC '-//OpenOffice.org//DTD Modified W3C MathML 1.01//EN'  'math.dtd'>
<math:math xmlns:math="http://www.w3.org/1998/Math/MathML">
  <math:semantics>
    <math:mrow>
      <math:mrow>
        <math:mrow>
          <math:mn>1</math:mn>
          <math:mo math:stretchy="false">&lt;</math:mo>
          <math:mrow>
            <math:mo math:stretchy="false">(</math:mo>
            <math:mrow>
              <math:mi>e</math:mi>
              <math:mrow>
                <math:mi math:fontstyle="normal">:</math:mi>
                <math:mo math:stretchy="false">=</math:mo>
                <math:mn>877</math:mn>
              </math:mrow>
            </math:mrow>
            <math:mo math:stretchy="false">)</math:mo>
          </math:mrow>
        </math:mrow>
        <math:mo math:stretchy="false">&lt;</math:mo>
        <math:mi>φ</math:mi>
      </math:mrow>
      <math:mrow>
        <math:mo math:stretchy="false">(</math:mo>
        <math:mi>N</math:mi>
        <math:mo math:stretchy="false">)</math:mo>
      </math:mrow>
    </math:mrow>
    <math:annotation math:encoding="StarMath 5.0">1 &lt; (e := 877) &lt; φ(N) </math:annotation>
  </math:semantics>
</math:math>
</file>

<file path=Object 105/content.xml><?xml version="1.0" encoding="utf-8"?>
<!DOCTYPE math  PUBLIC '-//OpenOffice.org//DTD Modified W3C MathML 1.01//EN'  'math.dtd'>
<math:math xmlns:math="http://www.w3.org/1998/Math/MathML">
  <math:semantics>
    <math:mrow>
      <math:mrow>
        <math:mrow>
          <math:mn>877</math:mn>
          <math:mo math:stretchy="false">⋅</math:mo>
          <math:mi>d</math:mi>
        </math:mrow>
        <math:mo math:stretchy="false">≡</math:mo>
        <math:mn>1</math:mn>
      </math:mrow>
      <math:mrow>
        <math:mo math:stretchy="false">(</math:mo>
        <math:mrow>
          <math:mi math:fontstyle="italic">mod</math:mi>
          <math:mn>130788</math:mn>
        </math:mrow>
        <math:mo math:stretchy="false">)</math:mo>
      </math:mrow>
    </math:mrow>
    <math:annotation math:encoding="StarMath 5.0">877 cdot d equiv 1 (mod 130788)</math:annotation>
  </math:semantics>
</math:math>
</file>

<file path=Object 106/content.xml><?xml version="1.0" encoding="utf-8"?>
<!DOCTYPE math  PUBLIC '-//OpenOffice.org//DTD Modified W3C MathML 1.01//EN'  'math.dtd'>
<math:math xmlns:math="http://www.w3.org/1998/Math/MathML">
  <math:semantics>
    <math:mrow>
      <math:mn>130788</math:mn>
      <math:mo math:stretchy="false">=</math:mo>
      <math:mrow>
        <math:mrow>
          <math:mn>149</math:mn>
          <math:mo math:stretchy="false">⋅</math:mo>
          <math:mn>877</math:mn>
        </math:mrow>
        <math:mo math:stretchy="false">+</math:mo>
        <math:mn>115</math:mn>
      </math:mrow>
    </math:mrow>
    <math:annotation math:encoding="StarMath 5.0">130788 = 149 cdot 877 + 115</math:annotation>
  </math:semantics>
</math:math>
</file>

<file path=Object 107/content.xml><?xml version="1.0" encoding="utf-8"?>
<!DOCTYPE math  PUBLIC '-//OpenOffice.org//DTD Modified W3C MathML 1.01//EN'  'math.dtd'>
<math:math xmlns:math="http://www.w3.org/1998/Math/MathML">
  <math:semantics>
    <math:mrow>
      <math:mn>877</math:mn>
      <math:mo math:stretchy="false">=</math:mo>
      <math:mrow>
        <math:mrow>
          <math:mn>7</math:mn>
          <math:mo math:stretchy="false">⋅</math:mo>
          <math:mn>115</math:mn>
        </math:mrow>
        <math:mo math:stretchy="false">+</math:mo>
        <math:mn>72</math:mn>
      </math:mrow>
    </math:mrow>
    <math:annotation math:encoding="StarMath 5.0">877= 7  cdot 115 + 72</math:annotation>
  </math:semantics>
</math:math>
</file>

<file path=Object 108/content.xml><?xml version="1.0" encoding="utf-8"?>
<!DOCTYPE math  PUBLIC '-//OpenOffice.org//DTD Modified W3C MathML 1.01//EN'  'math.dtd'>
<math:math xmlns:math="http://www.w3.org/1998/Math/MathML">
  <math:semantics>
    <math:mrow>
      <math:mn>115</math:mn>
      <math:mo math:stretchy="false">=</math:mo>
      <math:mrow>
        <math:mrow>
          <math:mn>1</math:mn>
          <math:mo math:stretchy="false">⋅</math:mo>
          <math:mn>72</math:mn>
        </math:mrow>
        <math:mo math:stretchy="false">+</math:mo>
        <math:mn>43</math:mn>
      </math:mrow>
    </math:mrow>
    <math:annotation math:encoding="StarMath 5.0">115= 1 cdot 72 + 43</math:annotation>
  </math:semantics>
</math:math>
</file>

<file path=Object 109/content.xml><?xml version="1.0" encoding="utf-8"?>
<!DOCTYPE math  PUBLIC '-//OpenOffice.org//DTD Modified W3C MathML 1.01//EN'  'math.dtd'>
<math:math xmlns:math="http://www.w3.org/1998/Math/MathML">
  <math:semantics>
    <math:mrow>
      <math:mn>72</math:mn>
      <math:mo math:stretchy="false">=</math:mo>
      <math:mrow>
        <math:mrow>
          <math:mn>1</math:mn>
          <math:mo math:stretchy="false">⋅</math:mo>
          <math:mn>43</math:mn>
        </math:mrow>
        <math:mo math:stretchy="false">+</math:mo>
        <math:mn>29</math:mn>
      </math:mrow>
    </math:mrow>
    <math:annotation math:encoding="StarMath 5.0">72= 1 cdot 43 + 29</math:annotation>
  </math:semantics>
</math:math>
</file>

<file path=Object 11/content.xml><?xml version="1.0" encoding="utf-8"?>
<!DOCTYPE math  PUBLIC '-//OpenOffice.org//DTD Modified W3C MathML 1.01//EN'  'math.dtd'>
<math:math xmlns:math="http://www.w3.org/1998/Math/MathML">
  <math:semantics>
    <math:mrow>
      <math:mrow>
        <math:mrow>
          <math:mn>1</math:mn>
          <math:mo math:stretchy="false">&lt;</math:mo>
          <math:mi>e</math:mi>
        </math:mrow>
        <math:mo math:stretchy="false">&lt;</math:mo>
        <math:mi>φ</math:mi>
      </math:mrow>
      <math:mrow>
        <math:mo math:stretchy="false">(</math:mo>
        <math:mi>N</math:mi>
        <math:mo math:stretchy="false">)</math:mo>
      </math:mrow>
    </math:mrow>
    <math:annotation math:encoding="StarMath 5.0">1 &lt; e &lt; φ(N) </math:annotation>
  </math:semantics>
</math:math>
</file>

<file path=Object 110/content.xml><?xml version="1.0" encoding="utf-8"?>
<!DOCTYPE math  PUBLIC '-//OpenOffice.org//DTD Modified W3C MathML 1.01//EN'  'math.dtd'>
<math:math xmlns:math="http://www.w3.org/1998/Math/MathML">
  <math:semantics>
    <math:mrow>
      <math:mn>43</math:mn>
      <math:mo math:stretchy="false">=</math:mo>
      <math:mrow>
        <math:mrow>
          <math:mn>1</math:mn>
          <math:mo math:stretchy="false">⋅</math:mo>
          <math:mn>29</math:mn>
        </math:mrow>
        <math:mo math:stretchy="false">+</math:mo>
        <math:mn>14</math:mn>
      </math:mrow>
    </math:mrow>
    <math:annotation math:encoding="StarMath 5.0">43= 1 cdot 29 + 14</math:annotation>
  </math:semantics>
</math:math>
</file>

<file path=Object 111/content.xml><?xml version="1.0" encoding="utf-8"?>
<!DOCTYPE math  PUBLIC '-//OpenOffice.org//DTD Modified W3C MathML 1.01//EN'  'math.dtd'>
<math:math xmlns:math="http://www.w3.org/1998/Math/MathML">
  <math:semantics>
    <math:mrow>
      <math:mn>29</math:mn>
      <math:mo math:stretchy="false">=</math:mo>
      <math:mrow>
        <math:mrow>
          <math:mn>2</math:mn>
          <math:mo math:stretchy="false">⋅</math:mo>
          <math:mn>14</math:mn>
        </math:mrow>
        <math:mo math:stretchy="false">+</math:mo>
        <math:mn>1</math:mn>
      </math:mrow>
    </math:mrow>
    <math:annotation math:encoding="StarMath 5.0">29= 2 cdot 14  + 1</math:annotation>
  </math:semantics>
</math:math>
</file>

<file path=Object 112/content.xml><?xml version="1.0" encoding="utf-8"?>
<!DOCTYPE math  PUBLIC '-//OpenOffice.org//DTD Modified W3C MathML 1.01//EN'  'math.dtd'>
<math:math xmlns:math="http://www.w3.org/1998/Math/MathML">
  <math:semantics>
    <math:mrow>
      <math:mn>1</math:mn>
      <math:mo math:stretchy="false">=</math:mo>
      <math:mrow>
        <math:mn>29</math:mn>
        <math:mo math:stretchy="false">−</math:mo>
        <math:mrow>
          <math:mn>2</math:mn>
          <math:mo math:stretchy="false">⋅</math:mo>
          <math:mn>14</math:mn>
        </math:mrow>
      </math:mrow>
    </math:mrow>
    <math:annotation math:encoding="StarMath 5.0">1 = 29 - 2 cdot 14</math:annotation>
  </math:semantics>
</math:math>
</file>

<file path=Object 113/content.xml><?xml version="1.0" encoding="utf-8"?>
<!DOCTYPE math  PUBLIC '-//OpenOffice.org//DTD Modified W3C MathML 1.01//EN'  'math.dtd'>
<math:math xmlns:math="http://www.w3.org/1998/Math/MathML">
  <math:semantics>
    <math:mrow>
      <math:mn>14</math:mn>
      <math:mo math:stretchy="false">=</math:mo>
      <math:mrow>
        <math:mn>43</math:mn>
        <math:mo math:stretchy="false">−</math:mo>
        <math:mn>29</math:mn>
      </math:mrow>
    </math:mrow>
    <math:annotation math:encoding="StarMath 5.0">14 = 43 - 29</math:annotation>
  </math:semantics>
</math:math>
</file>

<file path=Object 114/content.xml><?xml version="1.0" encoding="utf-8"?>
<!DOCTYPE math  PUBLIC '-//OpenOffice.org//DTD Modified W3C MathML 1.01//EN'  'math.dtd'>
<math:math xmlns:math="http://www.w3.org/1998/Math/MathML">
  <math:semantics>
    <math:mrow>
      <math:mn>29</math:mn>
      <math:mo math:stretchy="false">=</math:mo>
      <math:mrow>
        <math:mn>72</math:mn>
        <math:mo math:stretchy="false">−</math:mo>
        <math:mn>43</math:mn>
      </math:mrow>
    </math:mrow>
    <math:annotation math:encoding="StarMath 5.0">29 = 72 - 43</math:annotation>
  </math:semantics>
</math:math>
</file>

<file path=Object 115/content.xml><?xml version="1.0" encoding="utf-8"?>
<!DOCTYPE math  PUBLIC '-//OpenOffice.org//DTD Modified W3C MathML 1.01//EN'  'math.dtd'>
<math:math xmlns:math="http://www.w3.org/1998/Math/MathML">
  <math:semantics>
    <math:mrow>
      <math:mn>43</math:mn>
      <math:mo math:stretchy="false">=</math:mo>
      <math:mrow>
        <math:mn>115</math:mn>
        <math:mo math:stretchy="false">−</math:mo>
        <math:mn>72</math:mn>
      </math:mrow>
    </math:mrow>
    <math:annotation math:encoding="StarMath 5.0">43 = 115 - 72</math:annotation>
  </math:semantics>
</math:math>
</file>

<file path=Object 116/content.xml><?xml version="1.0" encoding="utf-8"?>
<!DOCTYPE math  PUBLIC '-//OpenOffice.org//DTD Modified W3C MathML 1.01//EN'  'math.dtd'>
<math:math xmlns:math="http://www.w3.org/1998/Math/MathML">
  <math:semantics>
    <math:mrow>
      <math:mn>72</math:mn>
      <math:mo math:stretchy="false">=</math:mo>
      <math:mrow>
        <math:mn>877</math:mn>
        <math:mo math:stretchy="false">−</math:mo>
        <math:mrow>
          <math:mn>7</math:mn>
          <math:mo math:stretchy="false">⋅</math:mo>
          <math:mn>115</math:mn>
        </math:mrow>
      </math:mrow>
    </math:mrow>
    <math:annotation math:encoding="StarMath 5.0">72 = 877 - 7 cdot 115</math:annotation>
  </math:semantics>
</math:math>
</file>

<file path=Object 117/content.xml><?xml version="1.0" encoding="utf-8"?>
<!DOCTYPE math  PUBLIC '-//OpenOffice.org//DTD Modified W3C MathML 1.01//EN'  'math.dtd'>
<math:math xmlns:math="http://www.w3.org/1998/Math/MathML">
  <math:semantics>
    <math:mrow>
      <math:mn>115</math:mn>
      <math:mo math:stretchy="false">=</math:mo>
      <math:mrow>
        <math:mn>130788</math:mn>
        <math:mo math:stretchy="false">−</math:mo>
        <math:mrow>
          <math:mn>149</math:mn>
          <math:mo math:stretchy="false">⋅</math:mo>
          <math:mn>877</math:mn>
        </math:mrow>
      </math:mrow>
    </math:mrow>
    <math:annotation math:encoding="StarMath 5.0">115 = 130788 - 149 cdot 877</math:annotation>
  </math:semantics>
</math:math>
</file>

<file path=Object 118/content.xml><?xml version="1.0" encoding="utf-8"?>
<!DOCTYPE math  PUBLIC '-//OpenOffice.org//DTD Modified W3C MathML 1.01//EN'  'math.dtd'>
<math:math xmlns:math="http://www.w3.org/1998/Math/MathML">
  <math:semantics>
    <math:mrow>
      <math:mn>1</math:mn>
      <math:mo math:stretchy="false">=</math:mo>
      <math:mrow>
        <math:mrow>
          <math:mi>x</math:mi>
          <math:mo math:stretchy="false">⋅</math:mo>
          <math:mn>877</math:mn>
        </math:mrow>
        <math:mo math:stretchy="false">+</math:mo>
        <math:mrow>
          <math:mi>y</math:mi>
          <math:mo math:stretchy="false">⋅</math:mo>
          <math:mn>130788</math:mn>
        </math:mrow>
      </math:mrow>
    </math:mrow>
    <math:annotation math:encoding="StarMath 5.0">1 = x cdot 877 + y cdot 130788</math:annotation>
  </math:semantics>
</math:math>
</file>

<file path=Object 119/content.xml><?xml version="1.0" encoding="utf-8"?>
<!DOCTYPE math  PUBLIC '-//OpenOffice.org//DTD Modified W3C MathML 1.01//EN'  'math.dtd'>
<math:math xmlns:math="http://www.w3.org/1998/Math/MathML">
  <math:semantics>
    <math:mtable>
      <math:mtr>
        <math:mrow>
          <math:mtext/>
          <math:mrow>
            <math:mrow>
              <math:mn>7</math:mn>
              <math:mo math:stretchy="false">⋅</math:mo>
              <math:mn>9</math:mn>
            </math:mrow>
            <math:mo math:stretchy="false">⋅</math:mo>
            <math:mn>240</math:mn>
          </math:mrow>
          <math:mrow>
            <math:mi/>
            <math:mo math:stretchy="false">≡</math:mo>
            <math:mn>7</math:mn>
          </math:mrow>
          <math:mrow>
            <math:mo math:stretchy="false">(</math:mo>
            <math:mrow>
              <math:mi math:fontstyle="italic">mod</math:mi>
              <math:mn>17</math:mn>
            </math:mrow>
            <math:mo math:stretchy="false">)</math:mo>
          </math:mrow>
        </math:mrow>
      </math:mtr>
      <math:mtr>
        <math:mrow>
          <math:mtext/>
          <math:mrow>
            <math:mrow>
              <math:mrow>
                <math:mn>11</math:mn>
                <math:mo math:stretchy="false">⋅</math:mo>
                <math:mn>15</math:mn>
              </math:mrow>
              <math:mo math:stretchy="false">⋅</math:mo>
              <math:mn>255</math:mn>
            </math:mrow>
            <math:mo math:stretchy="false">≡</math:mo>
            <math:mn>11</math:mn>
          </math:mrow>
          <math:mrow>
            <math:mo math:stretchy="false">(</math:mo>
            <math:mrow>
              <math:mi math:fontstyle="italic">mod</math:mi>
              <math:mn>16</math:mn>
            </math:mrow>
            <math:mo math:stretchy="false">)</math:mo>
          </math:mrow>
        </math:mrow>
      </math:mtr>
      <math:mtr>
        <math:mrow>
          <math:mtext/>
          <math:mrow>
            <math:mn>8</math:mn>
            <math:mo math:stretchy="false">⋅</math:mo>
            <math:mn>272</math:mn>
          </math:mrow>
          <math:mrow>
            <math:mi/>
            <math:mo math:stretchy="false">≡</math:mo>
            <math:mn>0</math:mn>
          </math:mrow>
          <math:mrow>
            <math:mo math:stretchy="false">(</math:mo>
            <math:mrow>
              <math:mi math:fontstyle="italic">mod</math:mi>
              <math:mn>15</math:mn>
            </math:mrow>
            <math:mo math:stretchy="false">)</math:mo>
          </math:mrow>
        </math:mrow>
      </math:mtr>
    </math:mtable>
    <math:annotation math:encoding="StarMath 5.0">"" 7 cdot 9 cdot 240 ~~ equiv 7 (mod 17) newline
"" 11 cdot 15 cdot 255 equiv 11 (mod 16) newline
"" 8 cdot 272 ~~~~      equiv 0 (mod 15)</math:annotation>
  </math:semantics>
</math:math>
</file>

<file path=Object 12/content.xml><?xml version="1.0" encoding="utf-8"?>
<!DOCTYPE math  PUBLIC '-//OpenOffice.org//DTD Modified W3C MathML 1.01//EN'  'math.dtd'>
<math:math xmlns:math="http://www.w3.org/1998/Math/MathML">
  <math:semantics>
    <math:mrow>
      <math:mi math:fontstyle="italic">ggT</math:mi>
      <math:mrow>
        <math:mrow>
          <math:mo math:stretchy="false">(</math:mo>
          <math:mrow>
            <math:mi>e</math:mi>
            <math:mi>,</math:mi>
            <math:mi>φ</math:mi>
            <math:mrow>
              <math:mo math:stretchy="false">(</math:mo>
              <math:mi>N</math:mi>
              <math:mo math:stretchy="false">)</math:mo>
            </math:mrow>
          </math:mrow>
          <math:mo math:stretchy="false">)</math:mo>
        </math:mrow>
        <math:mo math:stretchy="false">=</math:mo>
        <math:mn>1</math:mn>
      </math:mrow>
    </math:mrow>
    <math:annotation math:encoding="StarMath 5.0">ggT(e, φ(N)) = 1</math:annotation>
  </math:semantics>
</math:math>
</file>

<file path=Object 120/content.xml><?xml version="1.0" encoding="utf-8"?>
<!DOCTYPE math  PUBLIC '-//OpenOffice.org//DTD Modified W3C MathML 1.01//EN'  'math.dtd'>
<math:math xmlns:math="http://www.w3.org/1998/Math/MathML">
  <math:semantics>
    <math:mrow>
      <math:mi>d</math:mi>
      <math:mo math:stretchy="false">=</math:mo>
      <math:mn>9097</math:mn>
    </math:mrow>
    <math:annotation math:encoding="StarMath 5.0">d = 9097</math:annotation>
  </math:semantics>
</math:math>
</file>

<file path=Object 121/content.xml><?xml version="1.0" encoding="utf-8"?>
<!DOCTYPE math  PUBLIC '-//OpenOffice.org//DTD Modified W3C MathML 1.01//EN'  'math.dtd'>
<math:math xmlns:math="http://www.w3.org/1998/Math/MathML">
  <math:semantics>
    <math:mtable>
      <math:mtr>
        <math:mrow>
          <math:mtext/>
          <math:mrow>
            <math:mi>G</math:mi>
            <math:mo math:stretchy="false">≡</math:mo>
            <math:msup>
              <math:mi>K</math:mi>
              <math:mi>e</math:mi>
            </math:msup>
          </math:mrow>
          <math:mrow>
            <math:mo math:stretchy="false">(</math:mo>
            <math:mrow>
              <math:mi math:fontstyle="italic">mod</math:mi>
              <math:mi>N</math:mi>
            </math:mrow>
            <math:mo math:stretchy="false">)</math:mo>
          </math:mrow>
        </math:mrow>
      </math:mtr>
      <math:mtr>
        <math:mrow>
          <math:mtext/>
          <math:mrow>
            <math:mrow>
              <math:mrow>
                <math:mrow>
                  <math:mi>G</math:mi>
                  <math:mo math:stretchy="false">≡</math:mo>
                  <math:msup>
                    <math:mn>12</math:mn>
                    <math:mn>877</math:mn>
                  </math:msup>
                </math:mrow>
                <math:mo math:stretchy="false">≡</math:mo>
                <math:mrow>
                  <math:mn>12</math:mn>
                  <math:mo math:stretchy="false">⋅</math:mo>
                  <math:msup>
                    <math:mrow>
                      <math:mo math:stretchy="false">(</math:mo>
                      <math:msup>
                        <math:mn>12</math:mn>
                        <math:mn>6</math:mn>
                      </math:msup>
                      <math:mo math:stretchy="false">)</math:mo>
                    </math:mrow>
                    <math:mrow>
                      <math:mn>2</math:mn>
                      <math:mo math:stretchy="false">⋅</math:mo>
                      <math:mn>73</math:mn>
                    </math:mrow>
                  </math:msup>
                </math:mrow>
              </math:mrow>
              <math:mo math:stretchy="false">≡</math:mo>
              <math:mrow>
                <math:mn>12</math:mn>
                <math:mo math:stretchy="false">⋅</math:mo>
                <math:msup>
                  <math:mn>92698</math:mn>
                  <math:mrow>
                    <math:mn>2</math:mn>
                    <math:mo math:stretchy="false">⋅</math:mo>
                    <math:mn>73</math:mn>
                  </math:mrow>
                </math:msup>
              </math:mrow>
            </math:mrow>
            <math:mo math:stretchy="false">≡</math:mo>
            <math:mrow>
              <math:mn>12</math:mn>
              <math:mo math:stretchy="false">⋅</math:mo>
              <math:msup>
                <math:mn>122810</math:mn>
                <math:mn>73</math:mn>
              </math:msup>
            </math:mrow>
          </math:mrow>
          <math:mrow>
            <math:mo math:stretchy="false">(</math:mo>
            <math:mrow>
              <math:mi math:fontstyle="italic">mod</math:mi>
              <math:mn>131513</math:mn>
            </math:mrow>
            <math:mo math:stretchy="false">)</math:mo>
          </math:mrow>
        </math:mrow>
      </math:mtr>
      <math:mtr>
        <math:mrow>
          <math:mtext/>
          <math:mrow>
            <math:mrow>
              <math:mrow>
                <math:mi>G</math:mi>
                <math:mo math:stretchy="false">≡</math:mo>
                <math:mrow>
                  <math:mrow>
                    <math:mn>12</math:mn>
                    <math:mo math:stretchy="false">⋅</math:mo>
                    <math:mn>122810</math:mn>
                  </math:mrow>
                  <math:mo math:stretchy="false">⋅</math:mo>
                  <math:msup>
                    <math:mn>122810</math:mn>
                    <math:mrow>
                      <math:mrow>
                        <math:mrow>
                          <math:mrow>
                            <math:mn>2</math:mn>
                            <math:mo math:stretchy="false">⋅</math:mo>
                            <math:mn>2</math:mn>
                          </math:mrow>
                          <math:mo math:stretchy="false">⋅</math:mo>
                          <math:mn>2</math:mn>
                        </math:mrow>
                        <math:mo math:stretchy="false">⋅</math:mo>
                        <math:mn>3</math:mn>
                      </math:mrow>
                      <math:mo math:stretchy="false">⋅</math:mo>
                      <math:mn>3</math:mn>
                    </math:mrow>
                  </math:msup>
                </math:mrow>
              </math:mrow>
              <math:mo math:stretchy="false">≡</math:mo>
              <math:mrow>
                <math:mn>27077</math:mn>
                <math:mo math:stretchy="false">⋅</math:mo>
                <math:msup>
                  <math:mn>122234</math:mn>
                  <math:mrow>
                    <math:mrow>
                      <math:mrow>
                        <math:mn>2</math:mn>
                        <math:mo math:stretchy="false">⋅</math:mo>
                        <math:mn>2</math:mn>
                      </math:mrow>
                      <math:mo math:stretchy="false">⋅</math:mo>
                      <math:mn>3</math:mn>
                    </math:mrow>
                    <math:mo math:stretchy="false">⋅</math:mo>
                    <math:mn>3</math:mn>
                  </math:mrow>
                </math:msup>
              </math:mrow>
            </math:mrow>
            <math:mo math:stretchy="false">≡</math:mo>
            <math:mrow>
              <math:mn>27077</math:mn>
              <math:mo math:stretchy="false">⋅</math:mo>
              <math:msup>
                <math:mn>90339</math:mn>
                <math:mrow>
                  <math:mrow>
                    <math:mn>2</math:mn>
                    <math:mo math:stretchy="false">⋅</math:mo>
                    <math:mn>3</math:mn>
                  </math:mrow>
                  <math:mo math:stretchy="false">⋅</math:mo>
                  <math:mn>3</math:mn>
                </math:mrow>
              </math:msup>
            </math:mrow>
          </math:mrow>
          <math:mrow>
            <math:mo math:stretchy="false">(</math:mo>
            <math:mrow>
              <math:mi math:fontstyle="italic">mod</math:mi>
              <math:mn>131513</math:mn>
            </math:mrow>
            <math:mo math:stretchy="false">)</math:mo>
          </math:mrow>
        </math:mrow>
      </math:mtr>
      <math:mtr>
        <math:mrow>
          <math:mtext/>
          <math:mrow>
            <math:mrow>
              <math:mrow>
                <math:mi>G</math:mi>
                <math:mo math:stretchy="false">≡</math:mo>
                <math:mrow>
                  <math:mn>27077</math:mn>
                  <math:mo math:stretchy="false">⋅</math:mo>
                  <math:msup>
                    <math:mn>95706</math:mn>
                    <math:mn>9</math:mn>
                  </math:msup>
                </math:mrow>
              </math:mrow>
              <math:mo math:stretchy="false">≡</math:mo>
              <math:mrow>
                <math:mn>27077</math:mn>
                <math:mo math:stretchy="false">⋅</math:mo>
                <math:msup>
                  <math:mn>9189</math:mn>
                  <math:mn>3</math:mn>
                </math:msup>
              </math:mrow>
            </math:mrow>
            <math:mo math:stretchy="false">≡</math:mo>
            <math:mrow>
              <math:mn>27077</math:mn>
              <math:mo math:stretchy="false">⋅</math:mo>
              <math:mn>56590</math:mn>
            </math:mrow>
          </math:mrow>
          <math:mrow>
            <math:mo math:stretchy="false">(</math:mo>
            <math:mrow>
              <math:mi math:fontstyle="italic">mod</math:mi>
              <math:mn>131513</math:mn>
            </math:mrow>
            <math:mo math:stretchy="false">)</math:mo>
          </math:mrow>
        </math:mrow>
      </math:mtr>
      <math:mtr>
        <math:mrow>
          <math:mtext/>
          <math:mrow>
            <math:mi>G</math:mi>
            <math:mo math:stretchy="false">≡</math:mo>
            <math:mn>29467</math:mn>
          </math:mrow>
          <math:mrow>
            <math:mo math:stretchy="false">(</math:mo>
            <math:mrow>
              <math:mi math:fontstyle="italic">mod</math:mi>
              <math:mn>131513</math:mn>
            </math:mrow>
            <math:mo math:stretchy="false">)</math:mo>
          </math:mrow>
        </math:mrow>
      </math:mtr>
    </math:mtable>
    <math:annotation math:encoding="StarMath 5.0">"" G equiv K^e (mod N) newline
"" G equiv 12^877 equiv 12 cdot (12^6)^{2 cdot 73} equiv 12 cdot 92698^{2 cdot 73} equiv 12 cdot 122810^73  (mod 131513) newline
"" G equiv 12 cdot 122810 cdot 122810^{2 cdot 2 cdot 2 cdot 3 cdot 3} equiv 27077 cdot 122234^{2 cdot 2 cdot 3 cdot 3} equiv 27077 cdot 90339^{2 cdot 3 cdot 3} (mod 131513) newline
"" G equiv 27077 cdot 95706^9 equiv 27077 cdot 9189^3 equiv 27077 cdot 56590 (mod 131513) newline
"" G equiv 29467 (mod 131513)</math:annotation>
  </math:semantics>
</math:math>
</file>

<file path=Object 122/content.xml><?xml version="1.0" encoding="utf-8"?>
<!DOCTYPE math  PUBLIC '-//OpenOffice.org//DTD Modified W3C MathML 1.01//EN'  'math.dtd'>
<math:math xmlns:math="http://www.w3.org/1998/Math/MathML">
  <math:semantics>
    <math:mrow>
      <math:mrow>
        <math:mn>0</math:mn>
        <math:mo math:stretchy="false">≤</math:mo>
        <math:mi>r</math:mi>
      </math:mrow>
      <math:mo math:stretchy="false">&lt;</math:mo>
      <math:mi>m</math:mi>
    </math:mrow>
    <math:annotation math:encoding="StarMath 5.0">0 &lt;= r &lt; m</math:annotation>
  </math:semantics>
</math:math>
</file>

<file path=Object 123/content.xml><?xml version="1.0" encoding="utf-8"?>
<!DOCTYPE math  PUBLIC '-//OpenOffice.org//DTD Modified W3C MathML 1.01//EN'  'math.dtd'>
<math:math xmlns:math="http://www.w3.org/1998/Math/MathML">
  <math:semantics>
    <math:mrow>
      <math:mrow>
        <math:mn>8</math:mn>
        <math:mo math:stretchy="false">≡</math:mo>
        <math:mn>1</math:mn>
      </math:mrow>
      <math:mrow>
        <math:mo math:stretchy="false">(</math:mo>
        <math:mrow>
          <math:mi math:fontstyle="italic">mod</math:mi>
          <math:mn>7</math:mn>
        </math:mrow>
        <math:mo math:stretchy="false">)</math:mo>
      </math:mrow>
      <math:mtext>. </math:mtext>
    </math:mrow>
    <math:annotation math:encoding="StarMath 5.0">8 equiv 1 (mod 7)". "</math:annotation>
  </math:semantics>
</math:math>
</file>

<file path=Object 124/content.xml><?xml version="1.0" encoding="utf-8"?>
<!DOCTYPE math  PUBLIC '-//OpenOffice.org//DTD Modified W3C MathML 1.01//EN'  'math.dtd'>
<math:math xmlns:math="http://www.w3.org/1998/Math/MathML">
  <math:semantics>
    <math:mrow>
      <math:mi>p</math:mi>
      <math:mrow>
        <math:mi math:fontstyle="normal">:</math:mi>
        <math:mo math:stretchy="false">=</math:mo>
        <math:mn>347</math:mn>
      </math:mrow>
      <math:mtext> und </math:mtext>
      <math:mi>q</math:mi>
      <math:mrow>
        <math:mi math:fontstyle="normal">:</math:mi>
        <math:mo math:stretchy="false">=</math:mo>
        <math:mn>379</math:mn>
      </math:mrow>
    </math:mrow>
    <math:annotation math:encoding="StarMath 5.0">p := 347 " und " q := 379</math:annotation>
  </math:semantics>
</math:math>
</file>

<file path=Object 125/content.xml><?xml version="1.0" encoding="utf-8"?>
<!DOCTYPE math  PUBLIC '-//OpenOffice.org//DTD Modified W3C MathML 1.01//EN'  'math.dtd'>
<math:math xmlns:math="http://www.w3.org/1998/Math/MathML">
  <math:semantics>
    <math:mrow>
      <math:mrow>
        <math:mfrac>
          <math:mrow>
            <math:mrow>
              <math:mi>d</math:mi>
              <math:mo math:stretchy="false">⋅</math:mo>
              <math:mi>e</math:mi>
            </math:mrow>
            <math:mo math:stretchy="false">−</math:mo>
            <math:mn>1</math:mn>
          </math:mrow>
          <math:mrow>
            <math:mi>φ</math:mi>
            <math:mrow>
              <math:mo math:stretchy="false">(</math:mo>
              <math:mi>N</math:mi>
              <math:mo math:stretchy="false">)</math:mo>
            </math:mrow>
          </math:mrow>
        </math:mfrac>
        <math:mo math:stretchy="false">=</math:mo>
        <math:mfrac>
          <math:mrow>
            <math:mrow>
              <math:mn>877</math:mn>
              <math:mo math:stretchy="false">⋅</math:mo>
              <math:mn>9097</math:mn>
            </math:mrow>
            <math:mo math:stretchy="false">−</math:mo>
            <math:mn>1</math:mn>
          </math:mrow>
          <math:mn>130788</math:mn>
        </math:mfrac>
      </math:mrow>
      <math:mo math:stretchy="false">=</math:mo>
      <math:mn>61</math:mn>
    </math:mrow>
    <math:annotation math:encoding="StarMath 5.0">{d cdot e - 1} over {φ(N)} = {877 cdot 9097 - 1} over {130788} = 61</math:annotation>
  </math:semantics>
</math:math>
</file>

<file path=Object 126/content.xml><?xml version="1.0" encoding="utf-8"?>
<!DOCTYPE math  PUBLIC '-//OpenOffice.org//DTD Modified W3C MathML 1.01//EN'  'math.dtd'>
<math:math xmlns:math="http://www.w3.org/1998/Math/MathML">
  <math:semantics>
    <math:mrow>
      <math:mrow>
        <math:mn>4</math:mn>
        <math:mo math:stretchy="false">≡</math:mo>
        <math:mn>16</math:mn>
      </math:mrow>
      <math:mrow>
        <math:mo math:stretchy="false">(</math:mo>
        <math:mrow>
          <math:mi math:fontstyle="italic">mod</math:mi>
          <math:mn>3</math:mn>
        </math:mrow>
        <math:mo math:stretchy="false">)</math:mo>
      </math:mrow>
    </math:mrow>
    <math:annotation math:encoding="StarMath 5.0">4 equiv 16 (mod 3)</math:annotation>
  </math:semantics>
</math:math>
</file>

<file path=Object 127/content.xml><?xml version="1.0" encoding="utf-8"?>
<!DOCTYPE math  PUBLIC '-//OpenOffice.org//DTD Modified W3C MathML 1.01//EN'  'math.dtd'>
<math:math xmlns:math="http://www.w3.org/1998/Math/MathML">
  <math:semantics>
    <math:msqrt>
      <math:mn>4</math:mn>
    </math:msqrt>
    <math:annotation math:encoding="StarMath 5.0">sqrt 4</math:annotation>
  </math:semantics>
</math:math>
</file>

<file path=Object 128/content.xml><?xml version="1.0" encoding="utf-8"?>
<!DOCTYPE math  PUBLIC '-//OpenOffice.org//DTD Modified W3C MathML 1.01//EN'  'math.dtd'>
<math:math xmlns:math="http://www.w3.org/1998/Math/MathML">
  <math:semantics>
    <math:mrow>
      <math:msqrt>
        <math:mn>16</math:mn>
      </math:msqrt>
      <math:mrow>
        <math:mo math:stretchy="false">(</math:mo>
        <math:mrow>
          <math:mi math:fontstyle="italic">mod</math:mi>
          <math:mn>3</math:mn>
        </math:mrow>
        <math:mo math:stretchy="false">)</math:mo>
      </math:mrow>
    </math:mrow>
    <math:annotation math:encoding="StarMath 5.0">sqrt 16 (mod 3)</math:annotation>
  </math:semantics>
</math:math>
</file>

<file path=Object 129/content.xml><?xml version="1.0" encoding="utf-8"?>
<!DOCTYPE math  PUBLIC '-//OpenOffice.org//DTD Modified W3C MathML 1.01//EN'  'math.dtd'>
<math:math xmlns:math="http://www.w3.org/1998/Math/MathML">
  <math:semantics>
    <math:mrow>
      <math:mn>75</math:mn>
      <math:mo math:stretchy="false">+</math:mo>
      <math:mrow>
        <math:mn>1</math:mn>
        <math:mo math:stretchy="false">⋅</math:mo>
        <math:mn>4080</math:mn>
      </math:mrow>
    </math:mrow>
    <math:annotation math:encoding="StarMath 5.0">75 + 1 cdot 4080</math:annotation>
  </math:semantics>
</math:math>
</file>

<file path=Object 13/content.xml><?xml version="1.0" encoding="utf-8"?>
<!DOCTYPE math  PUBLIC '-//OpenOffice.org//DTD Modified W3C MathML 1.01//EN'  'math.dtd'>
<math:math xmlns:math="http://www.w3.org/1998/Math/MathML">
  <math:semantics>
    <math:mrow>
      <math:mi>φ</math:mi>
      <math:mrow>
        <math:mo math:stretchy="false">(</math:mo>
        <math:mi>N</math:mi>
        <math:mo math:stretchy="false">)</math:mo>
      </math:mrow>
    </math:mrow>
    <math:annotation math:encoding="StarMath 5.0">φ(N)</math:annotation>
  </math:semantics>
</math:math>
</file>

<file path=Object 130/content.xml><?xml version="1.0" encoding="utf-8"?>
<!DOCTYPE math  PUBLIC '-//OpenOffice.org//DTD Modified W3C MathML 1.01//EN'  'math.dtd'>
<math:math xmlns:math="http://www.w3.org/1998/Math/MathML">
  <math:semantics>
    <math:mrow>
      <math:mn>75</math:mn>
      <math:mo math:stretchy="false">+</math:mo>
      <math:mrow>
        <math:mn>2</math:mn>
        <math:mo math:stretchy="false">⋅</math:mo>
        <math:mn>4080</math:mn>
      </math:mrow>
    </math:mrow>
    <math:annotation math:encoding="StarMath 5.0">75 + 2 cdot 4080</math:annotation>
  </math:semantics>
</math:math>
</file>

<file path=Object 131/content.xml><?xml version="1.0" encoding="utf-8"?>
<!DOCTYPE math  PUBLIC '-//OpenOffice.org//DTD Modified W3C MathML 1.01//EN'  'math.dtd'>
<math:math xmlns:math="http://www.w3.org/1998/Math/MathML">
  <math:semantics>
    <math:mrow>
      <math:mi>b</math:mi>
      <math:mtext> in </math:mtext>
      <math:mrow>
        <math:mo math:stretchy="false">ℤ</math:mo>
        <math:mo math:stretchy="false">/</math:mo>
        <math:mi>a</math:mi>
      </math:mrow>
      <math:mo math:stretchy="false">ℤ</math:mo>
    </math:mrow>
    <math:annotation math:encoding="StarMath 5.0">b " in " setZ / a setZ</math:annotation>
  </math:semantics>
</math:math>
</file>

<file path=Object 132/content.xml><?xml version="1.0" encoding="utf-8"?>
<!DOCTYPE math  PUBLIC '-//OpenOffice.org//DTD Modified W3C MathML 1.01//EN'  'math.dtd'>
<math:math xmlns:math="http://www.w3.org/1998/Math/MathML">
  <math:semantics>
    <math:mrow>
      <math:mrow>
        <math:mrow>
          <math:mi>x</math:mi>
          <math:mo math:stretchy="false">⋅</math:mo>
          <math:mn>71</math:mn>
        </math:mrow>
        <math:mo math:stretchy="false">≡</math:mo>
        <math:mn>1</math:mn>
      </math:mrow>
      <math:mrow>
        <math:mo math:stretchy="false">(</math:mo>
        <math:mrow>
          <math:mi math:fontstyle="italic">mod</math:mi>
          <math:mn>92</math:mn>
        </math:mrow>
        <math:mo math:stretchy="false">)</math:mo>
      </math:mrow>
    </math:mrow>
    <math:annotation math:encoding="StarMath 5.0">x cdot 71 equiv 1 (mod 92)</math:annotation>
  </math:semantics>
</math:math>
</file>

<file path=Object 133/content.xml><?xml version="1.0" encoding="utf-8"?>
<!DOCTYPE math  PUBLIC '-//OpenOffice.org//DTD Modified W3C MathML 1.01//EN'  'math.dtd'>
<math:math xmlns:math="http://www.w3.org/1998/Math/MathML">
  <math:semantics>
    <math:mrow>
      <math:mrow>
        <math:mrow>
          <math:mrow>
            <math:mo math:stretchy="false">−</math:mo>
            <math:mn>27</math:mn>
          </math:mrow>
          <math:mo math:stretchy="false">⋅</math:mo>
          <math:mn>92</math:mn>
        </math:mrow>
        <math:mo math:stretchy="false">≡</math:mo>
        <math:mn>1</math:mn>
      </math:mrow>
      <math:mrow>
        <math:mo math:stretchy="false">(</math:mo>
        <math:mrow>
          <math:mi math:fontstyle="italic">mod</math:mi>
          <math:mn>71</math:mn>
        </math:mrow>
        <math:mo math:stretchy="false">)</math:mo>
      </math:mrow>
    </math:mrow>
    <math:annotation math:encoding="StarMath 5.0">-27 cdot 92 equiv 1 (mod 71)</math:annotation>
  </math:semantics>
</math:math>
</file>

<file path=Object 134/content.xml><?xml version="1.0" encoding="utf-8"?>
<!DOCTYPE math  PUBLIC '-//OpenOffice.org//DTD Modified W3C MathML 1.01//EN'  'math.dtd'>
<math:math xmlns:math="http://www.w3.org/1998/Math/MathML">
  <math:semantics>
    <math:mrow>
      <math:mrow>
        <math:mrow>
          <math:mrow>
            <math:mo math:stretchy="false">−</math:mo>
            <math:mn>27</math:mn>
          </math:mrow>
          <math:mo math:stretchy="false">⋅</math:mo>
          <math:mn>92</math:mn>
        </math:mrow>
        <math:mo math:stretchy="false">≡</math:mo>
        <math:mn>1</math:mn>
      </math:mrow>
      <math:mrow>
        <math:mo math:stretchy="false">(</math:mo>
        <math:mrow>
          <math:mi math:fontstyle="italic">mod</math:mi>
          <math:mn>35</math:mn>
        </math:mrow>
        <math:mo math:stretchy="false">)</math:mo>
      </math:mrow>
    </math:mrow>
    <math:annotation math:encoding="StarMath 5.0">-27 cdot 92 equiv 1 (mod 35)</math:annotation>
  </math:semantics>
</math:math>
</file>

<file path=Object 135/content.xml><?xml version="1.0" encoding="utf-8"?>
<!DOCTYPE math  PUBLIC '-//OpenOffice.org//DTD Modified W3C MathML 1.01//EN'  'math.dtd'>
<math:math xmlns:math="http://www.w3.org/1998/Math/MathML">
  <math:semantics>
    <math:mrow>
      <math:mrow>
        <math:mrow>
          <math:mn>35</math:mn>
          <math:mo math:stretchy="false">⋅</math:mo>
          <math:mn>71</math:mn>
        </math:mrow>
        <math:mo math:stretchy="false">≡</math:mo>
        <math:mn>1</math:mn>
      </math:mrow>
      <math:mrow>
        <math:mo math:stretchy="false">(</math:mo>
        <math:mrow>
          <math:mi math:fontstyle="italic">mod</math:mi>
          <math:mn>27</math:mn>
        </math:mrow>
        <math:mo math:stretchy="false">)</math:mo>
      </math:mrow>
    </math:mrow>
    <math:annotation math:encoding="StarMath 5.0">35 cdot 71 equiv 1 (mod 27)</math:annotation>
  </math:semantics>
</math:math>
</file>

<file path=Object 14/content.xml><?xml version="1.0" encoding="utf-8"?>
<!DOCTYPE math  PUBLIC '-//OpenOffice.org//DTD Modified W3C MathML 1.01//EN'  'math.dtd'>
<math:math xmlns:math="http://www.w3.org/1998/Math/MathML">
  <math:semantics>
    <math:mrow>
      <math:mrow>
        <math:mrow>
          <math:mi>e</math:mi>
          <math:mo math:stretchy="false">⋅</math:mo>
          <math:mi>d</math:mi>
        </math:mrow>
        <math:mo math:stretchy="false">≡</math:mo>
        <math:mn>1</math:mn>
      </math:mrow>
      <math:mrow>
        <math:mo math:stretchy="false">(</math:mo>
        <math:mrow>
          <math:mi math:fontstyle="italic">mod</math:mi>
          <math:mi>φ</math:mi>
          <math:mrow>
            <math:mo math:stretchy="false">(</math:mo>
            <math:mi>N</math:mi>
            <math:mo math:stretchy="false">)</math:mo>
          </math:mrow>
        </math:mrow>
        <math:mo math:stretchy="false">)</math:mo>
      </math:mrow>
    </math:mrow>
    <math:annotation math:encoding="StarMath 5.0">e cdot d equiv 1 (mod φ(N))</math:annotation>
  </math:semantics>
</math:math>
</file>

<file path=Object 15/content.xml><?xml version="1.0" encoding="utf-8"?>
<!DOCTYPE math  PUBLIC '-//OpenOffice.org//DTD Modified W3C MathML 1.01//EN'  'math.dtd'>
<math:math xmlns:math="http://www.w3.org/1998/Math/MathML">
  <math:semantics>
    <math:mrow>
      <math:mrow>
        <math:mi>G</math:mi>
        <math:mo math:stretchy="false">≡</math:mo>
        <math:msup>
          <math:mi>K</math:mi>
          <math:mi>e</math:mi>
        </math:msup>
      </math:mrow>
      <math:mi math:fontstyle="italic">mod</math:mi>
      <math:mi>N</math:mi>
    </math:mrow>
    <math:annotation math:encoding="StarMath 5.0">G equiv K^e mod N</math:annotation>
  </math:semantics>
</math:math>
</file>

<file path=Object 16/content.xml><?xml version="1.0" encoding="utf-8"?>
<!DOCTYPE math  PUBLIC '-//OpenOffice.org//DTD Modified W3C MathML 1.01//EN'  'math.dtd'>
<math:math xmlns:math="http://www.w3.org/1998/Math/MathML">
  <math:semantics>
    <math:mrow>
      <math:mrow>
        <math:mi>K</math:mi>
        <math:mo math:stretchy="false">≡</math:mo>
        <math:msup>
          <math:mi>G</math:mi>
          <math:mi>d</math:mi>
        </math:msup>
      </math:mrow>
      <math:mi math:fontstyle="italic">mod</math:mi>
      <math:mi>N</math:mi>
    </math:mrow>
    <math:annotation math:encoding="StarMath 5.0">K equiv G^d mod N</math:annotation>
  </math:semantics>
</math:math>
</file>

<file path=Object 17/content.xml><?xml version="1.0" encoding="utf-8"?>
<!DOCTYPE math  PUBLIC '-//OpenOffice.org//DTD Modified W3C MathML 1.01//EN'  'math.dtd'>
<math:math xmlns:math="http://www.w3.org/1998/Math/MathML">
  <math:semantics>
    <math:mrow>
      <math:mi>φ</math:mi>
      <math:mrow>
        <math:mo math:stretchy="false">(</math:mo>
        <math:mi>N</math:mi>
        <math:mo math:stretchy="false">)</math:mo>
      </math:mrow>
    </math:mrow>
    <math:annotation math:encoding="StarMath 5.0">φ(N)</math:annotation>
  </math:semantics>
</math:math>
</file>

<file path=Object 18/content.xml><?xml version="1.0" encoding="utf-8"?>
<!DOCTYPE math  PUBLIC '-//OpenOffice.org//DTD Modified W3C MathML 1.01//EN'  'math.dtd'>
<math:math xmlns:math="http://www.w3.org/1998/Math/MathML">
  <math:semantics>
    <math:mrow>
      <math:mrow>
        <math:mrow>
          <math:mi>e</math:mi>
          <math:mo math:stretchy="false">⋅</math:mo>
          <math:mi>d</math:mi>
        </math:mrow>
        <math:mo math:stretchy="false">≡</math:mo>
        <math:mn>1</math:mn>
      </math:mrow>
      <math:mrow>
        <math:mo math:stretchy="false">(</math:mo>
        <math:mrow>
          <math:mi math:fontstyle="italic">mod</math:mi>
          <math:mi>φ</math:mi>
          <math:mrow>
            <math:mo math:stretchy="false">(</math:mo>
            <math:mi>N</math:mi>
            <math:mo math:stretchy="false">)</math:mo>
          </math:mrow>
        </math:mrow>
        <math:mo math:stretchy="false">)</math:mo>
      </math:mrow>
    </math:mrow>
    <math:annotation math:encoding="StarMath 5.0">e cdot d equiv 1 (mod φ(N))</math:annotation>
  </math:semantics>
</math:math>
</file>

<file path=Object 19/content.xml><?xml version="1.0" encoding="utf-8"?>
<!DOCTYPE math  PUBLIC '-//OpenOffice.org//DTD Modified W3C MathML 1.01//EN'  'math.dtd'>
<math:math xmlns:math="http://www.w3.org/1998/Math/MathML">
  <math:semantics>
    <math:mrow>
      <math:mrow>
        <math:mo math:stretchy="false">ℝ</math:mo>
        <math:mo math:stretchy="false">∖</math:mo>
        <math:mo math:stretchy="false">{</math:mo>
      </math:mrow>
      <math:mn>0</math:mn>
      <math:mo math:stretchy="false">}</math:mo>
    </math:mrow>
    <math:annotation math:encoding="StarMath 5.0">setR setminus  \{0\}</math:annotation>
  </math:semantics>
</math:math>
</file>

<file path=Object 2/content.xml><?xml version="1.0" encoding="utf-8"?>
<!DOCTYPE math  PUBLIC '-//OpenOffice.org//DTD Modified W3C MathML 1.01//EN'  'math.dtd'>
<math:math xmlns:math="http://www.w3.org/1998/Math/MathML">
  <math:semantics>
    <math:mtable>
      <math:mtr>
        <math:mrow>
          <math:mtext/>
          <math:mrow>
            <math:mrow>
              <math:mi>M</math:mi>
              <math:mo math:stretchy="false">=</math:mo>
              <math:mrow>
                <math:mrow>
                  <math:mn>17</math:mn>
                  <math:mo math:stretchy="false">⋅</math:mo>
                  <math:mn>16</math:mn>
                </math:mrow>
                <math:mo math:stretchy="false">⋅</math:mo>
                <math:mn>15</math:mn>
              </math:mrow>
            </math:mrow>
            <math:mo math:stretchy="false">=</math:mo>
            <math:mn>4080</math:mn>
          </math:mrow>
        </math:mrow>
      </math:mtr>
      <math:mtr>
        <math:mrow>
          <math:mtext/>
          <math:mrow>
            <math:mrow>
              <math:msub>
                <math:mi>M</math:mi>
                <math:mn>1</math:mn>
              </math:msub>
              <math:mo math:stretchy="false">=</math:mo>
              <math:mfrac>
                <math:mn>4080</math:mn>
                <math:mn>17</math:mn>
              </math:mfrac>
            </math:mrow>
            <math:mo math:stretchy="false">=</math:mo>
            <math:mn>240</math:mn>
          </math:mrow>
        </math:mrow>
      </math:mtr>
      <math:mtr>
        <math:mrow>
          <math:mtext/>
          <math:mrow>
            <math:mrow>
              <math:msub>
                <math:mi>M</math:mi>
                <math:mn>2</math:mn>
              </math:msub>
              <math:mo math:stretchy="false">=</math:mo>
              <math:mfrac>
                <math:mn>4080</math:mn>
                <math:mn>16</math:mn>
              </math:mfrac>
            </math:mrow>
            <math:mo math:stretchy="false">=</math:mo>
            <math:mn>255</math:mn>
          </math:mrow>
        </math:mrow>
      </math:mtr>
      <math:mtr>
        <math:mrow>
          <math:mtext/>
          <math:mrow>
            <math:mrow>
              <math:msub>
                <math:mi>M</math:mi>
                <math:mn>3</math:mn>
              </math:msub>
              <math:mo math:stretchy="false">=</math:mo>
              <math:mfrac>
                <math:mn>4080</math:mn>
                <math:mn>15</math:mn>
              </math:mfrac>
            </math:mrow>
            <math:mo math:stretchy="false">=</math:mo>
            <math:mn>272</math:mn>
          </math:mrow>
        </math:mrow>
      </math:mtr>
    </math:mtable>
    <math:annotation math:encoding="StarMath 5.0">"" M = 17 cdot 16 cdot 15 = 4080 newline
"" M_1 = 4080 over 17 = 240 newline
"" M_2 = 4080 over 16 = 255 newline
"" M_3 = 4080 over 15 = 272</math:annotation>
  </math:semantics>
</math:math>
</file>

<file path=Object 20/content.xml><?xml version="1.0" encoding="utf-8"?>
<!DOCTYPE math  PUBLIC '-//OpenOffice.org//DTD Modified W3C MathML 1.01//EN'  'math.dtd'>
<math:math xmlns:math="http://www.w3.org/1998/Math/MathML">
  <math:semantics>
    <math:mrow>
      <math:mrow>
        <math:mo math:stretchy="false">ℤ</math:mo>
        <math:mo math:stretchy="false">/</math:mo>
        <math:mn>7</math:mn>
      </math:mrow>
      <math:mo math:stretchy="false">ℤ</math:mo>
    </math:mrow>
    <math:annotation math:encoding="StarMath 5.0">setZ/7 setZ</math:annotation>
  </math:semantics>
</math:math>
</file>

<file path=Object 21/content.xml><?xml version="1.0" encoding="utf-8"?>
<!DOCTYPE math  PUBLIC '-//OpenOffice.org//DTD Modified W3C MathML 1.01//EN'  'math.dtd'>
<math:math xmlns:math="http://www.w3.org/1998/Math/MathML">
  <math:semantics>
    <math:mrow>
      <math:mrow>
        <math:mrow>
          <math:mn>2</math:mn>
          <math:mo math:stretchy="false">⋅</math:mo>
          <math:mn>4</math:mn>
        </math:mrow>
        <math:mo math:stretchy="false">=</math:mo>
        <math:mn>8</math:mn>
      </math:mrow>
      <math:mtext> und</math:mtext>
    </math:mrow>
    <math:annotation math:encoding="StarMath 5.0">2 cdot 4 = 8 " und"</math:annotation>
  </math:semantics>
</math:math>
</file>

<file path=Object 22/content.xml><?xml version="1.0" encoding="utf-8"?>
<!DOCTYPE math  PUBLIC '-//OpenOffice.org//DTD Modified W3C MathML 1.01//EN'  'math.dtd'>
<math:math xmlns:math="http://www.w3.org/1998/Math/MathML">
  <math:semantics>
    <math:mrow>
      <math:mrow>
        <math:mo math:stretchy="false">ℤ</math:mo>
        <math:mo math:stretchy="false">/</math:mo>
        <math:mi>n</math:mi>
      </math:mrow>
      <math:mo math:stretchy="false">ℤ</math:mo>
    </math:mrow>
    <math:annotation math:encoding="StarMath 5.0">setZ/n setZ</math:annotation>
  </math:semantics>
</math:math>
</file>

<file path=Object 23/content.xml><?xml version="1.0" encoding="utf-8"?>
<!DOCTYPE math  PUBLIC '-//OpenOffice.org//DTD Modified W3C MathML 1.01//EN'  'math.dtd'>
<math:math xmlns:math="http://www.w3.org/1998/Math/MathML">
  <math:semantics>
    <math:mrow>
      <math:mi>a</math:mi>
      <math:mo math:stretchy="false">=</math:mo>
      <math:mrow>
        <math:mrow>
          <math:msub>
            <math:mi>q</math:mi>
            <math:mn>1</math:mn>
          </math:msub>
          <math:mo math:stretchy="false">⋅</math:mo>
          <math:mi>b</math:mi>
        </math:mrow>
        <math:mo math:stretchy="false">+</math:mo>
        <math:msub>
          <math:mi>r</math:mi>
          <math:mn>1</math:mn>
        </math:msub>
      </math:mrow>
    </math:mrow>
    <math:annotation math:encoding="StarMath 5.0">a = q_1 cdot b + r_1</math:annotation>
  </math:semantics>
</math:math>
</file>

<file path=Object 24/content.xml><?xml version="1.0" encoding="utf-8"?>
<!DOCTYPE math  PUBLIC '-//OpenOffice.org//DTD Modified W3C MathML 1.01//EN'  'math.dtd'>
<math:math xmlns:math="http://www.w3.org/1998/Math/MathML">
  <math:semantics>
    <math:mrow>
      <math:mi>a</math:mi>
      <math:mo math:stretchy="false">&gt;</math:mo>
      <math:mi>b</math:mi>
    </math:mrow>
    <math:annotation math:encoding="StarMath 5.0">a &gt; b</math:annotation>
  </math:semantics>
</math:math>
</file>

<file path=Object 25/content.xml><?xml version="1.0" encoding="utf-8"?>
<!DOCTYPE math  PUBLIC '-//OpenOffice.org//DTD Modified W3C MathML 1.01//EN'  'math.dtd'>
<math:math xmlns:math="http://www.w3.org/1998/Math/MathML">
  <math:semantics>
    <math:mrow>
      <math:mi>b</math:mi>
      <math:mo math:stretchy="false">=</math:mo>
      <math:mrow>
        <math:mrow>
          <math:msub>
            <math:mi>q</math:mi>
            <math:mn>2</math:mn>
          </math:msub>
          <math:mo math:stretchy="false">⋅</math:mo>
          <math:msub>
            <math:mi>r</math:mi>
            <math:mn>1</math:mn>
          </math:msub>
        </math:mrow>
        <math:mo math:stretchy="false">+</math:mo>
        <math:msub>
          <math:mi>r</math:mi>
          <math:mn>2</math:mn>
        </math:msub>
      </math:mrow>
    </math:mrow>
    <math:annotation math:encoding="StarMath 5.0">b = q_2 cdot r_1 + r_2</math:annotation>
  </math:semantics>
</math:math>
</file>

<file path=Object 26/content.xml><?xml version="1.0" encoding="utf-8"?>
<!DOCTYPE math  PUBLIC '-//OpenOffice.org//DTD Modified W3C MathML 1.01//EN'  'math.dtd'>
<math:math xmlns:math="http://www.w3.org/1998/Math/MathML">
  <math:semantics>
    <math:mrow>
      <math:msub>
        <math:mi>r</math:mi>
        <math:mn>1</math:mn>
      </math:msub>
      <math:mo math:stretchy="false">=</math:mo>
      <math:mrow>
        <math:mrow>
          <math:msub>
            <math:mi>q</math:mi>
            <math:mn>3</math:mn>
          </math:msub>
          <math:mo math:stretchy="false">⋅</math:mo>
          <math:msub>
            <math:mi>r</math:mi>
            <math:mn>2</math:mn>
          </math:msub>
        </math:mrow>
        <math:mo math:stretchy="false">+</math:mo>
        <math:msub>
          <math:mi>r</math:mi>
          <math:mn>3</math:mn>
        </math:msub>
      </math:mrow>
    </math:mrow>
    <math:annotation math:encoding="StarMath 5.0">r_1 = q_3 cdot r_2 + r_3</math:annotation>
  </math:semantics>
</math:math>
</file>

<file path=Object 27/content.xml><?xml version="1.0" encoding="utf-8"?>
<!DOCTYPE math  PUBLIC '-//OpenOffice.org//DTD Modified W3C MathML 1.01//EN'  'math.dtd'>
<math:math xmlns:math="http://www.w3.org/1998/Math/MathML">
  <math:semantics>
    <math:mrow>
      <math:msub>
        <math:mi>r</math:mi>
        <math:mrow>
          <math:mi>n</math:mi>
          <math:mo math:stretchy="false">−</math:mo>
          <math:mn>2</math:mn>
        </math:mrow>
      </math:msub>
      <math:mo math:stretchy="false">=</math:mo>
      <math:mrow>
        <math:mrow>
          <math:msub>
            <math:mi>q</math:mi>
            <math:mi>n</math:mi>
          </math:msub>
          <math:mo math:stretchy="false">⋅</math:mo>
          <math:msub>
            <math:mi>r</math:mi>
            <math:mrow>
              <math:mi>n</math:mi>
              <math:mo math:stretchy="false">−</math:mo>
              <math:mn>1</math:mn>
            </math:mrow>
          </math:msub>
        </math:mrow>
        <math:mo math:stretchy="false">+</math:mo>
        <math:msub>
          <math:mi>r</math:mi>
          <math:mi>n</math:mi>
        </math:msub>
      </math:mrow>
    </math:mrow>
    <math:annotation math:encoding="StarMath 5.0">r_{n-2} = q_n cdot r_{n-1} + r_n</math:annotation>
  </math:semantics>
</math:math>
</file>

<file path=Object 28/content.xml><?xml version="1.0" encoding="utf-8"?>
<!DOCTYPE math  PUBLIC '-//OpenOffice.org//DTD Modified W3C MathML 1.01//EN'  'math.dtd'>
<math:math xmlns:math="http://www.w3.org/1998/Math/MathML">
  <math:semantics>
    <math:mrow>
      <math:msub>
        <math:mi>r</math:mi>
        <math:mi>n</math:mi>
      </math:msub>
      <math:mo math:stretchy="false">=</math:mo>
      <math:mn>0</math:mn>
    </math:mrow>
    <math:annotation math:encoding="StarMath 5.0">r_n = 0</math:annotation>
  </math:semantics>
</math:math>
</file>

<file path=Object 29/content.xml><?xml version="1.0" encoding="utf-8"?>
<!DOCTYPE math  PUBLIC '-//OpenOffice.org//DTD Modified W3C MathML 1.01//EN'  'math.dtd'>
<math:math xmlns:math="http://www.w3.org/1998/Math/MathML">
  <math:semantics>
    <math:mrow>
      <math:mrow>
        <math:msub>
          <math:mi>r</math:mi>
          <math:mrow>
            <math:mi>n</math:mi>
            <math:mo math:stretchy="false">−</math:mo>
            <math:mn>1</math:mn>
          </math:mrow>
        </math:msub>
        <math:mo math:stretchy="false">=</math:mo>
        <math:mi math:fontstyle="italic">ggT</math:mi>
      </math:mrow>
      <math:mrow>
        <math:mo math:stretchy="false">(</math:mo>
        <math:mrow>
          <math:mi>a</math:mi>
          <math:mi>,</math:mi>
          <math:mi>b</math:mi>
        </math:mrow>
        <math:mo math:stretchy="false">)</math:mo>
      </math:mrow>
    </math:mrow>
    <math:annotation math:encoding="StarMath 5.0">r_{n-1} = ggT(a,b)</math:annotation>
  </math:semantics>
</math:math>
</file>

<file path=Object 3/content.xml><?xml version="1.0" encoding="utf-8"?>
<!DOCTYPE math  PUBLIC '-//OpenOffice.org//DTD Modified W3C MathML 1.01//EN'  'math.dtd'>
<math:math xmlns:math="http://www.w3.org/1998/Math/MathML">
  <math:semantics>
    <math:mrow>
      <math:mrow>
        <math:mo math:stretchy="false">(</math:mo>
        <math:mrow>
          <math:mrow>
            <math:mo math:stretchy="false">ℤ</math:mo>
            <math:mo math:stretchy="false">/</math:mo>
            <math:mi>n</math:mi>
          </math:mrow>
          <math:mo math:stretchy="false">ℤ</math:mo>
        </math:mrow>
        <math:mo math:stretchy="false">)</math:mo>
      </math:mrow>
      <math:mtext>*</math:mtext>
    </math:mrow>
    <math:annotation math:encoding="StarMath 5.0">(setZ/n setZ)"*"</math:annotation>
  </math:semantics>
</math:math>
</file>

<file path=Object 30/content.xml><?xml version="1.0" encoding="utf-8"?>
<!DOCTYPE math  PUBLIC '-//OpenOffice.org//DTD Modified W3C MathML 1.01//EN'  'math.dtd'>
<math:math xmlns:math="http://www.w3.org/1998/Math/MathML">
  <math:semantics>
    <math:mrow>
      <math:mrow>
        <math:mo math:stretchy="false">ℤ</math:mo>
        <math:mo math:stretchy="false">/</math:mo>
        <math:mi>n</math:mi>
      </math:mrow>
      <math:mo math:stretchy="false">ℤ</math:mo>
    </math:mrow>
    <math:annotation math:encoding="StarMath 5.0">setZ/n setZ</math:annotation>
  </math:semantics>
</math:math>
</file>

<file path=Object 31/content.xml><?xml version="1.0" encoding="utf-8"?>
<!DOCTYPE math  PUBLIC '-//OpenOffice.org//DTD Modified W3C MathML 1.01//EN'  'math.dtd'>
<math:math xmlns:math="http://www.w3.org/1998/Math/MathML">
  <math:semantics>
    <math:mrow>
      <math:mi>O</math:mi>
      <math:mrow>
        <math:mo math:stretchy="false">(</math:mo>
        <math:mrow>
          <math:mrow>
            <math:mi>n</math:mi>
            <math:mo math:stretchy="false">⋅</math:mo>
            <math:mi>log</math:mi>
          </math:mrow>
          <math:mrow>
            <math:mrow>
              <math:mo math:stretchy="false">(</math:mo>
              <math:mi>n</math:mi>
              <math:mo math:stretchy="false">)</math:mo>
            </math:mrow>
            <math:mo math:stretchy="false">⋅</math:mo>
            <math:mi>log</math:mi>
          </math:mrow>
          <math:mrow>
            <math:mo math:stretchy="false">(</math:mo>
            <math:mrow>
              <math:mi>log</math:mi>
              <math:mrow>
                <math:mo math:stretchy="false">(</math:mo>
                <math:mi>n</math:mi>
                <math:mo math:stretchy="false">)</math:mo>
              </math:mrow>
            </math:mrow>
            <math:mo math:stretchy="false">)</math:mo>
          </math:mrow>
        </math:mrow>
        <math:mo math:stretchy="false">)</math:mo>
      </math:mrow>
    </math:mrow>
    <math:annotation math:encoding="StarMath 5.0">O(n cdot log(n) cdot log(log(n)))</math:annotation>
  </math:semantics>
</math:math>
</file>

<file path=Object 32/content.xml><?xml version="1.0" encoding="utf-8"?>
<!DOCTYPE math  PUBLIC '-//OpenOffice.org//DTD Modified W3C MathML 1.01//EN'  'math.dtd'>
<math:math xmlns:math="http://www.w3.org/1998/Math/MathML">
  <math:semantics>
    <math:mrow>
      <math:mi>O</math:mi>
      <math:mrow>
        <math:mo math:stretchy="false">(</math:mo>
        <math:msup>
          <math:mi>e</math:mi>
          <math:mrow>
            <math:mrow>
              <math:mo math:stretchy="false">(</math:mo>
              <math:mrow>
                <math:mrow>
                  <math:mn>1,92</math:mn>
                  <math:mo math:stretchy="false">+</math:mo>
                  <math:mi>o</math:mi>
                </math:mrow>
                <math:mrow>
                  <math:mo math:stretchy="false">(</math:mo>
                  <math:mn>1</math:mn>
                  <math:mo math:stretchy="false">)</math:mo>
                </math:mrow>
              </math:mrow>
              <math:mo math:stretchy="false">)</math:mo>
            </math:mrow>
            <math:mroot>
              <math:mrow>
                <math:mi>ln</math:mi>
                <math:mi>n</math:mi>
              </math:mrow>
              <math:mn>3</math:mn>
            </math:mroot>
            <math:mroot>
              <math:msup>
                <math:mrow>
                  <math:mo math:stretchy="false">(</math:mo>
                  <math:mrow>
                    <math:mi>ln</math:mi>
                    <math:mi>ln</math:mi>
                    <math:mi>n</math:mi>
                  </math:mrow>
                  <math:mo math:stretchy="false">)</math:mo>
                </math:mrow>
                <math:mn>2</math:mn>
              </math:msup>
              <math:mn>3</math:mn>
            </math:mroot>
          </math:mrow>
        </math:msup>
        <math:mo math:stretchy="false">)</math:mo>
      </math:mrow>
    </math:mrow>
    <math:annotation math:encoding="StarMath 5.0">O(e^{(1,92+o(1)) nroot{3}{ln n} nroot{3}{(ln ln n)^2}})</math:annotation>
  </math:semantics>
</math:math>
</file>

<file path=Object 33/content.xml><?xml version="1.0" encoding="utf-8"?>
<!DOCTYPE math  PUBLIC '-//OpenOffice.org//DTD Modified W3C MathML 1.01//EN'  'math.dtd'>
<math:math xmlns:math="http://www.w3.org/1998/Math/MathML">
  <math:semantics>
    <math:mrow>
      <math:mi>a</math:mi>
      <math:mi>,</math:mi>
      <math:mrow>
        <math:mi>b</math:mi>
        <math:mo math:stretchy="false">∈</math:mo>
        <math:mo math:stretchy="false">ℤ</math:mo>
      </math:mrow>
    </math:mrow>
    <math:annotation math:encoding="StarMath 5.0">a, b in setZ</math:annotation>
  </math:semantics>
</math:math>
</file>

<file path=Object 34/content.xml><?xml version="1.0" encoding="utf-8"?>
<!DOCTYPE math  PUBLIC '-//OpenOffice.org//DTD Modified W3C MathML 1.01//EN'  'math.dtd'>
<math:math xmlns:math="http://www.w3.org/1998/Math/MathML">
  <math:semantics>
    <math:mrow>
      <math:mi>m</math:mi>
      <math:mo math:stretchy="false">∈</math:mo>
      <math:mo math:stretchy="false">ℕ</math:mo>
    </math:mrow>
    <math:annotation math:encoding="StarMath 5.0">m in setN</math:annotation>
  </math:semantics>
</math:math>
</file>

<file path=Object 35/content.xml><?xml version="1.0" encoding="utf-8"?>
<!DOCTYPE math  PUBLIC '-//OpenOffice.org//DTD Modified W3C MathML 1.01//EN'  'math.dtd'>
<math:math xmlns:math="http://www.w3.org/1998/Math/MathML">
  <math:semantics>
    <math:mrow>
      <math:mrow>
        <math:mi math:fontstyle="italic">ax</math:mi>
        <math:mo math:stretchy="false">≡</math:mo>
        <math:mi>b</math:mi>
      </math:mrow>
      <math:mrow>
        <math:mo math:stretchy="false">(</math:mo>
        <math:mrow>
          <math:mi math:fontstyle="italic">mod</math:mi>
          <math:mi>m</math:mi>
        </math:mrow>
        <math:mo math:stretchy="false">)</math:mo>
      </math:mrow>
      <math:mrow>
        <math:mtext>, für a, b, x </math:mtext>
        <math:mo math:stretchy="false">∈</math:mo>
        <math:mo math:stretchy="false">ℤ</math:mo>
      </math:mrow>
      <math:mtext> und </math:mtext>
      <math:mrow>
        <math:mi>m</math:mi>
        <math:mo math:stretchy="false">∈</math:mo>
        <math:mo math:stretchy="false">ℕ</math:mo>
      </math:mrow>
    </math:mrow>
    <math:annotation math:encoding="StarMath 5.0">ax equiv b (mod m) ", für a, b, x " in setZ " und " m in setN</math:annotation>
  </math:semantics>
</math:math>
</file>

<file path=Object 36/content.xml><?xml version="1.0" encoding="utf-8"?>
<!DOCTYPE math  PUBLIC '-//OpenOffice.org//DTD Modified W3C MathML 1.01//EN'  'math.dtd'>
<math:math xmlns:math="http://www.w3.org/1998/Math/MathML">
  <math:semantics>
    <math:mrow>
      <math:mi>m</math:mi>
      <math:mo math:stretchy="false">∣</math:mo>
      <math:mrow>
        <math:mo math:stretchy="false">(</math:mo>
        <math:mrow>
          <math:mi math:fontstyle="italic">ax</math:mi>
          <math:mo math:stretchy="false">−</math:mo>
          <math:mi>b</math:mi>
        </math:mrow>
        <math:mo math:stretchy="false">)</math:mo>
      </math:mrow>
    </math:mrow>
    <math:annotation math:encoding="StarMath 5.0">m divides (ax - b)</math:annotation>
  </math:semantics>
</math:math>
</file>

<file path=Object 37/content.xml><?xml version="1.0" encoding="utf-8"?>
<!DOCTYPE math  PUBLIC '-//OpenOffice.org//DTD Modified W3C MathML 1.01//EN'  'math.dtd'>
<math:math xmlns:math="http://www.w3.org/1998/Math/MathML">
  <math:semantics>
    <math:mtable>
      <math:mtr>
        <math:mrow>
          <math:mtext>Seien </math:mtext>
          <math:msub>
            <math:mi>m</math:mi>
            <math:mn>1,</math:mn>
          </math:msub>
          <math:msub>
            <math:mi>m</math:mi>
            <math:mn>2,</math:mn>
          </math:msub>
          <math:mn>...</math:mn>
          <math:mi>,</math:mi>
          <math:msub>
            <math:mi>m</math:mi>
            <math:mi>n</math:mi>
          </math:msub>
          <math:mtext> paarweise teilerfremde natürliche Zahlen und</math:mtext>
        </math:mrow>
      </math:mtr>
      <math:mtr>
        <math:mrow>
          <math:mtext/>
          <math:msub>
            <math:mi>a</math:mi>
            <math:mn>1,</math:mn>
          </math:msub>
          <math:msub>
            <math:mi>a</math:mi>
            <math:mn>2,</math:mn>
          </math:msub>
          <math:mn>...</math:mn>
          <math:mi>,</math:mi>
          <math:msub>
            <math:mi>a</math:mi>
            <math:mi>n</math:mi>
          </math:msub>
          <math:mtext> ganze Zahlen.</math:mtext>
        </math:mrow>
      </math:mtr>
      <math:mtr>
        <math:mtext>Dann ist das System linearer Kongruenzen</math:mtext>
      </math:mtr>
      <math:mtr>
        <math:mrow>
          <math:mrow>
            <math:mi>x</math:mi>
            <math:mo math:stretchy="false">≡</math:mo>
            <math:msub>
              <math:mi>a</math:mi>
              <math:mn>1</math:mn>
            </math:msub>
          </math:mrow>
          <math:mrow>
            <math:mo math:stretchy="false">(</math:mo>
            <math:mrow>
              <math:mi math:fontstyle="italic">mod</math:mi>
              <math:msub>
                <math:mi>m</math:mi>
                <math:mn>1</math:mn>
              </math:msub>
            </math:mrow>
            <math:mo math:stretchy="false">)</math:mo>
          </math:mrow>
          <math:mi>,</math:mi>
          <math:mrow>
            <math:mi>x</math:mi>
            <math:mo math:stretchy="false">≡</math:mo>
            <math:msub>
              <math:mi>a</math:mi>
              <math:mn>2</math:mn>
            </math:msub>
          </math:mrow>
          <math:mrow>
            <math:mo math:stretchy="false">(</math:mo>
            <math:mrow>
              <math:mi math:fontstyle="italic">mod</math:mi>
              <math:msub>
                <math:mi>m</math:mi>
                <math:mn>2</math:mn>
              </math:msub>
            </math:mrow>
            <math:mo math:stretchy="false">)</math:mo>
          </math:mrow>
          <math:mi>,</math:mi>
          <math:mn>...</math:mn>
          <math:mi>,</math:mi>
          <math:mrow>
            <math:mi>x</math:mi>
            <math:mo math:stretchy="false">≡</math:mo>
            <math:msub>
              <math:mi>a</math:mi>
              <math:mi>n</math:mi>
            </math:msub>
          </math:mrow>
          <math:mrow>
            <math:mo math:stretchy="false">(</math:mo>
            <math:mrow>
              <math:mi math:fontstyle="italic">mod</math:mi>
              <math:msub>
                <math:mi>m</math:mi>
                <math:mi>n</math:mi>
              </math:msub>
            </math:mrow>
            <math:mo math:stretchy="false">)</math:mo>
          </math:mrow>
        </math:mrow>
      </math:mtr>
      <math:mtr>
        <math:mtext>lösbar. Alle Lösungen des Systems liegen in einer gemeinsamen Restklasse</math:mtext>
      </math:mtr>
      <math:mtr>
        <math:mrow>
          <math:mtext>modulo</math:mtext>
          <math:mrow>
            <math:mi>M</math:mi>
            <math:mo math:stretchy="false">=</math:mo>
            <math:mrow>
              <math:munderover>
                <math:mo math:stretchy="false">∏</math:mo>
                <math:mrow>
                  <math:mi>i</math:mi>
                  <math:mo math:stretchy="false">=</math:mo>
                  <math:mn>1</math:mn>
                </math:mrow>
                <math:mi>n</math:mi>
              </math:munderover>
              <math:msub>
                <math:mi>m</math:mi>
                <math:mi math:fontstyle="italic">i.</math:mi>
              </math:msub>
            </math:mrow>
          </math:mrow>
        </math:mrow>
      </math:mtr>
    </math:mtable>
    <math:annotation math:encoding="StarMath 5.0">"Seien " m_1, m_2, ..., m_n " paarweise teilerfremde natürliche Zahlen und" newline
"" a_1, a_2, ..., a_n " ganze Zahlen." newline 
"Dann ist das System linearer Kongruenzen" newline
x equiv a_1 (mod m_1), x equiv a_2 (mod m_2), ..., x equiv a_n (mod m_n) newline
"lösbar. Alle Lösungen des Systems liegen in einer gemeinsamen Restklasse" newline "modulo" M= prod from i = 1 to n m_i.</math:annotation>
  </math:semantics>
</math:math>
</file>

<file path=Object 38/content.xml><?xml version="1.0" encoding="utf-8"?>
<!DOCTYPE math  PUBLIC '-//OpenOffice.org//DTD Modified W3C MathML 1.01//EN'  'math.dtd'>
<math:math xmlns:math="http://www.w3.org/1998/Math/MathML">
  <math:semantics>
    <math:mrow>
      <math:mi>p</math:mi>
      <math:mo math:stretchy="false">⋅</math:mo>
      <math:mi>q</math:mi>
    </math:mrow>
    <math:annotation math:encoding="StarMath 5.0">p cdot q</math:annotation>
  </math:semantics>
</math:math>
</file>

<file path=Object 39/content.xml><?xml version="1.0" encoding="utf-8"?>
<!DOCTYPE math  PUBLIC '-//OpenOffice.org//DTD Modified W3C MathML 1.01//EN'  'math.dtd'>
<math:math xmlns:math="http://www.w3.org/1998/Math/MathML">
  <math:semantics>
    <math:mrow>
      <math:mrow>
        <math:mfenced math:open="∣" math:close="∣">
          <math:mi>C</math:mi>
        </math:mfenced>
        <math:mo math:stretchy="false">=</math:mo>
        <math:mfenced math:open="∣" math:close="∣">
          <math:mi>A</math:mi>
        </math:mfenced>
      </math:mrow>
      <math:mi>×</math:mi>
      <math:mfenced math:open="∣" math:close="∣">
        <math:mi>B</math:mi>
      </math:mfenced>
    </math:mrow>
    <math:annotation math:encoding="StarMath 5.0">abs{C} = abs{A} × abs{B}</math:annotation>
  </math:semantics>
</math:math>
</file>

<file path=Object 4/content.xml><?xml version="1.0" encoding="utf-8"?>
<!DOCTYPE math  PUBLIC '-//OpenOffice.org//DTD Modified W3C MathML 1.01//EN'  'math.dtd'>
<math:math xmlns:math="http://www.w3.org/1998/Math/MathML">
  <math:semantics>
    <math:mrow>
      <math:mi>φ</math:mi>
      <math:mrow>
        <math:mrow>
          <math:mo math:stretchy="false">(</math:mo>
          <math:mi>p</math:mi>
          <math:mo math:stretchy="false">)</math:mo>
        </math:mrow>
        <math:mo math:stretchy="false">=</math:mo>
        <math:mrow>
          <math:mi>p</math:mi>
          <math:mo math:stretchy="false">−</math:mo>
          <math:mn>1</math:mn>
        </math:mrow>
      </math:mrow>
    </math:mrow>
    <math:annotation math:encoding="StarMath 5.0">φ(p) = p - 1</math:annotation>
  </math:semantics>
</math:math>
</file>

<file path=Object 40/content.xml><?xml version="1.0" encoding="utf-8"?>
<!DOCTYPE math  PUBLIC '-//OpenOffice.org//DTD Modified W3C MathML 1.01//EN'  'math.dtd'>
<math:math xmlns:math="http://www.w3.org/1998/Math/MathML">
  <math:semantics>
    <math:mrow>
      <math:mi>φ</math:mi>
      <math:mrow>
        <math:mrow>
          <math:mo math:stretchy="false">(</math:mo>
          <math:mrow>
            <math:mi>p</math:mi>
            <math:mo math:stretchy="false">⋅</math:mo>
            <math:mi>q</math:mi>
          </math:mrow>
          <math:mo math:stretchy="false">)</math:mo>
        </math:mrow>
        <math:mo math:stretchy="false">=</math:mo>
        <math:mfenced math:open="∣" math:close="∣">
          <math:mi>C</math:mi>
        </math:mfenced>
      </math:mrow>
      <math:mtext>, </math:mtext>
      <math:mi>φ</math:mi>
      <math:mrow>
        <math:mrow>
          <math:mo math:stretchy="false">(</math:mo>
          <math:mi>p</math:mi>
          <math:mo math:stretchy="false">)</math:mo>
        </math:mrow>
        <math:mo math:stretchy="false">=</math:mo>
        <math:mfenced math:open="∣" math:close="∣">
          <math:mi>A</math:mi>
        </math:mfenced>
      </math:mrow>
      <math:mtext> sowie </math:mtext>
      <math:mi>φ</math:mi>
      <math:mrow>
        <math:mrow>
          <math:mo math:stretchy="false">(</math:mo>
          <math:mi>q</math:mi>
          <math:mo math:stretchy="false">)</math:mo>
        </math:mrow>
        <math:mo math:stretchy="false">=</math:mo>
        <math:mfenced math:open="∣" math:close="∣">
          <math:mi>B</math:mi>
        </math:mfenced>
      </math:mrow>
      <math:mn>.</math:mn>
    </math:mrow>
    <math:annotation math:encoding="StarMath 5.0">φ(p cdot q) = abs{C}", " φ(p) = abs{A} " sowie " φ(q) = abs{B}.</math:annotation>
  </math:semantics>
</math:math>
</file>

<file path=Object 41/content.xml><?xml version="1.0" encoding="utf-8"?>
<!DOCTYPE math  PUBLIC '-//OpenOffice.org//DTD Modified W3C MathML 1.01//EN'  'math.dtd'>
<math:math xmlns:math="http://www.w3.org/1998/Math/MathML">
  <math:semantics>
    <math:mrow>
      <math:mrow>
        <math:mi>a</math:mi>
        <math:mo math:stretchy="false">≡</math:mo>
        <math:mi>b</math:mi>
      </math:mrow>
      <math:mrow>
        <math:mo math:stretchy="false">(</math:mo>
        <math:mrow>
          <math:mi math:fontstyle="italic">mod</math:mi>
          <math:mi>m</math:mi>
        </math:mrow>
        <math:mo math:stretchy="false">)</math:mo>
      </math:mrow>
    </math:mrow>
    <math:annotation math:encoding="StarMath 5.0">a equiv b (mod m)</math:annotation>
  </math:semantics>
</math:math>
</file>

<file path=Object 42/content.xml><?xml version="1.0" encoding="utf-8"?>
<!DOCTYPE math  PUBLIC '-//OpenOffice.org//DTD Modified W3C MathML 1.01//EN'  'math.dtd'>
<math:math xmlns:math="http://www.w3.org/1998/Math/MathML">
  <math:semantics>
    <math:mrow>
      <math:msub>
        <math:mi>r</math:mi>
        <math:mrow>
          <math:mi>n</math:mi>
          <math:mo math:stretchy="false">−</math:mo>
          <math:mn>1</math:mn>
        </math:mrow>
      </math:msub>
      <math:mo math:stretchy="false">=</math:mo>
      <math:mn>1</math:mn>
    </math:mrow>
    <math:annotation math:encoding="StarMath 5.0">r_{n - 1} = 1</math:annotation>
  </math:semantics>
</math:math>
</file>

<file path=Object 43/content.xml><?xml version="1.0" encoding="utf-8"?>
<!DOCTYPE math  PUBLIC '-//OpenOffice.org//DTD Modified W3C MathML 1.01//EN'  'math.dtd'>
<math:math xmlns:math="http://www.w3.org/1998/Math/MathML">
  <math:semantics>
    <math:mrow>
      <math:msub>
        <math:mi>r</math:mi>
        <math:mrow>
          <math:mi>n</math:mi>
          <math:mo math:stretchy="false">−</math:mo>
          <math:mn>3</math:mn>
        </math:mrow>
      </math:msub>
      <math:mtext> und </math:mtext>
      <math:msub>
        <math:mi>r</math:mi>
        <math:mrow>
          <math:mi>n</math:mi>
          <math:mo math:stretchy="false">−</math:mo>
          <math:mn>2</math:mn>
        </math:mrow>
      </math:msub>
    </math:mrow>
    <math:annotation math:encoding="StarMath 5.0">r_{n - 3} " und " r_{n - 2}</math:annotation>
  </math:semantics>
</math:math>
</file>

<file path=Object 44/content.xml><?xml version="1.0" encoding="utf-8"?>
<!DOCTYPE math  PUBLIC '-//OpenOffice.org//DTD Modified W3C MathML 1.01//EN'  'math.dtd'>
<math:math xmlns:math="http://www.w3.org/1998/Math/MathML">
  <math:semantics>
    <math:mrow>
      <math:mrow>
        <math:mo math:stretchy="false">ℤ</math:mo>
        <math:mo math:stretchy="false">/</math:mo>
        <math:mi>n</math:mi>
      </math:mrow>
      <math:mo math:stretchy="false">ℤ</math:mo>
    </math:mrow>
    <math:annotation math:encoding="StarMath 5.0">setZ/n setZ</math:annotation>
  </math:semantics>
</math:math>
</file>

<file path=Object 45/content.xml><?xml version="1.0" encoding="utf-8"?>
<!DOCTYPE math  PUBLIC '-//OpenOffice.org//DTD Modified W3C MathML 1.01//EN'  'math.dtd'>
<math:math xmlns:math="http://www.w3.org/1998/Math/MathML">
  <math:semantics>
    <math:mrow>
      <math:mrow>
        <math:mrow>
          <math:mrow>
            <math:mi>a</math:mi>
            <math:mo math:stretchy="false">=</math:mo>
            <math:mrow>
              <math:mrow>
                <math:mo math:stretchy="false">(</math:mo>
                <math:mrow>
                  <math:msub>
                    <math:mi math:fontstyle="italic">Primzahl</math:mi>
                    <math:mn>1</math:mn>
                  </math:msub>
                  <math:mo math:stretchy="false">−</math:mo>
                  <math:mn>1</math:mn>
                </math:mrow>
                <math:mo math:stretchy="false">)</math:mo>
              </math:mrow>
              <math:mo math:stretchy="false">⋅</math:mo>
              <math:mrow>
                <math:mo math:stretchy="false">(</math:mo>
                <math:mrow>
                  <math:msub>
                    <math:mi math:fontstyle="italic">Primzahl</math:mi>
                    <math:mn>2</math:mn>
                  </math:msub>
                  <math:mo math:stretchy="false">−</math:mo>
                  <math:mn>1</math:mn>
                </math:mrow>
                <math:mo math:stretchy="false">)</math:mo>
              </math:mrow>
            </math:mrow>
          </math:mrow>
          <math:mo math:stretchy="false">=</math:mo>
          <math:mrow>
            <math:mrow>
              <math:mo math:stretchy="false">(</math:mo>
              <math:mrow>
                <math:mn>3</math:mn>
                <math:mo math:stretchy="false">−</math:mo>
                <math:mn>1</math:mn>
              </math:mrow>
              <math:mo math:stretchy="false">)</math:mo>
            </math:mrow>
            <math:mo math:stretchy="false">⋅</math:mo>
            <math:mrow>
              <math:mo math:stretchy="false">(</math:mo>
              <math:mrow>
                <math:mn>47</math:mn>
                <math:mo math:stretchy="false">−</math:mo>
                <math:mn>1</math:mn>
              </math:mrow>
              <math:mo math:stretchy="false">)</math:mo>
            </math:mrow>
          </math:mrow>
        </math:mrow>
        <math:mo math:stretchy="false">=</math:mo>
        <math:mn>92</math:mn>
      </math:mrow>
      <math:mtext>und</math:mtext>
      <math:mrow>
        <math:mi>b</math:mi>
        <math:mo math:stretchy="false">=</math:mo>
        <math:mn>71.</math:mn>
      </math:mrow>
    </math:mrow>
    <math:annotation math:encoding="StarMath 5.0">a = (Primzahl_1 - 1) cdot (Primzahl_2 - 1) =(3 - 1) cdot (47 - 1) = 92 "und" b=71.</math:annotation>
  </math:semantics>
</math:math>
</file>

<file path=Object 46/content.xml><?xml version="1.0" encoding="utf-8"?>
<!DOCTYPE math  PUBLIC '-//OpenOffice.org//DTD Modified W3C MathML 1.01//EN'  'math.dtd'>
<math:math xmlns:math="http://www.w3.org/1998/Math/MathML">
  <math:semantics>
    <math:mrow>
      <math:mn>92</math:mn>
      <math:mo math:stretchy="false">=</math:mo>
      <math:mrow>
        <math:mrow>
          <math:mn>1</math:mn>
          <math:mo math:stretchy="false">⋅</math:mo>
          <math:mn>71</math:mn>
        </math:mrow>
        <math:mo math:stretchy="false">+</math:mo>
        <math:mn>21</math:mn>
      </math:mrow>
    </math:mrow>
    <math:annotation math:encoding="StarMath 5.0">92 = 1 cdot 71 + 21</math:annotation>
  </math:semantics>
</math:math>
</file>

<file path=Object 47/content.xml><?xml version="1.0" encoding="utf-8"?>
<!DOCTYPE math  PUBLIC '-//OpenOffice.org//DTD Modified W3C MathML 1.01//EN'  'math.dtd'>
<math:math xmlns:math="http://www.w3.org/1998/Math/MathML">
  <math:semantics>
    <math:mrow>
      <math:mn>71</math:mn>
      <math:mo math:stretchy="false">=</math:mo>
      <math:mrow>
        <math:mrow>
          <math:mn>3</math:mn>
          <math:mo math:stretchy="false">⋅</math:mo>
          <math:mn>21</math:mn>
        </math:mrow>
        <math:mo math:stretchy="false">+</math:mo>
        <math:mn>8</math:mn>
      </math:mrow>
    </math:mrow>
    <math:annotation math:encoding="StarMath 5.0">71 = 3 cdot 21 + 8</math:annotation>
  </math:semantics>
</math:math>
</file>

<file path=Object 48/content.xml><?xml version="1.0" encoding="utf-8"?>
<!DOCTYPE math  PUBLIC '-//OpenOffice.org//DTD Modified W3C MathML 1.01//EN'  'math.dtd'>
<math:math xmlns:math="http://www.w3.org/1998/Math/MathML">
  <math:semantics>
    <math:mrow>
      <math:mn>21</math:mn>
      <math:mo math:stretchy="false">=</math:mo>
      <math:mrow>
        <math:mrow>
          <math:mn>2</math:mn>
          <math:mo math:stretchy="false">⋅</math:mo>
          <math:mn>8</math:mn>
        </math:mrow>
        <math:mo math:stretchy="false">+</math:mo>
        <math:mn>5</math:mn>
      </math:mrow>
    </math:mrow>
    <math:annotation math:encoding="StarMath 5.0">21 = 2 cdot 8 + 5</math:annotation>
  </math:semantics>
</math:math>
</file>

<file path=Object 49/content.xml><?xml version="1.0" encoding="utf-8"?>
<!DOCTYPE math  PUBLIC '-//OpenOffice.org//DTD Modified W3C MathML 1.01//EN'  'math.dtd'>
<math:math xmlns:math="http://www.w3.org/1998/Math/MathML">
  <math:semantics>
    <math:mrow>
      <math:mn>8</math:mn>
      <math:mo math:stretchy="false">=</math:mo>
      <math:mrow>
        <math:mrow>
          <math:mn>1</math:mn>
          <math:mo math:stretchy="false">⋅</math:mo>
          <math:mn>5</math:mn>
        </math:mrow>
        <math:mo math:stretchy="false">+</math:mo>
        <math:mn>3</math:mn>
      </math:mrow>
    </math:mrow>
    <math:annotation math:encoding="StarMath 5.0">8 = 1 cdot 5 + 3</math:annotation>
  </math:semantics>
</math:math>
</file>

<file path=Object 5/content.xml><?xml version="1.0" encoding="utf-8"?>
<!DOCTYPE math  PUBLIC '-//OpenOffice.org//DTD Modified W3C MathML 1.01//EN'  'math.dtd'>
<math:math xmlns:math="http://www.w3.org/1998/Math/MathML">
  <math:semantics>
    <math:mrow>
      <math:mi math:fontstyle="italic">ggT</math:mi>
      <math:mrow>
        <math:mrow>
          <math:mo math:stretchy="false">(</math:mo>
          <math:mrow>
            <math:mi>a</math:mi>
            <math:mi>,</math:mi>
            <math:mi>n</math:mi>
          </math:mrow>
          <math:mo math:stretchy="false">)</math:mo>
        </math:mrow>
        <math:mo math:stretchy="false">=</math:mo>
        <math:mn>1</math:mn>
      </math:mrow>
    </math:mrow>
    <math:annotation math:encoding="StarMath 5.0">ggT(a, n) = 1</math:annotation>
  </math:semantics>
</math:math>
</file>

<file path=Object 50/content.xml><?xml version="1.0" encoding="utf-8"?>
<!DOCTYPE math  PUBLIC '-//OpenOffice.org//DTD Modified W3C MathML 1.01//EN'  'math.dtd'>
<math:math xmlns:math="http://www.w3.org/1998/Math/MathML">
  <math:semantics>
    <math:mrow>
      <math:mn>5</math:mn>
      <math:mo math:stretchy="false">=</math:mo>
      <math:mrow>
        <math:mrow>
          <math:mn>1</math:mn>
          <math:mo math:stretchy="false">⋅</math:mo>
          <math:mn>3</math:mn>
        </math:mrow>
        <math:mo math:stretchy="false">+</math:mo>
        <math:mn>2</math:mn>
      </math:mrow>
    </math:mrow>
    <math:annotation math:encoding="StarMath 5.0">5 = 1 cdot 3 + 2</math:annotation>
  </math:semantics>
</math:math>
</file>

<file path=Object 51/content.xml><?xml version="1.0" encoding="utf-8"?>
<!DOCTYPE math  PUBLIC '-//OpenOffice.org//DTD Modified W3C MathML 1.01//EN'  'math.dtd'>
<math:math xmlns:math="http://www.w3.org/1998/Math/MathML">
  <math:semantics>
    <math:mrow>
      <math:mn>3</math:mn>
      <math:mo math:stretchy="false">=</math:mo>
      <math:mrow>
        <math:mrow>
          <math:mn>1</math:mn>
          <math:mo math:stretchy="false">⋅</math:mo>
          <math:mn>2</math:mn>
        </math:mrow>
        <math:mo math:stretchy="false">+</math:mo>
        <math:mn>1</math:mn>
      </math:mrow>
    </math:mrow>
    <math:annotation math:encoding="StarMath 5.0">3 = 1 cdot 2 + 1</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row>
        <math:mn>3</math:mn>
        <math:mo math:stretchy="false">−</math:mo>
        <math:mn>2</math:mn>
      </math:mrow>
    </math:mrow>
    <math:annotation math:encoding="StarMath 5.0">1 = 3 - 2</math:annotation>
  </math:semantics>
</math:math>
</file>

<file path=Object 53/content.xml><?xml version="1.0" encoding="utf-8"?>
<!DOCTYPE math  PUBLIC '-//OpenOffice.org//DTD Modified W3C MathML 1.01//EN'  'math.dtd'>
<math:math xmlns:math="http://www.w3.org/1998/Math/MathML">
  <math:semantics>
    <math:mrow>
      <math:mn>2</math:mn>
      <math:mo math:stretchy="false">=</math:mo>
      <math:mrow>
        <math:mn>5</math:mn>
        <math:mo math:stretchy="false">−</math:mo>
        <math:mn>3</math:mn>
      </math:mrow>
    </math:mrow>
    <math:annotation math:encoding="StarMath 5.0">2 = 5 - 3</math:annotation>
  </math:semantics>
</math:math>
</file>

<file path=Object 54/content.xml><?xml version="1.0" encoding="utf-8"?>
<!DOCTYPE math  PUBLIC '-//OpenOffice.org//DTD Modified W3C MathML 1.01//EN'  'math.dtd'>
<math:math xmlns:math="http://www.w3.org/1998/Math/MathML">
  <math:semantics>
    <math:mrow>
      <math:mn>3</math:mn>
      <math:mo math:stretchy="false">=</math:mo>
      <math:mrow>
        <math:mn>8</math:mn>
        <math:mo math:stretchy="false">−</math:mo>
        <math:mn>5</math:mn>
      </math:mrow>
    </math:mrow>
    <math:annotation math:encoding="StarMath 5.0">3 = 8 - 5</math:annotation>
  </math:semantics>
</math:math>
</file>

<file path=Object 55/content.xml><?xml version="1.0" encoding="utf-8"?>
<!DOCTYPE math  PUBLIC '-//OpenOffice.org//DTD Modified W3C MathML 1.01//EN'  'math.dtd'>
<math:math xmlns:math="http://www.w3.org/1998/Math/MathML">
  <math:semantics>
    <math:mrow>
      <math:mn>5</math:mn>
      <math:mo math:stretchy="false">=</math:mo>
      <math:mrow>
        <math:mn>21</math:mn>
        <math:mo math:stretchy="false">−</math:mo>
        <math:mrow>
          <math:mn>2</math:mn>
          <math:mo math:stretchy="false">⋅</math:mo>
          <math:mn>8</math:mn>
        </math:mrow>
      </math:mrow>
    </math:mrow>
    <math:annotation math:encoding="StarMath 5.0">5 = 21 - 2 cdot 8</math:annotation>
  </math:semantics>
</math:math>
</file>

<file path=Object 56/content.xml><?xml version="1.0" encoding="utf-8"?>
<!DOCTYPE math  PUBLIC '-//OpenOffice.org//DTD Modified W3C MathML 1.01//EN'  'math.dtd'>
<math:math xmlns:math="http://www.w3.org/1998/Math/MathML">
  <math:semantics>
    <math:mrow>
      <math:mn>8</math:mn>
      <math:mo math:stretchy="false">=</math:mo>
      <math:mrow>
        <math:mn>71</math:mn>
        <math:mo math:stretchy="false">−</math:mo>
        <math:mrow>
          <math:mn>3</math:mn>
          <math:mo math:stretchy="false">⋅</math:mo>
          <math:mn>21</math:mn>
        </math:mrow>
      </math:mrow>
    </math:mrow>
    <math:annotation math:encoding="StarMath 5.0">8 = 71 - 3 cdot 21</math:annotation>
  </math:semantics>
</math:math>
</file>

<file path=Object 57/content.xml><?xml version="1.0" encoding="utf-8"?>
<!DOCTYPE math  PUBLIC '-//OpenOffice.org//DTD Modified W3C MathML 1.01//EN'  'math.dtd'>
<math:math xmlns:math="http://www.w3.org/1998/Math/MathML">
  <math:semantics>
    <math:mrow>
      <math:mn>21</math:mn>
      <math:mo math:stretchy="false">=</math:mo>
      <math:mrow>
        <math:mn>92</math:mn>
        <math:mo math:stretchy="false">−</math:mo>
        <math:mn>71</math:mn>
      </math:mrow>
    </math:mrow>
    <math:annotation math:encoding="StarMath 5.0">21 = 92 - 71</math:annotation>
  </math:semantics>
</math:math>
</file>

<file path=Object 58/content.xml><?xml version="1.0" encoding="utf-8"?>
<!DOCTYPE math  PUBLIC '-//OpenOffice.org//DTD Modified W3C MathML 1.01//EN'  'math.dtd'>
<math:math xmlns:math="http://www.w3.org/1998/Math/MathML">
  <math:semantics>
    <math:mrow>
      <math:mn>1</math:mn>
      <math:mo math:stretchy="false">=</math:mo>
      <math:mrow>
        <math:mrow>
          <math:mi>x</math:mi>
          <math:mo math:stretchy="false">⋅</math:mo>
          <math:mn>92</math:mn>
        </math:mrow>
        <math:mo math:stretchy="false">+</math:mo>
        <math:mrow>
          <math:mi>y</math:mi>
          <math:mo math:stretchy="false">⋅</math:mo>
          <math:mn>71</math:mn>
        </math:mrow>
      </math:mrow>
    </math:mrow>
    <math:annotation math:encoding="StarMath 5.0">1 = x cdot 92 + y cdot 71</math:annotation>
  </math:semantics>
</math:math>
</file>

<file path=Object 59/content.xml><?xml version="1.0" encoding="utf-8"?>
<!DOCTYPE math  PUBLIC '-//OpenOffice.org//DTD Modified W3C MathML 1.01//EN'  'math.dtd'>
<math:math xmlns:math="http://www.w3.org/1998/Math/MathML">
  <math:semantics>
    <math:mtable>
      <math:mtr>
        <math:mrow>
          <math:mtext/>
          <math:mrow>
            <math:mn>1</math:mn>
            <math:mo math:stretchy="false">=</math:mo>
            <math:mrow>
              <math:mn>3</math:mn>
              <math:mo math:stretchy="false">−</math:mo>
              <math:mrow>
                <math:mo math:stretchy="false">(</math:mo>
                <math:mrow>
                  <math:mn>5</math:mn>
                  <math:mo math:stretchy="false">−</math:mo>
                  <math:mn>3</math:mn>
                </math:mrow>
                <math:mo math:stretchy="false">)</math:mo>
              </math:mrow>
            </math:mrow>
          </math:mrow>
          <math:mrow>
            <math:mi/>
            <math:mo math:stretchy="false">=</math:mo>
            <math:mrow>
              <math:mrow>
                <math:mn>2</math:mn>
                <math:mo math:stretchy="false">⋅</math:mo>
                <math:mn>3</math:mn>
              </math:mrow>
              <math:mo math:stretchy="false">−</math:mo>
              <math:mn>5</math:mn>
            </math:mrow>
          </math:mrow>
        </math:mrow>
      </math:mtr>
      <math:mtr>
        <math:mrow>
          <math:mtext/>
          <math:mrow>
            <math:mn>1</math:mn>
            <math:mo math:stretchy="false">=</math:mo>
            <math:mrow>
              <math:mrow>
                <math:mn>2</math:mn>
                <math:mo math:stretchy="false">⋅</math:mo>
                <math:mrow>
                  <math:mo math:stretchy="false">(</math:mo>
                  <math:mrow>
                    <math:mn>8</math:mn>
                    <math:mo math:stretchy="false">−</math:mo>
                    <math:mn>5</math:mn>
                  </math:mrow>
                  <math:mo math:stretchy="false">)</math:mo>
                </math:mrow>
              </math:mrow>
              <math:mo math:stretchy="false">−</math:mo>
              <math:mrow>
                <math:mo math:stretchy="false">(</math:mo>
                <math:mrow>
                  <math:mn>21</math:mn>
                  <math:mo math:stretchy="false">−</math:mo>
                  <math:mrow>
                    <math:mn>2</math:mn>
                    <math:mo math:stretchy="false">⋅</math:mo>
                    <math:mn>8</math:mn>
                  </math:mrow>
                </math:mrow>
                <math:mo math:stretchy="false">)</math:mo>
              </math:mrow>
            </math:mrow>
          </math:mrow>
          <math:mrow>
            <math:mi/>
            <math:mo math:stretchy="false">=</math:mo>
            <math:mrow>
              <math:mrow>
                <math:mrow>
                  <math:mn>4</math:mn>
                  <math:mo math:stretchy="false">⋅</math:mo>
                  <math:mn>8</math:mn>
                </math:mrow>
                <math:mo math:stretchy="false">−</math:mo>
                <math:mrow>
                  <math:mn>2</math:mn>
                  <math:mo math:stretchy="false">⋅</math:mo>
                  <math:mn>5</math:mn>
                </math:mrow>
              </math:mrow>
              <math:mo math:stretchy="false">−</math:mo>
              <math:mn>21</math:mn>
            </math:mrow>
          </math:mrow>
        </math:mrow>
      </math:mtr>
      <math:mtr>
        <math:mrow>
          <math:mtext/>
          <math:mrow>
            <math:mn>1</math:mn>
            <math:mo math:stretchy="false">=</math:mo>
            <math:mrow>
              <math:mrow>
                <math:mrow>
                  <math:mn>4</math:mn>
                  <math:mo math:stretchy="false">⋅</math:mo>
                  <math:mn>8</math:mn>
                </math:mrow>
                <math:mo math:stretchy="false">−</math:mo>
                <math:mrow>
                  <math:mn>2</math:mn>
                  <math:mo math:stretchy="false">⋅</math:mo>
                  <math:mrow>
                    <math:mo math:stretchy="false">(</math:mo>
                    <math:mrow>
                      <math:mn>21</math:mn>
                      <math:mo math:stretchy="false">−</math:mo>
                      <math:mrow>
                        <math:mn>2</math:mn>
                        <math:mo math:stretchy="false">⋅</math:mo>
                        <math:mn>8</math:mn>
                      </math:mrow>
                    </math:mrow>
                    <math:mo math:stretchy="false">)</math:mo>
                  </math:mrow>
                </math:mrow>
              </math:mrow>
              <math:mo math:stretchy="false">−</math:mo>
              <math:mn>21</math:mn>
            </math:mrow>
          </math:mrow>
          <math:mrow>
            <math:mi/>
            <math:mo math:stretchy="false">=</math:mo>
            <math:mrow>
              <math:mrow>
                <math:mn>8</math:mn>
                <math:mo math:stretchy="false">⋅</math:mo>
                <math:mn>8</math:mn>
              </math:mrow>
              <math:mo math:stretchy="false">−</math:mo>
              <math:mrow>
                <math:mn>3</math:mn>
                <math:mo math:stretchy="false">⋅</math:mo>
                <math:mn>21</math:mn>
              </math:mrow>
            </math:mrow>
          </math:mrow>
        </math:mrow>
      </math:mtr>
      <math:mtr>
        <math:mrow>
          <math:mtext/>
          <math:mrow>
            <math:mn>1</math:mn>
            <math:mo math:stretchy="false">=</math:mo>
            <math:mrow>
              <math:mrow>
                <math:mn>8</math:mn>
                <math:mo math:stretchy="false">⋅</math:mo>
                <math:mrow>
                  <math:mo math:stretchy="false">(</math:mo>
                  <math:mrow>
                    <math:mn>71</math:mn>
                    <math:mo math:stretchy="false">−</math:mo>
                    <math:mrow>
                      <math:mn>3</math:mn>
                      <math:mo math:stretchy="false">⋅</math:mo>
                      <math:mn>21</math:mn>
                    </math:mrow>
                  </math:mrow>
                  <math:mo math:stretchy="false">)</math:mo>
                </math:mrow>
              </math:mrow>
              <math:mo math:stretchy="false">−</math:mo>
              <math:mrow>
                <math:mn>3</math:mn>
                <math:mo math:stretchy="false">⋅</math:mo>
                <math:mrow>
                  <math:mo math:stretchy="false">(</math:mo>
                  <math:mrow>
                    <math:mn>92</math:mn>
                    <math:mo math:stretchy="false">−</math:mo>
                    <math:mn>71</math:mn>
                  </math:mrow>
                  <math:mo math:stretchy="false">)</math:mo>
                </math:mrow>
              </math:mrow>
            </math:mrow>
          </math:mrow>
          <math:mrow>
            <math:mi/>
            <math:mo math:stretchy="false">=</math:mo>
            <math:mrow>
              <math:mrow>
                <math:mrow>
                  <math:mn>11</math:mn>
                  <math:mo math:stretchy="false">⋅</math:mo>
                  <math:mn>71</math:mn>
                </math:mrow>
                <math:mo math:stretchy="false">−</math:mo>
                <math:mrow>
                  <math:mn>24</math:mn>
                  <math:mo math:stretchy="false">⋅</math:mo>
                  <math:mn>21</math:mn>
                </math:mrow>
              </math:mrow>
              <math:mo math:stretchy="false">−</math:mo>
              <math:mrow>
                <math:mn>3</math:mn>
                <math:mo math:stretchy="false">⋅</math:mo>
                <math:mn>92</math:mn>
              </math:mrow>
            </math:mrow>
          </math:mrow>
        </math:mrow>
      </math:mtr>
      <math:mtr>
        <math:mrow>
          <math:mtext/>
          <math:mrow>
            <math:mrow>
              <math:mn>1</math:mn>
              <math:mo math:stretchy="false">=</math:mo>
              <math:mrow>
                <math:mrow>
                  <math:mrow>
                    <math:mn>11</math:mn>
                    <math:mo math:stretchy="false">⋅</math:mo>
                    <math:mn>71</math:mn>
                  </math:mrow>
                  <math:mo math:stretchy="false">−</math:mo>
                  <math:mrow>
                    <math:mn>3</math:mn>
                    <math:mo math:stretchy="false">⋅</math:mo>
                    <math:mn>92</math:mn>
                  </math:mrow>
                </math:mrow>
                <math:mo math:stretchy="false">−</math:mo>
                <math:mrow>
                  <math:mn>24</math:mn>
                  <math:mo math:stretchy="false">⋅</math:mo>
                  <math:mrow>
                    <math:mo math:stretchy="false">(</math:mo>
                    <math:mrow>
                      <math:mn>92</math:mn>
                      <math:mo math:stretchy="false">−</math:mo>
                      <math:mn>71</math:mn>
                    </math:mrow>
                    <math:mo math:stretchy="false">)</math:mo>
                  </math:mrow>
                </math:mrow>
              </math:mrow>
            </math:mrow>
            <math:mo math:stretchy="false">=</math:mo>
            <math:mrow>
              <math:mrow>
                <math:mn>35</math:mn>
                <math:mo math:stretchy="false">⋅</math:mo>
                <math:mn>71</math:mn>
              </math:mrow>
              <math:mo math:stretchy="false">−</math:mo>
              <math:mrow>
                <math:mn>27</math:mn>
                <math:mo math:stretchy="false">⋅</math:mo>
                <math:mn>92</math:mn>
              </math:mrow>
            </math:mrow>
          </math:mrow>
        </math:mrow>
      </math:mtr>
    </math:mtable>
    <math:annotation math:encoding="StarMath 5.0">"" 1 = 3 - (5 - 3) ~~~~~~~~~~~~~~~~~~ = 2 cdot 3 - 5 newline
"" 1 = 2 cdot (8 - 5) - (21 - 2 cdot 8) ~~~~~~~ = 4 cdot 8 - 2 cdot 5 - 21 newline
"" 1 = 4 cdot 8 - 2 cdot (21 - 2 cdot 8) - 21 ~~~~~ = 8 cdot 8 - 3 cdot 21 newline
"" 1 = 8 cdot (71 - 3 cdot 21) - 3 cdot (92 - 71) ~ = 11 cdot 71 - 24 cdot 21 - 3 cdot 92 newline
"" 1 = 11 cdot 71 - 3 cdot 92 - 24 cdot (92 - 71) = 35 cdot 71 - 27 cdot 92</math:annotation>
  </math:semantics>
</math:math>
</file>

<file path=Object 6/content.xml><?xml version="1.0" encoding="utf-8"?>
<!DOCTYPE math  PUBLIC '-//OpenOffice.org//DTD Modified W3C MathML 1.01//EN'  'math.dtd'>
<math:math xmlns:math="http://www.w3.org/1998/Math/MathML">
  <math:semantics>
    <math:mrow>
      <math:mi>φ</math:mi>
      <math:mrow>
        <math:mrow>
          <math:mo math:stretchy="false">(</math:mo>
          <math:mi math:fontstyle="italic">pq</math:mi>
          <math:mo math:stretchy="false">)</math:mo>
        </math:mrow>
        <math:mo math:stretchy="false">=</math:mo>
        <math:mi>φ</math:mi>
      </math:mrow>
      <math:mrow>
        <math:mrow>
          <math:mo math:stretchy="false">(</math:mo>
          <math:mi>p</math:mi>
          <math:mo math:stretchy="false">)</math:mo>
        </math:mrow>
        <math:mo math:stretchy="false">⋅</math:mo>
        <math:mi>φ</math:mi>
      </math:mrow>
      <math:mrow>
        <math:mrow>
          <math:mo math:stretchy="false">(</math:mo>
          <math:mi>q</math:mi>
          <math:mo math:stretchy="false">)</math:mo>
        </math:mrow>
        <math:mo math:stretchy="false">=</math:mo>
        <math:mrow>
          <math:mrow>
            <math:mo math:stretchy="false">(</math:mo>
            <math:mrow>
              <math:mi>p</math:mi>
              <math:mo math:stretchy="false">−</math:mo>
              <math:mn>1</math:mn>
            </math:mrow>
            <math:mo math:stretchy="false">)</math:mo>
          </math:mrow>
          <math:mo math:stretchy="false">⋅</math:mo>
          <math:mrow>
            <math:mo math:stretchy="false">(</math:mo>
            <math:mrow>
              <math:mi>q</math:mi>
              <math:mo math:stretchy="false">−</math:mo>
              <math:mn>1</math:mn>
            </math:mrow>
            <math:mo math:stretchy="false">)</math:mo>
          </math:mrow>
        </math:mrow>
      </math:mrow>
    </math:mrow>
    <math:annotation math:encoding="StarMath 5.0">φ(pq) = φ(p) cdot φ(q) = (p-1) cdot (q - 1)</math:annotation>
  </math:semantics>
</math:math>
</file>

<file path=Object 60/content.xml><?xml version="1.0" encoding="utf-8"?>
<!DOCTYPE math  PUBLIC '-//OpenOffice.org//DTD Modified W3C MathML 1.01//EN'  'math.dtd'>
<math:math xmlns:math="http://www.w3.org/1998/Math/MathML">
  <math:semantics>
    <math:mrow>
      <math:mrow>
        <math:mo math:stretchy="false">ℤ</math:mo>
        <math:mo math:stretchy="false">/</math:mo>
        <math:mn>92</math:mn>
      </math:mrow>
      <math:mo math:stretchy="false">ℤ</math:mo>
    </math:mrow>
    <math:annotation math:encoding="StarMath 5.0">setZ/92 setZ</math:annotation>
  </math:semantics>
</math:math>
</file>

<file path=Object 61/content.xml><?xml version="1.0" encoding="utf-8"?>
<!DOCTYPE math  PUBLIC '-//OpenOffice.org//DTD Modified W3C MathML 1.01//EN'  'math.dtd'>
<math:math xmlns:math="http://www.w3.org/1998/Math/MathML">
  <math:semantics>
    <math:mrow>
      <math:mrow>
        <math:mrow>
          <math:mn>35</math:mn>
          <math:mo math:stretchy="false">⋅</math:mo>
          <math:mn>71</math:mn>
        </math:mrow>
        <math:mo math:stretchy="false">≡</math:mo>
        <math:mn>1</math:mn>
      </math:mrow>
      <math:mrow>
        <math:mo math:stretchy="false">(</math:mo>
        <math:mrow>
          <math:mi math:fontstyle="italic">mod</math:mi>
          <math:mn>92</math:mn>
        </math:mrow>
        <math:mo math:stretchy="false">)</math:mo>
      </math:mrow>
    </math:mrow>
    <math:annotation math:encoding="StarMath 5.0">35 cdot 71 equiv 1 (mod 92)</math:annotation>
  </math:semantics>
</math:math>
</file>

<file path=Object 62/content.xml><?xml version="1.0" encoding="utf-8"?>
<!DOCTYPE math  PUBLIC '-//OpenOffice.org//DTD Modified W3C MathML 1.01//EN'  'math.dtd'>
<math:math xmlns:math="http://www.w3.org/1998/Math/MathML">
  <math:semantics>
    <math:mrow>
      <math:mi>m</math:mi>
      <math:mo math:stretchy="false">≠</math:mo>
      <math:mn>0</math:mn>
    </math:mrow>
    <math:annotation math:encoding="StarMath 5.0">m &lt;&gt; 0</math:annotation>
  </math:semantics>
</math:math>
</file>

<file path=Object 63/content.xml><?xml version="1.0" encoding="utf-8"?>
<!DOCTYPE math  PUBLIC '-//OpenOffice.org//DTD Modified W3C MathML 1.01//EN'  'math.dtd'>
<math:math xmlns:math="http://www.w3.org/1998/Math/MathML">
  <math:semantics>
    <math:mrow>
      <math:mi>r</math:mi>
      <math:mo math:stretchy="false">∈</math:mo>
      <math:msub>
        <math:mo math:stretchy="false">ℕ</math:mo>
        <math:mn>0</math:mn>
      </math:msub>
    </math:mrow>
    <math:annotation math:encoding="StarMath 5.0">r in setN_0</math:annotation>
  </math:semantics>
</math:math>
</file>

<file path=Object 64/content.xml><?xml version="1.0" encoding="utf-8"?>
<!DOCTYPE math  PUBLIC '-//OpenOffice.org//DTD Modified W3C MathML 1.01//EN'  'math.dtd'>
<math:math xmlns:math="http://www.w3.org/1998/Math/MathML">
  <math:semantics>
    <math:mfenced math:open="∣" math:close="∣">
      <math:mi>m</math:mi>
    </math:mfenced>
    <math:annotation math:encoding="StarMath 5.0">abs{m}</math:annotation>
  </math:semantics>
</math:math>
</file>

<file path=Object 65/content.xml><?xml version="1.0" encoding="utf-8"?>
<!DOCTYPE math  PUBLIC '-//OpenOffice.org//DTD Modified W3C MathML 1.01//EN'  'math.dtd'>
<math:math xmlns:math="http://www.w3.org/1998/Math/MathML">
  <math:semantics>
    <math:mtable>
      <math:mtr>
        <math:mrow>
          <math:mtext/>
          <math:mi>x</math:mi>
          <math:mrow>
            <math:mi math:fontstyle="normal">:</math:mi>
            <math:mo math:stretchy="false">=</math:mo>
            <math:mtext>Anzahl der Goldstücke</math:mtext>
          </math:mrow>
        </math:mrow>
      </math:mtr>
      <math:mtr>
        <math:mrow>
          <math:mtext/>
          <math:mrow>
            <math:mi>x</math:mi>
            <math:mo math:stretchy="false">≡</math:mo>
            <math:mn>7</math:mn>
          </math:mrow>
          <math:mrow>
            <math:mo math:stretchy="false">(</math:mo>
            <math:mrow>
              <math:mi math:fontstyle="italic">mod</math:mi>
              <math:mn>17</math:mn>
            </math:mrow>
            <math:mo math:stretchy="false">)</math:mo>
          </math:mrow>
        </math:mrow>
      </math:mtr>
      <math:mtr>
        <math:mrow>
          <math:mtext/>
          <math:mrow>
            <math:mi>x</math:mi>
            <math:mo math:stretchy="false">≡</math:mo>
            <math:mn>11</math:mn>
          </math:mrow>
          <math:mrow>
            <math:mo math:stretchy="false">(</math:mo>
            <math:mrow>
              <math:mi math:fontstyle="italic">mod</math:mi>
              <math:mn>16</math:mn>
            </math:mrow>
            <math:mo math:stretchy="false">)</math:mo>
          </math:mrow>
        </math:mrow>
      </math:mtr>
      <math:mtr>
        <math:mrow>
          <math:mtext/>
          <math:mrow>
            <math:mi>x</math:mi>
            <math:mo math:stretchy="false">≡</math:mo>
            <math:mn>0</math:mn>
          </math:mrow>
          <math:mrow>
            <math:mo math:stretchy="false">(</math:mo>
            <math:mrow>
              <math:mi math:fontstyle="italic">mod</math:mi>
              <math:mn>15</math:mn>
            </math:mrow>
            <math:mo math:stretchy="false">)</math:mo>
          </math:mrow>
        </math:mrow>
      </math:mtr>
    </math:mtable>
    <math:annotation math:encoding="StarMath 5.0">"" x := "Anzahl der Goldstücke" newline
"" x equiv 7 (mod 17) newline
"" x equiv 11 (mod 16) newline
"" x equiv 0 (mod 15)</math:annotation>
  </math:semantics>
</math:math>
</file>

<file path=Object 66/content.xml><?xml version="1.0" encoding="utf-8"?>
<!DOCTYPE math  PUBLIC '-//OpenOffice.org//DTD Modified W3C MathML 1.01//EN'  'math.dtd'>
<math:math xmlns:math="http://www.w3.org/1998/Math/MathML">
  <math:semantics>
    <math:mrow>
      <math:mi>φ</math:mi>
      <math:mrow>
        <math:mo math:stretchy="false">(</math:mo>
        <math:mi>N</math:mi>
        <math:mo math:stretchy="false">)</math:mo>
      </math:mrow>
    </math:mrow>
    <math:annotation math:encoding="StarMath 5.0">φ(N)</math:annotation>
  </math:semantics>
</math:math>
</file>

<file path=Object 67/content.xml><?xml version="1.0" encoding="utf-8"?>
<!DOCTYPE math  PUBLIC '-//OpenOffice.org//DTD Modified W3C MathML 1.01//EN'  'math.dtd'>
<math:math xmlns:math="http://www.w3.org/1998/Math/MathML">
  <math:semantics>
    <math:mtable>
      <math:mtr>
        <math:mrow>
          <math:mtext/>
          <math:mrow>
            <math:mi>G</math:mi>
            <math:mo math:stretchy="false">=</math:mo>
            <math:mn>29467</math:mn>
          </math:mrow>
          <math:mi/>
          <math:mrow>
            <math:mi>N</math:mi>
            <math:mo math:stretchy="false">=</math:mo>
            <math:mn>131513</math:mn>
          </math:mrow>
          <math:mi/>
          <math:mrow>
            <math:mi>d</math:mi>
            <math:mo math:stretchy="false">=</math:mo>
            <math:mn>9097</math:mn>
          </math:mrow>
        </math:mrow>
      </math:mtr>
      <math:mtr>
        <math:mrow>
          <math:mtext/>
          <math:mrow>
            <math:mi>K</math:mi>
            <math:mo math:stretchy="false">≡</math:mo>
            <math:msup>
              <math:mi>G</math:mi>
              <math:mi>d</math:mi>
            </math:msup>
          </math:mrow>
          <math:mrow>
            <math:mo math:stretchy="false">(</math:mo>
            <math:mrow>
              <math:mi math:fontstyle="italic">mod</math:mi>
              <math:mi>N</math:mi>
            </math:mrow>
            <math:mo math:stretchy="false">)</math:mo>
          </math:mrow>
        </math:mrow>
      </math:mtr>
      <math:mtr>
        <math:mrow>
          <math:mtext/>
          <math:mrow>
            <math:mi>K</math:mi>
            <math:mo math:stretchy="false">≡</math:mo>
            <math:msup>
              <math:mn>29467</math:mn>
              <math:mn>9097</math:mn>
            </math:msup>
          </math:mrow>
          <math:mrow>
            <math:mo math:stretchy="false">(</math:mo>
            <math:mrow>
              <math:mi math:fontstyle="italic">mod</math:mi>
              <math:mn>131513</math:mn>
            </math:mrow>
            <math:mo math:stretchy="false">)</math:mo>
          </math:mrow>
        </math:mrow>
      </math:mtr>
      <math:mtr>
        <math:mrow>
          <math:mtext/>
          <math:mrow>
            <math:mrow>
              <math:mrow>
                <math:mi>K</math:mi>
                <math:mo math:stretchy="false">≡</math:mo>
                <math:mrow>
                  <math:mn>29467</math:mn>
                  <math:mo math:stretchy="false">⋅</math:mo>
                  <math:msup>
                    <math:mrow>
                      <math:mo math:stretchy="false">(</math:mo>
                      <math:msup>
                        <math:mn>29467</math:mn>
                        <math:mn>2</math:mn>
                      </math:msup>
                      <math:mo math:stretchy="false">)</math:mo>
                    </math:mrow>
                    <math:mrow>
                      <math:mrow>
                        <math:mrow>
                          <math:mn>2</math:mn>
                          <math:mo math:stretchy="false">⋅</math:mo>
                          <math:mn>2</math:mn>
                        </math:mrow>
                        <math:mo math:stretchy="false">⋅</math:mo>
                        <math:mn>3</math:mn>
                      </math:mrow>
                      <math:mo math:stretchy="false">⋅</math:mo>
                      <math:mn>379</math:mn>
                    </math:mrow>
                  </math:msup>
                </math:mrow>
              </math:mrow>
              <math:mo math:stretchy="false">≡</math:mo>
              <math:mrow>
                <math:mn>29467</math:mn>
                <math:mo math:stretchy="false">⋅</math:mo>
                <math:msup>
                  <math:mrow>
                    <math:mo math:stretchy="false">(</math:mo>
                    <math:msup>
                      <math:mn>55263</math:mn>
                      <math:mn>2</math:mn>
                    </math:msup>
                    <math:mo math:stretchy="false">)</math:mo>
                  </math:mrow>
                  <math:mrow>
                    <math:mrow>
                      <math:mn>2</math:mn>
                      <math:mo math:stretchy="false">⋅</math:mo>
                      <math:mn>3</math:mn>
                    </math:mrow>
                    <math:mo math:stretchy="false">⋅</math:mo>
                    <math:mn>379</math:mn>
                  </math:mrow>
                </math:msup>
              </math:mrow>
            </math:mrow>
            <math:mo math:stretchy="false">≡</math:mo>
            <math:mrow>
              <math:mn>29467</math:mn>
              <math:mo math:stretchy="false">⋅</math:mo>
              <math:msup>
                <math:mn>4283</math:mn>
                <math:mrow>
                  <math:mrow>
                    <math:mn>2</math:mn>
                    <math:mo math:stretchy="false">⋅</math:mo>
                    <math:mn>3</math:mn>
                  </math:mrow>
                  <math:mo math:stretchy="false">⋅</math:mo>
                  <math:mn>379</math:mn>
                </math:mrow>
              </math:msup>
            </math:mrow>
          </math:mrow>
          <math:mrow>
            <math:mo math:stretchy="false">(</math:mo>
            <math:mrow>
              <math:mi math:fontstyle="italic">mod</math:mi>
              <math:mn>131513</math:mn>
            </math:mrow>
            <math:mo math:stretchy="false">)</math:mo>
          </math:mrow>
        </math:mrow>
      </math:mtr>
      <math:mtr>
        <math:mrow>
          <math:mtext/>
          <math:mrow>
            <math:mrow>
              <math:mrow>
                <math:mi>K</math:mi>
                <math:mo math:stretchy="false">≡</math:mo>
                <math:mrow>
                  <math:mn>29467</math:mn>
                  <math:mo math:stretchy="false">⋅</math:mo>
                  <math:msup>
                    <math:mn>89937</math:mn>
                    <math:mrow>
                      <math:mn>2</math:mn>
                      <math:mo math:stretchy="false">⋅</math:mo>
                      <math:mn>3</math:mn>
                    </math:mrow>
                  </math:msup>
                </math:mrow>
              </math:mrow>
              <math:mo math:stretchy="false">≡</math:mo>
              <math:mrow>
                <math:mn>29467</math:mn>
                <math:mo math:stretchy="false">⋅</math:mo>
                <math:msup>
                  <math:mn>88417</math:mn>
                  <math:mn>3</math:mn>
                </math:msup>
              </math:mrow>
            </math:mrow>
            <math:mo math:stretchy="false">≡</math:mo>
            <math:mrow>
              <math:mn>29467</math:mn>
              <math:mo math:stretchy="false">⋅</math:mo>
              <math:mn>24587</math:mn>
            </math:mrow>
          </math:mrow>
          <math:mrow>
            <math:mo math:stretchy="false">(</math:mo>
            <math:mrow>
              <math:mi math:fontstyle="italic">mod</math:mi>
              <math:mn>131513</math:mn>
            </math:mrow>
            <math:mo math:stretchy="false">)</math:mo>
          </math:mrow>
        </math:mrow>
      </math:mtr>
      <math:mtr>
        <math:mrow>
          <math:mtext/>
          <math:mrow>
            <math:mi>K</math:mi>
            <math:mo math:stretchy="false">≡</math:mo>
            <math:mn>12</math:mn>
          </math:mrow>
          <math:mrow>
            <math:mo math:stretchy="false">(</math:mo>
            <math:mrow>
              <math:mi math:fontstyle="italic">mod</math:mi>
              <math:mn>131513</math:mn>
            </math:mrow>
            <math:mo math:stretchy="false">)</math:mo>
          </math:mrow>
        </math:mrow>
      </math:mtr>
    </math:mtable>
    <math:annotation math:encoding="StarMath 5.0">"" G = 29467 ~~~ N= 131513 ~~~ d = 9097 newline
"" K equiv G^d (mod N) newline
"" K equiv 29467^9097 (mod 131513) newline
"" K equiv 29467 cdot (29467^2)^{2 cdot 2 cdot 3 cdot 379} equiv 29467 cdot (55263^2)^{2 cdot 3 cdot 379} equiv 29467 cdot 4283^{2 cdot 3 cdot 379} (mod 131513) newline
"" K equiv 29467 cdot 89937^{2 cdot 3} equiv 29467 cdot 88417^3 equiv 29467 cdot 24587 (mod 131513) newline
"" K equiv 12 (mod 131513)</math:annotation>
  </math:semantics>
</math:math>
</file>

<file path=Object 68/content.xml><?xml version="1.0" encoding="utf-8"?>
<!DOCTYPE math  PUBLIC '-//OpenOffice.org//DTD Modified W3C MathML 1.01//EN'  'math.dtd'>
<math:math xmlns:math="http://www.w3.org/1998/Math/MathML">
  <math:semantics>
    <math:mtable>
      <math:mtr>
        <math:mrow>
          <math:mtext/>
          <math:mrow>
            <math:mn>1</math:mn>
            <math:mo math:stretchy="false">=</math:mo>
            <math:mrow>
              <math:mn>29</math:mn>
              <math:mo math:stretchy="false">−</math:mo>
              <math:mrow>
                <math:mn>2</math:mn>
                <math:mo math:stretchy="false">⋅</math:mo>
                <math:mrow>
                  <math:mo math:stretchy="false">(</math:mo>
                  <math:mrow>
                    <math:mn>43</math:mn>
                    <math:mo math:stretchy="false">−</math:mo>
                    <math:mn>29</math:mn>
                  </math:mrow>
                  <math:mo math:stretchy="false">)</math:mo>
                </math:mrow>
              </math:mrow>
            </math:mrow>
          </math:mrow>
        </math:mrow>
      </math:mtr>
      <math:mtr>
        <math:mrow>
          <math:mtext/>
          <math:mrow>
            <math:mn>1</math:mn>
            <math:mo math:stretchy="false">=</math:mo>
            <math:mrow>
              <math:mrow>
                <math:mn>3</math:mn>
                <math:mo math:stretchy="false">⋅</math:mo>
                <math:mn>29</math:mn>
              </math:mrow>
              <math:mo math:stretchy="false">−</math:mo>
              <math:mrow>
                <math:mn>2</math:mn>
                <math:mo math:stretchy="false">⋅</math:mo>
                <math:mrow>
                  <math:mo math:stretchy="false">(</math:mo>
                  <math:mrow>
                    <math:mn>115</math:mn>
                    <math:mo math:stretchy="false">−</math:mo>
                    <math:mn>72</math:mn>
                  </math:mrow>
                  <math:mo math:stretchy="false">)</math:mo>
                </math:mrow>
              </math:mrow>
            </math:mrow>
          </math:mrow>
        </math:mrow>
      </math:mtr>
      <math:mtr>
        <math:mrow>
          <math:mtext/>
          <math:mrow>
            <math:mn>1</math:mn>
            <math:mo math:stretchy="false">=</math:mo>
            <math:mrow>
              <math:mrow>
                <math:mn>3</math:mn>
                <math:mo math:stretchy="false">⋅</math:mo>
                <math:mrow>
                  <math:mo math:stretchy="false">(</math:mo>
                  <math:mrow>
                    <math:mn>72</math:mn>
                    <math:mo math:stretchy="false">−</math:mo>
                    <math:mn>43</math:mn>
                  </math:mrow>
                  <math:mo math:stretchy="false">)</math:mo>
                </math:mrow>
              </math:mrow>
              <math:mo math:stretchy="false">−</math:mo>
              <math:mn>2</math:mn>
            </math:mrow>
          </math:mrow>
          <math:mrow>
            <math:mrow>
              <math:mo math:stretchy="false">(</math:mo>
              <math:mrow>
                <math:mn>130788</math:mn>
                <math:mo math:stretchy="false">−</math:mo>
                <math:mrow>
                  <math:mn>149</math:mn>
                  <math:mo math:stretchy="false">⋅</math:mo>
                  <math:mn>877</math:mn>
                </math:mrow>
              </math:mrow>
              <math:mo math:stretchy="false">)</math:mo>
            </math:mrow>
            <math:mo math:stretchy="false">+</math:mo>
            <math:mrow>
              <math:mn>2</math:mn>
              <math:mo math:stretchy="false">⋅</math:mo>
              <math:mrow>
                <math:mo math:stretchy="false">(</math:mo>
                <math:mrow>
                  <math:mn>877</math:mn>
                  <math:mo math:stretchy="false">−</math:mo>
                  <math:mrow>
                    <math:mn>7</math:mn>
                    <math:mo math:stretchy="false">⋅</math:mo>
                    <math:mn>115</math:mn>
                  </math:mrow>
                </math:mrow>
                <math:mo math:stretchy="false">)</math:mo>
              </math:mrow>
            </math:mrow>
          </math:mrow>
        </math:mrow>
      </math:mtr>
      <math:mtr>
        <math:mrow>
          <math:mtext/>
          <math:mrow>
            <math:mn>1</math:mn>
            <math:mo math:stretchy="false">=</math:mo>
            <math:mrow>
              <math:mrow>
                <math:mrow>
                  <math:mrow>
                    <math:mrow>
                      <math:mn>3</math:mn>
                      <math:mo math:stretchy="false">⋅</math:mo>
                      <math:mrow>
                        <math:mo math:stretchy="false">(</math:mo>
                        <math:mrow>
                          <math:mn>877</math:mn>
                          <math:mo math:stretchy="false">−</math:mo>
                          <math:mrow>
                            <math:mn>7</math:mn>
                            <math:mo math:stretchy="false">⋅</math:mo>
                            <math:mn>115</math:mn>
                          </math:mrow>
                        </math:mrow>
                        <math:mo math:stretchy="false">)</math:mo>
                      </math:mrow>
                    </math:mrow>
                    <math:mo math:stretchy="false">−</math:mo>
                    <math:mrow>
                      <math:mn>3</math:mn>
                      <math:mo math:stretchy="false">⋅</math:mo>
                      <math:mrow>
                        <math:mo math:stretchy="false">(</math:mo>
                        <math:mrow>
                          <math:mn>115</math:mn>
                          <math:mo math:stretchy="false">−</math:mo>
                          <math:mn>72</math:mn>
                        </math:mrow>
                        <math:mo math:stretchy="false">)</math:mo>
                      </math:mrow>
                    </math:mrow>
                  </math:mrow>
                  <math:mo math:stretchy="false">−</math:mo>
                  <math:mrow>
                    <math:mn>2</math:mn>
                    <math:mo math:stretchy="false">⋅</math:mo>
                    <math:mn>130788</math:mn>
                  </math:mrow>
                </math:mrow>
                <math:mo math:stretchy="false">+</math:mo>
                <math:mrow>
                  <math:mn>300</math:mn>
                  <math:mo math:stretchy="false">⋅</math:mo>
                  <math:mn>877</math:mn>
                </math:mrow>
              </math:mrow>
              <math:mo math:stretchy="false">−</math:mo>
              <math:mrow>
                <math:mn>14</math:mn>
                <math:mo math:stretchy="false">⋅</math:mo>
                <math:mn>155</math:mn>
              </math:mrow>
            </math:mrow>
          </math:mrow>
        </math:mrow>
      </math:mtr>
      <math:mtr>
        <math:mrow>
          <math:mtext/>
          <math:mrow>
            <math:mn>1</math:mn>
            <math:mo math:stretchy="false">=</math:mo>
            <math:mrow>
              <math:mrow>
                <math:mrow>
                  <math:mrow>
                    <math:mn>303</math:mn>
                    <math:mo math:stretchy="false">⋅</math:mo>
                    <math:mn>877</math:mn>
                  </math:mrow>
                  <math:mo math:stretchy="false">−</math:mo>
                  <math:mrow>
                    <math:mn>2</math:mn>
                    <math:mo math:stretchy="false">⋅</math:mo>
                    <math:mn>130788</math:mn>
                  </math:mrow>
                </math:mrow>
                <math:mo math:stretchy="false">−</math:mo>
                <math:mrow>
                  <math:mn>38</math:mn>
                  <math:mo math:stretchy="false">⋅</math:mo>
                  <math:mn>115</math:mn>
                </math:mrow>
              </math:mrow>
              <math:mo math:stretchy="false">+</math:mo>
              <math:mrow>
                <math:mn>3</math:mn>
                <math:mo math:stretchy="false">⋅</math:mo>
                <math:mn>72</math:mn>
              </math:mrow>
            </math:mrow>
          </math:mrow>
        </math:mrow>
      </math:mtr>
      <math:mtr>
        <math:mrow>
          <math:mtext/>
          <math:mrow>
            <math:mn>1</math:mn>
            <math:mo math:stretchy="false">=</math:mo>
            <math:mrow>
              <math:mrow>
                <math:mrow>
                  <math:mrow>
                    <math:mn>303</math:mn>
                    <math:mo math:stretchy="false">⋅</math:mo>
                    <math:mn>877</math:mn>
                  </math:mrow>
                  <math:mo math:stretchy="false">−</math:mo>
                  <math:mrow>
                    <math:mn>2</math:mn>
                    <math:mo math:stretchy="false">⋅</math:mo>
                    <math:mn>130788</math:mn>
                  </math:mrow>
                </math:mrow>
                <math:mo math:stretchy="false">−</math:mo>
                <math:mrow>
                  <math:mn>38</math:mn>
                  <math:mo math:stretchy="false">⋅</math:mo>
                  <math:mrow>
                    <math:mo math:stretchy="false">(</math:mo>
                    <math:mrow>
                      <math:mn>130788</math:mn>
                      <math:mo math:stretchy="false">−</math:mo>
                      <math:mrow>
                        <math:mn>149</math:mn>
                        <math:mo math:stretchy="false">⋅</math:mo>
                        <math:mn>877</math:mn>
                      </math:mrow>
                    </math:mrow>
                    <math:mo math:stretchy="false">)</math:mo>
                  </math:mrow>
                </math:mrow>
              </math:mrow>
              <math:mo math:stretchy="false">+</math:mo>
              <math:mrow>
                <math:mn>3</math:mn>
                <math:mo math:stretchy="false">⋅</math:mo>
                <math:mrow>
                  <math:mo math:stretchy="false">(</math:mo>
                  <math:mrow>
                    <math:mn>877</math:mn>
                    <math:mo math:stretchy="false">−</math:mo>
                    <math:mrow>
                      <math:mn>7</math:mn>
                      <math:mo math:stretchy="false">⋅</math:mo>
                      <math:mn>115</math:mn>
                    </math:mrow>
                  </math:mrow>
                  <math:mo math:stretchy="false">)</math:mo>
                </math:mrow>
              </math:mrow>
            </math:mrow>
          </math:mrow>
        </math:mrow>
      </math:mtr>
      <math:mtr>
        <math:mrow>
          <math:mtext/>
          <math:mrow>
            <math:mrow>
              <math:mn>1</math:mn>
              <math:mo math:stretchy="false">=</math:mo>
              <math:mrow>
                <math:mrow>
                  <math:mrow>
                    <math:mn>5968</math:mn>
                    <math:mo math:stretchy="false">⋅</math:mo>
                    <math:mn>877</math:mn>
                  </math:mrow>
                  <math:mo math:stretchy="false">−</math:mo>
                  <math:mrow>
                    <math:mn>40</math:mn>
                    <math:mo math:stretchy="false">⋅</math:mo>
                    <math:mn>130788</math:mn>
                  </math:mrow>
                </math:mrow>
                <math:mo math:stretchy="false">−</math:mo>
                <math:mrow>
                  <math:mn>21</math:mn>
                  <math:mo math:stretchy="false">⋅</math:mo>
                  <math:mrow>
                    <math:mo math:stretchy="false">(</math:mo>
                    <math:mrow>
                      <math:mn>130788</math:mn>
                      <math:mo math:stretchy="false">−</math:mo>
                      <math:mrow>
                        <math:mn>149</math:mn>
                        <math:mo math:stretchy="false">⋅</math:mo>
                        <math:mn>877</math:mn>
                      </math:mrow>
                    </math:mrow>
                    <math:mo math:stretchy="false">)</math:mo>
                  </math:mrow>
                </math:mrow>
              </math:mrow>
            </math:mrow>
            <math:mo math:stretchy="false">=</math:mo>
            <math:mrow>
              <math:mrow>
                <math:mn>9097</math:mn>
                <math:mo math:stretchy="false">⋅</math:mo>
                <math:mn>877</math:mn>
              </math:mrow>
              <math:mo math:stretchy="false">−</math:mo>
              <math:mrow>
                <math:mn>61</math:mn>
                <math:mo math:stretchy="false">⋅</math:mo>
                <math:mn>130788</math:mn>
              </math:mrow>
            </math:mrow>
          </math:mrow>
        </math:mrow>
      </math:mtr>
    </math:mtable>
    <math:annotation math:encoding="StarMath 5.0">"" 1 = 29- 2 cdot (43-29) newline
"" 1 = 3 cdot 29 - 2 cdot (115 - 72) newline
"" 1 = 3 cdot (72 - 43) - 2 (130788-149 cdot 877) + 2 cdot (877 - 7 cdot 115) newline
"" 1 = 3 cdot (877 - 7 cdot 115) -3 cdot (115 - 72) - 2 cdot 130788 + 300 cdot 877 -14 cdot 155 newline
"" 1 = 303 cdot 877 - 2 cdot 130788 - 38 cdot 115 + 3 cdot 72 newline
"" 1 = 303 cdot 877 - 2 cdot 130788 - 38 cdot (130788-149 cdot 877) + 3 cdot (877 - 7 cdot 115) newline
"" 1 = 5968 cdot 877 - 40 cdot 130788 - 21 cdot (130788-149 cdot 877) = 9097 cdot 877 - 61 cdot 130788</math:annotation>
  </math:semantics>
</math:math>
</file>

<file path=Object 69/content.xml><?xml version="1.0" encoding="utf-8"?>
<!DOCTYPE math  PUBLIC '-//OpenOffice.org//DTD Modified W3C MathML 1.01//EN'  'math.dtd'>
<math:math xmlns:math="http://www.w3.org/1998/Math/MathML">
  <math:semantics>
    <math:mrow>
      <math:mrow>
        <math:mrow>
          <math:mi>e</math:mi>
          <math:mo math:stretchy="false">⋅</math:mo>
          <math:mi>d</math:mi>
        </math:mrow>
        <math:mo math:stretchy="false">≡</math:mo>
        <math:mn>1</math:mn>
      </math:mrow>
      <math:mrow>
        <math:mo math:stretchy="false">(</math:mo>
        <math:mrow>
          <math:mi math:fontstyle="italic">mod</math:mi>
          <math:mi>φ</math:mi>
          <math:mrow>
            <math:mo math:stretchy="false">(</math:mo>
            <math:mi>N</math:mi>
            <math:mo math:stretchy="false">)</math:mo>
          </math:mrow>
        </math:mrow>
        <math:mo math:stretchy="false">)</math:mo>
      </math:mrow>
    </math:mrow>
    <math:annotation math:encoding="StarMath 5.0">e cdot d equiv 1 (mod φ(N))</math:annotation>
  </math:semantics>
</math:math>
</file>

<file path=Object 7/content.xml><?xml version="1.0" encoding="utf-8"?>
<!DOCTYPE math  PUBLIC '-//OpenOffice.org//DTD Modified W3C MathML 1.01//EN'  'math.dtd'>
<math:math xmlns:math="http://www.w3.org/1998/Math/MathML">
  <math:semantics>
    <math:mrow>
      <math:mi>p</math:mi>
      <math:mo math:stretchy="false">≠</math:mo>
      <math:mi>q</math:mi>
    </math:mrow>
    <math:annotation math:encoding="StarMath 5.0">p &lt;&gt; q</math:annotation>
  </math:semantics>
</math:math>
</file>

<file path=Object 70/content.xml><?xml version="1.0" encoding="utf-8"?>
<!DOCTYPE math  PUBLIC '-//OpenOffice.org//DTD Modified W3C MathML 1.01//EN'  'math.dtd'>
<math:math xmlns:math="http://www.w3.org/1998/Math/MathML">
  <math:semantics>
    <math:mrow>
      <math:mi>φ</math:mi>
      <math:mrow>
        <math:mo math:stretchy="false">(</math:mo>
        <math:mi>N</math:mi>
        <math:mo math:stretchy="false">)</math:mo>
      </math:mrow>
    </math:mrow>
    <math:annotation math:encoding="StarMath 5.0">φ(N)</math:annotation>
  </math:semantics>
</math:math>
</file>

<file path=Object 71/content.xml><?xml version="1.0" encoding="utf-8"?>
<!DOCTYPE math  PUBLIC '-//OpenOffice.org//DTD Modified W3C MathML 1.01//EN'  'math.dtd'>
<math:math xmlns:math="http://www.w3.org/1998/Math/MathML">
  <math:semantics>
    <math:mrow>
      <math:mi>φ</math:mi>
      <math:mrow>
        <math:mo math:stretchy="false">(</math:mo>
        <math:mi>N</math:mi>
        <math:mo math:stretchy="false">)</math:mo>
      </math:mrow>
    </math:mrow>
    <math:annotation math:encoding="StarMath 5.0">φ(N)</math:annotation>
  </math:semantics>
</math:math>
</file>

<file path=Object 72/content.xml><?xml version="1.0" encoding="utf-8"?>
<!DOCTYPE math  PUBLIC '-//OpenOffice.org//DTD Modified W3C MathML 1.01//EN'  'math.dtd'>
<math:math xmlns:math="http://www.w3.org/1998/Math/MathML">
  <math:semantics>
    <math:mtable>
      <math:mtr>
        <math:mrow>
          <math:mtext/>
          <math:mrow>
            <math:mi>x</math:mi>
            <math:mo math:stretchy="false">=</math:mo>
            <math:mrow>
              <math:mrow>
                <math:mrow>
                  <math:munderover>
                    <math:mo math:stretchy="false">∑</math:mo>
                    <math:mrow>
                      <math:mi>j</math:mi>
                      <math:mo math:stretchy="false">=</math:mo>
                      <math:mn>1</math:mn>
                    </math:mrow>
                    <math:mn>3</math:mn>
                  </math:munderover>
                  <math:msub>
                    <math:mi>a</math:mi>
                    <math:mi>j</math:mi>
                  </math:msub>
                </math:mrow>
                <math:mo math:stretchy="false">⋅</math:mo>
                <math:msub>
                  <math:mi>y</math:mi>
                  <math:mi>j</math:mi>
                </math:msub>
              </math:mrow>
              <math:mo math:stretchy="false">⋅</math:mo>
              <math:msub>
                <math:mi>M</math:mi>
                <math:mi>j</math:mi>
              </math:msub>
            </math:mrow>
          </math:mrow>
          <math:mrow>
            <math:mrow>
              <math:mrow>
                <math:mo math:stretchy="false">(</math:mo>
                <math:mrow>
                  <math:mi math:fontstyle="italic">mod</math:mi>
                  <math:mrow>
                    <math:mrow>
                      <math:mn>15</math:mn>
                      <math:mo math:stretchy="false">⋅</math:mo>
                      <math:mn>16</math:mn>
                    </math:mrow>
                    <math:mo math:stretchy="false">⋅</math:mo>
                    <math:mn>17</math:mn>
                  </math:mrow>
                </math:mrow>
                <math:mo math:stretchy="false">)</math:mo>
              </math:mrow>
              <math:mo math:stretchy="false">=</math:mo>
              <math:mrow>
                <math:mrow>
                  <math:mrow>
                    <math:mn>7</math:mn>
                    <math:mo math:stretchy="false">⋅</math:mo>
                    <math:mn>240</math:mn>
                  </math:mrow>
                  <math:mo math:stretchy="false">⋅</math:mo>
                  <math:mn>9</math:mn>
                </math:mrow>
                <math:mo math:stretchy="false">+</math:mo>
                <math:mrow>
                  <math:mrow>
                    <math:mn>11</math:mn>
                    <math:mo math:stretchy="false">⋅</math:mo>
                    <math:mn>255</math:mn>
                  </math:mrow>
                  <math:mo math:stretchy="false">⋅</math:mo>
                  <math:mn>15</math:mn>
                </math:mrow>
              </math:mrow>
            </math:mrow>
            <math:mo math:stretchy="false">=</math:mo>
            <math:mn>57195</math:mn>
          </math:mrow>
        </math:mrow>
      </math:mtr>
      <math:mtr>
        <math:mrow>
          <math:mtext/>
          <math:mrow>
            <math:mn>57195</math:mn>
            <math:mo math:stretchy="false">≡</math:mo>
            <math:mn>75</math:mn>
          </math:mrow>
          <math:mrow>
            <math:mo math:stretchy="false">(</math:mo>
            <math:mrow>
              <math:mi math:fontstyle="italic">mod</math:mi>
              <math:mn>4080</math:mn>
            </math:mrow>
            <math:mo math:stretchy="false">)</math:mo>
          </math:mrow>
        </math:mrow>
      </math:mtr>
      <math:mtr>
        <math:mtext> 75 ist die kleinste positive Lösung des Kongruenzsystems.</math:mtext>
      </math:mtr>
    </math:mtable>
    <math:annotation math:encoding="StarMath 5.0">"" x = sum from {j = 1} to 3 a_j cdot y_j cdot M_j (mod 15 cdot 16 cdot 17) = 7 cdot 240 cdot 9 + 11 cdot 255 cdot 15 = 57195 newline
"" 57195 equiv 75 (mod 4080) newline
" 75 ist die kleinste positive Lösung des Kongruenzsystems."
</math:annotation>
  </math:semantics>
</math:math>
</file>

<file path=Object 73/content.xml><?xml version="1.0" encoding="utf-8"?>
<!DOCTYPE math  PUBLIC '-//OpenOffice.org//DTD Modified W3C MathML 1.01//EN'  'math.dtd'>
<math:math xmlns:math="http://www.w3.org/1998/Math/MathML">
  <math:semantics>
    <math:mtable>
      <math:mtr>
        <math:mrow>
          <math:mtext/>
          <math:mrow>
            <math:mn>9</math:mn>
            <math:mo math:stretchy="false">⋅</math:mo>
            <math:mn>240</math:mn>
          </math:mrow>
          <math:mrow>
            <math:mi/>
            <math:mo math:stretchy="false">≡</math:mo>
            <math:mn>1</math:mn>
          </math:mrow>
          <math:mrow>
            <math:mo math:stretchy="false">(</math:mo>
            <math:mrow>
              <math:mi math:fontstyle="italic">mod</math:mi>
              <math:mn>17</math:mn>
            </math:mrow>
            <math:mo math:stretchy="false">)</math:mo>
          </math:mrow>
        </math:mrow>
      </math:mtr>
      <math:mtr>
        <math:mrow>
          <math:mtext/>
          <math:mrow>
            <math:mrow>
              <math:mn>15</math:mn>
              <math:mo math:stretchy="false">⋅</math:mo>
              <math:mn>255</math:mn>
            </math:mrow>
            <math:mo math:stretchy="false">≡</math:mo>
            <math:mn>1</math:mn>
          </math:mrow>
          <math:mrow>
            <math:mo math:stretchy="false">(</math:mo>
            <math:mrow>
              <math:mi math:fontstyle="italic">mod</math:mi>
              <math:mn>16</math:mn>
            </math:mrow>
            <math:mo math:stretchy="false">)</math:mo>
          </math:mrow>
        </math:mrow>
      </math:mtr>
      <math:mtr>
        <math:mrow>
          <math:mtext/>
          <math:mrow>
            <math:mn>8</math:mn>
            <math:mo math:stretchy="false">⋅</math:mo>
            <math:mn>272</math:mn>
          </math:mrow>
          <math:mrow>
            <math:mi/>
            <math:mo math:stretchy="false">≡</math:mo>
            <math:mn>1</math:mn>
          </math:mrow>
          <math:mrow>
            <math:mo math:stretchy="false">(</math:mo>
            <math:mrow>
              <math:mi math:fontstyle="italic">mod</math:mi>
              <math:mn>15</math:mn>
            </math:mrow>
            <math:mo math:stretchy="false">)</math:mo>
          </math:mrow>
        </math:mrow>
      </math:mtr>
    </math:mtable>
    <math:annotation math:encoding="StarMath 5.0">"" 9 cdot 240 ~ equiv 1 (mod 17) newline
"" 15 cdot 255 equiv 1 (mod 16) newline
"" 8 cdot 272 ~ equiv 1 (mod 15)</math:annotation>
  </math:semantics>
</math:math>
</file>

<file path=Object 74/content.xml><?xml version="1.0" encoding="utf-8"?>
<!DOCTYPE math  PUBLIC '-//OpenOffice.org//DTD Modified W3C MathML 1.01//EN'  'math.dtd'>
<math:math xmlns:math="http://www.w3.org/1998/Math/MathML">
  <math:semantics>
    <math:mrow>
      <math:mrow>
        <math:mi>G</math:mi>
        <math:mo math:stretchy="false">≡</math:mo>
        <math:msup>
          <math:mi>K</math:mi>
          <math:mi>e</math:mi>
        </math:msup>
      </math:mrow>
      <math:mrow>
        <math:mo math:stretchy="false">(</math:mo>
        <math:mrow>
          <math:mi math:fontstyle="italic">mod</math:mi>
          <math:mi>N</math:mi>
        </math:mrow>
        <math:mo math:stretchy="false">)</math:mo>
      </math:mrow>
    </math:mrow>
    <math:annotation math:encoding="StarMath 5.0">G equiv K^e (mod N)</math:annotation>
  </math:semantics>
</math:math>
</file>

<file path=Object 75/content.xml><?xml version="1.0" encoding="utf-8"?>
<!DOCTYPE math  PUBLIC '-//OpenOffice.org//DTD Modified W3C MathML 1.01//EN'  'math.dtd'>
<math:math xmlns:math="http://www.w3.org/1998/Math/MathML">
  <math:semantics>
    <math:mrow>
      <math:mrow>
        <math:mi>K</math:mi>
        <math:mo math:stretchy="false">≡</math:mo>
        <math:msup>
          <math:mi>G</math:mi>
          <math:mi>d</math:mi>
        </math:msup>
      </math:mrow>
      <math:mrow>
        <math:mo math:stretchy="false">(</math:mo>
        <math:mrow>
          <math:mi math:fontstyle="italic">mod</math:mi>
          <math:mi>N</math:mi>
        </math:mrow>
        <math:mo math:stretchy="false">)</math:mo>
      </math:mrow>
    </math:mrow>
    <math:annotation math:encoding="StarMath 5.0">K equiv G^d (mod N)</math:annotation>
  </math:semantics>
</math:math>
</file>

<file path=Object 76/content.xml><?xml version="1.0" encoding="utf-8"?>
<!DOCTYPE math  PUBLIC '-//OpenOffice.org//DTD Modified W3C MathML 1.01//EN'  'math.dtd'>
<math:math xmlns:math="http://www.w3.org/1998/Math/MathML">
  <math:semantics>
    <math:mrow>
      <math:mrow>
        <math:mi>K</math:mi>
        <math:mo math:stretchy="false">≡</math:mo>
        <math:msup>
          <math:mi>K</math:mi>
          <math:mrow>
            <math:mi>e</math:mi>
            <math:mo math:stretchy="false">⋅</math:mo>
            <math:mi>d</math:mi>
          </math:mrow>
        </math:msup>
      </math:mrow>
      <math:mrow>
        <math:mo math:stretchy="false">(</math:mo>
        <math:mrow>
          <math:mi math:fontstyle="italic">mod</math:mi>
          <math:mi>N</math:mi>
        </math:mrow>
        <math:mo math:stretchy="false">)</math:mo>
      </math:mrow>
    </math:mrow>
    <math:annotation math:encoding="StarMath 5.0">K equiv K^{e cdot d} (mod N)</math:annotation>
  </math:semantics>
</math:math>
</file>

<file path=Object 77/content.xml><?xml version="1.0" encoding="utf-8"?>
<!DOCTYPE math  PUBLIC '-//OpenOffice.org//DTD Modified W3C MathML 1.01//EN'  'math.dtd'>
<math:math xmlns:math="http://www.w3.org/1998/Math/MathML">
  <math:semantics>
    <math:mrow>
      <math:mrow>
        <math:msup>
          <math:mi>K</math:mi>
          <math:mrow>
            <math:mi>φ</math:mi>
            <math:mrow>
              <math:mo math:stretchy="false">(</math:mo>
              <math:mi>N</math:mi>
              <math:mo math:stretchy="false">)</math:mo>
            </math:mrow>
          </math:mrow>
        </math:msup>
        <math:mo math:stretchy="false">≡</math:mo>
        <math:mn>1</math:mn>
      </math:mrow>
      <math:mrow>
        <math:mo math:stretchy="false">(</math:mo>
        <math:mrow>
          <math:mi math:fontstyle="italic">mod</math:mi>
          <math:mi>N</math:mi>
        </math:mrow>
        <math:mo math:stretchy="false">)</math:mo>
      </math:mrow>
    </math:mrow>
    <math:annotation math:encoding="StarMath 5.0">K^ {φ(N)} equiv 1 (mod N)</math:annotation>
  </math:semantics>
</math:math>
</file>

<file path=Object 78/content.xml><?xml version="1.0" encoding="utf-8"?>
<!DOCTYPE math  PUBLIC '-//OpenOffice.org//DTD Modified W3C MathML 1.01//EN'  'math.dtd'>
<math:math xmlns:math="http://www.w3.org/1998/Math/MathML">
  <math:semantics>
    <math:mrow>
      <math:mrow>
        <math:mi math:fontstyle="italic">ed</math:mi>
        <math:mo math:stretchy="false">≡</math:mo>
        <math:mn>1</math:mn>
      </math:mrow>
      <math:mrow>
        <math:mo math:stretchy="false">(</math:mo>
        <math:mrow>
          <math:mi math:fontstyle="italic">mod</math:mi>
          <math:mi>φ</math:mi>
          <math:mrow>
            <math:mo math:stretchy="false">(</math:mo>
            <math:mi>N</math:mi>
            <math:mo math:stretchy="false">)</math:mo>
          </math:mrow>
        </math:mrow>
        <math:mo math:stretchy="false">)</math:mo>
      </math:mrow>
    </math:mrow>
    <math:annotation math:encoding="StarMath 5.0">ed equiv 1 (mod φ(N))</math:annotation>
  </math:semantics>
</math:math>
</file>

<file path=Object 79/content.xml><?xml version="1.0" encoding="utf-8"?>
<!DOCTYPE math  PUBLIC '-//OpenOffice.org//DTD Modified W3C MathML 1.01//EN'  'math.dtd'>
<math:math xmlns:math="http://www.w3.org/1998/Math/MathML">
  <math:semantics>
    <math:mrow>
      <math:mi>φ</math:mi>
      <math:mrow>
        <math:mo math:stretchy="false">(</math:mo>
        <math:mi>N</math:mi>
        <math:mo math:stretchy="false">)</math:mo>
      </math:mrow>
    </math:mrow>
    <math:annotation math:encoding="StarMath 5.0">φ(N)</math:annotation>
  </math:semantics>
</math:math>
</file>

<file path=Object 8/content.xml><?xml version="1.0" encoding="utf-8"?>
<!DOCTYPE math  PUBLIC '-//OpenOffice.org//DTD Modified W3C MathML 1.01//EN'  'math.dtd'>
<math:math xmlns:math="http://www.w3.org/1998/Math/MathML">
  <math:semantics>
    <math:mrow>
      <math:mi>p</math:mi>
      <math:mo math:stretchy="false">≠</math:mo>
      <math:mi>q</math:mi>
    </math:mrow>
    <math:annotation math:encoding="StarMath 5.0">p &lt;&gt; q</math:annotation>
  </math:semantics>
</math:math>
</file>

<file path=Object 80/content.xml><?xml version="1.0" encoding="utf-8"?>
<!DOCTYPE math  PUBLIC '-//OpenOffice.org//DTD Modified W3C MathML 1.01//EN'  'math.dtd'>
<math:math xmlns:math="http://www.w3.org/1998/Math/MathML">
  <math:semantics>
    <math:mrow>
      <math:mrow>
        <math:mi>K</math:mi>
        <math:mo math:stretchy="false">⋅</math:mo>
        <math:msub>
          <math:mi>r</math:mi>
          <math:mn>1</math:mn>
        </math:msub>
      </math:mrow>
      <math:mi>,</math:mi>
      <math:mrow>
        <math:mi>K</math:mi>
        <math:mo math:stretchy="false">⋅</math:mo>
        <math:msub>
          <math:mi>r</math:mi>
          <math:mn>2</math:mn>
        </math:msub>
      </math:mrow>
      <math:mi>,</math:mi>
      <math:mn>...</math:mn>
      <math:mi>,</math:mi>
      <math:mrow>
        <math:mi>K</math:mi>
        <math:mo math:stretchy="false">⋅</math:mo>
        <math:msub>
          <math:mi>r</math:mi>
          <math:mrow>
            <math:mi>φ</math:mi>
            <math:mrow>
              <math:mo math:stretchy="false">(</math:mo>
              <math:mi>N</math:mi>
              <math:mo math:stretchy="false">)</math:mo>
            </math:mrow>
          </math:mrow>
        </math:msub>
      </math:mrow>
    </math:mrow>
    <math:annotation math:encoding="StarMath 5.0">K cdot r_1 , K cdot r_2 , ..., K cdot r_{φ(N)}</math:annotation>
  </math:semantics>
</math:math>
</file>

<file path=Object 81/content.xml><?xml version="1.0" encoding="utf-8"?>
<!DOCTYPE math  PUBLIC '-//OpenOffice.org//DTD Modified W3C MathML 1.01//EN'  'math.dtd'>
<math:math xmlns:math="http://www.w3.org/1998/Math/MathML">
  <math:semantics>
    <math:mrow>
      <math:mi>K</math:mi>
      <math:mi>,</math:mi>
      <math:mrow>
        <math:mi>N</math:mi>
        <math:mo math:stretchy="false">∈</math:mo>
        <math:mo math:stretchy="false">ℕ</math:mo>
      </math:mrow>
    </math:mrow>
    <math:annotation math:encoding="StarMath 5.0">K, N in setN</math:annotation>
  </math:semantics>
</math:math>
</file>

<file path=Object 82/content.xml><?xml version="1.0" encoding="utf-8"?>
<!DOCTYPE math  PUBLIC '-//OpenOffice.org//DTD Modified W3C MathML 1.01//EN'  'math.dtd'>
<math:math xmlns:math="http://www.w3.org/1998/Math/MathML">
  <math:semantics>
    <math:mtable>
      <math:mtr>
        <math:mrow>
          <math:mrow>
            <math:mrow>
              <math:mrow>
                <math:munderover>
                  <math:mo math:stretchy="false">∏</math:mo>
                  <math:mrow>
                    <math:mi>i</math:mi>
                    <math:mo math:stretchy="false">=</math:mo>
                    <math:mn>1</math:mn>
                  </math:mrow>
                  <math:mrow>
                    <math:mrow>
                      <math:mi>n</math:mi>
                      <math:mo math:stretchy="false">=</math:mo>
                      <math:mi>φ</math:mi>
                    </math:mrow>
                    <math:mrow>
                      <math:mo math:stretchy="false">(</math:mo>
                      <math:mi>N</math:mi>
                      <math:mo math:stretchy="false">)</math:mo>
                    </math:mrow>
                  </math:mrow>
                </math:munderover>
                <math:mi>K</math:mi>
              </math:mrow>
              <math:mo math:stretchy="false">⋅</math:mo>
              <math:msub>
                <math:mi>r</math:mi>
                <math:mi>i</math:mi>
              </math:msub>
            </math:mrow>
            <math:mo math:stretchy="false">≡</math:mo>
            <math:mrow>
              <math:munderover>
                <math:mo math:stretchy="false">∏</math:mo>
                <math:mrow>
                  <math:mi>i</math:mi>
                  <math:mo math:stretchy="false">=</math:mo>
                  <math:mn>1</math:mn>
                </math:mrow>
                <math:mrow>
                  <math:mrow>
                    <math:mi>n</math:mi>
                    <math:mo math:stretchy="false">=</math:mo>
                    <math:mi>φ</math:mi>
                  </math:mrow>
                  <math:mrow>
                    <math:mo math:stretchy="false">(</math:mo>
                    <math:mi>N</math:mi>
                    <math:mo math:stretchy="false">)</math:mo>
                  </math:mrow>
                </math:mrow>
              </math:munderover>
              <math:msub>
                <math:mi>r</math:mi>
                <math:mi>i</math:mi>
              </math:msub>
            </math:mrow>
          </math:mrow>
          <math:mrow>
            <math:mo math:stretchy="false">(</math:mo>
            <math:mrow>
              <math:mi math:fontstyle="italic">mod</math:mi>
              <math:mi>N</math:mi>
            </math:mrow>
            <math:mo math:stretchy="false">)</math:mo>
          </math:mrow>
        </math:mrow>
      </math:mtr>
      <math:mtr>
        <math:mrow>
          <math:msup>
            <math:mi>K</math:mi>
            <math:mrow>
              <math:mi>φ</math:mi>
              <math:mrow>
                <math:mo math:stretchy="false">(</math:mo>
                <math:mi>N</math:mi>
                <math:mo math:stretchy="false">)</math:mo>
              </math:mrow>
            </math:mrow>
          </math:msup>
          <math:mrow>
            <math:mrow>
              <math:munderover>
                <math:mo math:stretchy="false">∏</math:mo>
                <math:mrow>
                  <math:mi>i</math:mi>
                  <math:mo math:stretchy="false">=</math:mo>
                  <math:mn>1</math:mn>
                </math:mrow>
                <math:mrow>
                  <math:mrow>
                    <math:mi>n</math:mi>
                    <math:mo math:stretchy="false">=</math:mo>
                    <math:mi>φ</math:mi>
                  </math:mrow>
                  <math:mrow>
                    <math:mo math:stretchy="false">(</math:mo>
                    <math:mi>N</math:mi>
                    <math:mo math:stretchy="false">)</math:mo>
                  </math:mrow>
                </math:mrow>
              </math:munderover>
              <math:msub>
                <math:mi>r</math:mi>
                <math:mi>i</math:mi>
              </math:msub>
            </math:mrow>
            <math:mo math:stretchy="false">≡</math:mo>
            <math:mrow>
              <math:munderover>
                <math:mo math:stretchy="false">∏</math:mo>
                <math:mrow>
                  <math:mi>i</math:mi>
                  <math:mo math:stretchy="false">=</math:mo>
                  <math:mn>1</math:mn>
                </math:mrow>
                <math:mrow>
                  <math:mrow>
                    <math:mi>n</math:mi>
                    <math:mo math:stretchy="false">=</math:mo>
                    <math:mi>φ</math:mi>
                  </math:mrow>
                  <math:mrow>
                    <math:mo math:stretchy="false">(</math:mo>
                    <math:mi>N</math:mi>
                    <math:mo math:stretchy="false">)</math:mo>
                  </math:mrow>
                </math:mrow>
              </math:munderover>
              <math:msub>
                <math:mi>r</math:mi>
                <math:mi>i</math:mi>
              </math:msub>
            </math:mrow>
          </math:mrow>
          <math:mrow>
            <math:mo math:stretchy="false">(</math:mo>
            <math:mrow>
              <math:mi math:fontstyle="italic">mod</math:mi>
              <math:mi>N</math:mi>
            </math:mrow>
            <math:mo math:stretchy="false">)</math:mo>
          </math:mrow>
        </math:mrow>
      </math:mtr>
    </math:mtable>
    <math:annotation math:encoding="StarMath 5.0">prod from{i=1} to{n=φ(N)} K cdot r_i equiv prod from{i=1} to{n=φ(N)} r_i (mod N) newline
K^{φ(N)} prod from{i=1} to{n=φ(N)} r_i equiv prod from{i=1} to{n=φ(N)} r_i (mod N)</math:annotation>
  </math:semantics>
</math:math>
</file>

<file path=Object 83/content.xml><?xml version="1.0" encoding="utf-8"?>
<!DOCTYPE math  PUBLIC '-//OpenOffice.org//DTD Modified W3C MathML 1.01//EN'  'math.dtd'>
<math:math xmlns:math="http://www.w3.org/1998/Math/MathML">
  <math:semantics>
    <math:msub>
      <math:mi>r</math:mi>
      <math:mi>i</math:mi>
    </math:msub>
    <math:annotation math:encoding="StarMath 5.0">r_i</math:annotation>
  </math:semantics>
</math:math>
</file>

<file path=Object 84/content.xml><?xml version="1.0" encoding="utf-8"?>
<!DOCTYPE math  PUBLIC '-//OpenOffice.org//DTD Modified W3C MathML 1.01//EN'  'math.dtd'>
<math:math xmlns:math="http://www.w3.org/1998/Math/MathML">
  <math:semantics>
    <math:mrow>
      <math:mtext/>
      <math:msup>
        <math:mi>K</math:mi>
        <math:mrow>
          <math:mi>φ</math:mi>
          <math:mrow>
            <math:mo math:stretchy="false">(</math:mo>
            <math:mi>N</math:mi>
            <math:mo math:stretchy="false">)</math:mo>
          </math:mrow>
        </math:mrow>
      </math:msup>
      <math:mrow>
        <math:mi/>
        <math:mo math:stretchy="false">≡</math:mo>
        <math:mn>1</math:mn>
      </math:mrow>
      <math:mrow>
        <math:mo math:stretchy="false">(</math:mo>
        <math:mrow>
          <math:mi math:fontstyle="italic">mod</math:mi>
          <math:mi>N</math:mi>
        </math:mrow>
        <math:mo math:stretchy="false">)</math:mo>
      </math:mrow>
    </math:mrow>
    <math:annotation math:encoding="StarMath 5.0">"" K^{φ(N)} ~~~ equiv 1 (mod N)</math:annotation>
  </math:semantics>
</math:math>
</file>

<file path=Object 85/content.xml><?xml version="1.0" encoding="utf-8"?>
<!DOCTYPE math  PUBLIC '-//OpenOffice.org//DTD Modified W3C MathML 1.01//EN'  'math.dtd'>
<math:math xmlns:math="http://www.w3.org/1998/Math/MathML">
  <math:semantics>
    <math:mrow>
      <math:mrow>
        <math:mi math:fontstyle="italic">ax</math:mi>
        <math:mo math:stretchy="false">≡</math:mo>
        <math:mi>b</math:mi>
      </math:mrow>
      <math:mrow>
        <math:mo math:stretchy="false">(</math:mo>
        <math:mrow>
          <math:mi math:fontstyle="italic">mod</math:mi>
          <math:mi>m</math:mi>
        </math:mrow>
        <math:mo math:stretchy="false">)</math:mo>
      </math:mrow>
    </math:mrow>
    <math:annotation math:encoding="StarMath 5.0">ax equiv b (mod m)</math:annotation>
  </math:semantics>
</math:math>
</file>

<file path=Object 86/content.xml><?xml version="1.0" encoding="utf-8"?>
<!DOCTYPE math  PUBLIC '-//OpenOffice.org//DTD Modified W3C MathML 1.01//EN'  'math.dtd'>
<math:math xmlns:math="http://www.w3.org/1998/Math/MathML">
  <math:semantics>
    <math:mrow>
      <math:mrow>
        <math:mi>d</math:mi>
        <math:mo math:stretchy="false">⋅</math:mo>
        <math:mi>e</math:mi>
      </math:mrow>
      <math:mo math:stretchy="false">=</math:mo>
      <math:mn>1</math:mn>
    </math:mrow>
    <math:annotation math:encoding="StarMath 5.0">d cdot e = 1</math:annotation>
  </math:semantics>
</math:math>
</file>

<file path=Object 87/content.xml><?xml version="1.0" encoding="utf-8"?>
<!DOCTYPE math  PUBLIC '-//OpenOffice.org//DTD Modified W3C MathML 1.01//EN'  'math.dtd'>
<math:math xmlns:math="http://www.w3.org/1998/Math/MathML">
  <math:semantics>
    <math:mrow>
      <math:mrow>
        <math:mi>G</math:mi>
        <math:mo math:stretchy="false">≡</math:mo>
        <math:msup>
          <math:mi>K</math:mi>
          <math:mi>e</math:mi>
        </math:msup>
      </math:mrow>
      <math:mrow>
        <math:mo math:stretchy="false">(</math:mo>
        <math:mrow>
          <math:mi math:fontstyle="italic">mod</math:mi>
          <math:mi>N</math:mi>
        </math:mrow>
        <math:mo math:stretchy="false">)</math:mo>
      </math:mrow>
    </math:mrow>
    <math:annotation math:encoding="StarMath 5.0">G equiv K^e (mod N)</math:annotation>
  </math:semantics>
</math:math>
</file>

<file path=Object 88/content.xml><?xml version="1.0" encoding="utf-8"?>
<!DOCTYPE math  PUBLIC '-//OpenOffice.org//DTD Modified W3C MathML 1.01//EN'  'math.dtd'>
<math:math xmlns:math="http://www.w3.org/1998/Math/MathML">
  <math:semantics>
    <math:mrow>
      <math:mrow>
        <math:mi>K</math:mi>
        <math:mo math:stretchy="false">≡</math:mo>
        <math:mroot>
          <math:msup>
            <math:mi>K</math:mi>
            <math:mi>e</math:mi>
          </math:msup>
          <math:mi>e</math:mi>
        </math:mroot>
      </math:mrow>
      <math:mrow>
        <math:mo math:stretchy="false">(</math:mo>
        <math:mrow>
          <math:mi math:fontstyle="italic">mod</math:mi>
          <math:mi>N</math:mi>
        </math:mrow>
        <math:mo math:stretchy="false">)</math:mo>
      </math:mrow>
    </math:mrow>
    <math:annotation math:encoding="StarMath 5.0">K equiv nroot{e}{K^e} (mod N)</math:annotation>
  </math:semantics>
</math:math>
</file>

<file path=Object 89/content.xml><?xml version="1.0" encoding="utf-8"?>
<!DOCTYPE math  PUBLIC '-//OpenOffice.org//DTD Modified W3C MathML 1.01//EN'  'math.dtd'>
<math:math xmlns:math="http://www.w3.org/1998/Math/MathML">
  <math:semantics>
    <math:mtable>
      <math:mtr>
        <math:mrow>
          <math:mrow>
            <math:msub>
              <math:mi>G</math:mi>
              <math:mi>p</math:mi>
            </math:msub>
            <math:mo math:stretchy="false">≡</math:mo>
            <math:mi>G</math:mi>
          </math:mrow>
          <math:mrow>
            <math:mo math:stretchy="false">(</math:mo>
            <math:mrow>
              <math:mi math:fontstyle="italic">mod</math:mi>
              <math:mi>p</math:mi>
            </math:mrow>
            <math:mo math:stretchy="false">)</math:mo>
          </math:mrow>
        </math:mrow>
      </math:mtr>
      <math:mtr>
        <math:mrow>
          <math:mrow>
            <math:msub>
              <math:mi>G</math:mi>
              <math:mi>q</math:mi>
            </math:msub>
            <math:mo math:stretchy="false">≡</math:mo>
            <math:mi>G</math:mi>
          </math:mrow>
          <math:mrow>
            <math:mo math:stretchy="false">(</math:mo>
            <math:mrow>
              <math:mi math:fontstyle="italic">mod</math:mi>
              <math:mi>q</math:mi>
            </math:mrow>
            <math:mo math:stretchy="false">)</math:mo>
          </math:mrow>
        </math:mrow>
      </math:mtr>
    </math:mtable>
    <math:annotation math:encoding="StarMath 5.0">G_p equiv G (mod p) newline
G_q equiv G (mod q)</math:annotation>
  </math:semantics>
</math:math>
</file>

<file path=Object 9/content.xml><?xml version="1.0" encoding="utf-8"?>
<!DOCTYPE math  PUBLIC '-//OpenOffice.org//DTD Modified W3C MathML 1.01//EN'  'math.dtd'>
<math:math xmlns:math="http://www.w3.org/1998/Math/MathML">
  <math:semantics>
    <math:mrow>
      <math:mi>N</math:mi>
      <math:mo math:stretchy="false">=</math:mo>
      <math:mrow>
        <math:mi>p</math:mi>
        <math:mo math:stretchy="false">⋅</math:mo>
        <math:mi>q</math:mi>
      </math:mrow>
    </math:mrow>
    <math:annotation math:encoding="StarMath 5.0">N = p cdot q</math:annotation>
  </math:semantics>
</math:math>
</file>

<file path=Object 90/content.xml><?xml version="1.0" encoding="utf-8"?>
<!DOCTYPE math  PUBLIC '-//OpenOffice.org//DTD Modified W3C MathML 1.01//EN'  'math.dtd'>
<math:math xmlns:math="http://www.w3.org/1998/Math/MathML">
  <math:semantics>
    <math:mtable>
      <math:mtr>
        <math:mrow>
          <math:mtext/>
          <math:mrow>
            <math:mi math:fontstyle="italic">ed</math:mi>
            <math:mo math:stretchy="false">≡</math:mo>
            <math:mn>1</math:mn>
          </math:mrow>
          <math:mrow>
            <math:mo math:stretchy="false">(</math:mo>
            <math:mrow>
              <math:mi math:fontstyle="italic">mod</math:mi>
              <math:mi>φ</math:mi>
              <math:mrow>
                <math:mo math:stretchy="false">(</math:mo>
                <math:mi>N</math:mi>
                <math:mo math:stretchy="false">)</math:mo>
              </math:mrow>
            </math:mrow>
            <math:mo math:stretchy="false">)</math:mo>
          </math:mrow>
        </math:mrow>
      </math:mtr>
      <math:mtr>
        <math:mrow>
          <math:mtext/>
          <math:mrow>
            <math:mi math:fontstyle="italic">ed</math:mi>
            <math:mo math:stretchy="false">=</math:mo>
            <math:mrow>
              <math:mn>1</math:mn>
              <math:mo math:stretchy="false">+</math:mo>
              <math:mrow>
                <math:mi>x</math:mi>
                <math:mo math:stretchy="false">⋅</math:mo>
                <math:mi>φ</math:mi>
              </math:mrow>
            </math:mrow>
          </math:mrow>
          <math:mrow>
            <math:mo math:stretchy="false">(</math:mo>
            <math:mi>N</math:mi>
            <math:mo math:stretchy="false">)</math:mo>
          </math:mrow>
          <math:mtext>mit </math:mtext>
          <math:mrow>
            <math:mi>x</math:mi>
            <math:mo math:stretchy="false">∈</math:mo>
            <math:mo math:stretchy="false">ℤ</math:mo>
          </math:mrow>
        </math:mrow>
      </math:mtr>
    </math:mtable>
    <math:annotation math:encoding="StarMath 5.0">"" ed equiv 1 (mod φ(N)) newline
"" ed = 1 + x cdot φ(N) "mit " x in setZ</math:annotation>
  </math:semantics>
</math:math>
</file>

<file path=Object 91/content.xml><?xml version="1.0" encoding="utf-8"?>
<!DOCTYPE math  PUBLIC '-//OpenOffice.org//DTD Modified W3C MathML 1.01//EN'  'math.dtd'>
<math:math xmlns:math="http://www.w3.org/1998/Math/MathML">
  <math:semantics>
    <math:mrow>
      <math:mrow>
        <math:msup>
          <math:mi>K</math:mi>
          <math:mrow>
            <math:mi>e</math:mi>
            <math:mo math:stretchy="false">⋅</math:mo>
            <math:mi>d</math:mi>
          </math:mrow>
        </math:msup>
        <math:mo math:stretchy="false">=</math:mo>
        <math:msup>
          <math:mi>K</math:mi>
          <math:mrow>
            <math:mrow>
              <math:mn>1</math:mn>
              <math:mo math:stretchy="false">+</math:mo>
              <math:mrow>
                <math:mi>x</math:mi>
                <math:mo math:stretchy="false">⋅</math:mo>
                <math:mi>φ</math:mi>
              </math:mrow>
            </math:mrow>
            <math:mrow>
              <math:mo math:stretchy="false">(</math:mo>
              <math:mi>N</math:mi>
              <math:mo math:stretchy="false">)</math:mo>
            </math:mrow>
          </math:mrow>
        </math:msup>
      </math:mrow>
      <math:mo math:stretchy="false">=</math:mo>
      <math:mrow>
        <math:mi>K</math:mi>
        <math:mo math:stretchy="false">⋅</math:mo>
        <math:msup>
          <math:mi>K</math:mi>
          <math:mrow>
            <math:mrow>
              <math:mi>x</math:mi>
              <math:mo math:stretchy="false">⋅</math:mo>
              <math:mi>φ</math:mi>
            </math:mrow>
            <math:mrow>
              <math:mo math:stretchy="false">(</math:mo>
              <math:mi>N</math:mi>
              <math:mo math:stretchy="false">)</math:mo>
            </math:mrow>
          </math:mrow>
        </math:msup>
      </math:mrow>
    </math:mrow>
    <math:annotation math:encoding="StarMath 5.0">K^{e cdot d} = K^{1 + x cdot φ(N)} = K cdot K^{x cdot φ(N)}</math:annotation>
  </math:semantics>
</math:math>
</file>

<file path=Object 92/content.xml><?xml version="1.0" encoding="utf-8"?>
<!DOCTYPE math  PUBLIC '-//OpenOffice.org//DTD Modified W3C MathML 1.01//EN'  'math.dtd'>
<math:math xmlns:math="http://www.w3.org/1998/Math/MathML">
  <math:semantics>
    <math:mrow>
      <math:mrow>
        <math:mrow>
          <math:mrow>
            <math:mrow>
              <math:mi>K</math:mi>
              <math:mo math:stretchy="false">⋅</math:mo>
              <math:msup>
                <math:mi>K</math:mi>
                <math:mrow>
                  <math:mrow>
                    <math:mi>x</math:mi>
                    <math:mo math:stretchy="false">⋅</math:mo>
                    <math:mi>φ</math:mi>
                  </math:mrow>
                  <math:mrow>
                    <math:mo math:stretchy="false">(</math:mo>
                    <math:mi>N</math:mi>
                    <math:mo math:stretchy="false">)</math:mo>
                  </math:mrow>
                </math:mrow>
              </math:msup>
            </math:mrow>
            <math:mo math:stretchy="false">≡</math:mo>
            <math:mrow>
              <math:mi>K</math:mi>
              <math:mo math:stretchy="false">⋅</math:mo>
              <math:msup>
                <math:mrow>
                  <math:mo math:stretchy="false">(</math:mo>
                  <math:msup>
                    <math:mi>K</math:mi>
                    <math:mrow>
                      <math:mi>φ</math:mi>
                      <math:mrow>
                        <math:mo math:stretchy="false">(</math:mo>
                        <math:mi>N</math:mi>
                        <math:mo math:stretchy="false">)</math:mo>
                      </math:mrow>
                    </math:mrow>
                  </math:msup>
                  <math:mo math:stretchy="false">)</math:mo>
                </math:mrow>
                <math:mi>x</math:mi>
              </math:msup>
            </math:mrow>
          </math:mrow>
          <math:mo math:stretchy="false">≡</math:mo>
          <math:mrow>
            <math:mi>K</math:mi>
            <math:mo math:stretchy="false">⋅</math:mo>
            <math:msup>
              <math:mn>1</math:mn>
              <math:mi>x</math:mi>
            </math:msup>
          </math:mrow>
        </math:mrow>
        <math:mo math:stretchy="false">≡</math:mo>
        <math:mi>K</math:mi>
      </math:mrow>
      <math:mrow>
        <math:mo math:stretchy="false">(</math:mo>
        <math:mrow>
          <math:mi math:fontstyle="italic">mod</math:mi>
          <math:mi>N</math:mi>
        </math:mrow>
        <math:mo math:stretchy="false">)</math:mo>
      </math:mrow>
    </math:mrow>
    <math:annotation math:encoding="StarMath 5.0">K cdot K^{x cdot φ(N)}  equiv K cdot (K^{φ(N)})^x equiv K cdot 1^x equiv K (mod N)</math:annotation>
  </math:semantics>
</math:math>
</file>

<file path=Object 93/content.xml><?xml version="1.0" encoding="utf-8"?>
<!DOCTYPE math  PUBLIC '-//OpenOffice.org//DTD Modified W3C MathML 1.01//EN'  'math.dtd'>
<math:math xmlns:math="http://www.w3.org/1998/Math/MathML">
  <math:semantics>
    <math:mtable>
      <math:mtr>
        <math:mrow>
          <math:mrow>
            <math:msub>
              <math:mi>d</math:mi>
              <math:mi>p</math:mi>
            </math:msub>
            <math:mo math:stretchy="false">≡</math:mo>
            <math:mi>d</math:mi>
          </math:mrow>
          <math:mrow>
            <math:mo math:stretchy="false">(</math:mo>
            <math:mrow>
              <math:mi math:fontstyle="italic">mod</math:mi>
              <math:mrow>
                <math:mi>p</math:mi>
                <math:mo math:stretchy="false">−</math:mo>
                <math:mn>1</math:mn>
              </math:mrow>
            </math:mrow>
            <math:mo math:stretchy="false">)</math:mo>
          </math:mrow>
        </math:mrow>
      </math:mtr>
      <math:mtr>
        <math:mrow>
          <math:mrow>
            <math:msub>
              <math:mi>d</math:mi>
              <math:mi>q</math:mi>
            </math:msub>
            <math:mo math:stretchy="false">≡</math:mo>
            <math:mi>d</math:mi>
          </math:mrow>
          <math:mrow>
            <math:mo math:stretchy="false">(</math:mo>
            <math:mrow>
              <math:mi math:fontstyle="italic">mod</math:mi>
              <math:mrow>
                <math:mi>q</math:mi>
                <math:mo math:stretchy="false">−</math:mo>
                <math:mn>1</math:mn>
              </math:mrow>
            </math:mrow>
            <math:mo math:stretchy="false">)</math:mo>
          </math:mrow>
        </math:mrow>
      </math:mtr>
    </math:mtable>
    <math:annotation math:encoding="StarMath 5.0">d_p equiv d (mod p-1) newline
d_q equiv d (mod q-1)</math:annotation>
  </math:semantics>
</math:math>
</file>

<file path=Object 94/content.xml><?xml version="1.0" encoding="utf-8"?>
<!DOCTYPE math  PUBLIC '-//OpenOffice.org//DTD Modified W3C MathML 1.01//EN'  'math.dtd'>
<math:math xmlns:math="http://www.w3.org/1998/Math/MathML">
  <math:semantics>
    <math:mtable>
      <math:mtr>
        <math:mrow>
          <math:mrow>
            <math:msub>
              <math:mi>K</math:mi>
              <math:mi>p</math:mi>
            </math:msub>
            <math:mo math:stretchy="false">≡</math:mo>
            <math:msup>
              <math:msub>
                <math:mi>G</math:mi>
                <math:mi>p</math:mi>
              </math:msub>
              <math:msub>
                <math:mi>d</math:mi>
                <math:mi>p</math:mi>
              </math:msub>
            </math:msup>
          </math:mrow>
          <math:mrow>
            <math:mo math:stretchy="false">(</math:mo>
            <math:mrow>
              <math:mi math:fontstyle="italic">mod</math:mi>
              <math:mi>p</math:mi>
            </math:mrow>
            <math:mo math:stretchy="false">)</math:mo>
          </math:mrow>
        </math:mrow>
      </math:mtr>
      <math:mtr/>
      <math:mtr>
        <math:mrow>
          <math:mrow>
            <math:msub>
              <math:mi>K</math:mi>
              <math:mi>q</math:mi>
            </math:msub>
            <math:mo math:stretchy="false">≡</math:mo>
            <math:msup>
              <math:msub>
                <math:mi>G</math:mi>
                <math:mi>q</math:mi>
              </math:msub>
              <math:msub>
                <math:mi>d</math:mi>
                <math:mi>q</math:mi>
              </math:msub>
            </math:msup>
          </math:mrow>
          <math:mrow>
            <math:mo math:stretchy="false">(</math:mo>
            <math:mrow>
              <math:mi math:fontstyle="italic">mod</math:mi>
              <math:mi>q</math:mi>
            </math:mrow>
            <math:mo math:stretchy="false">)</math:mo>
          </math:mrow>
        </math:mrow>
      </math:mtr>
    </math:mtable>
    <math:annotation math:encoding="StarMath 5.0">K_p equiv {G_p} ^ {d_p} (mod p) newline newline
K_q equiv {G_q} ^ {d_q} (mod q)</math:annotation>
  </math:semantics>
</math:math>
</file>

<file path=Object 95/content.xml><?xml version="1.0" encoding="utf-8"?>
<!DOCTYPE math  PUBLIC '-//OpenOffice.org//DTD Modified W3C MathML 1.01//EN'  'math.dtd'>
<math:math xmlns:math="http://www.w3.org/1998/Math/MathML">
  <math:semantics>
    <math:mtable>
      <math:mtr>
        <math:mrow>
          <math:mrow>
            <math:mi>K</math:mi>
            <math:mo math:stretchy="false">≡</math:mo>
            <math:msub>
              <math:mi>K</math:mi>
              <math:mi>p</math:mi>
            </math:msub>
          </math:mrow>
          <math:mrow>
            <math:mo math:stretchy="false">(</math:mo>
            <math:mrow>
              <math:mi math:fontstyle="italic">mod</math:mi>
              <math:mi>p</math:mi>
            </math:mrow>
            <math:mo math:stretchy="false">)</math:mo>
          </math:mrow>
        </math:mrow>
      </math:mtr>
      <math:mtr>
        <math:mrow>
          <math:mrow>
            <math:mi>K</math:mi>
            <math:mo math:stretchy="false">≡</math:mo>
            <math:msub>
              <math:mi>K</math:mi>
              <math:mi>q</math:mi>
            </math:msub>
          </math:mrow>
          <math:mrow>
            <math:mo math:stretchy="false">(</math:mo>
            <math:mrow>
              <math:mi math:fontstyle="italic">mod</math:mi>
              <math:mi>q</math:mi>
            </math:mrow>
            <math:mo math:stretchy="false">)</math:mo>
          </math:mrow>
        </math:mrow>
      </math:mtr>
    </math:mtable>
    <math:annotation math:encoding="StarMath 5.0">K equiv K_p (mod p) newline
K equiv K_q (mod q)
</math:annotation>
  </math:semantics>
</math:math>
</file>

<file path=Object 96/content.xml><?xml version="1.0" encoding="utf-8"?>
<!DOCTYPE math  PUBLIC '-//OpenOffice.org//DTD Modified W3C MathML 1.01//EN'  'math.dtd'>
<math:math xmlns:math="http://www.w3.org/1998/Math/MathML">
  <math:semantics>
    <math:mtable>
      <math:mtr>
        <math:mrow>
          <math:mrow>
            <math:msub>
              <math:mi>y</math:mi>
              <math:mi>p</math:mi>
            </math:msub>
            <math:mo math:stretchy="false">⋅</math:mo>
            <math:mi>p</math:mi>
          </math:mrow>
          <math:mo math:stretchy="false">≡</math:mo>
          <math:mrow>
            <math:mo math:stretchy="false">(</math:mo>
            <math:mrow>
              <math:mn>1</math:mn>
              <math:mi math:fontstyle="italic">mod</math:mi>
              <math:mi>q</math:mi>
            </math:mrow>
            <math:mo math:stretchy="false">)</math:mo>
          </math:mrow>
        </math:mrow>
      </math:mtr>
      <math:mtr>
        <math:mrow>
          <math:mrow>
            <math:msub>
              <math:mi>y</math:mi>
              <math:mi>q</math:mi>
            </math:msub>
            <math:mo math:stretchy="false">⋅</math:mo>
            <math:mi>q</math:mi>
          </math:mrow>
          <math:mo math:stretchy="false">≡</math:mo>
          <math:mrow>
            <math:mo math:stretchy="false">(</math:mo>
            <math:mrow>
              <math:mn>1</math:mn>
              <math:mi math:fontstyle="italic">mod</math:mi>
              <math:mi>p</math:mi>
            </math:mrow>
            <math:mo math:stretchy="false">)</math:mo>
          </math:mrow>
        </math:mrow>
      </math:mtr>
    </math:mtable>
    <math:annotation math:encoding="StarMath 5.0">y_p cdot p equiv (1 mod q) newline
y_q cdot q equiv (1 mod p)</math:annotation>
  </math:semantics>
</math:math>
</file>

<file path=Object 97/content.xml><?xml version="1.0" encoding="utf-8"?>
<!DOCTYPE math  PUBLIC '-//OpenOffice.org//DTD Modified W3C MathML 1.01//EN'  'math.dtd'>
<math:math xmlns:math="http://www.w3.org/1998/Math/MathML">
  <math:semantics>
    <math:mrow>
      <math:mrow>
        <math:mi>K</math:mi>
        <math:mo math:stretchy="false">≡</math:mo>
        <math:mrow>
          <math:mo math:stretchy="false">(</math:mo>
          <math:mrow>
            <math:mrow>
              <math:mrow>
                <math:msub>
                  <math:mi>K</math:mi>
                  <math:mi>p</math:mi>
                </math:msub>
                <math:mo math:stretchy="false">⋅</math:mo>
                <math:msub>
                  <math:mi>y</math:mi>
                  <math:mi>p</math:mi>
                </math:msub>
              </math:mrow>
              <math:mo math:stretchy="false">⋅</math:mo>
              <math:mi>q</math:mi>
            </math:mrow>
            <math:mo math:stretchy="false">+</math:mo>
            <math:mrow>
              <math:mrow>
                <math:msub>
                  <math:mi>K</math:mi>
                  <math:mi>q</math:mi>
                </math:msub>
                <math:mo math:stretchy="false">⋅</math:mo>
                <math:msub>
                  <math:mi>y</math:mi>
                  <math:mi>q</math:mi>
                </math:msub>
              </math:mrow>
              <math:mo math:stretchy="false">⋅</math:mo>
              <math:mi>p</math:mi>
            </math:mrow>
          </math:mrow>
          <math:mo math:stretchy="false">)</math:mo>
        </math:mrow>
      </math:mrow>
      <math:mrow>
        <math:mo math:stretchy="false">(</math:mo>
        <math:mrow>
          <math:mi math:fontstyle="italic">mod</math:mi>
          <math:mi>N</math:mi>
        </math:mrow>
        <math:mo math:stretchy="false">)</math:mo>
      </math:mrow>
    </math:mrow>
    <math:annotation math:encoding="StarMath 5.0">K equiv (K_p cdot y_p cdot q + K_q cdot y_q cdot p) (mod N)</math:annotation>
  </math:semantics>
</math:math>
</file>

<file path=Object 98/content.xml><?xml version="1.0" encoding="utf-8"?>
<!DOCTYPE math  PUBLIC '-//OpenOffice.org//DTD Modified W3C MathML 1.01//EN'  'math.dtd'>
<math:math xmlns:math="http://www.w3.org/1998/Math/MathML">
  <math:semantics>
    <math:mrow>
      <math:mrow>
        <math:msup>
          <math:mi>K</math:mi>
          <math:mi math:fontstyle="italic">ed</math:mi>
        </math:msup>
        <math:mo math:stretchy="false">≡</math:mo>
        <math:mi>G</math:mi>
      </math:mrow>
      <math:mrow>
        <math:mo math:stretchy="false">(</math:mo>
        <math:mrow>
          <math:mi math:fontstyle="italic">mod</math:mi>
          <math:mrow>
            <math:mi>p</math:mi>
            <math:mo math:stretchy="false">⋅</math:mo>
            <math:mi>q</math:mi>
          </math:mrow>
        </math:mrow>
        <math:mo math:stretchy="false">)</math:mo>
      </math:mrow>
      <math:mo math:stretchy="false">⇔</math:mo>
      <math:mrow>
        <math:msup>
          <math:mi>K</math:mi>
          <math:mi math:fontstyle="italic">ed</math:mi>
        </math:msup>
        <math:mo math:stretchy="false">≡</math:mo>
        <math:mi>G</math:mi>
      </math:mrow>
      <math:mrow>
        <math:mrow>
          <math:mrow>
            <math:mo math:stretchy="false">(</math:mo>
            <math:mrow>
              <math:mi math:fontstyle="italic">mod</math:mi>
              <math:mi>p</math:mi>
            </math:mrow>
            <math:mo math:stretchy="false">)</math:mo>
          </math:mrow>
          <math:mo math:stretchy="false">∧</math:mo>
          <math:msup>
            <math:mi>K</math:mi>
            <math:mi math:fontstyle="italic">ed</math:mi>
          </math:msup>
        </math:mrow>
        <math:mo math:stretchy="false">≡</math:mo>
        <math:mi>G</math:mi>
      </math:mrow>
      <math:mrow>
        <math:mo math:stretchy="false">(</math:mo>
        <math:mrow>
          <math:mi math:fontstyle="italic">mod</math:mi>
          <math:mi>q</math:mi>
        </math:mrow>
        <math:mo math:stretchy="false">)</math:mo>
      </math:mrow>
    </math:mrow>
    <math:annotation math:encoding="StarMath 5.0">K^ed equiv G (mod p cdot q) dlrarrow K^ed equiv G (mod p) and K^ed equiv G (mod q)</math:annotation>
  </math:semantics>
</math:math>
</file>

<file path=Object 99/content.xml><?xml version="1.0" encoding="utf-8"?>
<!DOCTYPE math  PUBLIC '-//OpenOffice.org//DTD Modified W3C MathML 1.01//EN'  'math.dtd'>
<math:math xmlns:math="http://www.w3.org/1998/Math/MathML">
  <math:semantics>
    <math:mrow>
      <math:mi math:fontstyle="italic">pq</math:mi>
      <math:mtext>|</math:mtext>
      <math:mrow>
        <math:mo math:stretchy="false">(</math:mo>
        <math:mrow>
          <math:msup>
            <math:mi>K</math:mi>
            <math:mi math:fontstyle="italic">ed</math:mi>
          </math:msup>
          <math:mo math:stretchy="false">−</math:mo>
          <math:mi>G</math:mi>
        </math:mrow>
        <math:mo math:stretchy="false">)</math:mo>
      </math:mrow>
      <math:mo math:stretchy="false">→</math:mo>
      <math:mi>p</math:mi>
      <math:mtext>|</math:mtext>
      <math:mrow>
        <math:mrow>
          <math:mo math:stretchy="false">(</math:mo>
          <math:mrow>
            <math:msup>
              <math:mi>K</math:mi>
              <math:mi math:fontstyle="italic">ed</math:mi>
            </math:msup>
            <math:mo math:stretchy="false">−</math:mo>
            <math:mi>G</math:mi>
          </math:mrow>
          <math:mo math:stretchy="false">)</math:mo>
        </math:mrow>
        <math:mo math:stretchy="false">∧</math:mo>
        <math:mi>q</math:mi>
      </math:mrow>
      <math:mtext>|</math:mtext>
      <math:mrow>
        <math:mo math:stretchy="false">(</math:mo>
        <math:mrow>
          <math:msup>
            <math:mi>K</math:mi>
            <math:mi math:fontstyle="italic">ed</math:mi>
          </math:msup>
          <math:mo math:stretchy="false">−</math:mo>
          <math:mi>G</math:mi>
        </math:mrow>
        <math:mo math:stretchy="false">)</math:mo>
      </math:mrow>
    </math:mrow>
    <math:annotation math:encoding="StarMath 5.0">pq"|"(K^ed - G) rightarrow p "|" (K^ed - G) and q "|" (K^ed - G)</math:annotation>
  </math:semantics>
</math:math>
</file>